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8468" officeooo:paragraph-rsid="00078468"/>
    </style:style>
    <style:style style:name="P2" style:family="paragraph" style:parent-style-name="Standard">
      <style:text-properties officeooo:rsid="000876a0" officeooo:paragraph-rsid="000876a0"/>
    </style:style>
    <style:style style:name="P3" style:family="paragraph" style:parent-style-name="Standard">
      <style:text-properties officeooo:rsid="000c1a0d" officeooo:paragraph-rsid="000c1a0d"/>
    </style:style>
    <style:style style:name="P4" style:family="paragraph" style:parent-style-name="Standard">
      <style:text-properties officeooo:paragraph-rsid="000c1a0d"/>
    </style:style>
    <style:style style:name="P5" style:family="paragraph" style:parent-style-name="Standard">
      <style:text-properties officeooo:paragraph-rsid="000e1e37"/>
    </style:style>
    <style:style style:name="P6" style:family="paragraph" style:parent-style-name="Standard">
      <style:text-properties officeooo:rsid="00116fc3" officeooo:paragraph-rsid="00116fc3"/>
    </style:style>
    <style:style style:name="P7" style:family="paragraph" style:parent-style-name="Standard">
      <style:text-properties officeooo:rsid="0012c682" officeooo:paragraph-rsid="0012c682"/>
    </style:style>
    <style:style style:name="P8" style:family="paragraph" style:parent-style-name="Standard">
      <style:text-properties officeooo:rsid="00162c7e" officeooo:paragraph-rsid="00162c7e"/>
    </style:style>
    <style:style style:name="P9" style:family="paragraph" style:parent-style-name="Standard">
      <style:text-properties officeooo:rsid="00162c7e" officeooo:paragraph-rsid="0017f664"/>
    </style:style>
    <style:style style:name="P10" style:family="paragraph" style:parent-style-name="Standard">
      <style:text-properties officeooo:rsid="00162c7e" officeooo:paragraph-rsid="0028384a"/>
    </style:style>
    <style:style style:name="P11" style:family="paragraph" style:parent-style-name="Standard">
      <style:text-properties officeooo:rsid="0017f664" officeooo:paragraph-rsid="0017f664"/>
    </style:style>
    <style:style style:name="P12" style:family="paragraph" style:parent-style-name="Standard">
      <style:text-properties officeooo:rsid="001a1c46" officeooo:paragraph-rsid="001a1c46"/>
    </style:style>
    <style:style style:name="P13" style:family="paragraph" style:parent-style-name="Standard">
      <style:text-properties officeooo:rsid="001bac5d" officeooo:paragraph-rsid="001c3d10"/>
    </style:style>
    <style:style style:name="P14" style:family="paragraph" style:parent-style-name="Standard">
      <style:text-properties officeooo:rsid="001bac5d" officeooo:paragraph-rsid="001cdfd4"/>
    </style:style>
    <style:style style:name="P1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88aee1" fo:background-color="#1f1f1f"/>
    </style:style>
    <style:style style:name="P1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8a49c6" fo:background-color="#1f1f1f"/>
    </style:style>
    <style:style style:name="P1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95d106" fo:background-color="#1f1f1f"/>
    </style:style>
    <style:style style:name="P2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bc9b86" fo:background-color="#1f1f1f"/>
    </style:style>
    <style:style style:name="P21" style:family="paragraph" style:parent-style-name="Standard">
      <style:text-properties fo:color="#cccccc" loext:opacity="100%" style:font-name="Droid Sans Mono" fo:font-size="10.5pt" fo:font-weight="normal" officeooo:rsid="001bac5d" officeooo:paragraph-rsid="001cdfd4" fo:background-color="#1f1f1f"/>
    </style:style>
    <style:style style:name="P22" style:family="paragraph" style:parent-style-name="Standard">
      <style:text-properties fo:color="#cccccc" loext:opacity="100%" style:font-name="Droid Sans Mono" fo:font-size="10.5pt" fo:font-weight="normal" officeooo:rsid="00162c7e" officeooo:paragraph-rsid="0017f664" fo:background-color="#1f1f1f"/>
    </style:style>
    <style:style style:name="P2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cdfd4" officeooo:paragraph-rsid="001cdfd4" fo:background-color="#1f1f1f"/>
    </style:style>
    <style:style style:name="P24" style:family="paragraph" style:parent-style-name="Standard">
      <style:text-properties fo:color="#cccccc" loext:opacity="100%" style:font-name="Droid Sans Mono" fo:font-size="10.5pt" fo:font-weight="normal" officeooo:rsid="001cdfd4" officeooo:paragraph-rsid="001cdfd4" fo:background-color="#1f1f1f"/>
    </style:style>
    <style:style style:name="P25" style:family="paragraph" style:parent-style-name="Standard">
      <style:text-properties fo:color="#cccccc" loext:opacity="100%" style:font-name="Droid Sans Mono" fo:font-size="10.5pt" fo:font-weight="normal" officeooo:paragraph-rsid="001c3d10" fo:background-color="#1f1f1f"/>
    </style:style>
    <style:style style:name="P26" style:family="paragraph" style:parent-style-name="Standard">
      <style:text-properties fo:color="#cccccc" loext:opacity="100%" style:font-name="Droid Sans Mono" fo:font-size="10.5pt" fo:font-weight="normal" officeooo:rsid="0021ef50" officeooo:paragraph-rsid="003043ec" fo:background-color="#1f1f1f"/>
    </style:style>
    <style:style style:name="P27" style:family="paragraph" style:parent-style-name="Standard">
      <style:text-properties fo:color="#cccccc" loext:opacity="100%" style:font-name="Droid Sans Mono" fo:font-size="10.5pt" fo:font-weight="normal" officeooo:rsid="0022ac39" officeooo:paragraph-rsid="0022ac39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022ac39" officeooo:paragraph-rsid="0095d106" fo:background-color="#1f1f1f"/>
    </style:style>
    <style:style style:name="P29" style:family="paragraph" style:parent-style-name="Standard">
      <style:text-properties fo:color="#cccccc" loext:opacity="100%" style:font-name="Droid Sans Mono" fo:font-size="10.5pt" fo:font-weight="normal" officeooo:rsid="00240fa9" officeooo:paragraph-rsid="00240fa9" fo:background-color="#1f1f1f"/>
    </style:style>
    <style:style style:name="P30" style:family="paragraph" style:parent-style-name="Standard">
      <style:text-properties fo:color="#cccccc" loext:opacity="100%" style:font-name="Droid Sans Mono" fo:font-size="10.5pt" fo:font-weight="normal" officeooo:rsid="0028384a" officeooo:paragraph-rsid="0028384a" fo:background-color="#1f1f1f"/>
    </style:style>
    <style:style style:name="P3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28384a" officeooo:paragraph-rsid="0028384a" fo:background-color="#1f1f1f"/>
    </style:style>
    <style:style style:name="P32" style:family="paragraph" style:parent-style-name="Standard">
      <style:text-properties fo:color="#cccccc" loext:opacity="100%" style:font-name="Droid Sans Mono" fo:font-size="10.5pt" fo:font-weight="normal" officeooo:paragraph-rsid="0028384a" fo:background-color="#1f1f1f"/>
    </style:style>
    <style:style style:name="P33" style:family="paragraph" style:parent-style-name="Standard">
      <style:text-properties fo:color="#cccccc" loext:opacity="100%" style:font-name="Droid Sans Mono" fo:font-size="10.5pt" fo:font-weight="normal" officeooo:paragraph-rsid="0028384a" fo:background-color="#1f1f1f" style:font-weight-asian="bold" style:font-weight-complex="bold"/>
    </style:style>
    <style:style style:name="P34" style:family="paragraph" style:parent-style-name="Standard">
      <style:text-properties fo:color="#cccccc" loext:opacity="100%" style:font-name="Droid Sans Mono" fo:font-size="10.5pt" fo:font-weight="normal" officeooo:paragraph-rsid="001a1c46" fo:background-color="#1f1f1f"/>
    </style:style>
    <style:style style:name="P35" style:family="paragraph" style:parent-style-name="Standard">
      <style:text-properties fo:color="#cccccc" loext:opacity="100%" style:font-name="Droid Sans Mono" fo:font-size="10.5pt" fo:font-weight="normal" officeooo:rsid="002af05e" officeooo:paragraph-rsid="002af05e" fo:background-color="#1f1f1f"/>
    </style:style>
    <style:style style:name="P36" style:family="paragraph" style:parent-style-name="Standard">
      <style:text-properties fo:color="#cccccc" loext:opacity="100%" style:font-name="Droid Sans Mono" fo:font-size="10.5pt" fo:font-weight="normal" officeooo:rsid="002ba60e" officeooo:paragraph-rsid="002ba60e" fo:background-color="#1f1f1f"/>
    </style:style>
    <style:style style:name="P37" style:family="paragraph" style:parent-style-name="Standard">
      <style:text-properties fo:color="#cccccc" loext:opacity="100%" style:font-name="Droid Sans Mono" fo:font-size="10.5pt" fo:font-weight="normal" officeooo:paragraph-rsid="00217a1e" fo:background-color="#1f1f1f"/>
    </style:style>
    <style:style style:name="P38" style:family="paragraph" style:parent-style-name="Standard">
      <style:text-properties fo:color="#cccccc" loext:opacity="100%" style:font-name="Droid Sans Mono" fo:font-size="10.5pt" fo:font-weight="normal" officeooo:rsid="00217a1e" officeooo:paragraph-rsid="00217a1e" fo:background-color="#1f1f1f"/>
    </style:style>
    <style:style style:name="P39" style:family="paragraph" style:parent-style-name="Standard">
      <style:text-properties fo:color="#cccccc" loext:opacity="100%" style:font-name="Droid Sans Mono" fo:font-size="10.5pt" fo:font-weight="normal" officeooo:rsid="00217a1e" officeooo:paragraph-rsid="0036ccd4" fo:background-color="#1f1f1f"/>
    </style:style>
    <style:style style:name="P40" style:family="paragraph" style:parent-style-name="Standard">
      <style:text-properties fo:color="#cccccc" loext:opacity="100%" style:font-name="Droid Sans Mono" fo:font-size="10.5pt" fo:font-weight="normal" officeooo:rsid="003f016e" officeooo:paragraph-rsid="003f016e" fo:background-color="#1f1f1f"/>
    </style:style>
    <style:style style:name="P41" style:family="paragraph" style:parent-style-name="Standard">
      <style:text-properties fo:color="#cccccc" loext:opacity="100%" style:font-name="Droid Sans Mono" fo:font-size="10.5pt" fo:font-weight="normal" officeooo:rsid="00409518" officeooo:paragraph-rsid="00409518" fo:background-color="#1f1f1f"/>
    </style:style>
    <style:style style:name="P42" style:family="paragraph" style:parent-style-name="Standard">
      <style:text-properties fo:color="#cccccc" loext:opacity="100%" style:font-name="Droid Sans Mono" fo:font-size="10.5pt" fo:font-weight="normal" officeooo:rsid="00430898" officeooo:paragraph-rsid="00430898" fo:background-color="#1f1f1f"/>
    </style:style>
    <style:style style:name="P43" style:family="paragraph" style:parent-style-name="Standard">
      <style:text-properties fo:color="#cccccc" loext:opacity="100%" style:font-name="Droid Sans Mono" fo:font-size="10.5pt" fo:font-weight="normal" officeooo:rsid="0047e2c5" officeooo:paragraph-rsid="0047e2c5" fo:background-color="#1f1f1f"/>
    </style:style>
    <style:style style:name="P44" style:family="paragraph" style:parent-style-name="Standard">
      <style:text-properties fo:color="#cccccc" loext:opacity="100%" style:font-name="Droid Sans Mono" fo:font-size="10.5pt" fo:font-weight="normal" officeooo:rsid="00489a4a" officeooo:paragraph-rsid="00489a4a" fo:background-color="#1f1f1f"/>
    </style:style>
    <style:style style:name="P45" style:family="paragraph" style:parent-style-name="Standard">
      <style:text-properties fo:color="#cccccc" loext:opacity="100%" style:font-name="Droid Sans Mono" fo:font-size="10.5pt" fo:font-weight="normal" officeooo:rsid="0049f1b7" officeooo:paragraph-rsid="004a56cd" fo:background-color="#1f1f1f"/>
    </style:style>
    <style:style style:name="P46" style:family="paragraph" style:parent-style-name="Standard">
      <style:text-properties fo:color="#cccccc" loext:opacity="100%" style:font-name="Droid Sans Mono" fo:font-size="10.5pt" fo:font-weight="normal" officeooo:rsid="004cd76f" officeooo:paragraph-rsid="004cd76f" fo:background-color="#1f1f1f"/>
    </style:style>
    <style:style style:name="P4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4e7906" officeooo:paragraph-rsid="004e7906" fo:background-color="#1f1f1f"/>
    </style:style>
    <style:style style:name="P48" style:family="paragraph" style:parent-style-name="Standard">
      <style:text-properties fo:color="#cccccc" loext:opacity="100%" style:font-name="Droid Sans Mono" fo:font-size="10.5pt" fo:font-weight="normal" officeooo:rsid="004ace89" officeooo:paragraph-rsid="004e7906" fo:background-color="#1f1f1f"/>
    </style:style>
    <style:style style:name="P49" style:family="paragraph" style:parent-style-name="Standard">
      <style:text-properties fo:color="#cccccc" loext:opacity="100%" style:font-name="Droid Sans Mono" fo:font-size="10.5pt" fo:font-weight="normal" officeooo:rsid="00502e5e" officeooo:paragraph-rsid="00502e5e" fo:background-color="#1f1f1f"/>
    </style:style>
    <style:style style:name="P50" style:family="paragraph" style:parent-style-name="Standard">
      <style:text-properties fo:color="#cccccc" loext:opacity="100%" style:font-name="Droid Sans Mono" fo:font-size="10.5pt" fo:font-weight="normal" officeooo:rsid="00525bcb" officeooo:paragraph-rsid="00525bcb" fo:background-color="#1f1f1f"/>
    </style:style>
    <style:style style:name="P51" style:family="paragraph" style:parent-style-name="Standard">
      <style:text-properties fo:color="#cccccc" loext:opacity="100%" style:font-name="Droid Sans Mono" fo:font-size="10.5pt" fo:font-weight="normal" officeooo:rsid="005349f1" officeooo:paragraph-rsid="005349f1" fo:background-color="#1f1f1f"/>
    </style:style>
    <style:style style:name="P52" style:family="paragraph" style:parent-style-name="Standard">
      <style:text-properties fo:color="#cccccc" loext:opacity="100%" style:font-name="Droid Sans Mono" fo:font-size="10.5pt" fo:font-weight="normal" officeooo:rsid="0054937f" officeooo:paragraph-rsid="0054937f" fo:background-color="#1f1f1f"/>
    </style:style>
    <style:style style:name="P53" style:family="paragraph" style:parent-style-name="Standard">
      <style:text-properties fo:color="#cccccc" loext:opacity="100%" style:font-name="Droid Sans Mono" fo:font-size="10.5pt" fo:font-weight="normal" officeooo:rsid="00565fb5" officeooo:paragraph-rsid="00565fb5" fo:background-color="#1f1f1f"/>
    </style:style>
    <style:style style:name="P54" style:family="paragraph" style:parent-style-name="Standard">
      <style:text-properties fo:color="#cccccc" loext:opacity="100%" style:font-name="Droid Sans Mono" fo:font-size="10.5pt" fo:font-weight="normal" officeooo:rsid="0056ef48" officeooo:paragraph-rsid="0056ef48" fo:background-color="#1f1f1f"/>
    </style:style>
    <style:style style:name="P55" style:family="paragraph" style:parent-style-name="Standard">
      <style:text-properties fo:color="#cccccc" loext:opacity="100%" style:font-name="Droid Sans Mono" fo:font-size="10.5pt" fo:font-weight="normal" officeooo:paragraph-rsid="0056ef48" fo:background-color="#1f1f1f"/>
    </style:style>
    <style:style style:name="P56" style:family="paragraph" style:parent-style-name="Standard">
      <style:text-properties fo:color="#cccccc" loext:opacity="100%" style:font-name="Droid Sans Mono" fo:font-size="10.5pt" fo:font-weight="normal" officeooo:rsid="005a2008" officeooo:paragraph-rsid="005a2008" fo:background-color="#1f1f1f"/>
    </style:style>
    <style:style style:name="P57" style:family="paragraph" style:parent-style-name="Standard">
      <style:text-properties fo:color="#cccccc" loext:opacity="100%" style:font-name="Droid Sans Mono" fo:font-size="10.5pt" fo:font-weight="normal" officeooo:rsid="00596ac7" officeooo:paragraph-rsid="00596ac7" fo:background-color="#1f1f1f"/>
    </style:style>
    <style:style style:name="P58" style:family="paragraph" style:parent-style-name="Standard">
      <style:text-properties fo:color="#cccccc" loext:opacity="100%" style:font-name="Droid Sans Mono" fo:font-size="10.5pt" fo:font-weight="normal" officeooo:rsid="005d3252" officeooo:paragraph-rsid="005a2008" fo:background-color="#1f1f1f"/>
    </style:style>
    <style:style style:name="P59" style:family="paragraph" style:parent-style-name="Standard">
      <style:text-properties fo:color="#cccccc" loext:opacity="100%" style:font-name="Droid Sans Mono" fo:font-size="10.5pt" fo:font-weight="normal" officeooo:rsid="005d3252" officeooo:paragraph-rsid="005d3252" fo:background-color="#1f1f1f"/>
    </style:style>
    <style:style style:name="P60" style:family="paragraph" style:parent-style-name="Standard">
      <style:text-properties fo:color="#cccccc" loext:opacity="100%" style:font-name="Droid Sans Mono" fo:font-size="10.5pt" fo:font-weight="normal" officeooo:rsid="00606294" officeooo:paragraph-rsid="00606294" fo:background-color="#1f1f1f"/>
    </style:style>
    <style:style style:name="P61" style:family="paragraph" style:parent-style-name="Standard">
      <style:text-properties fo:color="#cccccc" loext:opacity="100%" style:font-name="Droid Sans Mono" fo:font-size="10.5pt" fo:font-weight="normal" officeooo:rsid="006108a5" officeooo:paragraph-rsid="006108a5" fo:background-color="#1f1f1f"/>
    </style:style>
    <style:style style:name="P62" style:family="paragraph" style:parent-style-name="Standard">
      <style:text-properties fo:color="#cccccc" loext:opacity="100%" style:font-name="Droid Sans Mono" fo:font-size="10.5pt" fo:font-weight="normal" officeooo:rsid="0062a9e8" officeooo:paragraph-rsid="0062a9e8" fo:background-color="#1f1f1f"/>
    </style:style>
    <style:style style:name="P63" style:family="paragraph" style:parent-style-name="Standard">
      <style:text-properties fo:color="#cccccc" loext:opacity="100%" style:font-name="Droid Sans Mono" fo:font-size="10.5pt" fo:font-weight="normal" officeooo:rsid="006483ae" officeooo:paragraph-rsid="006483ae" fo:background-color="#1f1f1f"/>
    </style:style>
    <style:style style:name="P64" style:family="paragraph" style:parent-style-name="Standard">
      <style:text-properties fo:color="#cccccc" loext:opacity="100%" style:font-name="Droid Sans Mono" fo:font-size="10.5pt" fo:font-weight="normal" officeooo:rsid="0066793a" officeooo:paragraph-rsid="0066793a" fo:background-color="#1f1f1f"/>
    </style:style>
    <style:style style:name="P65" style:family="paragraph" style:parent-style-name="Standard">
      <style:text-properties fo:color="#cccccc" loext:opacity="100%" style:font-name="Droid Sans Mono" fo:font-size="10.5pt" fo:font-weight="normal" officeooo:rsid="006865e3" officeooo:paragraph-rsid="006865e3" fo:background-color="#1f1f1f"/>
    </style:style>
    <style:style style:name="P66" style:family="paragraph" style:parent-style-name="Standard">
      <style:text-properties fo:color="#cccccc" loext:opacity="100%" style:font-name="Droid Sans Mono" fo:font-size="10.5pt" fo:font-weight="normal" officeooo:rsid="006a8bb9" officeooo:paragraph-rsid="006a8bb9" fo:background-color="#1f1f1f"/>
    </style:style>
    <style:style style:name="P67" style:family="paragraph" style:parent-style-name="Standard">
      <style:text-properties fo:color="#cccccc" loext:opacity="100%" style:font-name="Droid Sans Mono" fo:font-size="10.5pt" fo:font-weight="normal" officeooo:rsid="006d26b3" officeooo:paragraph-rsid="006d26b3" fo:background-color="#1f1f1f"/>
    </style:style>
    <style:style style:name="P68" style:family="paragraph" style:parent-style-name="Standard">
      <style:text-properties fo:color="#cccccc" loext:opacity="100%" style:font-name="Droid Sans Mono" fo:font-size="10.5pt" fo:font-weight="normal" officeooo:rsid="00709705" officeooo:paragraph-rsid="00709705" fo:background-color="#1f1f1f"/>
    </style:style>
    <style:style style:name="P69" style:family="paragraph" style:parent-style-name="Standard">
      <style:text-properties fo:color="#cccccc" loext:opacity="100%" style:font-name="Droid Sans Mono" fo:font-size="10.5pt" fo:font-weight="normal" officeooo:rsid="00750843" officeooo:paragraph-rsid="00750843" fo:background-color="#1f1f1f"/>
    </style:style>
    <style:style style:name="P70" style:family="paragraph" style:parent-style-name="Standard">
      <style:text-properties fo:color="#cccccc" loext:opacity="100%" style:font-name="Droid Sans Mono" fo:font-size="10.5pt" fo:font-weight="normal" officeooo:rsid="0076c479" officeooo:paragraph-rsid="00783092" fo:background-color="#1f1f1f"/>
    </style:style>
    <style:style style:name="P71" style:family="paragraph" style:parent-style-name="Standard">
      <style:text-properties fo:color="#cccccc" loext:opacity="100%" style:font-name="Droid Sans Mono" fo:font-size="10.5pt" fo:font-weight="normal" officeooo:rsid="00793600" officeooo:paragraph-rsid="00793600" fo:background-color="#1f1f1f"/>
    </style:style>
    <style:style style:name="P72" style:family="paragraph" style:parent-style-name="Standard">
      <style:text-properties fo:color="#cccccc" loext:opacity="100%" style:font-name="Droid Sans Mono" fo:font-size="10.5pt" fo:font-weight="normal" officeooo:rsid="0080c977" officeooo:paragraph-rsid="0080c977" fo:background-color="#1f1f1f"/>
    </style:style>
    <style:style style:name="P73" style:family="paragraph" style:parent-style-name="Standard">
      <style:text-properties fo:color="#cccccc" loext:opacity="100%" style:font-name="Droid Sans Mono" fo:font-size="10.5pt" fo:font-weight="normal" officeooo:rsid="00868584" officeooo:paragraph-rsid="00868584" fo:background-color="#1f1f1f"/>
    </style:style>
    <style:style style:name="P74" style:family="paragraph" style:parent-style-name="Standard">
      <style:text-properties fo:color="#cccccc" loext:opacity="100%" style:font-name="Droid Sans Mono" fo:font-size="10.5pt" fo:font-weight="normal" officeooo:rsid="00879737" officeooo:paragraph-rsid="00879737" fo:background-color="#1f1f1f"/>
    </style:style>
    <style:style style:name="P75" style:family="paragraph" style:parent-style-name="Standard">
      <style:text-properties fo:color="#cccccc" loext:opacity="100%" style:font-name="Droid Sans Mono" fo:font-size="10.5pt" fo:font-weight="normal" officeooo:rsid="008d2670" officeooo:paragraph-rsid="008d2670" fo:background-color="#1f1f1f"/>
    </style:style>
    <style:style style:name="P76" style:family="paragraph" style:parent-style-name="Standard">
      <style:text-properties fo:color="#cccccc" loext:opacity="100%" style:font-name="Droid Sans Mono" fo:font-size="10.5pt" fo:font-weight="normal" officeooo:rsid="007e20d2" officeooo:paragraph-rsid="007e20d2" fo:background-color="#1f1f1f"/>
    </style:style>
    <style:style style:name="P77" style:family="paragraph" style:parent-style-name="Standard">
      <style:text-properties fo:color="#cccccc" loext:opacity="100%" style:font-name="Droid Sans Mono" fo:font-size="10.5pt" fo:font-weight="normal" officeooo:rsid="009f0fb4" officeooo:paragraph-rsid="009f0fb4" fo:background-color="#1f1f1f"/>
    </style:style>
    <style:style style:name="P78" style:family="paragraph" style:parent-style-name="Standard">
      <style:text-properties fo:color="#cccccc" loext:opacity="100%" style:font-name="Droid Sans Mono" fo:font-size="10.5pt" fo:font-weight="normal" officeooo:rsid="009f0fb4" officeooo:paragraph-rsid="00a0d396" fo:background-color="#1f1f1f"/>
    </style:style>
    <style:style style:name="P79" style:family="paragraph" style:parent-style-name="Standard">
      <style:text-properties fo:color="#cccccc" loext:opacity="100%" style:font-name="Droid Sans Mono" fo:font-size="10.5pt" fo:font-weight="normal" officeooo:rsid="0027784a" officeooo:paragraph-rsid="0027784a" fo:background-color="#1f1f1f"/>
    </style:style>
    <style:style style:name="P80" style:family="paragraph" style:parent-style-name="Standard">
      <style:text-properties fo:color="#cccccc" loext:opacity="100%" style:font-name="Droid Sans Mono" fo:font-size="10.5pt" fo:font-weight="normal" officeooo:rsid="00a0d396" officeooo:paragraph-rsid="00a0d396" fo:background-color="#1f1f1f"/>
    </style:style>
    <style:style style:name="P81" style:family="paragraph" style:parent-style-name="Standard">
      <style:text-properties fo:color="#cccccc" loext:opacity="100%" style:font-name="Droid Sans Mono" fo:font-size="10.5pt" fo:font-weight="normal" officeooo:paragraph-rsid="0027784a" fo:background-color="#1f1f1f"/>
    </style:style>
    <style:style style:name="P82" style:family="paragraph" style:parent-style-name="Standard">
      <style:text-properties fo:color="#cccccc" loext:opacity="100%" style:font-name="Droid Sans Mono" fo:font-size="10.5pt" fo:font-weight="normal" officeooo:rsid="00a47064" officeooo:paragraph-rsid="00a47064" fo:background-color="#1f1f1f"/>
    </style:style>
    <style:style style:name="P83" style:family="paragraph" style:parent-style-name="Standard">
      <style:text-properties fo:color="#cccccc" loext:opacity="100%" style:font-name="Droid Sans Mono" fo:font-size="10.5pt" fo:font-weight="normal" officeooo:rsid="00a6236b" officeooo:paragraph-rsid="00a6236b" fo:background-color="#1f1f1f"/>
    </style:style>
    <style:style style:name="P84" style:family="paragraph" style:parent-style-name="Standard">
      <style:text-properties fo:color="#cccccc" loext:opacity="100%" style:font-name="Droid Sans Mono" fo:font-size="10.5pt" fo:font-weight="normal" officeooo:rsid="00a6e084" officeooo:paragraph-rsid="00a6e084" fo:background-color="#1f1f1f"/>
    </style:style>
    <style:style style:name="P85" style:family="paragraph" style:parent-style-name="Standard">
      <style:text-properties fo:color="#cccccc" loext:opacity="100%" style:font-name="Droid Sans Mono" fo:font-size="10.5pt" fo:font-weight="normal" officeooo:rsid="00ad2e52" officeooo:paragraph-rsid="00ad2e52" fo:background-color="#1f1f1f"/>
    </style:style>
    <style:style style:name="P86" style:family="paragraph" style:parent-style-name="Standard">
      <style:text-properties fo:color="#cccccc" loext:opacity="100%" style:font-name="Droid Sans Mono" fo:font-size="10.5pt" fo:font-weight="normal" officeooo:rsid="00afda2f" officeooo:paragraph-rsid="00afda2f" fo:background-color="#1f1f1f"/>
    </style:style>
    <style:style style:name="P87" style:family="paragraph" style:parent-style-name="Standard">
      <style:text-properties fo:color="#cccccc" loext:opacity="100%" style:font-name="Droid Sans Mono" fo:font-size="10.5pt" fo:font-weight="normal" officeooo:rsid="00ba17fe" officeooo:paragraph-rsid="00ba17fe" fo:background-color="#1f1f1f"/>
    </style:style>
    <style:style style:name="P88" style:family="paragraph" style:parent-style-name="Standard">
      <style:text-properties fo:color="#cccccc" loext:opacity="100%" style:font-name="Droid Sans Mono" fo:font-size="10.5pt" fo:font-weight="normal" officeooo:rsid="00baff61" officeooo:paragraph-rsid="00baff61" fo:background-color="#1f1f1f"/>
    </style:style>
    <style:style style:name="P89" style:family="paragraph" style:parent-style-name="Standard">
      <style:text-properties fo:color="#cccccc" loext:opacity="100%" style:font-name="Droid Sans Mono" fo:font-size="10.5pt" fo:font-weight="normal" officeooo:rsid="00bc9b86" officeooo:paragraph-rsid="00bc9b86" fo:background-color="#1f1f1f"/>
    </style:style>
    <style:style style:name="P9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bc9b86" officeooo:paragraph-rsid="00bc9b86" fo:background-color="#1f1f1f"/>
    </style:style>
    <style:style style:name="P91" style:family="paragraph" style:parent-style-name="Standard">
      <style:text-properties fo:color="#cccccc" loext:opacity="100%" style:font-name="Droid Sans Mono" fo:font-size="10.5pt" fo:font-weight="normal" officeooo:rsid="00bcaab5" officeooo:paragraph-rsid="00bcaab5" fo:background-color="#1f1f1f"/>
    </style:style>
    <style:style style:name="P92" style:family="paragraph" style:parent-style-name="Standard">
      <style:text-properties fo:color="#cccccc" loext:opacity="100%" style:font-name="Droid Sans Mono" fo:font-size="10.5pt" fo:font-weight="normal" officeooo:rsid="00bed8bd" officeooo:paragraph-rsid="00bed8bd" fo:background-color="#1f1f1f"/>
    </style:style>
    <style:style style:name="P93" style:family="paragraph" style:parent-style-name="Standard">
      <style:text-properties fo:color="#cccccc" loext:opacity="100%" style:font-name="Droid Sans Mono" fo:font-size="10.5pt" fo:font-weight="normal" officeooo:rsid="00c07c72" officeooo:paragraph-rsid="00c07c72" fo:background-color="#1f1f1f"/>
    </style:style>
    <style:style style:name="P94" style:family="paragraph" style:parent-style-name="Standard">
      <style:text-properties fo:color="#cccccc" loext:opacity="100%" style:font-name="Droid Sans Mono" fo:font-size="10.5pt" fo:font-weight="normal" officeooo:rsid="00c1f779" officeooo:paragraph-rsid="00c1f779" fo:background-color="#1f1f1f"/>
    </style:style>
    <style:style style:name="P95" style:family="paragraph" style:parent-style-name="Standard">
      <style:text-properties fo:color="#cccccc" loext:opacity="100%" style:font-name="Droid Sans Mono" fo:font-size="10.5pt" fo:font-weight="normal" officeooo:rsid="00c4cb0a" officeooo:paragraph-rsid="00c4cb0a" fo:background-color="#1f1f1f"/>
    </style:style>
    <style:style style:name="P96" style:family="paragraph" style:parent-style-name="Standard">
      <style:text-properties fo:color="#cccccc" loext:opacity="100%" style:font-name="Droid Sans Mono" fo:font-size="10.5pt" fo:font-weight="normal" officeooo:rsid="00c7d446" officeooo:paragraph-rsid="00c7d446" fo:background-color="#1f1f1f"/>
    </style:style>
    <style:style style:name="P97" style:family="paragraph" style:parent-style-name="Standard">
      <style:text-properties fo:color="#cccccc" loext:opacity="100%" style:font-name="Droid Sans Mono" fo:font-size="10.5pt" fo:font-weight="normal" officeooo:rsid="00c87e5a" officeooo:paragraph-rsid="00c87e5a" fo:background-color="#1f1f1f"/>
    </style:style>
    <style:style style:name="P98" style:family="paragraph" style:parent-style-name="Standard">
      <style:text-properties fo:color="#cccccc" loext:opacity="100%" style:font-name="Droid Sans Mono" fo:font-size="10.5pt" fo:font-weight="normal" officeooo:rsid="00cd692d" officeooo:paragraph-rsid="00cd692d" fo:background-color="#1f1f1f"/>
    </style:style>
    <style:style style:name="P99" style:family="paragraph" style:parent-style-name="Standard">
      <style:text-properties fo:color="#cccccc" loext:opacity="100%" style:font-name="Droid Sans Mono" fo:font-size="10.5pt" fo:font-weight="normal" officeooo:rsid="00ceb20b" officeooo:paragraph-rsid="00ceb20b" fo:background-color="#1f1f1f"/>
    </style:style>
    <style:style style:name="P100" style:family="paragraph" style:parent-style-name="Standard">
      <style:text-properties fo:color="#cccccc" loext:opacity="100%" style:font-name="Droid Sans Mono" fo:font-size="10.5pt" fo:font-weight="normal" officeooo:rsid="00d1a1a7" officeooo:paragraph-rsid="00d1a1a7" fo:background-color="#1f1f1f"/>
    </style:style>
    <style:style style:name="P101" style:family="paragraph" style:parent-style-name="Standard">
      <style:text-properties fo:color="#cccccc" loext:opacity="100%" style:font-name="Droid Sans Mono" fo:font-size="10.5pt" fo:font-weight="normal" officeooo:rsid="00d3912d" officeooo:paragraph-rsid="00d3912d" fo:background-color="#1f1f1f"/>
    </style:style>
    <style:style style:name="P102" style:family="paragraph" style:parent-style-name="Standard">
      <style:text-properties fo:color="#cccccc" loext:opacity="100%" style:font-name="Droid Sans Mono" fo:font-size="10.5pt" fo:font-weight="normal" officeooo:rsid="00d9d256" officeooo:paragraph-rsid="00d9d256" fo:background-color="#1f1f1f"/>
    </style:style>
    <style:style style:name="P103" style:family="paragraph" style:parent-style-name="Standard">
      <style:text-properties fo:color="#cccccc" loext:opacity="100%" style:font-name="Droid Sans Mono" fo:font-size="10.5pt" fo:font-weight="normal" officeooo:rsid="00dcc223" officeooo:paragraph-rsid="00dcc223" fo:background-color="#1f1f1f"/>
    </style:style>
    <style:style style:name="P104" style:family="paragraph" style:parent-style-name="Standard">
      <style:text-properties fo:color="#cccccc" loext:opacity="100%" style:font-name="Droid Sans Mono" fo:font-size="10.5pt" fo:font-weight="normal" officeooo:rsid="00f13de3" officeooo:paragraph-rsid="00f13de3" fo:background-color="#1f1f1f"/>
    </style:style>
    <style:style style:name="P105" style:family="paragraph" style:parent-style-name="Standard">
      <style:text-properties fo:color="#cccccc" loext:opacity="100%" style:font-name="Droid Sans Mono" fo:font-size="10.5pt" fo:font-weight="normal" officeooo:rsid="00f2fdaa" officeooo:paragraph-rsid="00f2fdaa" fo:background-color="#1f1f1f"/>
    </style:style>
    <style:style style:name="P106" style:family="paragraph" style:parent-style-name="Standard">
      <style:text-properties fo:color="#cccccc" loext:opacity="100%" style:font-name="Droid Sans Mono" fo:font-size="10.5pt" fo:font-weight="normal" officeooo:rsid="00f566c8" officeooo:paragraph-rsid="00f566c8" fo:background-color="#1f1f1f"/>
    </style:style>
    <style:style style:name="P107" style:family="paragraph" style:parent-style-name="Standard">
      <style:text-properties fo:color="#cccccc" loext:opacity="100%" style:font-name="Droid Sans Mono" fo:font-size="10.5pt" fo:font-weight="normal" officeooo:rsid="00f91a2a" officeooo:paragraph-rsid="00f91a2a" fo:background-color="#1f1f1f"/>
    </style:style>
    <style:style style:name="P108" style:family="paragraph" style:parent-style-name="Standard">
      <style:text-properties fo:color="#cccccc" loext:opacity="100%" style:font-name="Droid Sans Mono" fo:font-size="10.5pt" fo:font-weight="normal" officeooo:rsid="00fbbaaa" officeooo:paragraph-rsid="00fbbaaa" fo:background-color="#1f1f1f"/>
    </style:style>
    <style:style style:name="P109" style:family="paragraph" style:parent-style-name="Standard">
      <style:text-properties fo:color="#cccccc" loext:opacity="100%" style:font-name="Droid Sans Mono" fo:font-size="10.5pt" fo:font-weight="normal" officeooo:rsid="00fcc99f" officeooo:paragraph-rsid="00fcc99f" fo:background-color="#1f1f1f"/>
    </style:style>
    <style:style style:name="P110" style:family="paragraph" style:parent-style-name="Standard">
      <style:text-properties fo:color="#cccccc" loext:opacity="100%" style:font-name="Droid Sans Mono" fo:font-size="10.5pt" fo:font-weight="normal" officeooo:rsid="01009ef8" officeooo:paragraph-rsid="01009ef8" fo:background-color="#1f1f1f"/>
    </style:style>
    <style:style style:name="P111" style:family="paragraph" style:parent-style-name="Standard">
      <style:text-properties fo:color="#cccccc" loext:opacity="100%" style:font-name="Droid Sans Mono" fo:font-size="10.5pt" fo:font-weight="normal" officeooo:rsid="0106dadd" officeooo:paragraph-rsid="0106dadd" fo:background-color="#1f1f1f"/>
    </style:style>
    <style:style style:name="P112" style:family="paragraph" style:parent-style-name="Standard">
      <style:text-properties fo:color="#cccccc" loext:opacity="100%" style:font-name="Droid Sans Mono" fo:font-size="10.5pt" fo:font-weight="normal" officeooo:rsid="01093792" officeooo:paragraph-rsid="01093792" fo:background-color="#1f1f1f"/>
    </style:style>
    <style:style style:name="P113" style:family="paragraph" style:parent-style-name="Standard">
      <style:text-properties fo:color="#cccccc" loext:opacity="100%" style:font-name="Droid Sans Mono" fo:font-size="10.5pt" fo:font-weight="normal" officeooo:rsid="010aed47" officeooo:paragraph-rsid="010aed47" fo:background-color="#1f1f1f"/>
    </style:style>
    <style:style style:name="P114" style:family="paragraph" style:parent-style-name="Standard">
      <style:text-properties fo:color="#cccccc" loext:opacity="100%" style:font-name="Droid Sans Mono" fo:font-size="10.5pt" fo:font-weight="normal" officeooo:rsid="010f54cb" officeooo:paragraph-rsid="010f54cb" fo:background-color="#1f1f1f"/>
    </style:style>
    <style:style style:name="P115" style:family="paragraph" style:parent-style-name="Standard">
      <style:text-properties fo:color="#cccccc" loext:opacity="100%" style:font-name="Droid Sans Mono" fo:font-size="10.5pt" fo:font-weight="normal" officeooo:rsid="01113442" officeooo:paragraph-rsid="01113442" fo:background-color="#1f1f1f"/>
    </style:style>
    <style:style style:name="P116" style:family="paragraph" style:parent-style-name="Standard">
      <style:text-properties fo:color="#cccccc" loext:opacity="100%" style:font-name="Droid Sans Mono" fo:font-size="10.5pt" fo:font-weight="normal" officeooo:rsid="0111ffa4" officeooo:paragraph-rsid="0111ffa4" fo:background-color="#1f1f1f"/>
    </style:style>
    <style:style style:name="P117" style:family="paragraph" style:parent-style-name="Standard">
      <style:text-properties fo:color="#cccccc" loext:opacity="100%" style:font-name="Droid Sans Mono" fo:font-size="10.5pt" fo:font-weight="normal" officeooo:rsid="01159fa9" officeooo:paragraph-rsid="01159fa9" fo:background-color="#1f1f1f"/>
    </style:style>
    <style:style style:name="P118" style:family="paragraph" style:parent-style-name="Standard">
      <style:text-properties fo:color="#cccccc" loext:opacity="100%" style:font-name="Droid Sans Mono" fo:font-size="10.5pt" fo:font-weight="normal" officeooo:rsid="01165c09" officeooo:paragraph-rsid="01165c09" fo:background-color="#1f1f1f"/>
    </style:style>
    <style:style style:name="P119" style:family="paragraph" style:parent-style-name="Standard">
      <style:text-properties fo:color="#cccccc" loext:opacity="100%" style:font-name="Droid Sans Mono" fo:font-size="10.5pt" fo:font-weight="normal" officeooo:rsid="011cec5d" officeooo:paragraph-rsid="011cec5d" fo:background-color="#1f1f1f"/>
    </style:style>
    <style:style style:name="P120" style:family="paragraph" style:parent-style-name="Standard">
      <style:text-properties fo:color="#cccccc" loext:opacity="100%" style:font-name="Droid Sans Mono" fo:font-size="10.5pt" fo:font-weight="normal" officeooo:rsid="011e8115" officeooo:paragraph-rsid="011e8115" fo:background-color="#1f1f1f"/>
    </style:style>
    <style:style style:name="P121" style:family="paragraph" style:parent-style-name="Standard">
      <style:text-properties fo:color="#cccccc" loext:opacity="100%" style:font-name="Droid Sans Mono" fo:font-size="10.5pt" fo:font-weight="normal" officeooo:rsid="011f3af1" officeooo:paragraph-rsid="011fb83c" fo:background-color="#1f1f1f"/>
    </style:style>
    <style:style style:name="P122" style:family="paragraph" style:parent-style-name="Standard">
      <style:text-properties fo:color="#cccccc" loext:opacity="100%" style:font-name="Droid Sans Mono" fo:font-size="10.5pt" fo:font-weight="normal" officeooo:rsid="012308e9" officeooo:paragraph-rsid="012308e9" fo:background-color="#1f1f1f"/>
    </style:style>
    <style:style style:name="P123" style:family="paragraph" style:parent-style-name="Standard">
      <style:text-properties fo:color="#cccccc" loext:opacity="100%" style:font-name="Droid Sans Mono" fo:font-size="10.5pt" fo:font-weight="normal" officeooo:rsid="0125848e" officeooo:paragraph-rsid="0125848e" fo:background-color="#1f1f1f"/>
    </style:style>
    <style:style style:name="P124" style:family="paragraph" style:parent-style-name="Standard">
      <style:text-properties fo:color="#cccccc" loext:opacity="100%" style:font-name="Droid Sans Mono" fo:font-size="10.5pt" fo:font-weight="normal" officeooo:rsid="01283301" officeooo:paragraph-rsid="01283301" fo:background-color="#1f1f1f"/>
    </style:style>
    <style:style style:name="P125" style:family="paragraph" style:parent-style-name="Standard">
      <style:text-properties fo:color="#cccccc" loext:opacity="100%" style:font-name="Droid Sans Mono" fo:font-size="10.5pt" fo:font-weight="normal" officeooo:rsid="012a4f23" officeooo:paragraph-rsid="012a4f23" fo:background-color="#1f1f1f"/>
    </style:style>
    <style:style style:name="P126" style:family="paragraph" style:parent-style-name="Standard">
      <style:text-properties fo:color="#cccccc" loext:opacity="100%" style:font-name="Droid Sans Mono" fo:font-size="10.5pt" fo:font-weight="normal" officeooo:rsid="012ca758" officeooo:paragraph-rsid="012ced0e" fo:background-color="#1f1f1f"/>
    </style:style>
    <style:style style:name="P127" style:family="paragraph" style:parent-style-name="Standard">
      <style:text-properties fo:color="#cccccc" loext:opacity="100%" style:font-name="Droid Sans Mono" fo:font-size="10.5pt" fo:font-weight="normal" officeooo:rsid="012ca758" officeooo:paragraph-rsid="012ef649" fo:background-color="#1f1f1f"/>
    </style:style>
    <style:style style:name="P128" style:family="paragraph" style:parent-style-name="Standard">
      <style:text-properties fo:color="#cccccc" loext:opacity="100%" style:font-name="Droid Sans Mono" fo:font-size="10.5pt" fo:font-weight="normal" officeooo:rsid="012ca758" officeooo:paragraph-rsid="012f2c5e" fo:background-color="#1f1f1f"/>
    </style:style>
    <style:style style:name="P129" style:family="paragraph" style:parent-style-name="Standard">
      <style:text-properties fo:color="#cccccc" loext:opacity="100%" style:font-name="Droid Sans Mono" fo:font-size="10.5pt" fo:font-weight="normal" officeooo:rsid="012ca758" officeooo:paragraph-rsid="0130eac0" fo:background-color="#1f1f1f"/>
    </style:style>
    <style:style style:name="P130" style:family="paragraph" style:parent-style-name="Standard">
      <style:text-properties fo:color="#cccccc" loext:opacity="100%" style:font-name="Droid Sans Mono" fo:font-size="10.5pt" fo:font-weight="normal" officeooo:rsid="012ca758" officeooo:paragraph-rsid="0132000a" fo:background-color="#1f1f1f"/>
    </style:style>
    <style:style style:name="P131" style:family="paragraph" style:parent-style-name="Standard">
      <style:text-properties fo:color="#cccccc" loext:opacity="100%" style:font-name="Droid Sans Mono" fo:font-size="10.5pt" fo:font-weight="normal" officeooo:rsid="012ca758" officeooo:paragraph-rsid="01321ea6" fo:background-color="#1f1f1f"/>
    </style:style>
    <style:style style:name="P132" style:family="paragraph" style:parent-style-name="Standard">
      <style:text-properties fo:color="#cccccc" loext:opacity="100%" style:font-name="Droid Sans Mono" fo:font-size="10.5pt" fo:font-weight="normal" officeooo:rsid="012ca758" officeooo:paragraph-rsid="01352d06" fo:background-color="#1f1f1f"/>
    </style:style>
    <style:style style:name="P133" style:family="paragraph" style:parent-style-name="Standard">
      <style:text-properties fo:color="#cccccc" loext:opacity="100%" style:font-name="Droid Sans Mono" fo:font-size="10.5pt" fo:font-weight="normal" officeooo:rsid="012e83e2" officeooo:paragraph-rsid="012e83e2" fo:background-color="#1f1f1f"/>
    </style:style>
    <style:style style:name="P134" style:family="paragraph" style:parent-style-name="Standard">
      <style:text-properties fo:color="#cccccc" loext:opacity="100%" style:font-name="Droid Sans Mono" fo:font-size="10.5pt" fo:font-weight="normal" officeooo:rsid="01383a0d" officeooo:paragraph-rsid="01383a0d" fo:background-color="#1f1f1f"/>
    </style:style>
    <style:style style:name="P135" style:family="paragraph" style:parent-style-name="Standard">
      <style:text-properties fo:color="#cccccc" loext:opacity="100%" style:font-name="Droid Sans Mono" fo:font-size="10.5pt" fo:font-weight="normal" officeooo:rsid="0139d110" officeooo:paragraph-rsid="0139d110" fo:background-color="#1f1f1f"/>
    </style:style>
    <style:style style:name="P136" style:family="paragraph" style:parent-style-name="Standard">
      <style:text-properties fo:color="#cccccc" loext:opacity="100%" style:font-name="Droid Sans Mono" fo:font-size="10.5pt" fo:font-weight="normal" officeooo:rsid="013ba824" officeooo:paragraph-rsid="013ba824" fo:background-color="#1f1f1f"/>
    </style:style>
    <style:style style:name="P137" style:family="paragraph" style:parent-style-name="Standard">
      <style:text-properties fo:color="#cccccc" loext:opacity="100%" style:font-name="Droid Sans Mono" fo:font-size="10.5pt" fo:font-weight="normal" officeooo:rsid="013e5df8" officeooo:paragraph-rsid="013e5df8" fo:background-color="#1f1f1f"/>
    </style:style>
    <style:style style:name="P138" style:family="paragraph" style:parent-style-name="Standard">
      <style:text-properties fo:color="#cccccc" loext:opacity="100%" style:font-name="Droid Sans Mono" fo:font-size="10.5pt" fo:font-weight="normal" officeooo:rsid="01451bc2" officeooo:paragraph-rsid="01451bc2" fo:background-color="#1f1f1f"/>
    </style:style>
    <style:style style:name="P139" style:family="paragraph" style:parent-style-name="Standard">
      <style:text-properties fo:color="#cccccc" loext:opacity="100%" style:font-name="Droid Sans Mono" fo:font-size="10.5pt" fo:font-weight="normal" officeooo:rsid="01477a52" officeooo:paragraph-rsid="01477a52" fo:background-color="#1f1f1f"/>
    </style:style>
    <style:style style:name="P140" style:family="paragraph" style:parent-style-name="Standard">
      <style:text-properties fo:color="#cccccc" loext:opacity="100%" style:font-name="Droid Sans Mono" fo:font-size="10.5pt" fo:font-weight="normal" officeooo:rsid="0147f28c" officeooo:paragraph-rsid="0147f28c" fo:background-color="#1f1f1f"/>
    </style:style>
    <style:style style:name="P141" style:family="paragraph" style:parent-style-name="Standard">
      <style:text-properties fo:color="#cccccc" loext:opacity="100%" style:font-name="Droid Sans Mono" fo:font-size="10.5pt" fo:font-weight="normal" officeooo:rsid="014a86fb" officeooo:paragraph-rsid="014a86fb" fo:background-color="#1f1f1f"/>
    </style:style>
    <style:style style:name="P142" style:family="paragraph" style:parent-style-name="Standard">
      <style:text-properties fo:color="#cccccc" loext:opacity="100%" style:font-name="Droid Sans Mono" fo:font-size="10.5pt" fo:font-weight="normal" officeooo:rsid="014bca74" officeooo:paragraph-rsid="014bca74" fo:background-color="#1f1f1f"/>
    </style:style>
    <style:style style:name="P143" style:family="paragraph" style:parent-style-name="Standard">
      <style:text-properties fo:color="#cccccc" loext:opacity="100%" style:font-name="Droid Sans Mono" fo:font-size="10.5pt" fo:font-weight="normal" officeooo:rsid="0151df51" officeooo:paragraph-rsid="0151df51" fo:background-color="#1f1f1f"/>
    </style:style>
    <style:style style:name="P144" style:family="paragraph" style:parent-style-name="Standard">
      <style:text-properties fo:color="#cccccc" loext:opacity="100%" style:font-name="Droid Sans Mono" fo:font-size="10.5pt" fo:font-weight="normal" officeooo:rsid="0153469e" officeooo:paragraph-rsid="0153469e" fo:background-color="#1f1f1f"/>
    </style:style>
    <style:style style:name="P145" style:family="paragraph" style:parent-style-name="Standard">
      <style:text-properties fo:color="#cccccc" loext:opacity="100%" style:font-name="Droid Sans Mono" fo:font-size="10.5pt" fo:font-weight="bold" officeooo:paragraph-rsid="0028384a" fo:background-color="#1f1f1f" style:font-weight-asian="bold" style:font-weight-complex="bold"/>
    </style:style>
    <style:style style:name="P146" style:family="paragraph" style:parent-style-name="Standard">
      <style:text-properties fo:color="#cccccc" loext:opacity="100%" style:font-name="Droid Sans Mono" fo:font-size="10.5pt" style:text-underline-style="solid" style:text-underline-type="double" style:text-underline-width="auto" style:text-underline-color="font-color" fo:font-weight="normal" officeooo:rsid="00e11fba" officeooo:paragraph-rsid="00e11fba" fo:background-color="#1f1f1f"/>
    </style:style>
    <style:style style:name="P147" style:family="paragraph" style:parent-style-name="Standard">
      <style:text-properties fo:color="#cccccc" loext:opacity="100%" style:font-name="Droid Sans Mono" fo:font-size="10.5pt" style:text-underline-style="none" fo:font-weight="normal" officeooo:rsid="00e316a3" officeooo:paragraph-rsid="00e316a3" fo:background-color="#1f1f1f"/>
    </style:style>
    <style:style style:name="P148" style:family="paragraph" style:parent-style-name="Standard">
      <style:text-properties fo:color="#cccccc" loext:opacity="100%" style:font-name="Droid Sans Mono" fo:font-size="10.5pt" style:text-underline-style="none" fo:font-weight="normal" officeooo:rsid="00eb7374" officeooo:paragraph-rsid="00eb7374" fo:background-color="#1f1f1f"/>
    </style:style>
    <style:style style:name="P149" style:family="paragraph" style:parent-style-name="Standard">
      <style:text-properties fo:color="#cccccc" loext:opacity="100%" style:font-name="Droid Sans Mono" fo:font-size="10.5pt" style:text-underline-style="none" fo:font-weight="normal" officeooo:rsid="00ec0611" officeooo:paragraph-rsid="00ec0611" fo:background-color="#1f1f1f"/>
    </style:style>
    <style:style style:name="P150" style:family="paragraph" style:parent-style-name="Standard">
      <style:text-properties fo:color="#cccccc" loext:opacity="100%" style:font-name="Droid Sans Mono" fo:font-size="10.5pt" style:text-underline-style="none" fo:font-weight="normal" officeooo:rsid="00f04153" officeooo:paragraph-rsid="00f04153" fo:background-color="#1f1f1f"/>
    </style:style>
    <style:style style:name="P151" style:family="paragraph" style:parent-style-name="Standard">
      <style:text-properties fo:color="#cccccc" loext:opacity="100%" style:font-name="Droid Sans Mono" fo:font-size="10.5pt" style:text-underline-style="none" fo:font-weight="normal" officeooo:rsid="01126302" officeooo:paragraph-rsid="01126302" fo:background-color="#1f1f1f"/>
    </style:style>
    <style:style style:name="P152" style:family="paragraph" style:parent-style-name="Standard">
      <style:paragraph-properties style:line-height-at-least="0.503cm"/>
    </style:style>
    <style:style style:name="P153" style:family="paragraph" style:parent-style-name="Standard">
      <style:paragraph-properties fo:margin-top="0cm" fo:margin-bottom="0.499cm" style:contextual-spacing="false" style:line-height-at-least="0.503cm"/>
    </style:style>
    <style:style style:name="P154" style:family="paragraph" style:parent-style-name="Standard">
      <style:paragraph-properties style:line-height-at-least="0.503cm"/>
      <style:text-properties officeooo:paragraph-rsid="0095d106"/>
    </style:style>
    <style:style style:name="P155" style:family="paragraph" style:parent-style-name="Standard">
      <style:text-properties officeooo:paragraph-rsid="001a1c46"/>
    </style:style>
    <style:style style:name="P156" style:family="paragraph" style:parent-style-name="Standard">
      <style:text-properties officeooo:paragraph-rsid="00162c7e"/>
    </style:style>
    <style:style style:name="P157" style:family="paragraph" style:parent-style-name="Standard">
      <style:text-properties officeooo:rsid="001cdfd4" officeooo:paragraph-rsid="001cdfd4"/>
    </style:style>
    <style:style style:name="P158" style:family="paragraph" style:parent-style-name="Standard">
      <style:text-properties officeooo:rsid="001ec409" officeooo:paragraph-rsid="001ec409"/>
    </style:style>
    <style:style style:name="P159" style:family="paragraph" style:parent-style-name="Standard">
      <style:text-properties officeooo:rsid="001f6940" officeooo:paragraph-rsid="001f6940"/>
    </style:style>
    <style:style style:name="P160" style:family="paragraph" style:parent-style-name="Standard">
      <style:text-properties fo:color="#808080" loext:opacity="100%" style:font-name="Droid Sans Mono" fo:font-size="10.5pt" fo:font-weight="normal" officeooo:paragraph-rsid="001c3d10" fo:background-color="#1f1f1f"/>
    </style:style>
    <style:style style:name="P161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f1f1f"/>
    </style:style>
    <style:style style:name="P162" style:family="paragraph" style:parent-style-name="Standard">
      <style:text-properties officeooo:rsid="002104c6" officeooo:paragraph-rsid="002104c6"/>
    </style:style>
    <style:style style:name="P163" style:family="paragraph" style:parent-style-name="Standard">
      <style:text-properties officeooo:rsid="00217a1e" officeooo:paragraph-rsid="00217a1e"/>
    </style:style>
    <style:style style:name="P164" style:family="paragraph" style:parent-style-name="Standard">
      <style:text-properties officeooo:rsid="00217a1e" officeooo:paragraph-rsid="0028384a"/>
    </style:style>
    <style:style style:name="P165" style:family="paragraph" style:parent-style-name="Standard">
      <style:text-properties officeooo:rsid="00217a1e" officeooo:paragraph-rsid="0036ccd4"/>
    </style:style>
    <style:style style:name="P166" style:family="paragraph" style:parent-style-name="Standard">
      <style:text-properties officeooo:rsid="00217a1e" officeooo:paragraph-rsid="003886d9"/>
    </style:style>
    <style:style style:name="P167" style:family="paragraph" style:parent-style-name="Standard">
      <style:text-properties officeooo:rsid="0021ef50" officeooo:paragraph-rsid="0021ef50"/>
    </style:style>
    <style:style style:name="P168" style:family="paragraph" style:parent-style-name="Standard">
      <style:text-properties officeooo:rsid="0021ef50" officeooo:paragraph-rsid="0022ac39"/>
    </style:style>
    <style:style style:name="P169" style:family="paragraph" style:parent-style-name="Standard">
      <style:text-properties officeooo:rsid="0021ef50" officeooo:paragraph-rsid="003043ec"/>
    </style:style>
    <style:style style:name="P170" style:family="paragraph" style:parent-style-name="Standard">
      <style:text-properties officeooo:rsid="0021ef50" officeooo:paragraph-rsid="0030f43b"/>
    </style:style>
    <style:style style:name="P171" style:family="paragraph" style:parent-style-name="Standard">
      <style:text-properties fo:color="#d4d4d4" loext:opacity="100%" style:font-name="Droid Sans Mono" fo:font-size="10.5pt" fo:font-weight="normal" officeooo:paragraph-rsid="0021ef50" fo:background-color="#1f1f1f"/>
    </style:style>
    <style:style style:name="P17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73" style:family="paragraph" style:parent-style-name="Standard">
      <style:text-properties officeooo:rsid="0022ac39" officeooo:paragraph-rsid="0022ac39"/>
    </style:style>
    <style:style style:name="P174" style:family="paragraph" style:parent-style-name="Standard">
      <style:text-properties officeooo:rsid="0022ac39" officeooo:paragraph-rsid="0095d106"/>
    </style:style>
    <style:style style:name="P175" style:family="paragraph" style:parent-style-name="Standard">
      <style:text-properties officeooo:rsid="0022ac39" officeooo:paragraph-rsid="009787d8"/>
    </style:style>
    <style:style style:name="P176" style:family="paragraph" style:parent-style-name="Standard">
      <style:text-properties officeooo:rsid="00240fa9" officeooo:paragraph-rsid="00240fa9"/>
    </style:style>
    <style:style style:name="P17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78" style:family="paragraph" style:parent-style-name="Standard">
      <style:text-properties fo:color="#6a9955" loext:opacity="100%" style:font-name="Droid Sans Mono" fo:font-size="10.5pt" fo:font-weight="normal" officeooo:paragraph-rsid="0028384a" fo:background-color="#1f1f1f"/>
    </style:style>
    <style:style style:name="P179" style:family="paragraph" style:parent-style-name="Standard">
      <style:text-properties fo:color="#6a9955" loext:opacity="100%" style:font-name="Droid Sans Mono" fo:font-size="10.5pt" fo:font-weight="normal" officeooo:paragraph-rsid="0028384a" fo:background-color="#1f1f1f" style:font-weight-asian="bold" style:font-weight-complex="bold"/>
    </style:style>
    <style:style style:name="P180" style:family="paragraph" style:parent-style-name="Standard">
      <style:text-properties fo:color="#6a9955" loext:opacity="100%" style:font-name="Droid Sans Mono" fo:font-size="10.5pt" fo:font-weight="normal" officeooo:rsid="00217a1e" officeooo:paragraph-rsid="00217a1e" fo:background-color="#1f1f1f"/>
    </style:style>
    <style:style style:name="P181" style:family="paragraph" style:parent-style-name="Standard">
      <style:text-properties fo:color="#6a9955" loext:opacity="100%" style:font-name="Droid Sans Mono" fo:font-size="10.5pt" fo:font-weight="normal" officeooo:rsid="00217a1e" officeooo:paragraph-rsid="0036ccd4" fo:background-color="#1f1f1f"/>
    </style:style>
    <style:style style:name="P182" style:family="paragraph" style:parent-style-name="Standard">
      <style:text-properties fo:color="#6a9955" loext:opacity="100%" style:font-name="Droid Sans Mono" fo:font-size="10.5pt" fo:font-weight="normal" officeooo:paragraph-rsid="00217a1e" fo:background-color="#1f1f1f"/>
    </style:style>
    <style:style style:name="P183" style:family="paragraph" style:parent-style-name="Standard">
      <style:text-properties fo:color="#6a9955" loext:opacity="100%" style:font-name="Droid Sans Mono" fo:font-size="10.5pt" fo:font-weight="normal" officeooo:rsid="0047e2c5" officeooo:paragraph-rsid="0047e2c5" fo:background-color="#1f1f1f"/>
    </style:style>
    <style:style style:name="P184" style:family="paragraph" style:parent-style-name="Standard">
      <style:text-properties fo:color="#6a9955" loext:opacity="100%" style:font-name="Droid Sans Mono" fo:font-size="10.5pt" fo:font-weight="normal" officeooo:rsid="0054937f" officeooo:paragraph-rsid="0054937f" fo:background-color="#1f1f1f"/>
    </style:style>
    <style:style style:name="P185" style:family="paragraph" style:parent-style-name="Standard">
      <style:text-properties fo:color="#6a9955" loext:opacity="100%" style:font-name="Droid Sans Mono" fo:font-size="10.5pt" fo:font-weight="normal" officeooo:rsid="00b1b478" officeooo:paragraph-rsid="00b1b478" fo:background-color="#1f1f1f"/>
    </style:style>
    <style:style style:name="P186" style:family="paragraph" style:parent-style-name="Standard">
      <style:text-properties officeooo:rsid="0028384a" officeooo:paragraph-rsid="0028384a"/>
    </style:style>
    <style:style style:name="P187" style:family="paragraph" style:parent-style-name="Standard">
      <style:text-properties officeooo:rsid="002af05e" officeooo:paragraph-rsid="002af05e"/>
    </style:style>
    <style:style style:name="P188" style:family="paragraph" style:parent-style-name="Standard">
      <style:text-properties officeooo:rsid="002ba60e" officeooo:paragraph-rsid="002ba60e"/>
    </style:style>
    <style:style style:name="P189" style:family="paragraph" style:parent-style-name="Standard">
      <style:text-properties fo:color="#ce9178" loext:opacity="100%" style:font-name="Droid Sans Mono" fo:font-size="10.5pt" fo:font-weight="normal" officeooo:rsid="00217a1e" officeooo:paragraph-rsid="00217a1e" fo:background-color="#1f1f1f"/>
    </style:style>
    <style:style style:name="P190" style:family="paragraph" style:parent-style-name="Standard">
      <style:text-properties fo:color="#ce9178" loext:opacity="100%" style:font-name="Droid Sans Mono" fo:font-size="10.5pt" fo:font-weight="normal" officeooo:rsid="0106dadd" officeooo:paragraph-rsid="0106dadd" fo:background-color="#1f1f1f"/>
    </style:style>
    <style:style style:name="P191" style:family="paragraph" style:parent-style-name="Standard">
      <style:text-properties fo:color="#ce9178" loext:opacity="100%" style:font-name="Droid Sans Mono" fo:font-size="10.5pt" fo:font-weight="normal" officeooo:rsid="0141b8f1" officeooo:paragraph-rsid="0141b8f1" fo:background-color="#1f1f1f"/>
    </style:style>
    <style:style style:name="P192" style:family="paragraph" style:parent-style-name="Standard">
      <style:text-properties officeooo:rsid="003e5020" officeooo:paragraph-rsid="003e5020"/>
    </style:style>
    <style:style style:name="P193" style:family="paragraph" style:parent-style-name="Standard">
      <style:text-properties officeooo:rsid="003e704a" officeooo:paragraph-rsid="003e704a"/>
    </style:style>
    <style:style style:name="P194" style:family="paragraph" style:parent-style-name="Standard">
      <style:text-properties officeooo:rsid="003f016e" officeooo:paragraph-rsid="003f016e"/>
    </style:style>
    <style:style style:name="P195" style:family="paragraph" style:parent-style-name="Standard">
      <style:text-properties officeooo:rsid="00409518" officeooo:paragraph-rsid="00409518"/>
    </style:style>
    <style:style style:name="P196" style:family="paragraph" style:parent-style-name="Standard">
      <style:text-properties officeooo:rsid="00430898" officeooo:paragraph-rsid="00430898"/>
    </style:style>
    <style:style style:name="P197" style:family="paragraph" style:parent-style-name="Standard">
      <style:text-properties officeooo:rsid="004554c3" officeooo:paragraph-rsid="004554c3"/>
    </style:style>
    <style:style style:name="P198" style:family="paragraph" style:parent-style-name="Standard">
      <style:text-properties officeooo:rsid="0047e2c5" officeooo:paragraph-rsid="0047e2c5"/>
    </style:style>
    <style:style style:name="P199" style:family="paragraph" style:parent-style-name="Standard">
      <style:text-properties officeooo:rsid="0047e2c5" officeooo:paragraph-rsid="00489a4a"/>
    </style:style>
    <style:style style:name="P200" style:family="paragraph" style:parent-style-name="Standard">
      <style:text-properties officeooo:rsid="00489a4a" officeooo:paragraph-rsid="00489a4a"/>
    </style:style>
    <style:style style:name="P201" style:family="paragraph" style:parent-style-name="Standard">
      <style:text-properties officeooo:rsid="0049dcc9" officeooo:paragraph-rsid="0049dcc9"/>
    </style:style>
    <style:style style:name="P202" style:family="paragraph" style:parent-style-name="Standard">
      <style:text-properties officeooo:rsid="0049f1b7" officeooo:paragraph-rsid="0049f1b7"/>
    </style:style>
    <style:style style:name="P203" style:family="paragraph" style:parent-style-name="Standard">
      <style:text-properties officeooo:rsid="0049f1b7" officeooo:paragraph-rsid="004a56cd"/>
    </style:style>
    <style:style style:name="P204" style:family="paragraph" style:parent-style-name="Standard">
      <style:text-properties officeooo:rsid="004ace89" officeooo:paragraph-rsid="004ace89"/>
    </style:style>
    <style:style style:name="P205" style:family="paragraph" style:parent-style-name="Standard">
      <style:text-properties officeooo:rsid="004ace89" officeooo:paragraph-rsid="004e7906"/>
    </style:style>
    <style:style style:name="P206" style:family="paragraph" style:parent-style-name="Standard">
      <style:text-properties officeooo:rsid="004cd76f" officeooo:paragraph-rsid="004cd76f"/>
    </style:style>
    <style:style style:name="P207" style:family="paragraph" style:parent-style-name="Standard">
      <style:text-properties officeooo:rsid="004e53b4" officeooo:paragraph-rsid="004e53b4"/>
    </style:style>
    <style:style style:name="P208" style:family="paragraph" style:parent-style-name="Standard">
      <style:text-properties officeooo:rsid="004f0e9d" officeooo:paragraph-rsid="004f0e9d"/>
    </style:style>
    <style:style style:name="P209" style:family="paragraph" style:parent-style-name="Standard">
      <style:text-properties officeooo:rsid="00502e5e" officeooo:paragraph-rsid="00502e5e"/>
    </style:style>
    <style:style style:name="P210" style:family="paragraph" style:parent-style-name="Standard">
      <style:text-properties officeooo:rsid="00506278" officeooo:paragraph-rsid="00506278"/>
    </style:style>
    <style:style style:name="P211" style:family="paragraph" style:parent-style-name="Standard">
      <style:text-properties officeooo:rsid="00525bcb" officeooo:paragraph-rsid="00525bcb"/>
    </style:style>
    <style:style style:name="P212" style:family="paragraph" style:parent-style-name="Standard">
      <style:text-properties officeooo:rsid="005349f1" officeooo:paragraph-rsid="005349f1"/>
    </style:style>
    <style:style style:name="P213" style:family="paragraph" style:parent-style-name="Standard">
      <style:text-properties officeooo:rsid="0054937f" officeooo:paragraph-rsid="0054937f"/>
    </style:style>
    <style:style style:name="P214" style:family="paragraph" style:parent-style-name="Standard">
      <style:text-properties officeooo:rsid="00565fb5" officeooo:paragraph-rsid="00565fb5"/>
    </style:style>
    <style:style style:name="P215" style:family="paragraph" style:parent-style-name="Standard">
      <style:text-properties officeooo:rsid="0056ef48" officeooo:paragraph-rsid="0056ef48"/>
    </style:style>
    <style:style style:name="P216" style:family="paragraph" style:parent-style-name="Standard">
      <style:text-properties officeooo:rsid="00596ac7" officeooo:paragraph-rsid="00596ac7"/>
    </style:style>
    <style:style style:name="P217" style:family="paragraph" style:parent-style-name="Standard">
      <style:text-properties officeooo:rsid="005a2008" officeooo:paragraph-rsid="005a2008"/>
    </style:style>
    <style:style style:name="P218" style:family="paragraph" style:parent-style-name="Standard">
      <style:text-properties officeooo:rsid="005a6737" officeooo:paragraph-rsid="005a6737"/>
    </style:style>
    <style:style style:name="P219" style:family="paragraph" style:parent-style-name="Standard">
      <style:text-properties officeooo:rsid="005bfbc8" officeooo:paragraph-rsid="005bfbc8"/>
    </style:style>
    <style:style style:name="P220" style:family="paragraph" style:parent-style-name="Standard">
      <style:text-properties officeooo:rsid="005d3252" officeooo:paragraph-rsid="005a2008"/>
    </style:style>
    <style:style style:name="P221" style:family="paragraph" style:parent-style-name="Standard">
      <style:text-properties officeooo:rsid="005d3252" officeooo:paragraph-rsid="005d3252"/>
    </style:style>
    <style:style style:name="P222" style:family="paragraph" style:parent-style-name="Standard">
      <style:text-properties officeooo:rsid="005f187b" officeooo:paragraph-rsid="005f187b"/>
    </style:style>
    <style:style style:name="P223" style:family="paragraph" style:parent-style-name="Standard">
      <style:text-properties officeooo:rsid="00606294" officeooo:paragraph-rsid="00606294"/>
    </style:style>
    <style:style style:name="P224" style:family="paragraph" style:parent-style-name="Standard">
      <style:text-properties officeooo:rsid="006108a5" officeooo:paragraph-rsid="006108a5"/>
    </style:style>
    <style:style style:name="P225" style:family="paragraph" style:parent-style-name="Standard">
      <style:text-properties officeooo:rsid="0062a9e8" officeooo:paragraph-rsid="0062a9e8"/>
    </style:style>
    <style:style style:name="P226" style:family="paragraph" style:parent-style-name="Standard">
      <style:text-properties officeooo:rsid="006483ae" officeooo:paragraph-rsid="006483ae"/>
    </style:style>
    <style:style style:name="P227" style:family="paragraph" style:parent-style-name="Standard">
      <style:text-properties officeooo:rsid="0066793a" officeooo:paragraph-rsid="0066793a"/>
    </style:style>
    <style:style style:name="P228" style:family="paragraph" style:parent-style-name="Standard">
      <style:text-properties officeooo:rsid="006818e1" officeooo:paragraph-rsid="006818e1"/>
    </style:style>
    <style:style style:name="P229" style:family="paragraph" style:parent-style-name="Standard">
      <style:text-properties officeooo:rsid="006865e3" officeooo:paragraph-rsid="006865e3"/>
    </style:style>
    <style:style style:name="P230" style:family="paragraph" style:parent-style-name="Standard">
      <style:text-properties officeooo:rsid="006a8bb9" officeooo:paragraph-rsid="006a8bb9"/>
    </style:style>
    <style:style style:name="P231" style:family="paragraph" style:parent-style-name="Standard">
      <style:text-properties officeooo:rsid="006c87f1" officeooo:paragraph-rsid="006c87f1"/>
    </style:style>
    <style:style style:name="P232" style:family="paragraph" style:parent-style-name="Standard">
      <style:text-properties fo:color="#569cd6" loext:opacity="100%" style:font-name="Droid Sans Mono" fo:font-size="10.5pt" fo:font-weight="normal" officeooo:rsid="006c87f1" officeooo:paragraph-rsid="006c87f1" fo:background-color="#1f1f1f"/>
    </style:style>
    <style:style style:name="P233" style:family="paragraph" style:parent-style-name="Standard">
      <style:text-properties officeooo:rsid="006d26b3" officeooo:paragraph-rsid="006d26b3"/>
    </style:style>
    <style:style style:name="P234" style:family="paragraph" style:parent-style-name="Standard">
      <style:text-properties officeooo:rsid="006d3b08" officeooo:paragraph-rsid="006d3b08"/>
    </style:style>
    <style:style style:name="P235" style:family="paragraph" style:parent-style-name="Standard">
      <style:text-properties officeooo:rsid="006eed66" officeooo:paragraph-rsid="006eed66"/>
    </style:style>
    <style:style style:name="P236" style:family="paragraph" style:parent-style-name="Standard">
      <style:text-properties officeooo:rsid="00709705" officeooo:paragraph-rsid="00709705"/>
    </style:style>
    <style:style style:name="P237" style:family="paragraph" style:parent-style-name="Standard">
      <style:text-properties officeooo:rsid="00750843" officeooo:paragraph-rsid="00750843"/>
    </style:style>
    <style:style style:name="P238" style:family="paragraph" style:parent-style-name="Standard">
      <style:text-properties officeooo:rsid="00758294" officeooo:paragraph-rsid="00758294"/>
    </style:style>
    <style:style style:name="P239" style:family="paragraph" style:parent-style-name="Standard">
      <style:text-properties officeooo:rsid="00765a20" officeooo:paragraph-rsid="00765a20"/>
    </style:style>
    <style:style style:name="P240" style:family="paragraph" style:parent-style-name="Standard">
      <style:text-properties officeooo:rsid="0076c479" officeooo:paragraph-rsid="00783092"/>
    </style:style>
    <style:style style:name="P241" style:family="paragraph" style:parent-style-name="Standard">
      <style:text-properties officeooo:rsid="00793600" officeooo:paragraph-rsid="00793600"/>
    </style:style>
    <style:style style:name="P242" style:family="paragraph" style:parent-style-name="Standard">
      <style:text-properties officeooo:rsid="00793600" officeooo:paragraph-rsid="007aba38"/>
    </style:style>
    <style:style style:name="P243" style:family="paragraph" style:parent-style-name="Standard">
      <style:text-properties officeooo:rsid="00793600" officeooo:paragraph-rsid="007fe293"/>
    </style:style>
    <style:style style:name="P244" style:family="paragraph" style:parent-style-name="Standard">
      <style:text-properties officeooo:rsid="007e20d2" officeooo:paragraph-rsid="007e20d2"/>
    </style:style>
    <style:style style:name="P245" style:family="paragraph" style:parent-style-name="Standard">
      <style:text-properties officeooo:rsid="0080340b" officeooo:paragraph-rsid="0080340b"/>
    </style:style>
    <style:style style:name="P246" style:family="paragraph" style:parent-style-name="Standard">
      <style:text-properties officeooo:rsid="0080c977" officeooo:paragraph-rsid="0080c977"/>
    </style:style>
    <style:style style:name="P247" style:family="paragraph" style:parent-style-name="Standard">
      <style:text-properties officeooo:rsid="00868584" officeooo:paragraph-rsid="00868584"/>
    </style:style>
    <style:style style:name="P248" style:family="paragraph" style:parent-style-name="Standard">
      <style:text-properties officeooo:rsid="00879737" officeooo:paragraph-rsid="00879737"/>
    </style:style>
    <style:style style:name="P249" style:family="paragraph" style:parent-style-name="Standard">
      <style:text-properties officeooo:rsid="0088aee1" officeooo:paragraph-rsid="0088aee1"/>
    </style:style>
    <style:style style:name="P250" style:family="paragraph" style:parent-style-name="Standard">
      <style:text-properties officeooo:rsid="0088aee1" officeooo:paragraph-rsid="008a49c6"/>
    </style:style>
    <style:style style:name="P251" style:family="paragraph" style:parent-style-name="Standard">
      <style:text-properties officeooo:rsid="008d2670" officeooo:paragraph-rsid="008d2670"/>
    </style:style>
    <style:style style:name="P252" style:family="paragraph" style:parent-style-name="Standard">
      <style:text-properties officeooo:rsid="008f74c0" officeooo:paragraph-rsid="008f74c0"/>
    </style:style>
    <style:style style:name="P253" style:family="paragraph" style:parent-style-name="Standard">
      <style:text-properties officeooo:rsid="0090692d" officeooo:paragraph-rsid="0090692d"/>
    </style:style>
    <style:style style:name="P254" style:family="paragraph" style:parent-style-name="Standard">
      <style:text-properties officeooo:rsid="0090d104" officeooo:paragraph-rsid="0090d104"/>
    </style:style>
    <style:style style:name="P255" style:family="paragraph" style:parent-style-name="Standard">
      <style:text-properties officeooo:rsid="00959fb5" officeooo:paragraph-rsid="00959fb5"/>
    </style:style>
    <style:style style:name="P256" style:family="paragraph" style:parent-style-name="Standard">
      <style:text-properties officeooo:rsid="009dc3cc" officeooo:paragraph-rsid="009dc3cc"/>
    </style:style>
    <style:style style:name="P257" style:family="paragraph" style:parent-style-name="Standard">
      <style:text-properties officeooo:rsid="007aba38" officeooo:paragraph-rsid="007aba38"/>
    </style:style>
    <style:style style:name="P258" style:family="paragraph" style:parent-style-name="Standard">
      <style:text-properties officeooo:rsid="007fe293" officeooo:paragraph-rsid="007fe293"/>
    </style:style>
    <style:style style:name="P259" style:family="paragraph" style:parent-style-name="Standard">
      <style:text-properties officeooo:rsid="009f0fb4" officeooo:paragraph-rsid="009f0fb4"/>
    </style:style>
    <style:style style:name="P260" style:family="paragraph" style:parent-style-name="Standard">
      <style:text-properties officeooo:rsid="009f0fb4" officeooo:paragraph-rsid="00a0d396"/>
    </style:style>
    <style:style style:name="P261" style:family="paragraph" style:parent-style-name="Standard">
      <style:text-properties officeooo:rsid="00a47064" officeooo:paragraph-rsid="00a47064"/>
    </style:style>
    <style:style style:name="P262" style:family="paragraph" style:parent-style-name="Standard">
      <style:text-properties officeooo:rsid="00a6236b" officeooo:paragraph-rsid="00a6236b"/>
    </style:style>
    <style:style style:name="P263" style:family="paragraph" style:parent-style-name="Standard">
      <style:text-properties officeooo:rsid="00a6e084" officeooo:paragraph-rsid="00a6e084"/>
    </style:style>
    <style:style style:name="P264" style:family="paragraph" style:parent-style-name="Standard">
      <style:text-properties officeooo:rsid="00a786b1" officeooo:paragraph-rsid="00a786b1"/>
    </style:style>
    <style:style style:name="P265" style:family="paragraph" style:parent-style-name="Standard">
      <style:text-properties officeooo:rsid="00a87202" officeooo:paragraph-rsid="00a87202"/>
    </style:style>
    <style:style style:name="P266" style:family="paragraph" style:parent-style-name="Standard">
      <style:text-properties officeooo:rsid="00abb44c" officeooo:paragraph-rsid="00abb44c"/>
    </style:style>
    <style:style style:name="P267" style:family="paragraph" style:parent-style-name="Standard">
      <style:text-properties officeooo:rsid="00ad2e52" officeooo:paragraph-rsid="00ad2e52"/>
    </style:style>
    <style:style style:name="P268" style:family="paragraph" style:parent-style-name="Standard">
      <style:text-properties officeooo:rsid="00aed470" officeooo:paragraph-rsid="00aed470"/>
    </style:style>
    <style:style style:name="P269" style:family="paragraph" style:parent-style-name="Standard">
      <style:text-properties officeooo:rsid="00afda2f" officeooo:paragraph-rsid="00afda2f"/>
    </style:style>
    <style:style style:name="P270" style:family="paragraph" style:parent-style-name="Standard">
      <style:text-properties officeooo:rsid="00b1b478" officeooo:paragraph-rsid="00b1b478"/>
    </style:style>
    <style:style style:name="P271" style:family="paragraph" style:parent-style-name="Standard">
      <style:text-properties officeooo:rsid="00b37021" officeooo:paragraph-rsid="00b37021"/>
    </style:style>
    <style:style style:name="P272" style:family="paragraph" style:parent-style-name="Standard">
      <style:text-properties officeooo:rsid="00b45e48" officeooo:paragraph-rsid="00b45e48"/>
    </style:style>
    <style:style style:name="P273" style:family="paragraph" style:parent-style-name="Standard">
      <style:text-properties officeooo:rsid="00b7f7ba" officeooo:paragraph-rsid="00b7f7ba"/>
    </style:style>
    <style:style style:name="P274" style:family="paragraph" style:parent-style-name="Standard">
      <style:text-properties officeooo:rsid="00b87f8e" officeooo:paragraph-rsid="00b87f8e"/>
    </style:style>
    <style:style style:name="P275" style:family="paragraph" style:parent-style-name="Standard">
      <style:text-properties officeooo:rsid="00b99bdb" officeooo:paragraph-rsid="00b99bdb"/>
    </style:style>
    <style:style style:name="P276" style:family="paragraph" style:parent-style-name="Standard">
      <style:text-properties officeooo:rsid="00ba17fe" officeooo:paragraph-rsid="00ba17fe"/>
    </style:style>
    <style:style style:name="P277" style:family="paragraph" style:parent-style-name="Standard">
      <style:text-properties officeooo:rsid="00baff61" officeooo:paragraph-rsid="00baff61"/>
    </style:style>
    <style:style style:name="P278" style:family="paragraph" style:parent-style-name="Standard">
      <style:text-properties officeooo:rsid="00bc9b86" officeooo:paragraph-rsid="00bc9b86"/>
    </style:style>
    <style:style style:name="P279" style:family="paragraph" style:parent-style-name="Standard">
      <style:text-properties officeooo:rsid="00bcaab5" officeooo:paragraph-rsid="00bcaab5"/>
    </style:style>
    <style:style style:name="P280" style:family="paragraph" style:parent-style-name="Standard">
      <style:text-properties officeooo:rsid="00bd2217" officeooo:paragraph-rsid="00bd2217"/>
    </style:style>
    <style:style style:name="P281" style:family="paragraph" style:parent-style-name="Standard">
      <style:text-properties officeooo:rsid="00bed8bd" officeooo:paragraph-rsid="00bed8bd"/>
    </style:style>
    <style:style style:name="P282" style:family="paragraph" style:parent-style-name="Standard">
      <style:text-properties officeooo:rsid="00bfbebb" officeooo:paragraph-rsid="00bfbebb"/>
    </style:style>
    <style:style style:name="P283" style:family="paragraph" style:parent-style-name="Standard">
      <style:text-properties officeooo:rsid="00c07c72" officeooo:paragraph-rsid="00c07c72"/>
    </style:style>
    <style:style style:name="P284" style:family="paragraph" style:parent-style-name="Standard">
      <style:text-properties officeooo:rsid="00c13375" officeooo:paragraph-rsid="00c13375"/>
    </style:style>
    <style:style style:name="P285" style:family="paragraph" style:parent-style-name="Standard">
      <style:text-properties officeooo:rsid="00c1f779" officeooo:paragraph-rsid="00c1f779"/>
    </style:style>
    <style:style style:name="P286" style:family="paragraph" style:parent-style-name="Standard">
      <style:text-properties officeooo:rsid="00c3fed1" officeooo:paragraph-rsid="00c3fed1"/>
    </style:style>
    <style:style style:name="P287" style:family="paragraph" style:parent-style-name="Standard">
      <style:text-properties officeooo:rsid="00c4cb0a" officeooo:paragraph-rsid="00c4cb0a"/>
    </style:style>
    <style:style style:name="P288" style:family="paragraph" style:parent-style-name="Standard">
      <style:text-properties officeooo:rsid="00c7d446" officeooo:paragraph-rsid="00c7d446"/>
    </style:style>
    <style:style style:name="P289" style:family="paragraph" style:parent-style-name="Standard">
      <style:text-properties officeooo:rsid="00c8549e" officeooo:paragraph-rsid="00c8549e"/>
    </style:style>
    <style:style style:name="P290" style:family="paragraph" style:parent-style-name="Standard">
      <style:text-properties officeooo:rsid="00c87e5a" officeooo:paragraph-rsid="00c87e5a"/>
    </style:style>
    <style:style style:name="P291" style:family="paragraph" style:parent-style-name="Standard">
      <style:text-properties officeooo:rsid="00ca64aa" officeooo:paragraph-rsid="00ca64aa"/>
    </style:style>
    <style:style style:name="P292" style:family="paragraph" style:parent-style-name="Standard">
      <style:text-properties officeooo:rsid="00ccb07a" officeooo:paragraph-rsid="00ccb07a"/>
    </style:style>
    <style:style style:name="P293" style:family="paragraph" style:parent-style-name="Standard">
      <style:text-properties officeooo:rsid="00cd609b" officeooo:paragraph-rsid="00cd609b"/>
    </style:style>
    <style:style style:name="P294" style:family="paragraph" style:parent-style-name="Standard">
      <style:text-properties officeooo:rsid="00cd609b" officeooo:paragraph-rsid="00d01c61"/>
    </style:style>
    <style:style style:name="P295" style:family="paragraph" style:parent-style-name="Standard">
      <style:text-properties officeooo:rsid="00cd692d" officeooo:paragraph-rsid="00cd692d"/>
    </style:style>
    <style:style style:name="P296" style:family="paragraph" style:parent-style-name="Standard">
      <style:text-properties officeooo:rsid="00ceb20b" officeooo:paragraph-rsid="00ceb20b"/>
    </style:style>
    <style:style style:name="P297" style:family="paragraph" style:parent-style-name="Standard">
      <style:text-properties officeooo:rsid="00d01c61" officeooo:paragraph-rsid="00d01c61"/>
    </style:style>
    <style:style style:name="P298" style:family="paragraph" style:parent-style-name="Standard">
      <style:text-properties officeooo:rsid="00d1a1a7" officeooo:paragraph-rsid="00d1a1a7"/>
    </style:style>
    <style:style style:name="P299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300" style:family="paragraph" style:parent-style-name="Standard">
      <style:text-properties officeooo:rsid="00d8aa4d" officeooo:paragraph-rsid="00d8aa4d"/>
    </style:style>
    <style:style style:name="P301" style:family="paragraph" style:parent-style-name="Standard">
      <style:text-properties officeooo:rsid="00d3912d" officeooo:paragraph-rsid="00d3912d"/>
    </style:style>
    <style:style style:name="P302" style:family="paragraph" style:parent-style-name="Standard">
      <style:text-properties officeooo:rsid="00d9d256" officeooo:paragraph-rsid="00d9d256"/>
    </style:style>
    <style:style style:name="P303" style:family="paragraph" style:parent-style-name="Standard">
      <style:text-properties officeooo:rsid="00dc56e9" officeooo:paragraph-rsid="00dc56e9"/>
    </style:style>
    <style:style style:name="P304" style:family="paragraph" style:parent-style-name="Standard">
      <style:text-properties officeooo:rsid="00dcc223" officeooo:paragraph-rsid="00dcc223"/>
    </style:style>
    <style:style style:name="P305" style:family="paragraph" style:parent-style-name="Standard">
      <style:text-properties officeooo:rsid="00de46f0" officeooo:paragraph-rsid="00de46f0"/>
    </style:style>
    <style:style style:name="P306" style:family="paragraph" style:parent-style-name="Standard">
      <style:text-properties officeooo:rsid="00de8bd4" officeooo:paragraph-rsid="00de8bd4"/>
    </style:style>
    <style:style style:name="P307" style:family="paragraph" style:parent-style-name="Standard">
      <style:text-properties officeooo:rsid="00e074b0" officeooo:paragraph-rsid="00e074b0"/>
    </style:style>
    <style:style style:name="P308" style:family="paragraph" style:parent-style-name="Standard">
      <style:text-properties officeooo:rsid="00e11fba" officeooo:paragraph-rsid="00e11fba"/>
    </style:style>
    <style:style style:name="P309" style:family="paragraph" style:parent-style-name="Standard">
      <style:text-properties style:text-underline-style="solid" style:text-underline-type="double" style:text-underline-width="auto" style:text-underline-color="font-color" officeooo:rsid="00e11fba" officeooo:paragraph-rsid="00e11fba"/>
    </style:style>
    <style:style style:name="P310" style:family="paragraph" style:parent-style-name="Standard">
      <style:text-properties style:text-underline-style="solid" style:text-underline-type="double" style:text-underline-width="auto" style:text-underline-color="font-color" officeooo:rsid="00e316a3" officeooo:paragraph-rsid="00e316a3"/>
    </style:style>
    <style:style style:name="P311" style:family="paragraph" style:parent-style-name="Standard">
      <style:text-properties style:text-underline-style="none" officeooo:rsid="00e316a3" officeooo:paragraph-rsid="00e316a3"/>
    </style:style>
    <style:style style:name="P312" style:family="paragraph" style:parent-style-name="Standard">
      <style:text-properties style:text-underline-style="none" officeooo:rsid="00eb7374" officeooo:paragraph-rsid="00eb7374"/>
    </style:style>
    <style:style style:name="P313" style:family="paragraph" style:parent-style-name="Standard">
      <style:text-properties style:text-underline-style="none" officeooo:rsid="00e78eb5" officeooo:paragraph-rsid="00e78eb5"/>
    </style:style>
    <style:style style:name="P314" style:family="paragraph" style:parent-style-name="Standard">
      <style:text-properties style:text-underline-style="none" officeooo:rsid="00ec0611" officeooo:paragraph-rsid="00ec0611"/>
    </style:style>
    <style:style style:name="P315" style:family="paragraph" style:parent-style-name="Standard">
      <style:text-properties style:text-underline-style="none" officeooo:rsid="00ef2136" officeooo:paragraph-rsid="00ef2136"/>
    </style:style>
    <style:style style:name="P316" style:family="paragraph" style:parent-style-name="Standard">
      <style:text-properties style:text-underline-style="none" officeooo:rsid="00f04153" officeooo:paragraph-rsid="00f04153"/>
    </style:style>
    <style:style style:name="P317" style:family="paragraph" style:parent-style-name="Standard">
      <style:text-properties style:text-underline-style="none" officeooo:rsid="01159fa9" officeooo:paragraph-rsid="01159fa9"/>
    </style:style>
    <style:style style:name="P318" style:family="paragraph" style:parent-style-name="Standard">
      <style:text-properties style:text-underline-style="none" officeooo:rsid="0115b2bd" officeooo:paragraph-rsid="01159fa9"/>
    </style:style>
    <style:style style:name="P319" style:family="paragraph" style:parent-style-name="Standard">
      <style:text-properties officeooo:rsid="00f13de3" officeooo:paragraph-rsid="00f13de3"/>
    </style:style>
    <style:style style:name="P320" style:family="paragraph" style:parent-style-name="Standard">
      <style:text-properties officeooo:rsid="00f2fdaa" officeooo:paragraph-rsid="00f2fdaa"/>
    </style:style>
    <style:style style:name="P321" style:family="paragraph" style:parent-style-name="Standard">
      <style:text-properties officeooo:rsid="00f49d10" officeooo:paragraph-rsid="00f49d10"/>
    </style:style>
    <style:style style:name="P322" style:family="paragraph" style:parent-style-name="Standard">
      <style:text-properties officeooo:rsid="00f566c8" officeooo:paragraph-rsid="00f566c8"/>
    </style:style>
    <style:style style:name="P323" style:family="paragraph" style:parent-style-name="Standard">
      <style:text-properties officeooo:rsid="00f91a2a" officeooo:paragraph-rsid="00f91a2a"/>
    </style:style>
    <style:style style:name="P324" style:family="paragraph" style:parent-style-name="Standard">
      <style:text-properties officeooo:rsid="00fbbaaa" officeooo:paragraph-rsid="00fbbaaa"/>
    </style:style>
    <style:style style:name="P325" style:family="paragraph" style:parent-style-name="Standard">
      <style:text-properties officeooo:rsid="00fcc99f" officeooo:paragraph-rsid="00fcc99f"/>
    </style:style>
    <style:style style:name="P326" style:family="paragraph" style:parent-style-name="Standard">
      <style:text-properties officeooo:rsid="00fcca0a" officeooo:paragraph-rsid="00fcca0a"/>
    </style:style>
    <style:style style:name="P327" style:family="paragraph" style:parent-style-name="Standard">
      <style:text-properties officeooo:rsid="01009ef8" officeooo:paragraph-rsid="01009ef8"/>
    </style:style>
    <style:style style:name="P328" style:family="paragraph" style:parent-style-name="Standard">
      <style:text-properties officeooo:rsid="01029265" officeooo:paragraph-rsid="01029265"/>
    </style:style>
    <style:style style:name="P329" style:family="paragraph" style:parent-style-name="Standard">
      <style:text-properties officeooo:rsid="010524e7" officeooo:paragraph-rsid="010524e7"/>
    </style:style>
    <style:style style:name="P330" style:family="paragraph" style:parent-style-name="Standard">
      <style:text-properties officeooo:rsid="0106c4fa" officeooo:paragraph-rsid="0106c4fa"/>
    </style:style>
    <style:style style:name="P331" style:family="paragraph" style:parent-style-name="Standard">
      <style:text-properties officeooo:rsid="0106dadd" officeooo:paragraph-rsid="0106dadd"/>
    </style:style>
    <style:style style:name="P332" style:family="paragraph" style:parent-style-name="Standard">
      <style:text-properties officeooo:rsid="010757b6" officeooo:paragraph-rsid="010757b6"/>
    </style:style>
    <style:style style:name="P333" style:family="paragraph" style:parent-style-name="Standard">
      <style:text-properties officeooo:rsid="01093792" officeooo:paragraph-rsid="01093792"/>
    </style:style>
    <style:style style:name="P334" style:family="paragraph" style:parent-style-name="Standard">
      <style:text-properties officeooo:rsid="010aed47" officeooo:paragraph-rsid="010aed47"/>
    </style:style>
    <style:style style:name="P335" style:family="paragraph" style:parent-style-name="Standard">
      <style:text-properties officeooo:rsid="010d2d31" officeooo:paragraph-rsid="010d2d31"/>
    </style:style>
    <style:style style:name="P336" style:family="paragraph" style:parent-style-name="Standard">
      <style:text-properties officeooo:rsid="010f54cb" officeooo:paragraph-rsid="010f54cb"/>
    </style:style>
    <style:style style:name="P337" style:family="paragraph" style:parent-style-name="Standard">
      <style:text-properties officeooo:rsid="01113442" officeooo:paragraph-rsid="01113442"/>
    </style:style>
    <style:style style:name="P338" style:family="paragraph" style:parent-style-name="Standard">
      <style:text-properties officeooo:rsid="01119814" officeooo:paragraph-rsid="01119814"/>
    </style:style>
    <style:style style:name="P339" style:family="paragraph" style:parent-style-name="Standard">
      <style:text-properties officeooo:rsid="0111ffa4" officeooo:paragraph-rsid="0111ffa4"/>
    </style:style>
    <style:style style:name="P340" style:family="paragraph" style:parent-style-name="Standard">
      <style:text-properties officeooo:rsid="01126302" officeooo:paragraph-rsid="01126302"/>
    </style:style>
    <style:style style:name="P341" style:family="paragraph" style:parent-style-name="Standard">
      <style:text-properties officeooo:rsid="01159fa9" officeooo:paragraph-rsid="01159fa9"/>
    </style:style>
    <style:style style:name="P342" style:family="paragraph" style:parent-style-name="Standard">
      <style:text-properties officeooo:rsid="01165c09" officeooo:paragraph-rsid="01165c09"/>
    </style:style>
    <style:style style:name="P343" style:family="paragraph" style:parent-style-name="Standard">
      <style:text-properties officeooo:rsid="01165c09" officeooo:paragraph-rsid="013882db"/>
    </style:style>
    <style:style style:name="P344" style:family="paragraph" style:parent-style-name="Standard">
      <style:text-properties officeooo:rsid="0117fb17" officeooo:paragraph-rsid="0117fb17"/>
    </style:style>
    <style:style style:name="P345" style:family="paragraph" style:parent-style-name="Standard">
      <style:text-properties officeooo:rsid="011a43f4" officeooo:paragraph-rsid="011a43f4"/>
    </style:style>
    <style:style style:name="P346" style:family="paragraph" style:parent-style-name="Standard">
      <style:text-properties officeooo:rsid="011b0666" officeooo:paragraph-rsid="011b0666"/>
    </style:style>
    <style:style style:name="P347" style:family="paragraph" style:parent-style-name="Standard">
      <style:text-properties officeooo:rsid="011cec5d" officeooo:paragraph-rsid="011cec5d"/>
    </style:style>
    <style:style style:name="P348" style:family="paragraph" style:parent-style-name="Standard">
      <style:text-properties officeooo:rsid="011e8115" officeooo:paragraph-rsid="011e8115"/>
    </style:style>
    <style:style style:name="P349" style:family="paragraph" style:parent-style-name="Standard">
      <style:text-properties officeooo:rsid="011f3af1" officeooo:paragraph-rsid="011fb83c"/>
    </style:style>
    <style:style style:name="P350" style:family="paragraph" style:parent-style-name="Standard">
      <style:text-properties officeooo:rsid="012308e9" officeooo:paragraph-rsid="012308e9"/>
    </style:style>
    <style:style style:name="P351" style:family="paragraph" style:parent-style-name="Standard">
      <style:text-properties officeooo:rsid="0125456f" officeooo:paragraph-rsid="0125456f"/>
    </style:style>
    <style:style style:name="P352" style:family="paragraph" style:parent-style-name="Standard">
      <style:text-properties officeooo:rsid="0125848e" officeooo:paragraph-rsid="0125848e"/>
    </style:style>
    <style:style style:name="P353" style:family="paragraph" style:parent-style-name="Standard">
      <style:text-properties officeooo:rsid="01283301" officeooo:paragraph-rsid="01283301"/>
    </style:style>
    <style:style style:name="P354" style:family="paragraph" style:parent-style-name="Standard">
      <style:text-properties officeooo:rsid="012a4f23" officeooo:paragraph-rsid="012a4f23"/>
    </style:style>
    <style:style style:name="P355" style:family="paragraph" style:parent-style-name="Standard">
      <style:text-properties officeooo:rsid="012ca758" officeooo:paragraph-rsid="012ca758"/>
    </style:style>
    <style:style style:name="P356" style:family="paragraph" style:parent-style-name="Standard">
      <style:text-properties officeooo:rsid="012ca758" officeooo:paragraph-rsid="012ced0e"/>
    </style:style>
    <style:style style:name="P357" style:family="paragraph" style:parent-style-name="Standard">
      <style:text-properties officeooo:rsid="012ca758" officeooo:paragraph-rsid="012ef649"/>
    </style:style>
    <style:style style:name="P358" style:family="paragraph" style:parent-style-name="Standard">
      <style:text-properties officeooo:rsid="012ca758" officeooo:paragraph-rsid="012f2c5e"/>
    </style:style>
    <style:style style:name="P359" style:family="paragraph" style:parent-style-name="Standard">
      <style:text-properties officeooo:rsid="012ca758" officeooo:paragraph-rsid="0130eac0"/>
    </style:style>
    <style:style style:name="P360" style:family="paragraph" style:parent-style-name="Standard">
      <style:text-properties officeooo:rsid="012ca758" officeooo:paragraph-rsid="0132000a"/>
    </style:style>
    <style:style style:name="P361" style:family="paragraph" style:parent-style-name="Standard">
      <style:text-properties officeooo:rsid="012ca758" officeooo:paragraph-rsid="01321ea6"/>
    </style:style>
    <style:style style:name="P362" style:family="paragraph" style:parent-style-name="Standard">
      <style:text-properties officeooo:rsid="012ca758" officeooo:paragraph-rsid="01352d06"/>
    </style:style>
    <style:style style:name="P363" style:family="paragraph" style:parent-style-name="Standard">
      <style:text-properties officeooo:rsid="01368e16" officeooo:paragraph-rsid="01368e16"/>
    </style:style>
    <style:style style:name="P364" style:family="paragraph" style:parent-style-name="Standard">
      <style:text-properties officeooo:rsid="01383a0d" officeooo:paragraph-rsid="01383a0d"/>
    </style:style>
    <style:style style:name="P365" style:family="paragraph" style:parent-style-name="Standard">
      <style:text-properties officeooo:rsid="013882db" officeooo:paragraph-rsid="013882db"/>
    </style:style>
    <style:style style:name="P366" style:family="paragraph" style:parent-style-name="Standard">
      <style:text-properties officeooo:rsid="0139d110" officeooo:paragraph-rsid="0139d110"/>
    </style:style>
    <style:style style:name="P367" style:family="paragraph" style:parent-style-name="Standard">
      <style:text-properties officeooo:rsid="013b9172" officeooo:paragraph-rsid="013b9172"/>
    </style:style>
    <style:style style:name="P368" style:family="paragraph" style:parent-style-name="Standard">
      <style:text-properties officeooo:rsid="013ba824" officeooo:paragraph-rsid="013ba824"/>
    </style:style>
    <style:style style:name="P369" style:family="paragraph" style:parent-style-name="Standard">
      <style:text-properties officeooo:rsid="013d8f1d" officeooo:paragraph-rsid="013d8f1d"/>
    </style:style>
    <style:style style:name="P370" style:family="paragraph" style:parent-style-name="Standard">
      <style:text-properties officeooo:rsid="013e5df8" officeooo:paragraph-rsid="013e5df8"/>
    </style:style>
    <style:style style:name="P371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fo:background-color="#1f1f1f"/>
    </style:style>
    <style:style style:name="P372" style:family="paragraph" style:parent-style-name="Standard">
      <style:text-properties officeooo:rsid="01418952" officeooo:paragraph-rsid="01418952"/>
    </style:style>
    <style:style style:name="P373" style:family="paragraph" style:parent-style-name="Standard">
      <style:text-properties officeooo:rsid="0141b8f1" officeooo:paragraph-rsid="0141b8f1"/>
    </style:style>
    <style:style style:name="P374" style:family="paragraph" style:parent-style-name="Standard">
      <style:text-properties officeooo:rsid="0141b8f1" officeooo:paragraph-rsid="01451bc2"/>
    </style:style>
    <style:style style:name="P375" style:family="paragraph" style:parent-style-name="Standard">
      <style:text-properties officeooo:rsid="01451bc2" officeooo:paragraph-rsid="01451bc2"/>
    </style:style>
    <style:style style:name="P376" style:family="paragraph" style:parent-style-name="Standard">
      <style:text-properties officeooo:rsid="01468427" officeooo:paragraph-rsid="01468427"/>
    </style:style>
    <style:style style:name="P377" style:family="paragraph" style:parent-style-name="Standard">
      <style:text-properties officeooo:rsid="01477a52" officeooo:paragraph-rsid="01477a52"/>
    </style:style>
    <style:style style:name="P378" style:family="paragraph" style:parent-style-name="Standard">
      <style:text-properties officeooo:rsid="0147f28c" officeooo:paragraph-rsid="0147f28c"/>
    </style:style>
    <style:style style:name="P379" style:family="paragraph" style:parent-style-name="Standard">
      <style:text-properties officeooo:rsid="014a86fb" officeooo:paragraph-rsid="014a86fb"/>
    </style:style>
    <style:style style:name="P380" style:family="paragraph" style:parent-style-name="Standard">
      <style:text-properties officeooo:rsid="014bca74" officeooo:paragraph-rsid="014bca74"/>
    </style:style>
    <style:style style:name="P381" style:family="paragraph" style:parent-style-name="Standard">
      <style:text-properties officeooo:rsid="014f4280" officeooo:paragraph-rsid="014f4280"/>
    </style:style>
    <style:style style:name="P382" style:family="paragraph" style:parent-style-name="Standard">
      <style:text-properties officeooo:rsid="01506803" officeooo:paragraph-rsid="01506803"/>
    </style:style>
    <style:style style:name="P383" style:family="paragraph" style:parent-style-name="Standard">
      <style:text-properties officeooo:rsid="0151df51" officeooo:paragraph-rsid="0151df51"/>
    </style:style>
    <style:style style:name="P384" style:family="paragraph" style:parent-style-name="Standard">
      <style:text-properties officeooo:rsid="0153469e" officeooo:paragraph-rsid="0153469e"/>
    </style:style>
    <style:style style:name="P385" style:family="paragraph" style:parent-style-name="Standard">
      <style:text-properties officeooo:rsid="0156be85" officeooo:paragraph-rsid="0156be85"/>
    </style:style>
    <style:style style:name="P386" style:family="paragraph" style:parent-style-name="Standard">
      <style:text-properties officeooo:rsid="01585745" officeooo:paragraph-rsid="01585745"/>
    </style:style>
    <style:style style:name="P387" style:family="paragraph" style:parent-style-name="Standard">
      <style:text-properties officeooo:rsid="0158c08a" officeooo:paragraph-rsid="0158c08a"/>
    </style:style>
    <style:style style:name="P388" style:family="paragraph" style:parent-style-name="Standard">
      <style:text-properties officeooo:rsid="012ef649" officeooo:paragraph-rsid="012f2c5e"/>
    </style:style>
    <style:style style:name="P389" style:family="paragraph" style:parent-style-name="Standard">
      <style:text-properties officeooo:rsid="012f2c5e" officeooo:paragraph-rsid="012f2c5e"/>
    </style:style>
    <style:style style:name="P390" style:family="paragraph" style:parent-style-name="Standard">
      <style:text-properties officeooo:rsid="0130eac0" officeooo:paragraph-rsid="0130eac0"/>
    </style:style>
    <style:style style:name="P391" style:family="paragraph" style:parent-style-name="Standard">
      <style:text-properties officeooo:rsid="0132000a" officeooo:paragraph-rsid="01321ea6"/>
    </style:style>
    <style:style style:name="P392" style:family="paragraph" style:parent-style-name="Standard">
      <style:text-properties officeooo:rsid="01451bc2" officeooo:paragraph-rsid="01451bc2"/>
    </style:style>
    <style:style style:name="P393" style:family="paragraph" style:parent-style-name="Standard">
      <style:text-properties officeooo:rsid="01597fc8" officeooo:paragraph-rsid="01597fc8"/>
    </style:style>
    <style:style style:name="T1" style:family="text">
      <style:text-properties officeooo:rsid="000a09d5"/>
    </style:style>
    <style:style style:name="T2" style:family="text">
      <style:text-properties officeooo:rsid="0012c682"/>
    </style:style>
    <style:style style:name="T3" style:family="text">
      <style:text-properties officeooo:rsid="00162c7e"/>
    </style:style>
    <style:style style:name="T4" style:family="text">
      <style:text-properties officeooo:rsid="0017f664"/>
    </style:style>
    <style:style style:name="T5" style:family="text">
      <style:text-properties officeooo:rsid="001a1c46"/>
    </style:style>
    <style:style style:name="T6" style:family="text">
      <style:text-properties officeooo:rsid="001a2a84"/>
    </style:style>
    <style:style style:name="T7" style:family="text">
      <style:text-properties fo:color="#808080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0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5" style:family="text">
      <style:text-properties fo:color="#ce9178" loext:opacity="100%" style:font-name="Droid Sans Mono" fo:font-size="10.5pt" fo:font-weight="normal" officeooo:rsid="0028384a" fo:background-color="#1f1f1f" loext:char-shading-value="0"/>
    </style:style>
    <style:style style:name="T16" style:family="text">
      <style:text-properties fo:color="#ce9178" loext:opacity="100%" officeooo:rsid="0028384a"/>
    </style:style>
    <style:style style:name="T17" style:family="text">
      <style:text-properties fo:color="#ce9178" loext:opacity="100%" officeooo:rsid="0073ced1"/>
    </style:style>
    <style:style style:name="T18" style:family="text">
      <style:text-properties fo:color="#ce9178" loext:opacity="100%" officeooo:rsid="009ef87f"/>
    </style:style>
    <style:style style:name="T19" style:family="text">
      <style:text-properties fo:color="#ce9178" loext:opacity="100%" officeooo:rsid="010bc0f1"/>
    </style:style>
    <style:style style:name="T20" style:family="text">
      <style:text-properties fo:color="#ce9178" loext:opacity="100%" style:text-underline-style="none" officeooo:rsid="0115b2bd"/>
    </style:style>
    <style:style style:name="T21" style:family="text">
      <style:text-properties fo:color="#ce9178" loext:opacity="100%" officeooo:rsid="012308e9"/>
    </style:style>
    <style:style style:name="T22" style:family="text">
      <style:text-properties fo:color="#c586c0" loext:opacity="100%"/>
    </style:style>
    <style:style style:name="T23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24" style:family="text">
      <style:text-properties fo:color="#d4d4d4" loext:opacity="100%"/>
    </style:style>
    <style:style style:name="T25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6" style:family="text">
      <style:text-properties fo:color="#d4d4d4" loext:opacity="100%" style:text-underline-style="none" officeooo:rsid="0115b2bd"/>
    </style:style>
    <style:style style:name="T27" style:family="text">
      <style:text-properties officeooo:rsid="001c3d10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30" style:family="text">
      <style:text-properties fo:color="#dcdcaa" loext:opacity="100%" officeooo:rsid="0028384a"/>
    </style:style>
    <style:style style:name="T31" style:family="text">
      <style:text-properties fo:color="#dcdcaa" loext:opacity="100%" officeooo:rsid="009a97c8"/>
    </style:style>
    <style:style style:name="T32" style:family="text">
      <style:text-properties officeooo:rsid="001cdfd4"/>
    </style:style>
    <style:style style:name="T33" style:family="text">
      <style:text-properties officeooo:rsid="001f6940"/>
    </style:style>
    <style:style style:name="T34" style:family="text">
      <style:text-properties fo:color="#d7ba7d" loext:opacity="100%"/>
    </style:style>
    <style:style style:name="T35" style:family="text">
      <style:text-properties fo:color="#b5cea8" loext:opacity="100%"/>
    </style:style>
    <style:style style:name="T36" style:family="text">
      <style:text-properties fo:color="#4ec9b0" loext:opacity="100%"/>
    </style:style>
    <style:style style:name="T37" style:family="text">
      <style:text-properties officeooo:rsid="0028384a"/>
    </style:style>
    <style:style style:name="T38" style:family="text">
      <style:text-properties officeooo:rsid="002af05e"/>
    </style:style>
    <style:style style:name="T39" style:family="text">
      <style:text-properties officeooo:rsid="002d797d"/>
    </style:style>
    <style:style style:name="T40" style:family="text">
      <style:text-properties officeooo:rsid="002f2e1a"/>
    </style:style>
    <style:style style:name="T41" style:family="text">
      <style:text-properties officeooo:rsid="00418a21"/>
    </style:style>
    <style:style style:name="T42" style:family="text">
      <style:text-properties officeooo:rsid="00489a4a"/>
    </style:style>
    <style:style style:name="T43" style:family="text">
      <style:text-properties officeooo:rsid="0049dcc9"/>
    </style:style>
    <style:style style:name="T44" style:family="text">
      <style:text-properties officeooo:rsid="004a56cd"/>
    </style:style>
    <style:style style:name="T45" style:family="text">
      <style:text-properties officeooo:rsid="004bbf76"/>
    </style:style>
    <style:style style:name="T46" style:family="text">
      <style:text-properties officeooo:rsid="004e7906"/>
    </style:style>
    <style:style style:name="T47" style:family="text">
      <style:text-properties officeooo:rsid="004e79ee"/>
    </style:style>
    <style:style style:name="T48" style:family="text">
      <style:text-properties officeooo:rsid="0051aa77"/>
    </style:style>
    <style:style style:name="T49" style:family="text">
      <style:text-properties officeooo:rsid="00525bcb"/>
    </style:style>
    <style:style style:name="T50" style:family="text">
      <style:text-properties officeooo:rsid="00565fb5"/>
    </style:style>
    <style:style style:name="T51" style:family="text">
      <style:text-properties officeooo:rsid="0056ef48"/>
    </style:style>
    <style:style style:name="T52" style:family="text">
      <style:text-properties officeooo:rsid="00574c4d"/>
    </style:style>
    <style:style style:name="T53" style:family="text">
      <style:text-properties officeooo:rsid="00594666"/>
    </style:style>
    <style:style style:name="T54" style:family="text">
      <style:text-properties officeooo:rsid="005a2008"/>
    </style:style>
    <style:style style:name="T55" style:family="text">
      <style:text-properties officeooo:rsid="005d3252"/>
    </style:style>
    <style:style style:name="T56" style:family="text">
      <style:text-properties officeooo:rsid="005f187b"/>
    </style:style>
    <style:style style:name="T57" style:family="text">
      <style:text-properties officeooo:rsid="00606294"/>
    </style:style>
    <style:style style:name="T58" style:family="text">
      <style:text-properties officeooo:rsid="006108a5"/>
    </style:style>
    <style:style style:name="T59" style:family="text">
      <style:text-properties officeooo:rsid="0062a9e8"/>
    </style:style>
    <style:style style:name="T60" style:family="text">
      <style:text-properties officeooo:rsid="0062b9cf"/>
    </style:style>
    <style:style style:name="T61" style:family="text">
      <style:text-properties officeooo:rsid="0069c919"/>
    </style:style>
    <style:style style:name="T62" style:family="text">
      <style:text-properties officeooo:rsid="00705e51"/>
    </style:style>
    <style:style style:name="T63" style:family="text">
      <style:text-properties officeooo:rsid="0071d1e5"/>
    </style:style>
    <style:style style:name="T64" style:family="text">
      <style:text-properties officeooo:rsid="00733c4b"/>
    </style:style>
    <style:style style:name="T65" style:family="text">
      <style:text-properties officeooo:rsid="007549ee"/>
    </style:style>
    <style:style style:name="T66" style:family="text">
      <style:text-properties officeooo:rsid="00783092"/>
    </style:style>
    <style:style style:name="T67" style:family="text">
      <style:text-properties officeooo:rsid="0080340b"/>
    </style:style>
    <style:style style:name="T68" style:family="text">
      <style:text-properties officeooo:rsid="0082a18b"/>
    </style:style>
    <style:style style:name="T69" style:family="text">
      <style:text-properties officeooo:rsid="008a49c6"/>
    </style:style>
    <style:style style:name="T70" style:family="text">
      <style:text-properties officeooo:rsid="008adc2b"/>
    </style:style>
    <style:style style:name="T71" style:family="text">
      <style:text-properties officeooo:rsid="008deff7"/>
    </style:style>
    <style:style style:name="T72" style:family="text">
      <style:text-properties officeooo:rsid="008f9c54"/>
    </style:style>
    <style:style style:name="T73" style:family="text">
      <style:text-properties officeooo:rsid="0090d104"/>
    </style:style>
    <style:style style:name="T74" style:family="text">
      <style:text-properties officeooo:rsid="009242c3"/>
    </style:style>
    <style:style style:name="T75" style:family="text">
      <style:text-properties officeooo:rsid="009912b0"/>
    </style:style>
    <style:style style:name="T76" style:family="text">
      <style:text-properties officeooo:rsid="009a97c8"/>
    </style:style>
    <style:style style:name="T77" style:family="text">
      <style:text-properties officeooo:rsid="009ae1b1"/>
    </style:style>
    <style:style style:name="T78" style:family="text">
      <style:text-properties officeooo:rsid="009be9f1"/>
    </style:style>
    <style:style style:name="T79" style:family="text">
      <style:text-properties officeooo:rsid="009ef87f"/>
    </style:style>
    <style:style style:name="T80" style:family="text">
      <style:text-properties officeooo:rsid="00a0399a"/>
    </style:style>
    <style:style style:name="T81" style:family="text">
      <style:text-properties officeooo:rsid="00a0d396"/>
    </style:style>
    <style:style style:name="T82" style:family="text">
      <style:text-properties officeooo:rsid="00a1a306"/>
    </style:style>
    <style:style style:name="T83" style:family="text">
      <style:text-properties officeooo:rsid="00a6236b"/>
    </style:style>
    <style:style style:name="T84" style:family="text">
      <style:text-properties officeooo:rsid="00a99d63"/>
    </style:style>
    <style:style style:name="T85" style:family="text">
      <style:text-properties officeooo:rsid="00ab86d6"/>
    </style:style>
    <style:style style:name="T86" style:family="text">
      <style:text-properties officeooo:rsid="00ad2e52"/>
    </style:style>
    <style:style style:name="T87" style:family="text">
      <style:text-properties officeooo:rsid="00afda2f"/>
    </style:style>
    <style:style style:name="T88" style:family="text">
      <style:text-properties officeooo:rsid="00b629f8"/>
    </style:style>
    <style:style style:name="T89" style:family="text">
      <style:text-properties officeooo:rsid="00b87f8e"/>
    </style:style>
    <style:style style:name="T90" style:family="text">
      <style:text-properties officeooo:rsid="00ba17fe"/>
    </style:style>
    <style:style style:name="T91" style:family="text">
      <style:text-properties officeooo:rsid="00bcaab5"/>
    </style:style>
    <style:style style:name="T92" style:family="text">
      <style:text-properties officeooo:rsid="00bd2217"/>
    </style:style>
    <style:style style:name="T93" style:family="text">
      <style:text-properties officeooo:rsid="00c4cb0a"/>
    </style:style>
    <style:style style:name="T94" style:family="text">
      <style:text-properties officeooo:rsid="00c79f4c"/>
    </style:style>
    <style:style style:name="T95" style:family="text">
      <style:text-properties officeooo:rsid="00c80e87"/>
    </style:style>
    <style:style style:name="T96" style:family="text">
      <style:text-properties officeooo:rsid="00c87e5a"/>
    </style:style>
    <style:style style:name="T97" style:family="text">
      <style:text-properties officeooo:rsid="00cd692d"/>
    </style:style>
    <style:style style:name="T98" style:family="text">
      <style:text-properties officeooo:rsid="00ceb20b"/>
    </style:style>
    <style:style style:name="T99" style:family="text">
      <style:text-properties officeooo:rsid="00d01c61"/>
    </style:style>
    <style:style style:name="T100" style:family="text">
      <style:text-properties officeooo:rsid="00d8b008"/>
    </style:style>
    <style:style style:name="T101" style:family="text">
      <style:text-properties officeooo:rsid="00dcc223"/>
    </style:style>
    <style:style style:name="T102" style:family="text">
      <style:text-properties officeooo:rsid="00de8bd4"/>
    </style:style>
    <style:style style:name="T103" style:family="text">
      <style:text-properties officeooo:rsid="00e498b0"/>
    </style:style>
    <style:style style:name="T104" style:family="text">
      <style:text-properties officeooo:rsid="00e8c412"/>
    </style:style>
    <style:style style:name="T105" style:family="text">
      <style:text-properties officeooo:rsid="00eb7374"/>
    </style:style>
    <style:style style:name="T106" style:family="text">
      <style:text-properties officeooo:rsid="00ed2bcb"/>
    </style:style>
    <style:style style:name="T107" style:family="text">
      <style:text-properties officeooo:rsid="00f02336"/>
    </style:style>
    <style:style style:name="T108" style:family="text">
      <style:text-properties officeooo:rsid="00f07d62"/>
    </style:style>
    <style:style style:name="T109" style:family="text">
      <style:text-properties officeooo:rsid="00f2fdaa"/>
    </style:style>
    <style:style style:name="T110" style:family="text">
      <style:text-properties officeooo:rsid="00f745d4"/>
    </style:style>
    <style:style style:name="T111" style:family="text">
      <style:text-properties officeooo:rsid="00fa834f"/>
    </style:style>
    <style:style style:name="T112" style:family="text">
      <style:text-properties officeooo:rsid="00fec097"/>
    </style:style>
    <style:style style:name="T113" style:family="text">
      <style:text-properties officeooo:rsid="0103f694"/>
    </style:style>
    <style:style style:name="T114" style:family="text">
      <style:text-properties officeooo:rsid="0106307b"/>
    </style:style>
    <style:style style:name="T115" style:family="text">
      <style:text-properties officeooo:rsid="0106dadd"/>
    </style:style>
    <style:style style:name="T116" style:family="text">
      <style:text-properties officeooo:rsid="010757b6"/>
    </style:style>
    <style:style style:name="T117" style:family="text">
      <style:text-properties officeooo:rsid="01093792"/>
    </style:style>
    <style:style style:name="T118" style:family="text">
      <style:text-properties officeooo:rsid="010db684"/>
    </style:style>
    <style:style style:name="T119" style:family="text">
      <style:text-properties officeooo:rsid="01113442"/>
    </style:style>
    <style:style style:name="T120" style:family="text">
      <style:text-properties officeooo:rsid="0111dd39"/>
    </style:style>
    <style:style style:name="T121" style:family="text">
      <style:text-properties style:text-underline-style="none"/>
    </style:style>
    <style:style style:name="T122" style:family="text">
      <style:text-properties style:text-underline-style="none" officeooo:rsid="0115b2bd"/>
    </style:style>
    <style:style style:name="T123" style:family="text">
      <style:text-properties officeooo:rsid="011a43f4"/>
    </style:style>
    <style:style style:name="T124" style:family="text">
      <style:text-properties officeooo:rsid="011cec5d"/>
    </style:style>
    <style:style style:name="T125" style:family="text">
      <style:text-properties officeooo:rsid="011fb83c"/>
    </style:style>
    <style:style style:name="T126" style:family="text">
      <style:text-properties officeooo:rsid="01221ed3"/>
    </style:style>
    <style:style style:name="T127" style:family="text">
      <style:text-properties officeooo:rsid="0122fb23"/>
    </style:style>
    <style:style style:name="T128" style:family="text">
      <style:text-properties officeooo:rsid="012714a8"/>
    </style:style>
    <style:style style:name="T129" style:family="text">
      <style:text-properties officeooo:rsid="012c0e02"/>
    </style:style>
    <style:style style:name="T130" style:family="text">
      <style:text-properties officeooo:rsid="012cc3bd"/>
    </style:style>
    <style:style style:name="T131" style:family="text">
      <style:text-properties officeooo:rsid="012ced0e"/>
    </style:style>
    <style:style style:name="T132" style:family="text">
      <style:text-properties officeooo:rsid="012e83e2"/>
    </style:style>
    <style:style style:name="T133" style:family="text">
      <style:text-properties officeooo:rsid="012ef649"/>
    </style:style>
    <style:style style:name="T134" style:family="text">
      <style:text-properties officeooo:rsid="0130af38"/>
    </style:style>
    <style:style style:name="T135" style:family="text">
      <style:text-properties officeooo:rsid="0130afd3"/>
    </style:style>
    <style:style style:name="T136" style:family="text">
      <style:text-properties officeooo:rsid="0130eac0"/>
    </style:style>
    <style:style style:name="T137" style:family="text">
      <style:text-properties officeooo:rsid="0132000a"/>
    </style:style>
    <style:style style:name="T138" style:family="text">
      <style:text-properties officeooo:rsid="01321ea6"/>
    </style:style>
    <style:style style:name="T139" style:family="text">
      <style:text-properties officeooo:rsid="01336ef2"/>
    </style:style>
    <style:style style:name="T140" style:family="text">
      <style:text-properties officeooo:rsid="01352d06"/>
    </style:style>
    <style:style style:name="T141" style:family="text">
      <style:text-properties officeooo:rsid="01382e20"/>
    </style:style>
    <style:style style:name="T142" style:family="text">
      <style:text-properties officeooo:rsid="013e5df8"/>
    </style:style>
    <style:style style:name="T143" style:family="text">
      <style:text-properties officeooo:rsid="01401bf2"/>
    </style:style>
    <style:style style:name="T144" style:family="text">
      <style:text-properties officeooo:rsid="014298cd"/>
    </style:style>
    <style:style style:name="T145" style:family="text">
      <style:text-properties officeooo:rsid="0145763a"/>
    </style:style>
    <style:style style:name="T146" style:family="text">
      <style:text-properties officeooo:rsid="0146bd71"/>
    </style:style>
    <style:style style:name="T147" style:family="text">
      <style:text-properties officeooo:rsid="01493485"/>
    </style:style>
    <style:style style:name="T148" style:family="text">
      <style:text-properties officeooo:rsid="014a86fb"/>
    </style:style>
    <style:style style:name="T149" style:family="text">
      <style:text-properties officeooo:rsid="014bca74"/>
    </style:style>
    <style:style style:name="T150" style:family="text">
      <style:text-properties officeooo:rsid="01521530"/>
    </style:style>
    <style:style style:name="T151" style:family="text">
      <style:text-properties officeooo:rsid="0154e01d"/>
    </style:style>
    <style:style style:name="T152" style:family="text">
      <style:text-properties officeooo:rsid="01584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R PRIMER PROYECTO DJANGO</text:p>
      <text:p text:style-name="P2"/>
      <text:p text:style-name="P186"/>
      <text:p text:style-name="P1"/>
      <text:p text:style-name="P1">Primer paso: descargar django</text:p>
      <text:p text:style-name="P1">segundo paso: buscar la carpeta donde se utilizara el proyecto desde la terminal</text:p>
      <text:p text:style-name="P1">tercer paso: <text:s/><text:tab/>iniciar proyecto djando con el siguiente codigo en la terminal</text:p>
      <text:p text:style-name="P1"><text:s text:c="12"/>[django-admin startproject ‘nombre del proyecto</text:p>
      <text:p text:style-name="P1"/>
      <text:p text:style-name="P1">#para poder visualizar todos los comandos de el archivo creado de django manage.py</text:p>
      <text:p text:style-name="P1">debemos ingresar a la carpeta creada por la terminal y ejecutar en la terminal el siguiente comando</text:p>
      <text:p text:style-name="P1"><text:s text:c="5"/>[manage.py help]</text:p>
      <text:p text:style-name="P1">#con esto puedes ver todas las funciones que tiene manage.py para el proyecto</text:p>
      <text:p text:style-name="P1"/>
      <text:p text:style-name="P1">quinto paso: creamos la base de datos con sql3 que es la base de datos por defecto de django</text:p>
      <text:p text:style-name="P1">en la terminal ponemos el siguiente codigo</text:p>
      <text:p text:style-name="P1"><text:s text:c="5"/>[python manage.py migrate]</text:p>
      <text:p text:style-name="P1"/>
      <text:p text:style-name="P1">sexto paso: para comprobar el paso 5 y visualizar como va quedando el proyecto , se usa el servidor por defecto de django, para eso se usa el siguiente comando en la terminal</text:p>
      <text:p text:style-name="P1"><text:s text:c="6"/>[python manage.py runserver]</text:p>
      <text:p text:style-name="P1">con esto tendremos en la terminal la url que usaremos en un navegador y sera nuestro servidor local</text:p>
      <text:p text:style-name="P1"/>
      <text:p text:style-name="P1"/>
      <text:p text:style-name="P2">CREAR PRIMERA PAGINA DJANGO</text:p>
      <text:p text:style-name="P2"/>
      <text:p text:style-name="P2">PASO1: Crear la carpeta views en visual studio code , lo creas en la carpeta creada donde guardaste la creacion de django , tiene que quedar junto a __init__.py y los demas archivos</text:p>
      <text:p text:style-name="P2"/>
      <text:p text:style-name="P2">PASO2: Toca importar reponsehttp en visual estudio para poder utilizar django y podamos configurar la parte visual, esto se importa en la carpeta recien creada views.py</text:p>
      <text:p text:style-name="P2"><text:s text:c="11"/>[from django.http import HttpResponse</text:p>
      <text:p text:style-name="P2"/>
      <text:p text:style-name="P2">PASO3: Para cada def se tiene que poner el parametro request para que nos devuelva una vista, esto solo para las vistas por eso se usa en el archivo views.py </text:p>
      <text:p text:style-name="P2"/>
      <text:p text:style-name="P2"><text:s text:c="15"/>[def saludo(request): #primera vista</text:p>
      <text:p text:style-name="P2"><text:s text:c="22"/>[return HttpResponse(“hola esta es la primera vista”)]</text:p>
      <text:p text:style-name="P2">return toca ponerle http response para que nos devuelva lo que se quiere mostrar en la pagina</text:p>
      <text:p text:style-name="P2"/>
      <text:p text:style-name="P2">PASO4: En el archivo url.py se usa todas las urls de las vistas de la pagina web, dentro de la tupla se pone todos los urls que quieres agregar y las vistas que quiere relizar un ejemplo claro es dentro de la tupla poner la siguiente sintaxis</text:p>
      <text:p text:style-name="P2"><text:s text:c="13"/>[path(‘saludo/’saludo),]</text:p>
      <text:p text:style-name="P2">saludo/ es donde se termina la url para ver la vista y saludo es la vista que se creo en views.py</text:p>
      <text:p text:style-name="P2"/>
      <text:p text:style-name="P2">PASO5: Se tiene que importar la vista que se creo en views.py y para eso se usa el siguiente codigo</text:p>
      <text:p text:style-name="P2"><text:s text:c="9"/>[from <text:span text:style-name="T1">formulario</text:span>.views import saludo]</text:p>
      <text:p text:style-name="P2">donde <text:span text:style-name="T1">formulario</text:span>.views es: la carpeta <text:span text:style-name="T1">que contiene archivo views.py </text:span><text:s/>junto al archivo views.<text:span text:style-name="T1">py</text:span></text:p>
      <text:p text:style-name="P2">donde saludo es: la def que se creo para la primera vista en el archivo views.py</text:p>
      <text:p text:style-name="P2"/>
      <text:p text:style-name="P3">PARAMETROS URL</text:p>
      <text:p text:style-name="P3"><text:soft-page-break/></text:p>
      <text:p text:style-name="P3">DATOCURIOSO: <text:s/>en el return que se encuentra en la primera vista en el archivo views.py se puede agregar sintaxis html para modificar la vista 1</text:p>
      <text:p text:style-name="P3">sin embargo se puede usar la sintaxis html en una variable y luego volverla ejecutable en return</text:p>
      <text:p text:style-name="P3">la sintaxis html tiene que ir entre comillas, tambien se puede usar triple comilla para dejar espacios</text:p>
      <text:p text:style-name="P3"><text:s text:c="6"/>[documneto= sintaxis html <text:s/></text:p>
      <text:p text:style-name="P3"><text:s text:c="9"/>return HttpResponse(documento)]</text:p>
      <text:p text:style-name="P3"/>
      <text:p text:style-name="P3"/>
      <text:p text:style-name="P3">PLANTILLAS</text:p>
      <text:p text:style-name="P3"/>
      <text:p text:style-name="P3">son cadenas de texto que tenga codigo html, o con cualquier documento de texto plano</text:p>
      <text:p text:style-name="P3"/>
      <text:p text:style-name="P3">sirven para separar la parte logica de la parte visual de un documento web </text:p>
      <text:p text:style-name="P3"/>
      <text:p text:style-name="P3">se usa guardando el documento html en una carpeta aparte del proyecto y luego se manda a llamar en la vista</text:p>
      <text:p text:style-name="P3"/>
      <text:p text:style-name="P3">ventajas.</text:p>
      <text:p text:style-name="P3">Se puede manipular la parte visual cuidando el proyecto</text:p>
      <text:p text:style-name="P3">se puede trabajar a la vez en las dos disciplinas logica y diseño</text:p>
      <text:p text:style-name="P3"/>
      <text:p text:style-name="P3">¿como se usan las plantillas?</text:p>
      <text:p text:style-name="P3">1) creacion objeto de tipo template</text:p>
      <text:p text:style-name="P3"><text:s text:c="8"/>[ptl=Template(doc_externo.read())]</text:p>
      <text:p text:style-name="P3"/>
      <text:p text:style-name="P3">2) creacion de contexto</text:p>
      <text:p text:style-name="P3">datos adicionales para el template (variables,funciones,ect) <text:s text:c="4"/></text:p>
      <text:p text:style-name="P3"/>
      <text:p text:style-name="P3">[ctx = context()]</text:p>
      <text:p text:style-name="P3"/>
      <text:p text:style-name="P3">3) renderizado del objeto template</text:p>
      <text:p text:style-name="P3"><text:s text:c="4"/>[dicumento=ptl.dender(ctx)</text:p>
      <text:p text:style-name="P3"/>
      <text:p text:style-name="P3">PRIMERA PLANTILLA</text:p>
      <text:p text:style-name="P3">1)Crea un archivo donde se guardara el archivo html dentro de la carpeta creada para plantillas dentro de __init__.py y las demas visualizaciones</text:p>
      <text:p text:style-name="P3"/>
      <text:p text:style-name="P3">2) se crea una variable donde queremos agregar la plantilla para eso la usaremos en el def de la vista 1 que se utilizara en el archivo views.py</text:p>
      <text:p text:style-name="P3"/>
      <text:p text:style-name="P3"><text:s/>[doc_externo = open(“la direccion de las carpetas donde se encuentra la plantilla”)]</text:p>
      <text:p text:style-name="P3"/>
      <text:p text:style-name="P3">[plt = Template(doc_externo.read())]</text:p>
      <text:p text:style-name="P3"/>
      <text:p text:style-name="P3">[doc_externo.close()]</text:p>
      <text:p text:style-name="P4"/>
      <text:p text:style-name="P4">importante se tiene que importar <text:s/>template y contextse usa el siguiente codigo</text:p>
      <text:p text:style-name="P4"><text:s text:c="3"/>[from django.template import Template, context]</text:p>
      <text:p text:style-name="P4"/>
      <text:p text:style-name="P4">[ctx=ontext()]</text:p>
      <text:p text:style-name="P4"/>
      <text:p text:style-name="P4"><text:soft-page-break/>despues toca renderizar el documento</text:p>
      <text:p text:style-name="P4"/>
      <text:p text:style-name="P4">documento=plt.render(ctx)</text:p>
      <text:p text:style-name="P4"/>
      <text:p text:style-name="P4">y por ultimo el return donde se vera la vista1 se pone la variable documento que es donde se rendezara y mostrara el documento html</text:p>
      <text:p text:style-name="P4"/>
      <text:p text:style-name="P4"/>
      <text:p text:style-name="P4">PLANTILLA VARIABLES Y OBJETOS</text:p>
      <text:p text:style-name="P4">*Uso de variables en plantillas</text:p>
      <text:p text:style-name="P4">*Acceso a objetos y propiedades desde plantillas</text:p>
      <text:p text:style-name="P4"><text:s text:c="4"/>-uso de diccionarios en contexto</text:p>
      <text:p text:style-name="P4"/>
      <text:p text:style-name="P4">PASO1: Se crea una variable en el archivo views.py <text:s/>en este caso la variable va ser </text:p>
      <text:p text:style-name="P4">usuario = “adolfo”</text:p>
      <text:p text:style-name="P4">PASO2: En el archivo views en el ctx=Context() dentro de la funcion se usa una clave llamada usuario_nombre: variable creada</text:p>
      <text:p text:style-name="P4"/>
      <text:p text:style-name="P4">quedaria de esta forma</text:p>
      <text:p text:style-name="P4">usuario=”Adolfo herazo”</text:p>
      <text:p text:style-name="P4">ctx=Context({“usuario_nombre”:usuario})</text:p>
      <text:p text:style-name="P4"/>
      <text:p text:style-name="P4">PASO3: en el archivo html se agrega p de parrafo y se menciona con doble llave la clave que pusimos en el ctx=Context</text:p>
      <text:p text:style-name="P4">quedaria algo asi</text:p>
      <text:p text:style-name="P4"><text:s/></text:p>
      <text:p text:style-name="P4">&lt;p&gt; el nombre del usuario es {{usuario_nombre}} &lt;/p&gt;</text:p>
      <text:p text:style-name="P4">tambien se puede usar los nombres directamente en el diccionario sin necesidad de crear unas variables</text:p>
      <text:p text:style-name="P4"/>
      <text:p text:style-name="P4"/>
      <text:p text:style-name="P4">OBJETOS</text:p>
      <text:p text:style-name="P4">tambien se puede usar objetos como usamos las variables </text:p>
      <text:p text:style-name="P4">PASO1: Crear class y tambien inicializarla en views.py</text:p>
      <text:p text:style-name="P4">PASO2: Dentro de la def vista1 se crea el objeto al que queremos agregar</text:p>
      <text:p text:style-name="P4">PASO3: se usa el objeto que creamos en la ctx</text:p>
      <text:p text:style-name="P4">PASO4: usamos la clave en el parrafo html </text:p>
      <text:p text:style-name="P4"/>
      <text:p text:style-name="P4">PLANTILLAS3</text:p>
      <text:p text:style-name="P4">*llamar metodos desde plantillas</text:p>
      <text:p text:style-name="P4"><text:s text:c="6"/>-jerarquia u orden en llamadeas desde plantillas</text:p>
      <text:p text:style-name="P4">*uso de listas en contexto y plantillas</text:p>
      <text:p text:style-name="P4">*estructuras de control de flujo en plantillas</text:p>
      <text:p text:style-name="P4"/>
      <text:p text:style-name="P4">como agregar una lista</text:p>
      <text:p text:style-name="P4">PASO1 = en ctx=Context() se puede agregar la lista directamente o tambien se puede crear una variable por fuera de defvista1 y asignarla en ctx, quedaria de esta forma ejemplos:</text:p>
      <text:p text:style-name="P4">ejemplo1:</text:p>
      <text:p text:style-name="P4"><text:s text:c="5"/>lista1= [“plantillas”,”modelos”,”formulas”]</text:p>
      <text:p text:style-name="P4"/>
      <text:p text:style-name="P4"><text:s text:c="6"/>ctx=Context(“temas”:lista1)</text:p>
      <text:p text:style-name="P4"/>
      <text:p text:style-name="P4"><text:soft-page-break/>ejemplo2: </text:p>
      <text:p text:style-name="P4"><text:s text:c="5"/>ctx=Context(“temas”:[“plantillas”,”modelos”,”formulas”]</text:p>
      <text:p text:style-name="P4">PASO2: se crea un parrafo en el archivo html y dentro se pone la clave donde se guardo la lista</text:p>
      <text:p text:style-name="P4"><text:s text:c="5"/>&lt;p&gt; {{temas}} &lt;/p&gt;</text:p>
      <text:p text:style-name="P4"/>
      <text:p text:style-name="P4">si quisieramos acceder de manera individual elementos de la lista se usa la nomenclatura de lista </text:p>
      <text:p text:style-name="P4"/>
      <text:p text:style-name="P5"><text:s text:c="2"/>&lt;p&gt; {{temas.1}}&lt;/p&gt;</text:p>
      <text:p text:style-name="P5"/>
      <text:p text:style-name="P5">jerarquia u orden de llamadas desde plantillas</text:p>
      <text:p text:style-name="P5">diccionario</text:p>
      <text:p text:style-name="P5">atributo</text:p>
      <text:p text:style-name="P5">metodo</text:p>
      <text:p text:style-name="P5">indice de lista</text:p>
      <text:p text:style-name="P5"/>
      <text:p text:style-name="P5">USO DEL BUCLE FOR</text:p>
      <text:p text:style-name="P6">Cuando se va agregar un bucle a un archivo html no se le pone dos llaves como hacemos con variables y objetos , lo que hacemos es agregarle una llave, tambien se debe usar el valor del porcentaje ya lo veremos </text:p>
      <text:p text:style-name="P6">PASO1: en el archivo html agregar entre el parrafor la siguiente sintaxis</text:p>
      <text:p text:style-name="P6">&lt;p&gt; </text:p>
      <text:p text:style-name="P6">{%for variable in <text:span text:style-name="T2">lista</text:span> %}</text:p>
      <text:p text:style-name="P6"><text:s text:c="6"/>{{variable}}</text:p>
      <text:p text:style-name="P6"/>
      <text:p text:style-name="P6">{%endfor %}</text:p>
      <text:p text:style-name="P6">&lt;/p&gt;</text:p>
      <text:p text:style-name="P6"/>
      <text:p text:style-name="P6">el if funciona de la misma manera que el bucle for , la sintaxis es igual </text:p>
      <text:p text:style-name="P5"/>
      <text:p text:style-name="P6">para usar metodos en html se usa normal la diferencia es que no se pone parentesis ejemplo</text:p>
      <text:p text:style-name="P6"/>
      <text:p text:style-name="P6"><text:s text:c="4"/>{{nombre.upper}}</text:p>
      <text:p text:style-name="P6"/>
      <text:p text:style-name="P7">FILTROS </text:p>
      <text:p text:style-name="P7">Existen filtros en html que puede cambiar las caracteristicas de lo que se va mostrar por ejemplo queremos que se muestre la primera letra de una lista , y para eso se agrega first continuando el ejemplo de for</text:p>
      <text:p text:style-name="P7"/>
      <text:p text:style-name="P7"><text:s text:c="7"/>{%for variable in lista%}</text:p>
      <text:p text:style-name="P7"><text:s text:c="22"/>&lt;li&gt; {{variable|first}} &lt;/li&gt;</text:p>
      <text:p text:style-name="P7"/>
      <text:p text:style-name="P7"><text:s text:c="8"/>{%endfor%}</text:p>
      <text:p text:style-name="P7"/>
      <text:p text:style-name="P7"/>
      <text:p text:style-name="P7">CARGADORES DE PLANTILLAS</text:p>
      <text:p text:style-name="P7">Hay formas mas optimas de cargar plantillas , y asi cargar bastantes en un poroyecto grande </text:p>
      <text:p text:style-name="P7">toca indicarle a django donde guardamos todas las plantillas y para eso se creo la carpeta plantilla</text:p>
      <text:p text:style-name="P7"/>
      <text:p text:style-name="P7">PASO1: Importar el loader en el archivo views</text:p>
      <text:p text:style-name="P7">from django.template import loader</text:p>
      <text:p text:style-name="P7"/>
      <text:p text:style-name="P7">PASO2: <text:s/>Se abre el archivo setting </text:p>
      <text:p text:style-name="P7"><text:soft-page-break/>y en la tupla templates buscas dirs , y agregas la direccion de la carpeta donde se encuentra las plantillas+</text:p>
      <text:p text:style-name="P7">EJEMPLO:</text:p>
      <text:p text:style-name="P7">‘DIRS’=[‘C/Documentos/ect /carpeta de plantillas’],</text:p>
      <text:p text:style-name="P7"/>
      <text:p text:style-name="P7">PASO3: En views.py se crea una variable donde se usara loader para llamar las plantillas </text:p>
      <text:p text:style-name="P7">variable=loader.get_template(‘miplantilla.html)</text:p>
      <text:p text:style-name="P7"/>
      <text:p text:style-name="P5"/>
      <text:p text:style-name="P7">PASO4: Al momento de renderizar se le pone un diccionario</text:p>
      <text:p text:style-name="P7">otravariable=variable.render({“nombre_persona”:p1.nombre,”apellido_persona:p1.apellido})</text:p>
      <text:p text:style-name="P7"/>
      <text:p text:style-name="P7"/>
      <text:p text:style-name="P4"/>
      <text:p text:style-name="P4"><text:s text:c="3"/><text:span text:style-name="T3">CREACION DE PAGINA WEB COMPLETA</text:span></text:p>
      <text:p text:style-name="P8"/>
      <text:p text:style-name="P186">VIDEO 1 PARA EL PROYECTO FINAL</text:p>
      <text:p text:style-name="P8"/>
      <text:p text:style-name="P8">La estructura de una pagina web consta de varias partes consta de </text:p>
      <text:p text:style-name="P8"/>
      <text:p text:style-name="P8">-logo tipo</text:p>
      <text:p text:style-name="P8">-menu</text:p>
      <text:p text:style-name="P8">-zona de carga de contenidos</text:p>
      <text:p text:style-name="P8">-pie de pagina</text:p>
      <text:p text:style-name="P8"/>
      <text:p text:style-name="P8">LO QUE SE HARA</text:p>
      <text:p text:style-name="P8">*creacion de URLS y vistas</text:p>
      <text:p text:style-name="P8">*creacion de plantillas y herencias</text:p>
      <text:p text:style-name="P8">*manejar archivos externos</text:p>
      <text:p text:style-name="P8">*configuracion de panel de administracion</text:p>
      <text:p text:style-name="P8">*configuracion y conexion con BBDD</text:p>
      <text:p text:style-name="P8">*CRUD con BBDD</text:p>
      <text:p text:style-name="P8">*Trabajo con formularios y envio de mails</text:p>
      <text:p text:style-name="P8">*despliegue</text:p>
      <text:p text:style-name="P8"/>
      <text:p text:style-name="P186">VIDEO 2</text:p>
      <text:p text:style-name="P8">VISTAS Y URLS</text:p>
      <text:p text:style-name="P8"/>
      <text:p text:style-name="P8">las urls que existiran sera :</text:p>
      <text:p text:style-name="P8">en el menu Home,servicios,tienda,bloq,contacto, y fuera de menu admin</text:p>
      <text:p text:style-name="P8"/>
      <text:p text:style-name="P8">1 PASO: crear proyecto django en una carpeta</text:p>
      <text:p text:style-name="P8"><text:s text:c="15"/>-en la terminal dirigirnos a la carpeta creada</text:p>
      <text:p text:style-name="P8"><text:s text:c="15"/>-para crear proyecto usar el comando en la terminal</text:p>
      <text:p text:style-name="P8"><text:s text:c="25"/>*django-admin startproject ‘nombre de proyecto’</text:p>
      <text:p text:style-name="P8"><text:s text:c="15"/>-ir desde la terminal al proyecto que se acabo de crear </text:p>
      <text:p text:style-name="P8"><text:s text:c="15"/>- luego usar la terminal para crear la aplicacion</text:p>
      <text:p text:style-name="P8"><text:s text:c="27"/>*python3 manage.py startapp ‘nombre de la aplicacion’</text:p>
      <text:p text:style-name="P8">2 PASO: abrir en la terminal el runserver</text:p>
      <text:p text:style-name="P8">3 PASO: poner la url en el navegador</text:p>
      <text:p text:style-name="P8">4 PASO: Importar el render y el http en views.py que se encuentra dentro de la app</text:p>
      <text:p text:style-name="P8"><text:s text:c="4"/>from django.shortcutus import render, Httpresponse</text:p>
      <text:p text:style-name="P156"><text:soft-page-break/><text:span text:style-name="T3"><text:s text:c="4"/></text:span><text:span text:style-name="T23">from</text:span><text:span text:style-name="T10"> django.shortcuts </text:span><text:span text:style-name="T23">import</text:span><text:span text:style-name="T10"> render, HttpResponse</text:span></text:p>
      <text:p text:style-name="P15"/>
      <text:p text:style-name="P8"/>
      <text:p text:style-name="P8">5 PASO: Crear una funcion def para crear la listas</text:p>
      <text:p text:style-name="P156"><text:span text:style-name="T3"><text:s text:c="3"/>como son 5 urls se necesitan 5 vistas para el menu se crea en views.py que se encuentra en la app </text:span><text:span text:style-name="T9">def</text:span><text:span text:style-name="T10"> </text:span><text:span text:style-name="T29">home</text:span><text:span text:style-name="T10">(</text:span><text:span text:style-name="T12">request</text:span><text:span text:style-name="T10">):</text:span></text:p>
      <text:p text:style-name="P15"><text:span text:style-name="T22">return</text:span> HttpResponse(<text:span text:style-name="T13">"Home"</text:span>)</text:p>
      <text:p text:style-name="P152"/>
      <text:p text:style-name="P15"><text:span text:style-name="T8">def</text:span> <text:span text:style-name="T28">servicios</text:span>(<text:span text:style-name="T11">request</text:span>):</text:p>
      <text:p text:style-name="P15"><text:span text:style-name="T22">return</text:span> HttpResponse(<text:span text:style-name="T13">"Servicios"</text:span>)</text:p>
      <text:p text:style-name="P152"/>
      <text:p text:style-name="P15"><text:span text:style-name="T8">def</text:span> <text:span text:style-name="T28">tienda</text:span>(<text:span text:style-name="T11">request</text:span>):</text:p>
      <text:p text:style-name="P15"><text:span text:style-name="T22">return</text:span> HttpResponse(<text:span text:style-name="T13">"Tienda"</text:span>)</text:p>
      <text:p text:style-name="P152"/>
      <text:p text:style-name="P15"><text:span text:style-name="T8">def</text:span> <text:span text:style-name="T28">bloq</text:span>(<text:span text:style-name="T11">request</text:span>):</text:p>
      <text:p text:style-name="P15"><text:span text:style-name="T22">return</text:span> HttpResponse(<text:span text:style-name="T13">"Bloq"</text:span>)</text:p>
      <text:p text:style-name="P152"/>
      <text:p text:style-name="P15"><text:span text:style-name="T8">def</text:span> <text:span text:style-name="T28">contact</text:span><text:span text:style-name="T30">ar</text:span>(<text:span text:style-name="T11">request</text:span>):</text:p>
      <text:p text:style-name="P15"><text:span text:style-name="T22">return</text:span> HttpResponse(<text:span text:style-name="T13">"Contacto"</text:span>)</text:p>
      <text:p text:style-name="P8"/>
      <text:p text:style-name="P8"/>
      <text:p text:style-name="P8">6 PASO: Se crea la configuracion de las urls “PADRE” para eso se importa las views en el archivo urls.py</text:p>
      <text:p text:style-name="P8"/>
      <text:p text:style-name="P156"><text:span text:style-name="T3"><text:s text:c="6"/></text:span><text:span text:style-name="T23">from</text:span><text:span text:style-name="T10"> nombre aplicacion </text:span><text:span text:style-name="T23">import</text:span><text:span text:style-name="T10"> views</text:span></text:p>
      <text:p text:style-name="P8"/>
      <text:p text:style-name="P186">la sintaxis de la url.py del proyecto principal quedaria de esta manera</text:p>
      <text:p text:style-name="P30"><text:span text:style-name="T22">from</text:span> django.contrib <text:span text:style-name="T22">import</text:span> admin</text:p>
      <text:p text:style-name="P15"><text:span text:style-name="T22">from</text:span> django.urls <text:span text:style-name="T22">import</text:span> path</text:p>
      <text:p text:style-name="P15"><text:span text:style-name="T22">from</text:span> Walk <text:span text:style-name="T22">import</text:span> views</text:p>
      <text:p text:style-name="P186"/>
      <text:p text:style-name="P8"><text:s text:c="7"/></text:p>
      <text:p text:style-name="P8">7 PASO: Se crea las urls que seran usadas en el servidor</text:p>
      <text:p text:style-name="P8"/>
      <text:p text:style-name="P156"><text:span text:style-name="T3"><text:s/></text:span><text:span text:style-name="T10">urlpatterns </text:span><text:span text:style-name="T25">=</text:span><text:span text:style-name="T10"> [</text:span></text:p>
      <text:p text:style-name="P15"><text:s text:c="10"/>path(<text:span text:style-name="T13">''</text:span>,views.home, <text:span text:style-name="T11">name</text:span><text:span text:style-name="T24">=</text:span><text:span text:style-name="T13">"Home"</text:span>),</text:p>
      <text:p text:style-name="P15"><text:s text:c="10"/>path(<text:span text:style-name="T13">'servicios'</text:span>,views.servicios, <text:span text:style-name="T11">name</text:span><text:span text:style-name="T24">=</text:span><text:span text:style-name="T13">"Servicios"</text:span>),</text:p>
      <text:p text:style-name="P15"><text:s text:c="10"/>path(<text:span text:style-name="T13">'tienda'</text:span>,views.tienda, <text:span text:style-name="T11">name</text:span><text:span text:style-name="T24">=</text:span><text:span text:style-name="T13">"Tienda"</text:span>),</text:p>
      <text:p text:style-name="P15"><text:s text:c="10"/>path(<text:span text:style-name="T13">'bloq'</text:span>,views.bloq, <text:span text:style-name="T11">name</text:span><text:span text:style-name="T24">=</text:span><text:span text:style-name="T13">"Bloq"</text:span>),</text:p>
      <text:p text:style-name="P15"><text:s text:c="10"/>path(<text:span text:style-name="T13">'contact</text:span><text:span text:style-name="T16">ar</text:span><text:span text:style-name="T13">'</text:span>,views.contact<text:span text:style-name="T37">ar</text:span>, <text:span text:style-name="T11">name</text:span><text:span text:style-name="T24">=</text:span><text:span text:style-name="T13">"Contacto"</text:span>),</text:p>
      <text:p text:style-name="P15">]</text:p>
      <text:p text:style-name="P8"/>
      <text:p text:style-name="P8">TERCER VIDEO</text:p>
      <text:p text:style-name="P8">como organizar las urls si tenemos varias aplicaciones dentro del proyecto</text:p>
      <text:p text:style-name="P8">por ejemplo existe el archivo url.py creado por defecto por django, este seria la url padre, la que servira para varios proyectos y usted puede crear urls.py para las aplicaciones digamos si tenemos 3 aplicaciones dentro de la carpeta donde se encuentra la url principal a cada aplicacion se le crea una url.py osea 3 y cuando eso suceda podemos seguir los pasos para conectar las aplicaciones</text:p>
      <text:p text:style-name="P8">como una especie de directorio general</text:p>
      <text:p text:style-name="P8"/>
      <text:p text:style-name="P8">8 PASO:crear archivo urls.py en la carpeta de la aplicacion</text:p>
      <text:p text:style-name="P8">9 PASO: Se importa <text:span text:style-name="T27">en urls.py HIJO </text:span><text:span text:style-name="T37">(aplicacion)</text:span><text:span text:style-name="T27">, </text:span>el path de urls para que funcione <text:s/>la sintaxis seria <text:soft-page-break/>el siguiente</text:p>
      <text:p text:style-name="P8"><text:s text:c="8"/>*from django.urls import path</text:p>
      <text:p text:style-name="P8"><text:s text:c="8"/><text:span text:style-name="T4">*from </text:span><text:span text:style-name="T27">nombre app</text:span><text:span text:style-name="T4"> import views</text:span></text:p>
      <text:p text:style-name="P8"/>
      <text:p text:style-name="P156"><text:span text:style-name="T23"><text:s text:c="8"/>from</text:span><text:span text:style-name="T10"> django.urls </text:span><text:span text:style-name="T23">import</text:span><text:span text:style-name="T10"> path</text:span></text:p>
      <text:p text:style-name="P152"/>
      <text:p text:style-name="P15"><text:span text:style-name="T22"><text:s text:c="8"/>from</text:span> <text:span text:style-name="T37">nombre_aplicacion </text:span><text:s/><text:span text:style-name="T22">import</text:span> views</text:p>
      <text:p text:style-name="P15"/>
      <text:p text:style-name="P8"/>
      <text:p text:style-name="P8"/>
      <text:p text:style-name="P11">ahora que se creo el urls en la app ya podemos usar lo que habiamos puesto en el urls las urls de las vistas las pasamos a urls.py <text:span text:style-name="T37">que se encuentra en el archivo app </text:span><text:span text:style-name="T33">la pasamos cortando en la urls padre queda solo el admin </text:span><text:s/>que creamos en la app</text:p>
      <text:p text:style-name="P11">10 PASO: Se agrega la <text:span text:style-name="T37">siguiente sintaxis </text:span><text:s/>en la urls.py de la app </text:p>
      <text:p text:style-name="P11"/>
      <text:p text:style-name="P22">urlpatterns <text:span text:style-name="T24">=</text:span> [</text:p>
      <text:p text:style-name="P15">path(<text:span text:style-name="T13">''</text:span>,views.home, <text:span text:style-name="T11">name</text:span><text:span text:style-name="T24">=</text:span><text:span text:style-name="T13">"Home"</text:span>),</text:p>
      <text:p text:style-name="P15">path(<text:span text:style-name="T13">'servicios'</text:span>,views.servicios, <text:span text:style-name="T11">name</text:span><text:span text:style-name="T24">=</text:span><text:span text:style-name="T13">"Servicios"</text:span>),</text:p>
      <text:p text:style-name="P15">path(<text:span text:style-name="T13">'tienda'</text:span>,views.tienda, <text:span text:style-name="T11">name</text:span><text:span text:style-name="T24">=</text:span><text:span text:style-name="T13">"Tienda"</text:span>),</text:p>
      <text:p text:style-name="P15">path(<text:span text:style-name="T13">'bloq'</text:span>,views.bloq, <text:span text:style-name="T11">name</text:span><text:span text:style-name="T24">=</text:span><text:span text:style-name="T13">"Bloq"</text:span>),</text:p>
      <text:p text:style-name="P15">path(<text:span text:style-name="T13">'contact</text:span><text:span text:style-name="T16">ar</text:span><text:span text:style-name="T13">'</text:span>,views.contact<text:span text:style-name="T37">ar</text:span>, <text:span text:style-name="T11">name</text:span><text:span text:style-name="T24">=</text:span><text:span text:style-name="T13">"Contacto"</text:span>),</text:p>
      <text:p text:style-name="P15">]</text:p>
      <text:p text:style-name="P9"/>
      <text:p text:style-name="P186">como pueden ver el path admin quedo en la urls.py PADRE,tampoco es necesario importar las vistas de la urls.py PADRE, por eso la sintaxis quedaria de esta manera</text:p>
      <text:p text:style-name="P186"/>
      <text:p text:style-name="P30"><text:span text:style-name="T22">from</text:span> django.contrib <text:span text:style-name="T22">import</text:span> admin</text:p>
      <text:p text:style-name="P15"><text:span text:style-name="T22">from</text:span> django.urls <text:span text:style-name="T22">import</text:span> path</text:p>
      <text:p text:style-name="P153"/>
      <text:p text:style-name="P15">urlpatterns <text:span text:style-name="T24">=</text:span> [</text:p>
      <text:p text:style-name="P15">path(<text:span text:style-name="T13">'admin/'</text:span>, admin.site.urls),</text:p>
      <text:p text:style-name="P15">]</text:p>
      <text:p text:style-name="P186"/>
      <text:p text:style-name="P10"/>
      <text:p text:style-name="P12">11 PASO: Dentro del urls patherns que es la urls.py PADRE se pone el siguiente codigo</text:p>
      <text:p text:style-name="P12">para enlazar las dos urls</text:p>
      <text:p text:style-name="P12"/>
      <text:p text:style-name="P12"><text:s text:c="15"/>path(‘nombre app/’, include(‘nombre app.urls’)),</text:p>
      <text:p text:style-name="P155"><text:span text:style-name="T5"><text:s text:c="15"/></text:span><text:span text:style-name="T10">path(</text:span><text:span text:style-name="T14">'</text:span><text:span text:style-name="T15">W</text:span><text:span text:style-name="T14">alk/'</text:span><text:span text:style-name="T10">, include(</text:span><text:span text:style-name="T14">'walk.urls'</text:span><text:span text:style-name="T10">)),</text:span></text:p>
      <text:p text:style-name="P12"/>
      <text:p text:style-name="P12">y asi se hace para cada aplicacion para enlazar varias aplicaciones al padre</text:p>
      <text:p text:style-name="P12"/>
      <text:p text:style-name="P12">12 PASO:luego agregar el codigo para llamar al include </text:p>
      <text:p text:style-name="P12"><text:s text:c="12"/></text:p>
      <text:p text:style-name="P155"><text:span text:style-name="T5"><text:s text:c="9"/></text:span><text:span text:style-name="T23">from</text:span><text:span text:style-name="T10"> django.urls </text:span><text:span text:style-name="T23">import</text:span><text:span text:style-name="T10"> path, include</text:span></text:p>
      <text:p text:style-name="P34"/>
      <text:p text:style-name="P12"/>
      <text:p text:style-name="P12">eso se agrega en el archivo urls.py PADRE</text:p>
      <text:p text:style-name="P12"/>
      <text:p text:style-name="P186">quedando el archivo urls.py PADRE con la siguiente sintaxis</text:p>
      <text:p text:style-name="P186"/>
      <text:p text:style-name="P30"><text:soft-page-break/><text:span text:style-name="T22">from</text:span> django.contrib <text:span text:style-name="T22">import</text:span> admin</text:p>
      <text:p text:style-name="P15"><text:span text:style-name="T22">from</text:span> django.urls <text:span text:style-name="T22">import</text:span> path, include</text:p>
      <text:p text:style-name="P153"/>
      <text:p text:style-name="P15">urlpatterns <text:span text:style-name="T24">=</text:span> [</text:p>
      <text:p text:style-name="P15">path(<text:span text:style-name="T13">'admin/'</text:span>, admin.site.urls),</text:p>
      <text:p text:style-name="P15">path(<text:span text:style-name="T13">'</text:span><text:span text:style-name="T16">w</text:span><text:span text:style-name="T13">alk/'</text:span>, include(<text:span text:style-name="T13">'walk.urls'</text:span>)),</text:p>
      <text:p text:style-name="P15">]</text:p>
      <text:p text:style-name="P186"/>
      <text:p text:style-name="P186"/>
      <text:p text:style-name="P186">13PASO: Para dejar la urls mas facil de buscar en el navegador entras a urls.py PADRE y dejas en blanco la url para que quede mas corta , quedaria la sintaxis de la siguiente manera</text:p>
      <text:p text:style-name="P186"/>
      <text:p text:style-name="P30">path(<text:span text:style-name="T13">''</text:span>, include(<text:span text:style-name="T13">'walk.urls'</text:span>)),</text:p>
      <text:p text:style-name="P186"/>
      <text:p text:style-name="P12"/>
      <text:p text:style-name="P12">1<text:span text:style-name="T37">4</text:span> PASO: <text:span text:style-name="T6">se crea una carpeta templates dentro de la carpeta de la app, y luego dentro de la carpeta template se crea otra carpeta con el nombre del proyecto hay podremos guardar todas las plantillas que se utilizaran para proyecto </text:span></text:p>
      <text:p text:style-name="P12"/>
      <text:p text:style-name="P13">1<text:span text:style-name="T37">5</text:span> PASO: Se crear un archivo html dentro de la carpeta de las plantillas , en este caso se crea la carpeta home, luego se agrega toda la inicializacion de los archivos html como head y body y demas </text:p>
      <text:p text:style-name="P13"/>
      <text:p text:style-name="P160"/>
      <text:p text:style-name="P15"><text:span text:style-name="T7">&lt;</text:span><text:span text:style-name="T8">html</text:span><text:span text:style-name="T7">&gt;</text:span></text:p>
      <text:p text:style-name="P15"><text:span text:style-name="T7">&lt;</text:span><text:span text:style-name="T8">head</text:span><text:span text:style-name="T7">&gt;</text:span></text:p>
      <text:p text:style-name="P152"/>
      <text:p text:style-name="P15"><text:span text:style-name="T7">&lt;/</text:span><text:span text:style-name="T8">head</text:span><text:span text:style-name="T7">&gt;</text:span></text:p>
      <text:p text:style-name="P15"><text:span text:style-name="T7">&lt;</text:span><text:span text:style-name="T8">body</text:span><text:span text:style-name="T7">&gt;</text:span></text:p>
      <text:p text:style-name="P15">home</text:p>
      <text:p text:style-name="P15"><text:span text:style-name="T7">&lt;/</text:span><text:span text:style-name="T8">body</text:span><text:span text:style-name="T7">&gt;</text:span></text:p>
      <text:p text:style-name="P15"><text:span text:style-name="T7">&lt;/</text:span><text:span text:style-name="T8">html</text:span><text:span text:style-name="T7">&gt;</text:span></text:p>
      <text:p text:style-name="P25"/>
      <text:p text:style-name="P14">1<text:span text:style-name="T37">6 </text:span>PASO:<text:span text:style-name="T32">se crea una plantilla por cada vista y se guarda en la carpeta que se creo para las carpetas con la sintaxis html de estructura</text:span></text:p>
      <text:p text:style-name="P14"/>
      <text:p text:style-name="P14"/>
      <text:p text:style-name="P157">1<text:span text:style-name="T37">7 </text:span>PASO: Toca registrar la aplicacion se va a settings.py a la seccion INSTALLED_APPS</text:p>
      <text:p text:style-name="P14"><text:span text:style-name="T32">y se agrega el siguiente codigo <text:s/></text:span><text:s/></text:p>
      <text:p text:style-name="P23"/>
      <text:p text:style-name="P15">‘<text:span text:style-name="T32">nombre aplicacion’,</text:span></text:p>
      <text:p text:style-name="P15"><text:span text:style-name="T13">'walk'</text:span>,</text:p>
      <text:p text:style-name="P15"/>
      <text:p text:style-name="P157">17 PASO: Se renderiza las plantillas y para eso se modifica los def que hicimos al principio </text:p>
      <text:p text:style-name="P157">quedaria de esta forma</text:p>
      <text:p text:style-name="P24"><text:span text:style-name="T8">def</text:span> <text:span text:style-name="T28">home</text:span>(<text:span text:style-name="T11">request</text:span>):</text:p>
      <text:p text:style-name="P15"><text:span text:style-name="T22">return</text:span> render(request,<text:span text:style-name="T13">"walk/home.html"</text:span>)</text:p>
      <text:p text:style-name="P15"/>
      <text:p text:style-name="P157">18 PASO: y se hace asi para todos los def, quedaria de la siguiente manera</text:p>
      <text:p text:style-name="P21"><text:span text:style-name="T8">def</text:span> <text:span text:style-name="T28">home</text:span>(<text:span text:style-name="T11">request</text:span>):</text:p>
      <text:p text:style-name="P15"><text:span text:style-name="T22">return</text:span> render(request,<text:span text:style-name="T13">"walk/home.html"</text:span>)</text:p>
      <text:p text:style-name="P152"/>
      <text:p text:style-name="P15"><text:soft-page-break/><text:span text:style-name="T8">def</text:span> <text:span text:style-name="T28">servicios</text:span>(<text:span text:style-name="T11">request</text:span>):</text:p>
      <text:p text:style-name="P15"><text:span text:style-name="T22">return</text:span> render(request,<text:span text:style-name="T13">"walk/servicios.html"</text:span>)</text:p>
      <text:p text:style-name="P152"/>
      <text:p text:style-name="P15"><text:span text:style-name="T8">def</text:span> <text:span text:style-name="T28">tienda</text:span>(<text:span text:style-name="T11">request</text:span>):</text:p>
      <text:p text:style-name="P15"><text:span text:style-name="T22">return</text:span> render(request,<text:span text:style-name="T13">"walk/tienda.html"</text:span>)</text:p>
      <text:p text:style-name="P153"/>
      <text:p text:style-name="P15"><text:span text:style-name="T8">def</text:span> <text:span text:style-name="T28">bloq</text:span>(<text:span text:style-name="T11">request</text:span>):</text:p>
      <text:p text:style-name="P15"><text:span text:style-name="T22">return</text:span> render(request,<text:span text:style-name="T13">"walk/bloq.html"</text:span>)</text:p>
      <text:p text:style-name="P152"/>
      <text:p text:style-name="P15"><text:span text:style-name="T8">def</text:span> <text:span text:style-name="T28">contact</text:span><text:span text:style-name="T30">ar</text:span>(<text:span text:style-name="T11">request</text:span>):</text:p>
      <text:p text:style-name="P15"><text:span text:style-name="T22">return</text:span> render(request,<text:span text:style-name="T13">"walk/contact</text:span><text:span text:style-name="T16">ar</text:span><text:span text:style-name="T13">.html"</text:span>)</text:p>
      <text:p text:style-name="P15"/>
      <text:p text:style-name="P158">CUARTO VIDEO</text:p>
      <text:p text:style-name="P158">formato a sitio web con bootstrap</text:p>
      <text:p text:style-name="P158">creacion de plantillas (templates)</text:p>
      <text:p text:style-name="P158">herencia de plantillas y estructura del sitio</text:p>
      <text:p text:style-name="P158"/>
      <text:p text:style-name="P159">Boostrap</text:p>
      <text:p text:style-name="P159">es un framewoork css creado por twitter</text:p>
      <text:p text:style-name="P159">te permite dar formato a un sitio web utilizando librerias CSS</text:p>
      <text:p text:style-name="P159">permite crear sitios web responsive</text:p>
      <text:p text:style-name="P159"/>
      <text:p text:style-name="P159">es compatible con con muchos navegadores</text:p>
      <text:p text:style-name="P159"/>
      <text:p text:style-name="P159">ventajas</text:p>
      <text:p text:style-name="P159">crea una web con formato bien organizado de forma rapida</text:p>
      <text:p text:style-name="P159">reutilizacion de elementos web como menus desplegables, barras de progreso, inconos ect</text:p>
      <text:p text:style-name="P159">diseño adaptable</text:p>
      <text:p text:style-name="P159">crea grids de forma sencilla</text:p>
      <text:p text:style-name="P159">utilizado masivamente en cms iplementaciones para wordpress</text:p>
      <text:p text:style-name="P159"/>
      <text:p text:style-name="P159">19 PASO: en la carpeta de la app creamos otra carpeta, esta carpeta va contener lo de boostrap, la llamaremos static <text:s/>creamos una sub carpeta en static la llamaremos walk en esa carpeta ira los archivos comprimidos estos archivos son CSS IMG VENDOR , estos se bajan en boostrap</text:p>
      <text:p text:style-name="P159"/>
      <text:p text:style-name="P186">20 PASO: en la carpeta que guardamos en static se encuentra un archivo llamado home , la replazamos con la plantilla que creamos homez.html que se encuentra en la carpeta templates de esta manera tendremos el html que descargamos de boostrap</text:p>
      <text:p text:style-name="P186"/>
      <text:p text:style-name="P162"/>
      <text:p text:style-name="P163">VIDEO 5</text:p>
      <text:p text:style-name="P186">Introduccion </text:p>
      <text:p text:style-name="P186">*Formato a sitio web con bootstrap</text:p>
      <text:p text:style-name="P186">*creacion de plantillas (templates)</text:p>
      <text:p text:style-name="P186">*herencia de plantillas y estructuras</text:p>
      <text:p text:style-name="P186"/>
      <text:p text:style-name="P186">21PASO: Toca cargar los enlaces y para ello se usa en el html homez la siguiente sintaxis para que cargue se usa abajo de head</text:p>
      <text:p text:style-name="P186"/>
      <text:p text:style-name="P30"><text:span text:style-name="T7">&lt;</text:span><text:span text:style-name="T8">head</text:span><text:span text:style-name="T7">&gt;</text:span></text:p>
      <text:p text:style-name="P15">{% load static %}</text:p>
      <text:p text:style-name="P15"><text:soft-page-break/></text:p>
      <text:p text:style-name="P31"/>
      <text:p text:style-name="P164">2<text:span text:style-name="T37">2</text:span>PASO:<text:span text:style-name="T37">Se debe configurar unos links del archivo para que funcione se modifica el link de </text:span></text:p>
      <text:p text:style-name="P186">bootstraps ,styles,bootstraps(javascript) tambien en heading en la imagen principal</text:p>
      <text:p text:style-name="P164"/>
      <text:p text:style-name="P186">se modifica de esta manera:</text:p>
      <text:p text:style-name="P186">{ % static ‘nombre de la app/contenido del link’ %}</text:p>
      <text:p text:style-name="P164"/>
      <text:p text:style-name="P186">quedaria los links de esta manera </text:p>
      <text:p text:style-name="P164"/>
      <text:p text:style-name="P178">&lt;!-- Bootstrap --&gt;</text:p>
      <text:p text:style-name="P15"><text:span text:style-name="T7">&lt;</text:span><text:span text:style-name="T8">link</text:span> <text:span text:style-name="T11">href</text:span>=<text:span text:style-name="T13">"{% static 'walkz/vendor/bootstrap/css/bootstrap.min.css' %}"</text:span> <text:span text:style-name="T11">rel</text:span>=<text:span text:style-name="T13">"stylesheet"</text:span><text:span text:style-name="T7">&gt;</text:span></text:p>
      <text:p text:style-name="P32"/>
      <text:p text:style-name="P32"/>
      <text:p text:style-name="P179">&lt;!-- Styles --&gt;</text:p>
      <text:p text:style-name="P15"><text:span text:style-name="T7">&lt;</text:span><text:span text:style-name="T8">link</text:span> <text:span text:style-name="T11">href</text:span>=<text:span text:style-name="T13">"{% static 'walkz/css/gestion.css' %"</text:span><text:span text:style-name="T11">}</text:span> <text:span text:style-name="T11">rel</text:span>=<text:span text:style-name="T13">"stylesheet"</text:span><text:span text:style-name="T7">&gt;</text:span></text:p>
      <text:p text:style-name="P145"/>
      <text:p text:style-name="P145"/>
      <text:p text:style-name="P179">&lt;!-- Bootstrap --&gt;</text:p>
      <text:p text:style-name="P15"><text:span text:style-name="T7">&lt;</text:span><text:span text:style-name="T8">script</text:span><text:span text:style-name="T24"> </text:span><text:span text:style-name="T11">src</text:span><text:span text:style-name="T24">=</text:span><text:span text:style-name="T13">"{% static 'walkz/vendor/jquery/jquery.min.js' %}"</text:span><text:span text:style-name="T7">&gt;&lt;/</text:span><text:span text:style-name="T8">script</text:span><text:span text:style-name="T7">&gt;</text:span></text:p>
      <text:p text:style-name="P15"><text:span text:style-name="T7">&lt;</text:span><text:span text:style-name="T8">script</text:span><text:span text:style-name="T24"> </text:span><text:span text:style-name="T11">src</text:span><text:span text:style-name="T24">=</text:span><text:span text:style-name="T13">"{% static 'walkz/vendor/bootstrap/js/bootstrap.bundle.min.js' %}"</text:span><text:span text:style-name="T7">&gt;&lt;/</text:span><text:span text:style-name="T8">script</text:span><text:span text:style-name="T7">&gt;</text:span></text:p>
      <text:p text:style-name="P145"/>
      <text:p text:style-name="P145"/>
      <text:p text:style-name="P179">-- Heading --&gt;</text:p>
      <text:p text:style-name="P33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% static 'walkz/img/principal.jpg' %}"</text:span> <text:span text:style-name="T11">alt</text:span>=<text:span text:style-name="T13">""</text:span><text:span text:style-name="T7">&gt;</text:span></text:p>
      <text:p text:style-name="P145"/>
      <text:p text:style-name="P15"/>
      <text:p text:style-name="P164"/>
      <text:p text:style-name="P164"><text:s/><text:span text:style-name="T38">22 PASO: para crear una plantilla base que se pueda aplicar a todas las plantillas se hace lo siguiente, copea la plantilla home y agregala en la carpeta templates,cambiale el nombre a la plantilla nueva , en este caso la llamaremos base.html</text:span></text:p>
      <text:p text:style-name="P164"/>
      <text:p text:style-name="P187">23 PASO: vamos a modificar la plantilla base , para ello eliminamos en este caso</text:p>
      <text:p text:style-name="P187">la seccion</text:p>
      <text:p text:style-name="P187">message y la seccion heading</text:p>
      <text:p text:style-name="P187"/>
      <text:p text:style-name="P187">Crea una nota para que sea mas facil visualizar lo que se va cambiar quedaria la sintaxis de la siguiente manera</text:p>
      <text:p text:style-name="P187"/>
      <text:p text:style-name="P187">PASO 24: Clara mente como la plantilla base nos dara soporte a todas las extensiones cogemos la plantilla home.html y la moficamos quitandole todo lo que se agrego a la plantilla base.html</text:p>
      <text:p text:style-name="P163"/>
      <text:p text:style-name="P163"><text:tab/><text:tab/><text:span text:style-name="T38">quedando la plantilla home de esta manera</text:span></text:p>
      <text:p text:style-name="P163"/>
      <text:p text:style-name="P180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% static 'walkz/img/principal.jpg' %}"</text:span> <text:span text:style-name="T11">alt</text:span>=<text:span text:style-name="T13">"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oft-page-break/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Puntualidad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El mejor stock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3"</text:span><text:span text:style-name="T7">&gt;</text:span>En la puertra de tu casa en menos de 48 h con el envío normal. En menos de 24 h con el envío express.</text:p>
      <text:p text:style-name="P15">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3"/>
      <text:p text:style-name="P177">&lt;!-- Message --&gt;</text:p>
      <text:p text:style-name="P15"><text:span text:style-name="T7">&lt;</text:span><text:span text:style-name="T8">section</text:span> <text:span text:style-name="T11">class</text:span>=<text:span text:style-name="T13">"page-section cta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row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l-xl-9 mx-auto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ta-inner text-center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Compromiso total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Garantizado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0"</text:span><text:span text:style-name="T7">&gt;</text:span>Con más de 75 años de experiencia a nuestras espaldas, desde Gestión de Pedidos tenemos los conocimientos y herramientas necesarios para llevar cualquier objeto a la puerta de su casa con puntualidad y profesionalidad.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63"/>
      <text:p text:style-name="P163"/>
      <text:p text:style-name="P187">25 PASO: Agregamos a la plantilla home la siguiente sintaxis en la parte superior para poder agregar lo que sale en la plantilla base.html</text:p>
      <text:p text:style-name="P187"/>
      <text:p text:style-name="P35">{% extends "walkz/base.html" %}</text:p>
      <text:p text:style-name="P15">{% load static %}</text:p>
      <text:p text:style-name="P15">{% block content %}</text:p>
      <text:p text:style-name="P35">{% endblock %}</text:p>
      <text:p text:style-name="P187"><text:s text:c="2"/></text:p>
      <text:p text:style-name="P188">despues de este paso la sintaxis quedaria de esta manera</text:p>
      <text:p text:style-name="P188"/>
      <text:p text:style-name="P36">{% extends "walkz/base.html" %}</text:p>
      <text:p text:style-name="P15">{% load static %}</text:p>
      <text:p text:style-name="P15">{% block content %}</text:p>
      <text:p text:style-name="P16"><text:line-break/></text:p>
      <text:p text:style-name="P177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oft-page-break/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% static 'walkz/img/principal.jpg' %}"</text:span> <text:span text:style-name="T11">alt</text:span>=<text:span text:style-name="T13">"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Puntualidad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El mejor stock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3"</text:span><text:span text:style-name="T7">&gt;</text:span>En la puertra de tu casa en menos de 48 h con el envío normal. En menos de 24 h con el envío express.</text:p>
      <text:p text:style-name="P15">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3"/>
      <text:p text:style-name="P177">&lt;!-- Message --&gt;</text:p>
      <text:p text:style-name="P15"><text:span text:style-name="T7">&lt;</text:span><text:span text:style-name="T8">section</text:span> <text:span text:style-name="T11">class</text:span>=<text:span text:style-name="T13">"page-section cta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row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l-xl-9 mx-auto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ta-inner text-center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Compromiso total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Garantizado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0"</text:span><text:span text:style-name="T7">&gt;</text:span>Con más de 75 años de experiencia a nuestras espaldas, desde Gestión de Pedidos tenemos los conocimientos y herramientas necesarios para llevar cualquier objeto a la puerta de su casa con puntualidad y profesionalidad.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2"/>
      <text:p text:style-name="P15">{% endblock %}</text:p>
      <text:p text:style-name="P188"/>
      <text:p text:style-name="P163">2<text:span text:style-name="T39">6 </text:span>PASO:<text:span text:style-name="T40">toca modificar el nav para que haga conexion con las otras plantillas enlazarlas , para eso se mofica el nav de la plantilla base </text:span>para que se adapte a las otras plantillas y quede configuradas en todas, la sintaxis que se agregara sera la siguiente</text:p>
      <text:p text:style-name="P163"/>
      <text:p text:style-name="P163">{% url ‘’%}</text:p>
      <text:p text:style-name="P163"/>
      <text:p text:style-name="P163">la sintaxis total de nav quedaria de la siguiente manera</text:p>
      <text:p text:style-name="P182">&lt;!-- Navbar --&gt;</text:p>
      <text:p text:style-name="P15"><text:span text:style-name="T7">&lt;</text:span><text:span text:style-name="T8">nav</text:span> <text:span text:style-name="T11">class</text:span>=<text:span text:style-name="T13">"navbar navbar-expand-lg navbar-dark py-lg-4"</text:span> <text:span text:style-name="T11">id</text:span>=<text:span text:style-name="T13">"mainNav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bar-brand text-uppercase text-expanded font-weight-bold d-lg-none"</text:span> <text:span text:style-name="T11">href</text:span>=<text:span text:style-name="T13">"{% url 'Home' %}"</text:span><text:span text:style-name="T7">&gt;</text:span>Gestión de Pedidos<text:span text:style-name="T7">&lt;/</text:span><text:span text:style-name="T8">a</text:span><text:span text:style-name="T7">&gt;</text:span></text:p>
      <text:p text:style-name="P15"><text:soft-page-break/><text:span text:style-name="T7">&lt;</text:span><text:span text:style-name="T8">button</text:span> <text:span text:style-name="T11">class</text:span>=<text:span text:style-name="T13">"navbar-toggler"</text:span> <text:span text:style-name="T11">type</text:span>=<text:span text:style-name="T13">"button"</text:span> <text:span text:style-name="T11">data-toggle</text:span>=<text:span text:style-name="T13">"collapse"</text:span> <text:span text:style-name="T11">data-target</text:span>=<text:span text:style-name="T13">"#navbarResponsive"</text:span> <text:span text:style-name="T11">aria-controls</text:span>=<text:span text:style-name="T13">"navbarResponsive"</text:span> <text:span text:style-name="T11">aria-expanded</text:span>=<text:span text:style-name="T13">"false"</text:span> <text:span text:style-name="T11">aria-label</text:span>=<text:span text:style-name="T13">"Toggle navigation"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navbar-toggler-icon"</text:span><text:span text:style-name="T7">&gt;&lt;/</text:span><text:span text:style-name="T8">span</text:span><text:span text:style-name="T7">&gt;</text:span></text:p>
      <text:p text:style-name="P15"><text:span text:style-name="T7">&lt;/</text:span><text:span text:style-name="T8">button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llapse navbar-collapse"</text:span> <text:span text:style-name="T11">id</text:span>=<text:span text:style-name="T13">"navbarResponsive"</text:span><text:span text:style-name="T7">&gt;</text:span></text:p>
      <text:p text:style-name="P15"><text:span text:style-name="T7">&lt;</text:span><text:span text:style-name="T8">ul</text:span> <text:span text:style-name="T11">class</text:span>=<text:span text:style-name="T13">"navbar-nav mx-auto"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active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Home' %}"</text:span><text:span text:style-name="T7">&gt;</text:span>Inicio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Servicios' %}"</text:span><text:span text:style-name="T7">&gt;</text:span>Servicios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Tienda' %}"</text:span><text:span text:style-name="T7">&gt;</text:span>Tienda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Contactar' %}"</text:span><text:span text:style-name="T7">&gt;</text:span>Contacto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Blog' %}"</text:span><text:span text:style-name="T7">&gt;</text:span>Blog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/</text:span><text:span text:style-name="T8">ul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nav</text:span><text:span text:style-name="T7">&gt;</text:span></text:p>
      <text:p text:style-name="P37"/>
      <text:p text:style-name="P170">VIDEO 6</text:p>
      <text:p text:style-name="P170">Completar el resto de plantillas con herencia de plantillas</text:p>
      <text:p text:style-name="P170"/>
      <text:p text:style-name="P170">si no te llega a cambiar al editar css , borra la cache del navegador luego detener el servidor y luego re activar el servidor</text:p>
      <text:p text:style-name="P170"/>
      <text:p text:style-name="P170"/>
      <text:p text:style-name="P169">PASO 27: para ello se copea las 3 etiquetas que se uso en home.html y luego ya se puede editar </text:p>
      <text:p text:style-name="P169">asi para cada plantillas , de esta manera hereda lo de la plantilla base</text:p>
      <text:p text:style-name="P169"/>
      <text:p text:style-name="P169">tal cual como se muestra en el siguiente codigo asi debe quedar las plantillas html. Es el estado base, con ello eliminamos la sintaxis html que le habiamos agregado a las plantillas y en base a ello se va poniendo el contenido en block content</text:p>
      <text:p text:style-name="P169"/>
      <text:p text:style-name="P26">{% extends "walkz/base.html" %}</text:p>
      <text:p text:style-name="P152"/>
      <text:p text:style-name="P15">{% load static %}</text:p>
      <text:p text:style-name="P152"/>
      <text:p text:style-name="P15">{% block content %}</text:p>
      <text:p text:style-name="P169"/>
      <text:p text:style-name="P26">{% endblock %}</text:p>
      <text:p text:style-name="P26"/>
      <text:p text:style-name="P169"/>
      <text:p text:style-name="P169"><text:soft-page-break/>PASO 28: Una vez que pasamos todo nos vamos a base.html y luego se edita el menu para hacer que alumbre la letra cuando nos trasladamos a otra pagina , esto le dara un mejor terminado al proyecto en su parte visual</text:p>
      <text:p text:style-name="P163"/>
      <text:p text:style-name="P163">en este paso hay que ser muy cuidadosos y agregar la sintaxis bien de lo contrario habra problemas</text:p>
      <text:p text:style-name="P163">la sintaxis que se agrega es la siguiente</text:p>
      <text:p text:style-name="P163"/>
      <text:p text:style-name="P189">{% if request.path == '/' %}</text:p>
      <text:p text:style-name="P189">{% endif %}</text:p>
      <text:p text:style-name="P189"/>
      <text:p text:style-name="P189">quedaria asi:</text:p>
      <text:p text:style-name="P189"/>
      <text:p text:style-name="P38"><text:span text:style-name="T7">&lt;</text:span><text:span text:style-name="T8">li</text:span> <text:span text:style-name="T11">class</text:span>=<text:span text:style-name="T13">"nav-item {% if request.path == '/' %} active {% endif %} px-lg-4"</text:span><text:span text:style-name="T7">&gt;</text:span></text:p>
      <text:p text:style-name="P189"/>
      <text:p text:style-name="P163"/>
      <text:p text:style-name="P163">En este caso se pone el (/) porque la pagina home es neutra , pero para las otras vistas si cambia de la siguiente manera a esta forma no se les olvide agregar el active</text:p>
      <text:p text:style-name="P163"/>
      <text:p text:style-name="P163"/>
      <text:p text:style-name="P189">{% if request.path == '/servicios' %} active {% endif %}</text:p>
      <text:p text:style-name="P38"><text:span text:style-name="T7">&lt;</text:span><text:span text:style-name="T8">li</text:span> <text:span text:style-name="T11">class</text:span>=<text:span text:style-name="T13">"nav-item {% if request.path == '/tienda' %} active {% endif %} px-lg-4"</text:span><text:span text:style-name="T7">&gt;</text:span></text:p>
      <text:p text:style-name="P38"><text:span text:style-name="T7">&lt;</text:span><text:span text:style-name="T8">li</text:span> <text:span text:style-name="T11">class</text:span>=<text:span text:style-name="T13">"nav-item {% if request.path == '/contactar' %} active {% endif %} px-lg-4"</text:span><text:span text:style-name="T7">&gt;</text:span></text:p>
      <text:p text:style-name="P38"><text:span text:style-name="T7">&lt;</text:span><text:span text:style-name="T8">li</text:span> <text:span text:style-name="T11">class</text:span>=<text:span text:style-name="T13">"nav-item {% if request.path == '/blog' %} active {% endif %} px-lg-4"</text:span><text:span text:style-name="T7">&gt;</text:span></text:p>
      <text:p text:style-name="P189"/>
      <text:p text:style-name="P189"/>
      <text:p text:style-name="P165">mejor dicho la sintaxis total del navegador queda de esta manera</text:p>
      <text:p text:style-name="P181">&lt;!-- Navbar --&gt;</text:p>
      <text:p text:style-name="P15"><text:span text:style-name="T7">&lt;</text:span><text:span text:style-name="T8">nav</text:span> <text:span text:style-name="T11">class</text:span>=<text:span text:style-name="T13">"navbar navbar-expand-lg navbar-dark py-lg-4"</text:span> <text:span text:style-name="T11">id</text:span>=<text:span text:style-name="T13">"mainNav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bar-brand text-uppercase text-expanded font-weight-bold d-lg-none"</text:span> <text:span text:style-name="T11">href</text:span>=<text:span text:style-name="T13">"{% url 'Home' %}"</text:span><text:span text:style-name="T7">&gt;</text:span>Gestión de Pedidos<text:span text:style-name="T7">&lt;/</text:span><text:span text:style-name="T8">a</text:span><text:span text:style-name="T7">&gt;</text:span></text:p>
      <text:p text:style-name="P15"><text:span text:style-name="T7">&lt;</text:span><text:span text:style-name="T8">button</text:span> <text:span text:style-name="T11">class</text:span>=<text:span text:style-name="T13">"navbar-toggler"</text:span> <text:span text:style-name="T11">type</text:span>=<text:span text:style-name="T13">"button"</text:span> <text:span text:style-name="T11">data-toggle</text:span>=<text:span text:style-name="T13">"collapse"</text:span> <text:span text:style-name="T11">data-target</text:span>=<text:span text:style-name="T13">"#navbarResponsive"</text:span> <text:span text:style-name="T11">aria-controls</text:span>=<text:span text:style-name="T13">"navbarResponsive"</text:span> <text:span text:style-name="T11">aria-expanded</text:span>=<text:span text:style-name="T13">"false"</text:span> <text:span text:style-name="T11">aria-label</text:span>=<text:span text:style-name="T13">"Toggle navigation"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navbar-toggler-icon"</text:span><text:span text:style-name="T7">&gt;&lt;/</text:span><text:span text:style-name="T8">span</text:span><text:span text:style-name="T7">&gt;</text:span></text:p>
      <text:p text:style-name="P15"><text:span text:style-name="T7">&lt;/</text:span><text:span text:style-name="T8">button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llapse navbar-collapse"</text:span> <text:span text:style-name="T11">id</text:span>=<text:span text:style-name="T13">"navbarResponsive"</text:span><text:span text:style-name="T7">&gt;</text:span></text:p>
      <text:p text:style-name="P15"><text:span text:style-name="T7">&lt;</text:span><text:span text:style-name="T8">ul</text:span> <text:span text:style-name="T11">class</text:span>=<text:span text:style-name="T13">"navbar-nav mx-auto"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' %} active {% endif %}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Home' %}"</text:span><text:span text:style-name="T7">&gt;</text:span>Inicio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servicios' %} active {% endif %}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Servicios' %}"</text:span><text:span text:style-name="T7">&gt;</text:span>Servicios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tienda' %} active {% endif %}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Tienda' %}"</text:span><text:span text:style-name="T7">&gt;</text:span>Tienda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contactar' %} active {% endif %}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Contactar' %}"</text:span><text:span text:style-name="T7">&gt;</text:span>Contacto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blog' %} active {% endif %} px-lg-4"</text:span><text:span text:style-name="T7">&gt;</text:span></text:p>
      <text:p text:style-name="P15"><text:soft-page-break/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Blog' %}"</text:span><text:span text:style-name="T7">&gt;</text:span>Blog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/</text:span><text:span text:style-name="T8">ul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nav</text:span><text:span text:style-name="T7">&gt;</text:span></text:p>
      <text:p text:style-name="P15"/>
      <text:p text:style-name="P15"/>
      <text:p text:style-name="P166">VIDEO 7 .</text:p>
      <text:p text:style-name="P166">Creacion de apps para servicios</text:p>
      <text:p text:style-name="P166"/>
      <text:p text:style-name="P165">PASO 28:se crea la app desde la terminal con la siguiente sintaxis</text:p>
      <text:p text:style-name="P165"/>
      <text:p text:style-name="P165">python3 manage.py startapp ‘nombre de la app’</text:p>
      <text:p text:style-name="P165"/>
      <text:p text:style-name="P165">PASO 29: toca registrar la app y para eso hacemos lo mismo que se hizo para la app walkz se registra en el archivo setting.py <text:s/>de el proyecto principal se usa la siguiente sintaxis</text:p>
      <text:p text:style-name="P165"/>
      <text:p text:style-name="P39"><text:span text:style-name="T13">'servicios'</text:span>,</text:p>
      <text:p text:style-name="P165"/>
      <text:p text:style-name="P165"><text:s/>Vamos a crear un modelo para manipular mejor el proyecto esto lo llaman mapeo de objetos <text:s/>orm</text:p>
      <text:p text:style-name="P165"/>
      <text:p text:style-name="P165">consta que creas un modelo y por dentro creas clases esto es orientacion de objetos</text:p>
      <text:p text:style-name="P165"/>
      <text:p text:style-name="P165">PASO 30: Nos dirigimos en el models de la app servicios y creas una clase y le vas agregando los objetos</text:p>
      <text:p text:style-name="P165"/>
      <text:p text:style-name="P39"><text:span text:style-name="T8">class</text:span> <text:span text:style-name="T36">Servicios</text:span>(<text:span text:style-name="T36">models.Model</text:span>):</text:p>
      <text:p text:style-name="P15">titulo<text:span text:style-name="T24">=</text:span>models.CharField(<text:span text:style-name="T11">max_length</text:span><text:span text:style-name="T24">=</text:span><text:span text:style-name="T35">50</text:span>)</text:p>
      <text:p text:style-name="P15">contenido<text:span text:style-name="T24">=</text:span>models.CharField(<text:span text:style-name="T11">max_length</text:span><text:span text:style-name="T24">=</text:span><text:span text:style-name="T35">50</text:span>)</text:p>
      <text:p text:style-name="P15">imagen<text:span text:style-name="T24">=</text:span>models.ImageField(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TimeField(<text:span text:style-name="T11">auto_now_add</text:span><text:span text:style-name="T24">=</text:span><text:span text:style-name="T8">True</text:span>)</text:p>
      <text:p text:style-name="P165"/>
      <text:p text:style-name="P165">PASO 31:le agregamos el nombre que va tener el servicio en la base de datos para eso se agrega la siguiente sintaxis</text:p>
      <text:p text:style-name="P165"/>
      <text:p text:style-name="P39"><text:span text:style-name="T8">class</text:span> <text:span text:style-name="T36">Meta</text:span>():</text:p>
      <text:p text:style-name="P15">verbose_name<text:span text:style-name="T24">=</text:span><text:span text:style-name="T13">'servicio'</text:span></text:p>
      <text:p text:style-name="P15">verbose_name_plural<text:span text:style-name="T24">=</text:span><text:span text:style-name="T13">'servicios'</text:span></text:p>
      <text:p text:style-name="P15"/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titulo</text:p>
      <text:p text:style-name="P165"/>
      <text:p text:style-name="P165"/>
      <text:p text:style-name="P165">la sintaxis total de model quedaria de la siguiente manera</text:p>
      <text:p text:style-name="P39"><text:span text:style-name="T8">class</text:span> <text:span text:style-name="T36">Servicio</text:span>(<text:span text:style-name="T36">models.Model</text:span>):</text:p>
      <text:p text:style-name="P15">titulo<text:span text:style-name="T24">=</text:span>models.CharField(<text:span text:style-name="T11">max_length</text:span><text:span text:style-name="T24">=</text:span><text:span text:style-name="T35">50</text:span>)</text:p>
      <text:p text:style-name="P15">contenido<text:span text:style-name="T24">=</text:span>models.CharField(<text:span text:style-name="T11">max_length</text:span><text:span text:style-name="T24">=</text:span><text:span text:style-name="T35">50</text:span>)</text:p>
      <text:p text:style-name="P15">imagen<text:span text:style-name="T24">=</text:span>models.ImageField(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TimeField(<text:span text:style-name="T11">auto_now_add</text:span><text:span text:style-name="T24">=</text:span><text:span text:style-name="T8">True</text:span>)</text:p>
      <text:p text:style-name="P15"><text:soft-page-break/><text:span text:style-name="T8">class</text:span> <text:span text:style-name="T36">Meta</text:span>():</text:p>
      <text:p text:style-name="P15">verbose_name<text:span text:style-name="T24">=</text:span><text:span text:style-name="T13">'servicio'</text:span></text:p>
      <text:p text:style-name="P15">verbose_name_plural<text:span text:style-name="T24">=</text:span><text:span text:style-name="T13">'servicios'</text:span></text:p>
      <text:p text:style-name="P15"/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titulo</text:p>
      <text:p text:style-name="P165"/>
      <text:p text:style-name="P165">PASO32:Toca installar desde la terminal pilot para poder usar imagenes para eso se usa la siguiente sintaxis</text:p>
      <text:p text:style-name="P165"/>
      <text:p text:style-name="P165">pip install pillow</text:p>
      <text:p text:style-name="P165"/>
      <text:p text:style-name="P165">PASO 33Toca hacer la migracion. Para ello vamos a la terminal del proyecto y usamos la siguiente sintaxis</text:p>
      <text:p text:style-name="P165"/>
      <text:p text:style-name="P165">python3 manage.py makemigrations</text:p>
      <text:p text:style-name="P165"/>
      <text:p text:style-name="P165">PASO 34: Luego usa el siguiente comando en la terminal para terminar de migrar</text:p>
      <text:p text:style-name="P165"/>
      <text:p text:style-name="P165">python3 manage.py migrate</text:p>
      <text:p text:style-name="P165"/>
      <text:p text:style-name="P165">VIDEO 8</text:p>
      <text:p text:style-name="P193">registro de app en el panel de administracion</text:p>
      <text:p text:style-name="P165"/>
      <text:p text:style-name="P192">admin el usuario y la contraseña es </text:p>
      <text:p text:style-name="P192">usuario:fofoloko</text:p>
      <text:p text:style-name="P192">contraseña:fofoloko</text:p>
      <text:p text:style-name="P192"/>
      <text:p text:style-name="P194">toca ingresar al admin del servidor </text:p>
      <text:p text:style-name="P194"/>
      <text:p text:style-name="P194">PASO 35: Te diriges al archivo admin.py en la app servicios</text:p>
      <text:p text:style-name="P194">importa la siguiente sintaxis para importar la clase servicios</text:p>
      <text:p text:style-name="P194"/>
      <text:p text:style-name="P194">from .models import Servicio</text:p>
      <text:p text:style-name="P194"/>
      <text:p text:style-name="P40"><text:span text:style-name="T22">from</text:span> .models <text:span text:style-name="T22">import</text:span> Servicio</text:p>
      <text:p text:style-name="P194"/>
      <text:p text:style-name="P195">PASO 36: <text:span text:style-name="T41">Registramos la app en el admin para ello en el archivo admin.py de servicios ingresamos la siguiente sintaxis</text:span></text:p>
      <text:p text:style-name="P195"/>
      <text:p text:style-name="P41">admin.site.register(Servicio)</text:p>
      <text:p text:style-name="P195"/>
      <text:p text:style-name="P196">PASO 37: Creamos otra clase en el archivo admin.py de servicios para la sintaxis quedaria de la esta manera</text:p>
      <text:p text:style-name="P42"><text:span text:style-name="T22">from</text:span> django.contrib <text:span text:style-name="T22">import</text:span> admin</text:p>
      <text:p text:style-name="P15"><text:span text:style-name="T22">from</text:span> .models <text:span text:style-name="T22">import</text:span> Servicio</text:p>
      <text:p text:style-name="P177"># Register your models here.</text:p>
      <text:p text:style-name="P15"><text:span text:style-name="T8">class</text:span> <text:span text:style-name="T36">ServicioAdmin</text:span>(<text:span text:style-name="T36">admin.ModelAdmin</text:span>):</text:p>
      <text:p text:style-name="P15">readonly_fields<text:span text:style-name="T24">=</text:span>(<text:span text:style-name="T13">'created'</text:span>,<text:span text:style-name="T13">'updated'</text:span>)</text:p>
      <text:p text:style-name="P15">admin.site.register(Servicio, ServicioAdmin)</text:p>
      <text:p text:style-name="P196"/>
      <text:p text:style-name="P197"/>
      <text:p text:style-name="P197"><text:soft-page-break/>VIDEO 9.</text:p>
      <text:p text:style-name="P198">*Mostrando imagenes</text:p>
      <text:p text:style-name="P198"/>
      <text:p text:style-name="P198">PASO 38: agregar un servicio</text:p>
      <text:p text:style-name="P198"><text:s/>en admin se puede ingresar de forma manual muy sencillo solo rellenas los espacios</text:p>
      <text:p text:style-name="P198"/>
      <text:p text:style-name="P198">PASO 39: Toca configurar a django para que el pueda mostrar las imagenes que se le agregan a los servicios</text:p>
      <text:p text:style-name="P198"/>
      <text:p text:style-name="P198">IMPORTANTE:Cuando nosotros estamos haciendo el proyecto django esta seccion de setting tiene que estar de esta manera</text:p>
      <text:p text:style-name="P198"/>
      <text:p text:style-name="P183"># SECURITY WARNING: don't run with debug turned on in production!</text:p>
      <text:p text:style-name="P15">DEBUG <text:span text:style-name="T24">=</text:span> <text:span text:style-name="T8">True</text:span></text:p>
      <text:p text:style-name="P15"/>
      <text:p text:style-name="P198">cuando terminemos nuestro proyecto y queramos subir nuestro archivo django a un servidor tiene que cambiar TRUE a FALSE .</text:p>
      <text:p text:style-name="P198"/>
      <text:p text:style-name="P198">PASO 40: Para tener mas organizado nuestro proyecto vamos a crear un archivo media donde se guardara todas las imagenes de multimedia </text:p>
      <text:p text:style-name="P198"/>
      <text:p text:style-name="P198">PASO 41: toca hacer dos cosas hacer la url media en setting y decirle a django donde buscar esas imagenes para ello hacemos lo siguiente en la parte inferior de setting</text:p>
      <text:p text:style-name="P198"/>
      <text:p text:style-name="P183"># Static files (CSS, JavaScript, Images)</text:p>
      <text:p text:style-name="P177"># https://docs.djangoproject.com/en/4.1/howto/static-files/</text:p>
      <text:p text:style-name="P152"/>
      <text:p text:style-name="P15">STATIC_URL <text:span text:style-name="T24">=</text:span> <text:span text:style-name="T13">'static/'</text:span></text:p>
      <text:p text:style-name="P15">MEDIA_URL <text:span text:style-name="T24">=</text:span> <text:span text:style-name="T13">'media/'</text:span></text:p>
      <text:p text:style-name="P198"/>
      <text:p text:style-name="P198">ahora con la siguiente sintaxis le decimos a django donde buscar las imagenes</text:p>
      <text:p text:style-name="P198"/>
      <text:p text:style-name="P183"># Static files (CSS, JavaScript, Images)</text:p>
      <text:p text:style-name="P177"># https://docs.djangoproject.com/en/4.1/howto/static-files/</text:p>
      <text:p text:style-name="P152"/>
      <text:p text:style-name="P15">STATIC_URL <text:span text:style-name="T24">=</text:span> <text:span text:style-name="T13">'static/'</text:span></text:p>
      <text:p text:style-name="P15">MEDIA_URL <text:span text:style-name="T24">=</text:span> <text:span text:style-name="T13">'media/'</text:span></text:p>
      <text:p text:style-name="P15">MEDIA_ROOT<text:span text:style-name="T24">=</text:span>os.path.join (BASE_DIR <text:span text:style-name="T24">/</text:span> <text:span text:style-name="T13">'media'</text:span>)</text:p>
      <text:p text:style-name="P198"/>
      <text:p text:style-name="P198">PASO 42: Configuramos models.py de la app servicios , esto es para crear una sub carpeta en multimedia y con ello tener mas organizado las imagenes por si llega uno a crear mas apps con multimedias, tener organizado el proyecto</text:p>
      <text:p text:style-name="P198"/>
      <text:p text:style-name="P198">para ello usamos la siguiente sintaxis en la class servicios editando</text:p>
      <text:p text:style-name="P198"/>
      <text:p text:style-name="P43">imagen<text:span text:style-name="T24">=</text:span>models.ImageField(<text:span text:style-name="T11">upload_to</text:span><text:span text:style-name="T24">=</text:span><text:span text:style-name="T13">'servicios'</text:span>)</text:p>
      <text:p text:style-name="P43"/>
      <text:p text:style-name="P199">PASO 4<text:span text:style-name="T42">3</text:span>:<text:span text:style-name="T42">para poder mirar la imagen desde el servidor dirigiendonos a la url primero toca agregar la configuracion para ello nos dirigimos a la url.py del proyecto walkz eh importamos con la siguiente sintaxis.</text:span></text:p>
      <text:p text:style-name="P199"/>
      <text:p text:style-name="P200">Quedaria las importaciones de la siguiente manera</text:p>
      <text:p text:style-name="P44"><text:span text:style-name="T22">from</text:span> django.urls <text:span text:style-name="T22">import</text:span> path</text:p>
      <text:p text:style-name="P152"><text:soft-page-break/></text:p>
      <text:p text:style-name="P15"><text:span text:style-name="T22">from</text:span> walkz <text:span text:style-name="T22">import</text:span> views</text:p>
      <text:p text:style-name="P15"><text:span text:style-name="T22">from</text:span> django.conf <text:span text:style-name="T22">import</text:span> settings</text:p>
      <text:p text:style-name="P15"><text:span text:style-name="T22">from</text:span> django.conf.urls.static <text:span text:style-name="T22">import</text:span> static </text:p>
      <text:p text:style-name="P200"/>
      <text:p text:style-name="P200"/>
      <text:p text:style-name="P200">PASO 44: Ahora<text:span text:style-name="T43"> toca indicarle a patterns de la urls.py de el proyecto walkz la configuracion para agregar la nomenclatura que usamos en settings</text:span></text:p>
      <text:p text:style-name="P200"/>
      <text:p text:style-name="P44">urlpatterns<text:span text:style-name="T24">+=</text:span>static(settings.MEDIA_URL, <text:span text:style-name="T11">document_root</text:span><text:span text:style-name="T24">=</text:span>settings.MEDIA_ROOT)</text:p>
      <text:p text:style-name="P200"/>
      <text:p text:style-name="P201">Cabe recalcar que esta sintaxis va abajo de la configuracion urlpatterns que habiamos hecho al principio del proyecto </text:p>
      <text:p text:style-name="P201"/>
      <text:p text:style-name="P201"/>
      <text:p text:style-name="P202">VIDEO 10.</text:p>
      <text:p text:style-name="P202"><text:span text:style-name="T44">*</text:span>Mostrar servicios.</text:p>
      <text:p text:style-name="P202"/>
      <text:p text:style-name="P203">PASO 45:<text:span text:style-name="T44">en el archivo views.py de la app walkz se debe importar la funcion servicio que se creo en models.py para ello se usa la siguiente sintaxis</text:span></text:p>
      <text:p text:style-name="P203"/>
      <text:p text:style-name="P45"><text:span text:style-name="T22">from</text:span> servicios.models <text:span text:style-name="T22">import</text:span> Servicio</text:p>
      <text:p text:style-name="P203"/>
      <text:p text:style-name="P204">PASO 46: <text:span text:style-name="T45">Ahora vamos a crear la instruccion para importar todos los servicios que vayamos agregando para ello se configura la funcion de servicios que se encuentra dentro del archivo views.py de la app walkz.</text:span></text:p>
      <text:p text:style-name="P204"/>
      <text:p text:style-name="P206">Tambien se debe configurar el return para que nos devuelva los servicios que se vayan agregando para ello , usamos la siguiente sintaxis para automatizar este proceso</text:p>
      <text:p text:style-name="P206"/>
      <text:p text:style-name="P206"/>
      <text:p text:style-name="P207">esta es la sintaxis de la funcion:</text:p>
      <text:p text:style-name="P46"><text:span text:style-name="T8">def</text:span> <text:span text:style-name="T28">servicios</text:span>(<text:span text:style-name="T11">request</text:span>):</text:p>
      <text:p text:style-name="P15">servicios<text:span text:style-name="T24">=</text:span>Servicio.objects.all()</text:p>
      <text:p text:style-name="P15"><text:span text:style-name="T22">return</text:span> render(request,<text:span text:style-name="T13">"walkz/servicios.html"</text:span>, {<text:span text:style-name="T13">"servicios"</text:span>: servicios})</text:p>
      <text:p text:style-name="P15"/>
      <text:p text:style-name="P47"/>
      <text:p text:style-name="P205">PASO 4<text:span text:style-name="T46">7:</text:span><text:span text:style-name="T47">Ahora toca decirle a la plantilla servicios que nos muestre los servicios que se vayan agregando para ello se usa la siguiente sintaxis.</text:span></text:p>
      <text:p text:style-name="P205"/>
      <text:p text:style-name="P48">{% block content %}</text:p>
      <text:p text:style-name="P152"/>
      <text:p text:style-name="P15">{% for servicio in servicios %}</text:p>
      <text:p text:style-name="P152"/>
      <text:p text:style-name="P15"><text:span text:style-name="T7">&lt;</text:span><text:span text:style-name="T8">div</text:span><text:span text:style-name="T7">&gt;&lt;</text:span><text:span text:style-name="T8">p</text:span><text:span text:style-name="T7">&gt;</text:span></text:p>
      <text:p text:style-name="P152"/>
      <text:p text:style-name="P15"><text:span text:style-name="T7">&lt;</text:span><text:span text:style-name="T8">h2</text:span><text:span text:style-name="T7">&gt;</text:span>{{servicio.titulo}}<text:span text:style-name="T7">&lt;/</text:span><text:span text:style-name="T8">h2</text:span><text:span text:style-name="T7">&gt;</text:span></text:p>
      <text:p text:style-name="P152"/>
      <text:p text:style-name="P15"><text:span text:style-name="T7">&lt;</text:span><text:span text:style-name="T8">p</text:span><text:span text:style-name="T7">&gt;</text:span>{{servicio.contenido}}<text:span text:style-name="T7">&lt;/</text:span><text:span text:style-name="T8">p</text:span><text:span text:style-name="T7">&gt;</text:span></text:p>
      <text:p text:style-name="P152"/>
      <text:p text:style-name="P15"><text:span text:style-name="T7">&lt;</text:span><text:span text:style-name="T8">p</text:span><text:span text:style-name="T7">&gt;&lt;</text:span><text:span text:style-name="T8">img</text:span> <text:span text:style-name="T11">src</text:span>=<text:span text:style-name="T13">"{{servicio.imagen.url}}"</text:span><text:span text:style-name="T7">&gt;&lt;/</text:span><text:span text:style-name="T8">p</text:span><text:span text:style-name="T7">&gt;</text:span></text:p>
      <text:p text:style-name="P152"/>
      <text:p text:style-name="P152"><text:soft-page-break/></text:p>
      <text:p text:style-name="P15"><text:span text:style-name="T7">&lt;/</text:span><text:span text:style-name="T8">p</text:span><text:span text:style-name="T7">&gt;&lt;/</text:span><text:span text:style-name="T8">div</text:span><text:span text:style-name="T7">&gt;</text:span></text:p>
      <text:p text:style-name="P15">{% endfor %}</text:p>
      <text:p text:style-name="P153"/>
      <text:p text:style-name="P15">{% endblock %}</text:p>
      <text:p text:style-name="P205"/>
      <text:p text:style-name="P205"/>
      <text:p text:style-name="P208">VIDEO 11:</text:p>
      <text:p text:style-name="P209">*CONFIGURAR LA APP SERVICIOS</text:p>
      <text:p text:style-name="P209"/>
      <text:p text:style-name="P203"><text:s/></text:p>
      <text:p text:style-name="P209">PASO 48: Creamos una carpeta termplates en la app servicios y una sub carpeta llamada servicios</text:p>
      <text:p text:style-name="P209">luego cogemos la plantilla servicios.hmtl y la movemos dentro de la sub carpeta.</text:p>
      <text:p text:style-name="P209"/>
      <text:p text:style-name="P209">Por esta razon tenemos que editar el proyecto ya que cambio la ubicacion de la plantilla servicios.py</text:p>
      <text:p text:style-name="P209"/>
      <text:p text:style-name="P209">PASO 49: Vamos a cambiar las urls para que vuelva a funcionar la plantilla servicios</text:p>
      <text:p text:style-name="P209">primero co<text:span text:style-name="T48">rtamos</text:span> la siguiente sintaxis y la pegamos en views.py de la app servicios</text:p>
      <text:p text:style-name="P209"/>
      <text:p text:style-name="P49"><text:span text:style-name="T22">from</text:span> servicios.models <text:span text:style-name="T22">import</text:span> Servicio</text:p>
      <text:p text:style-name="P49"/>
      <text:p text:style-name="P210">Despues de realizar este paso, <text:s/>tambien cortamos def servicios y la pasamos a views.py de la app esta seria la sintaxis que cortamos y pasamos</text:p>
      <text:p text:style-name="P49"/>
      <text:p text:style-name="P49"><text:span text:style-name="T22">from</text:span> django.shortcuts <text:span text:style-name="T22">import</text:span> render</text:p>
      <text:p text:style-name="P15"><text:span text:style-name="T22">from</text:span> servicios.models <text:span text:style-name="T22">import</text:span> Servicio</text:p>
      <text:p text:style-name="P177"># Create your views here.</text:p>
      <text:p text:style-name="P152"/>
      <text:p text:style-name="P15"><text:span text:style-name="T8">def</text:span> <text:span text:style-name="T28">servicios</text:span>(<text:span text:style-name="T11">request</text:span>):</text:p>
      <text:p text:style-name="P15">servicios<text:span text:style-name="T24">=</text:span>Servicio.objects.all()</text:p>
      <text:p text:style-name="P15"><text:span text:style-name="T22">return</text:span> render(request,<text:span text:style-name="T13">"walkz/servicios.html"</text:span>, {<text:span text:style-name="T13">"servicios"</text:span>: servicios})</text:p>
      <text:p text:style-name="P49"/>
      <text:p text:style-name="P209"/>
      <text:p text:style-name="P209">PASO 50: <text:s/><text:span text:style-name="T49">creamos nuestro archivo urls.py en la app servicios</text:span></text:p>
      <text:p text:style-name="P209"/>
      <text:p text:style-name="P211">PASO 51: Luego copeamos todas las importaciones del archivo urls.py de la app walkz y luego la pegamos en la urls.py de la app servicios </text:p>
      <text:p text:style-name="P211"/>
      <text:p text:style-name="P50"><text:span text:style-name="T22">from</text:span> django.urls <text:span text:style-name="T22">import</text:span> path</text:p>
      <text:p text:style-name="P152"/>
      <text:p text:style-name="P15"><text:span text:style-name="T22">from</text:span> walkz <text:span text:style-name="T22">import</text:span> views</text:p>
      <text:p text:style-name="P15"><text:span text:style-name="T22">from</text:span> django.conf <text:span text:style-name="T22">import</text:span> settings</text:p>
      <text:p text:style-name="P15"><text:span text:style-name="T22">from</text:span> django.conf.urls.static <text:span text:style-name="T22">import</text:span> static </text:p>
      <text:p text:style-name="P211"/>
      <text:p text:style-name="P211">luego cortamos la siguiente sintaxis y la pegamos</text:p>
      <text:p text:style-name="P197"/>
      <text:p text:style-name="P42">path(<text:span text:style-name="T13">'servicios'</text:span>,views.servicios, <text:span text:style-name="T11">name</text:span><text:span text:style-name="T24">=</text:span><text:span text:style-name="T13">"Servicios"</text:span>),</text:p>
      <text:p text:style-name="P196"/>
      <text:p text:style-name="P196"/>
      <text:p text:style-name="P211">la sintaxis total debe quedar asi:</text:p>
      <text:p text:style-name="P50"><text:span text:style-name="T22">from</text:span> django.urls <text:span text:style-name="T22">import</text:span> path</text:p>
      <text:p text:style-name="P152"/>
      <text:p text:style-name="P15"><text:soft-page-break/><text:span text:style-name="T22">from</text:span> walkz <text:span text:style-name="T22">import</text:span> views</text:p>
      <text:p text:style-name="P15"><text:span text:style-name="T22">from</text:span> django.conf <text:span text:style-name="T22">import</text:span> settings</text:p>
      <text:p text:style-name="P15"><text:span text:style-name="T22">from</text:span> django.conf.urls.static <text:span text:style-name="T22">import</text:span> static </text:p>
      <text:p text:style-name="P153"/>
      <text:p text:style-name="P15">urlpatterns <text:span text:style-name="T24">=</text:span> [</text:p>
      <text:p text:style-name="P15">path(<text:span text:style-name="T13">'servicios'</text:span>,views.servicios, <text:span text:style-name="T11">name</text:span><text:span text:style-name="T24">=</text:span><text:span text:style-name="T13">"Servicios"</text:span>),</text:p>
      <text:p text:style-name="P152"/>
      <text:p text:style-name="P15">]</text:p>
      <text:p text:style-name="P211"/>
      <text:p text:style-name="P192"/>
      <text:p text:style-name="P211">luego una vez esto la modificamos para que funcione correctamente quedando de esta manera:</text:p>
      <text:p text:style-name="P211"/>
      <text:p text:style-name="P50"><text:span text:style-name="T22">from</text:span> django.urls <text:span text:style-name="T22">import</text:span> path</text:p>
      <text:p text:style-name="P152"/>
      <text:p text:style-name="P15"><text:span text:style-name="T22">from</text:span> . <text:span text:style-name="T22">import</text:span> views</text:p>
      <text:p text:style-name="P15"><text:span text:style-name="T22">from</text:span> django.conf <text:span text:style-name="T22">import</text:span> settings</text:p>
      <text:p text:style-name="P15"><text:span text:style-name="T22">from</text:span> django.conf.urls.static <text:span text:style-name="T22">import</text:span> static </text:p>
      <text:p text:style-name="P153"/>
      <text:p text:style-name="P15">urlpatterns <text:span text:style-name="T24">=</text:span> [</text:p>
      <text:p text:style-name="P15">path(<text:span text:style-name="T13">''</text:span>,views.servicios, <text:span text:style-name="T11">name</text:span><text:span text:style-name="T24">=</text:span><text:span text:style-name="T13">"Servicios"</text:span>),</text:p>
      <text:p text:style-name="P152"/>
      <text:p text:style-name="P15">]</text:p>
      <text:p text:style-name="P211"/>
      <text:p text:style-name="P163"/>
      <text:p text:style-name="P211">PASO 52: Luego nos dirigimos a la urls.py del proyecto entero para hacer la siguiente modificacion</text:p>
      <text:p text:style-name="P211">agregamos la siguiente sintaxis para modificar la urls de la app servicios</text:p>
      <text:p text:style-name="P211"/>
      <text:p text:style-name="P50">path(<text:span text:style-name="T13">'servicios/'</text:span>, include(<text:span text:style-name="T13">'servicios.urls'</text:span>)),</text:p>
      <text:p text:style-name="P211"/>
      <text:p text:style-name="P212">PASO 53: Luego se modifica el return del def servicios que se paso a la app servicios esta views quedaria la sintaxis de la siguiente manera</text:p>
      <text:p text:style-name="P212"/>
      <text:p text:style-name="P51"><text:span text:style-name="T22">from</text:span> django.shortcuts <text:span text:style-name="T22">import</text:span> render</text:p>
      <text:p text:style-name="P15"><text:span text:style-name="T22">from</text:span> servicios.models <text:span text:style-name="T22">import</text:span> Servicio</text:p>
      <text:p text:style-name="P177"># Create your views here.</text:p>
      <text:p text:style-name="P152"/>
      <text:p text:style-name="P15"><text:span text:style-name="T8">def</text:span> <text:span text:style-name="T28">servicios</text:span>(<text:span text:style-name="T11">request</text:span>):</text:p>
      <text:p text:style-name="P15">servicios<text:span text:style-name="T24">=</text:span>Servicio.objects.all()</text:p>
      <text:p text:style-name="P15"><text:span text:style-name="T22">return</text:span> render(request,<text:span text:style-name="T13">"servicios/servicios.html"</text:span>, {<text:span text:style-name="T13">"servicios"</text:span>: servicios})</text:p>
      <text:p text:style-name="P212"/>
      <text:p text:style-name="P212"/>
      <text:p text:style-name="P213">VIDEO 12.</text:p>
      <text:p text:style-name="P213">Terminando app de servicios</text:p>
      <text:p text:style-name="P213"/>
      <text:p text:style-name="P213">PASO 54: trataremos de seguir la esctructura de la plantilla home para ello copeamos la parte de home.html la siguiente sintaxis</text:p>
      <text:p text:style-name="P213"/>
      <text:p text:style-name="P184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oft-page-break/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% static 'walkz/img/principal.jpg' %}"</text:span> <text:span text:style-name="T11">alt</text:span>=<text:span text:style-name="T13">"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Puntualidad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El mejor stock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3"</text:span><text:span text:style-name="T7">&gt;</text:span>En la puertra de tu casa en menos de 48 h con el envío normal. En menos de 24 h con el envío express.</text:p>
      <text:p text:style-name="P15">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"/>
      <text:p text:style-name="P213">PASO 55: Modificamos ahora esta seccion para que quede con la siguiente sintaxis</text:p>
      <text:p text:style-name="P213"/>
      <text:p text:style-name="P52">{% for servicio in servicios %}</text:p>
      <text:p text:style-name="P152"/>
      <text:p text:style-name="P177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{servicio.imagen.url}}"</text:span> <text:span text:style-name="T11">alt</text:span>=<text:span text:style-name="T13">"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{{servicio.titulo}}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{{servicio.contenido}}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2"/>
      <text:p text:style-name="P15">{% endfor %}</text:p>
      <text:p text:style-name="P15"/>
      <text:p text:style-name="P214">VIDEO 13.</text:p>
      <text:p text:style-name="P214"/>
      <text:p text:style-name="P213">PASO 56: <text:span text:style-name="T50">Creamos otra app llamada blog</text:span></text:p>
      <text:p text:style-name="P214">python3 manage.py startapp blog</text:p>
      <text:p text:style-name="P214"/>
      <text:p text:style-name="P214"/>
      <text:p text:style-name="P214">PASO 57: Creamos una clase <text:s/>en el archivo models.py de la app blog </text:p>
      <text:p text:style-name="P214">la clase se llamara categoria</text:p>
      <text:p text:style-name="P214"/>
      <text:p text:style-name="P53"><text:span text:style-name="T8">class</text:span> <text:span text:style-name="T36">Categoria</text:span>(<text:span text:style-name="T36">models.Model</text:span>):</text:p>
      <text:p text:style-name="P15">nombre<text:span text:style-name="T24">=</text:span>models.CharField(<text:span text:style-name="T11">max_length</text:span><text:span text:style-name="T24">=</text:span><text:span text:style-name="T35">50</text:span>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TimeField(<text:span text:style-name="T11">auto_now_add</text:span><text:span text:style-name="T24">=</text:span><text:span text:style-name="T8">True</text:span>)</text:p>
      <text:p text:style-name="P15"><text:soft-page-break/><text:span text:style-name="T8">class</text:span> <text:span text:style-name="T36">Meta</text:span>():</text:p>
      <text:p text:style-name="P15">verbose_name<text:span text:style-name="T24">=</text:span><text:span text:style-name="T13">'categoria'</text:span></text:p>
      <text:p text:style-name="P15">verbose_name_plural<text:span text:style-name="T24">=</text:span><text:span text:style-name="T13">'categorias'</text:span>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nombre</text:p>
      <text:p text:style-name="P214"/>
      <text:p text:style-name="P214">PASO 58:<text:span text:style-name="T51">Creamos la clase post en el archivo models.py de la app blog y quedaria la clase con la siguiente sintaxis.</text:span></text:p>
      <text:p text:style-name="P214"/>
      <text:p text:style-name="P215">Cabe recalcar que le agregamos el modo author para que el post tenga un mejor funcionamiento y se pueda eliminar los post del autor en forma de cascada y sea mas versatil , por esta razon el sguiente paso es para importar este concepto</text:p>
      <text:p text:style-name="P215"/>
      <text:p text:style-name="P55"><text:span text:style-name="T8">class</text:span> <text:span text:style-name="T36">Post</text:span>(<text:span text:style-name="T36">models.Model</text:span>):</text:p>
      <text:p text:style-name="P15">titulo<text:span text:style-name="T24">=</text:span>models.CharField(<text:span text:style-name="T11">max_length</text:span><text:span text:style-name="T24">=</text:span><text:span text:style-name="T35">50</text:span>)</text:p>
      <text:p text:style-name="P15">contenido<text:span text:style-name="T24">=</text:span>models.CharField(<text:span text:style-name="T11">max_length</text:span><text:span text:style-name="T24">=</text:span><text:span text:style-name="T35">50</text:span>)</text:p>
      <text:p text:style-name="P15">imagen<text:span text:style-name="T24">=</text:span>models.ImageField(<text:span text:style-name="T11">upload_to</text:span><text:span text:style-name="T24">=</text:span><text:span text:style-name="T13">'blog'</text:span>, <text:span text:style-name="T11">null</text:span><text:span text:style-name="T24">=</text:span><text:span text:style-name="T8">True</text:span>, <text:span text:style-name="T11">blank</text:span><text:span text:style-name="T24">=</text:span><text:span text:style-name="T8">True</text:span>)</text:p>
      <text:p text:style-name="P15">autor<text:span text:style-name="T24">=</text:span>models.ForeignKey(User, <text:span text:style-name="T11">on_delete</text:span><text:span text:style-name="T24">=</text:span>models.CASCADE)</text:p>
      <text:p text:style-name="P15">categorias<text:span text:style-name="T24">=</text:span>models.ManyToManyField(Categoria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TimeField(<text:span text:style-name="T11">auto_now_add</text:span><text:span text:style-name="T24">=</text:span><text:span text:style-name="T8">True</text:span>)</text:p>
      <text:p text:style-name="P15"><text:span text:style-name="T8">class</text:span> <text:span text:style-name="T36">Meta</text:span>():</text:p>
      <text:p text:style-name="P15">verbose_name<text:span text:style-name="T24">=</text:span><text:span text:style-name="T13">'post'</text:span></text:p>
      <text:p text:style-name="P15">verbose_name_plural<text:span text:style-name="T24">=</text:span><text:span text:style-name="T13">'posts'</text:span>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titulo</text:p>
      <text:p text:style-name="P55"/>
      <text:p text:style-name="P215"/>
      <text:p text:style-name="P215">PASO 59: En el siguiente paso se debe importar el user author para que funcione el codigo anterior esto se hace en models.py de la app blog , la sintaxis queda de la siguiente manera</text:p>
      <text:p text:style-name="P215"/>
      <text:p text:style-name="P54"><text:span text:style-name="T22">from</text:span> django.contrib.auth.models <text:span text:style-name="T22">import</text:span> <text:span text:style-name="T52">U</text:span>ser</text:p>
      <text:p text:style-name="P215"/>
      <text:p text:style-name="P215"/>
      <text:p text:style-name="P215"><text:s/>PASO 60: Ahora vamos a registrar la app blog en el setting del proyecto principal para ello usamos la siguiete sintaxis</text:p>
      <text:p text:style-name="P215"/>
      <text:p text:style-name="P54"><text:span text:style-name="T13">'blog'</text:span>,</text:p>
      <text:p text:style-name="P54"/>
      <text:p text:style-name="P54"/>
      <text:p text:style-name="P215">PASO 61:Toca hacer la respectiva migracion de la app a sql lite para ello se usa el terminal y se agrega la siguiente sintaxis</text:p>
      <text:p text:style-name="P215"/>
      <text:p text:style-name="P215">python3 manage.py makemigrations blog</text:p>
      <text:p text:style-name="P215"/>
      <text:p text:style-name="P215">luego ingresamos la siguiente sintaxis a la terminal</text:p>
      <text:p text:style-name="P215"/>
      <text:p text:style-name="P215">python3 manage.py mig<text:span text:style-name="T53">r</text:span>ate blog</text:p>
      <text:p text:style-name="P215"/>
      <text:p text:style-name="P215"/>
      <text:p text:style-name="P215"/>
      <text:p text:style-name="P215"/>
      <text:p text:style-name="P215"><text:soft-page-break/>PASO 62: Ve al archivo admin de la app blog y de de hay toca importar con la siguiente sintaxis</text:p>
      <text:p text:style-name="P56"><text:span text:style-name="T22">from</text:span>.models <text:span text:style-name="T22">import</text:span> Categoria, Post</text:p>
      <text:p text:style-name="P217"/>
      <text:p text:style-name="P217">estamos importando con esta sintaxis la def que hicimos en models importamos categoria y post</text:p>
      <text:p text:style-name="P217"/>
      <text:p text:style-name="P216">PASO 63:<text:span text:style-name="T54">Depues de ello en el archivo admin.py de la app bloq creamos una class admin que sirve para pasar toda la informacion de models a admin del servidor </text:span></text:p>
      <text:p text:style-name="P216"/>
      <text:p text:style-name="P57"><text:span text:style-name="T8">class</text:span> <text:span text:style-name="T36">CategoriaAdmin</text:span>(<text:span text:style-name="T36">admin.ModelAdmin</text:span>):</text:p>
      <text:p text:style-name="P15">readonly_fields<text:span text:style-name="T24">=</text:span>(<text:span text:style-name="T13">'created'</text:span>,<text:span text:style-name="T13">'updated'</text:span>)</text:p>
      <text:p text:style-name="P15"><text:span text:style-name="T8">class</text:span> <text:span text:style-name="T36">PostAdmin</text:span>(<text:span text:style-name="T36">admin.ModelAdmin</text:span>):</text:p>
      <text:p text:style-name="P15">readonly_fields<text:span text:style-name="T24">=</text:span>(<text:span text:style-name="T13">'created'</text:span>,<text:span text:style-name="T13">'updated'</text:span>)</text:p>
      <text:p text:style-name="P15"/>
      <text:p text:style-name="P217">PASO 64: Despues de ello registramos la configuracion que hemos hecho en el mode administrador del proyecto para ello usamos la siguiente sintaxis</text:p>
      <text:p text:style-name="P217"/>
      <text:p text:style-name="P56">admin.site.register(Categoria, CategoriaAdmin)</text:p>
      <text:p text:style-name="P15">admin.site.register(Post, PostAdmin)</text:p>
      <text:p text:style-name="P15"/>
      <text:p text:style-name="P217"/>
      <text:p text:style-name="P218">VIDEO <text:span text:style-name="T58">14</text:span></text:p>
      <text:p text:style-name="P219">APP blog</text:p>
      <text:p text:style-name="P219"/>
      <text:p text:style-name="P217">PASO 65:<text:span text:style-name="T55">vamos a cortar la funcion def blog del archivo views.py de la app walkz y trasladarla al archivo views.py de la app blog</text:span></text:p>
      <text:p text:style-name="P58"><text:span text:style-name="T8">def</text:span> <text:span text:style-name="T28">blog</text:span>(<text:span text:style-name="T11">request</text:span>):</text:p>
      <text:p text:style-name="P15"><text:span text:style-name="T22">return</text:span> render(request,<text:span text:style-name="T13">"walkz/blog.html"</text:span>)</text:p>
      <text:p text:style-name="P220"/>
      <text:p text:style-name="P221">toca modificar la funcion que traladamos ya que la ubicacion de la plantilla cambiara en el <text:s/>paso 67 </text:p>
      <text:p text:style-name="P59"><text:span text:style-name="T8">def</text:span> <text:span text:style-name="T28">blog</text:span>(<text:span text:style-name="T11">request</text:span>):</text:p>
      <text:p text:style-name="P15"><text:span text:style-name="T22">return</text:span> render(request,<text:span text:style-name="T13">"blog/blog.html"</text:span>)</text:p>
      <text:p text:style-name="P221"/>
      <text:p text:style-name="P221">PASO 66: Creamos la carpeta templates en nuestr<text:span text:style-name="T56">a</text:span> app blog y creamos una sub carpeta llamada blog</text:p>
      <text:p text:style-name="P221"/>
      <text:p text:style-name="P221">PASO 67: Movemos de ubicacion a la plantilla blog y la pasamos ala carpeta templates de que tiene <text:s/>nuestra app blog</text:p>
      <text:p text:style-name="P221"/>
      <text:p text:style-name="P222">PASO 68:<text:span text:style-name="T57">Creamos un archivo urls.py en la app blog</text:span></text:p>
      <text:p text:style-name="P222"/>
      <text:p text:style-name="P223">PASO 69:Vamos a urls.py de la app walkz y copiamos la siguiente importacion y la pegamos en urls,py de la app blog</text:p>
      <text:p text:style-name="P223"/>
      <text:p text:style-name="P60"><text:span text:style-name="T22">from</text:span> django.urls <text:span text:style-name="T22">import</text:span> path</text:p>
      <text:p text:style-name="P223"/>
      <text:p text:style-name="P223">Luego agregamos en el archivo urls.py de la app blog la siguiente importacion</text:p>
      <text:p text:style-name="P223"/>
      <text:p text:style-name="P60"><text:span text:style-name="T22">from</text:span> . <text:span text:style-name="T22">import</text:span> views</text:p>
      <text:p text:style-name="P223"/>
      <text:p text:style-name="P224">PASO 70: <text:span text:style-name="T59">Pasamos el path de blog al mismo archivo del mismo archivo que el paso 69</text:span></text:p>
      <text:p text:style-name="P224"/>
      <text:p text:style-name="P61">urlpatterns <text:span text:style-name="T24">=</text:span> [</text:p>
      <text:p text:style-name="P15">path(<text:span text:style-name="T13">'blog'</text:span>,views.bloq, <text:span text:style-name="T11">name</text:span><text:span text:style-name="T24">=</text:span><text:span text:style-name="T13">"Blog"</text:span>),</text:p>
      <text:p text:style-name="P15"><text:soft-page-break/>]</text:p>
      <text:p text:style-name="P15"/>
      <text:p text:style-name="P224"/>
      <text:p text:style-name="P225">modificamos este path para que la url quede modo raiz</text:p>
      <text:p text:style-name="P62">urlpatterns <text:span text:style-name="T24">=</text:span> [</text:p>
      <text:p text:style-name="P15">path(<text:span text:style-name="T13">''</text:span>,views.bloq, <text:span text:style-name="T11">name</text:span><text:span text:style-name="T24">=</text:span><text:span text:style-name="T13">"Blog"</text:span>),</text:p>
      <text:p text:style-name="P15">]</text:p>
      <text:p text:style-name="P15"/>
      <text:p text:style-name="P225"/>
      <text:p text:style-name="P225">PASO 71:<text:span text:style-name="T60">Vamos a la urls.py de la el proyecto principal y registramos la urls de la app blog , quedando de la misma manera</text:span></text:p>
      <text:p text:style-name="P225"/>
      <text:p text:style-name="P62">path(<text:span text:style-name="T13">'blog/'</text:span>, include(<text:span text:style-name="T13">'blog.urls'</text:span>)),</text:p>
      <text:p text:style-name="P225"/>
      <text:p text:style-name="P225"/>
      <text:p text:style-name="P226">PASO 72:Configuramos la parate del views.py de la app blog . Para ello se hace los siguientes pasos</text:p>
      <text:p text:style-name="P226"/>
      <text:p text:style-name="P226">importamos <text:s/>de blog models Post, la sintaxis quedaria de la siguiente manera</text:p>
      <text:p text:style-name="P226"/>
      <text:p text:style-name="P63"><text:span text:style-name="T22">from</text:span> blog.models <text:span text:style-name="T22">import</text:span> Post</text:p>
      <text:p text:style-name="P226"/>
      <text:p text:style-name="P226">Luego configuramos el def de blog de views.py de la papp blog , la sintaxis quedaria de la siguiente manera</text:p>
      <text:p text:style-name="P226"/>
      <text:p text:style-name="P63"><text:span text:style-name="T8">def</text:span> <text:span text:style-name="T28">blog</text:span>(<text:span text:style-name="T11">request</text:span>):</text:p>
      <text:p text:style-name="P15">posts<text:span text:style-name="T24">=</text:span>Post.objects.all()</text:p>
      <text:p text:style-name="P15"><text:span text:style-name="T22">return</text:span> render(request,<text:span text:style-name="T13">"blog/blog.html"</text:span>,{<text:span text:style-name="T13">"posts"</text:span>:posts})</text:p>
      <text:p text:style-name="P226"/>
      <text:p text:style-name="P226"/>
      <text:p text:style-name="P226">PASO 73 Configuramos la plantilla blog y gregamos la siguiente sintaxis:</text:p>
      <text:p text:style-name="P226"/>
      <text:p text:style-name="P227">copeamos lo que esta dentro del for que agregamos en la plantilla servicios y luego lo agregamos a la plantilla blog</text:p>
      <text:p text:style-name="P227"/>
      <text:p text:style-name="P64">{% for servicio in servicios %}</text:p>
      <text:p text:style-name="P152"/>
      <text:p text:style-name="P177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{servicio.imagen.url}}"</text:span> <text:span text:style-name="T11">alt</text:span>=<text:span text:style-name="T13">""</text:span> <text:span text:style-name="T11">style</text:span>=<text:span text:style-name="T13">"width:50%;"</text:span> 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 <text:span text:style-name="T11">style</text:span>=<text:span text:style-name="T13">"width: 110%;"</text:span><text:span text:style-name="T7">&gt;</text:span>{{servicio.titulo}}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 <text:span text:style-name="T7">&gt;</text:span>{{servicio.contenido}}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2"/>
      <text:p text:style-name="P15"><text:soft-page-break/>{% endfor %}</text:p>
      <text:p text:style-name="P15"/>
      <text:p text:style-name="P227">luego configuramos el for que acabamos de agregar en blog , la sitaxis quedaria de la siguiente manera</text:p>
      <text:p text:style-name="P227"/>
      <text:p text:style-name="P227">quearia asi por el momento porque falta mas arreglos</text:p>
      <text:p text:style-name="P227"/>
      <text:p text:style-name="P64">{% for post in posts %}</text:p>
      <text:p text:style-name="P152"/>
      <text:p text:style-name="P177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{servicio.imagen.url}}"</text:span> <text:span text:style-name="T11">alt</text:span>=<text:span text:style-name="T13">""</text:span> <text:span text:style-name="T11">style</text:span>=<text:span text:style-name="T13">"width:50%;"</text:span> 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 <text:span text:style-name="T11">style</text:span>=<text:span text:style-name="T13">"width: 110%;"</text:span><text:span text:style-name="T7">&gt;</text:span>{{post.titulo}}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 <text:span text:style-name="T7">&gt;</text:span>{{post.contenido}}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2"/>
      <text:p text:style-name="P15">{% endfor %}</text:p>
      <text:p text:style-name="P227"/>
      <text:p text:style-name="P227"/>
      <text:p text:style-name="P228">VIDEO 15.</text:p>
      <text:p text:style-name="P228"/>
      <text:p text:style-name="P229">PASO 74: <text:span text:style-name="T61">Se agrega la configuracion de author que va en la plantilla blog para que el programa quede correctamente</text:span></text:p>
      <text:p text:style-name="P229"/>
      <text:p text:style-name="P65"><text:span text:style-name="T7">&lt;</text:span><text:span text:style-name="T8">div</text:span> <text:span text:style-name="T11">style</text:span>=<text:span text:style-name="T13">"text-align: left; font-size: 0.8en;"</text:span> <text:span text:style-name="T7">&gt;</text:span></text:p>
      <text:p text:style-name="P152"/>
      <text:p text:style-name="P15">Autor:{{post.autor}}</text:p>
      <text:p text:style-name="P152"/>
      <text:p text:style-name="P15"><text:span text:style-name="T7">&lt;/</text:span><text:span text:style-name="T8">div</text:span><text:span text:style-name="T7">&gt;</text:span></text:p>
      <text:p text:style-name="P229"/>
      <text:p text:style-name="P230">PASO 75:Se hace la configuracion de categoria y para eso se usa la siguiente sintaxis</text:p>
      <text:p text:style-name="P230"/>
      <text:p text:style-name="P66"><text:span text:style-name="T7">&lt;</text:span><text:span text:style-name="T8">section</text:span><text:span text:style-name="T7">&gt;</text:span></text:p>
      <text:p text:style-name="P15"><text:span text:style-name="T7">&lt;</text:span><text:span text:style-name="T8">div</text:span> <text:span text:style-name="T11">style</text:span>=<text:span text:style-name="T13">"width: 75%; margin: auto; text-align: center; color: white;"</text:span><text:span text:style-name="T7">&gt;</text:span></text:p>
      <text:p text:style-name="P15">Categorias:</text:p>
      <text:p text:style-name="P152"/>
      <text:p text:style-name="P15">{% for post in posts %}</text:p>
      <text:p text:style-name="P152"/>
      <text:p text:style-name="P15">{% for categoria in post.categorias.all %}</text:p>
      <text:p text:style-name="P152"/>
      <text:p text:style-name="P15">{{categoria.nombre}}</text:p>
      <text:p text:style-name="P152"/>
      <text:p text:style-name="P15">{% endfor %}</text:p>
      <text:p text:style-name="P152"><text:soft-page-break/></text:p>
      <text:p text:style-name="P15">{% endfor %}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"/>
      <text:p text:style-name="P231">PASO 76: Genero espacio entre las categorias , para ello se debe agregar la siguiente sintaxis, </text:p>
      <text:p text:style-name="P232">&amp;nbsp;&amp;nbsp; </text:p>
      <text:p text:style-name="P232"/>
      <text:p text:style-name="P232"/>
      <text:p text:style-name="P231">Cada simbolo significa uno de espacio entre mas agreges mas espacio tendras </text:p>
      <text:p text:style-name="P233">queda asi:</text:p>
      <text:p text:style-name="P67">{{categoria.nombre}} <text:span text:style-name="T8">&amp;nbsp;&amp;nbsp;</text:span></text:p>
      <text:p text:style-name="P15"/>
      <text:p text:style-name="P234"/>
      <text:p text:style-name="P234">VIDEO 16.</text:p>
      <text:p text:style-name="P235">Funcionalidad de categorias</text:p>
      <text:p text:style-name="P233"/>
      <text:p text:style-name="P233">PASO 77:<text:span text:style-name="T62">se crea otra plantilla categoria en la app blog</text:span></text:p>
      <text:p text:style-name="P233"/>
      <text:p text:style-name="P236">PASO 78:vamos urls.py de la app blog y agregamos la siguiente sintaxis</text:p>
      <text:p text:style-name="P68">path(<text:span text:style-name="T13">'categoria/</text:span><text:span text:style-name="T17">int:</text:span><text:span text:style-name="T13">&lt;categoria_id&gt;/'</text:span>, views.categoria, <text:span text:style-name="T11">name</text:span><text:span text:style-name="T24">=</text:span><text:span text:style-name="T13">"categoria"</text:span>)</text:p>
      <text:p text:style-name="P236"/>
      <text:p text:style-name="P236">PASO 79: Creamos <text:span text:style-name="T63">la funcion </text:span><text:span text:style-name="T64">C</text:span><text:span text:style-name="T63">ategoria en views.py de la app blog</text:span></text:p>
      <text:p text:style-name="P236"/>
      <text:p text:style-name="P68"><text:span text:style-name="T8">def</text:span> <text:span text:style-name="T65">c</text:span><text:span text:style-name="T28">ategoria</text:span>(<text:span text:style-name="T11">request</text:span>,<text:span text:style-name="T11">categoria_id</text:span>):</text:p>
      <text:p text:style-name="P15">categoria<text:span text:style-name="T24">=</text:span>Categoria.objects.get(<text:span text:style-name="T11">id</text:span><text:span text:style-name="T24">=</text:span>categoria_id) </text:p>
      <text:p text:style-name="P15">posts<text:span text:style-name="T24">=</text:span>Post.objects.filter(<text:span text:style-name="T11">categorias</text:span><text:span text:style-name="T24">=</text:span>categoria)</text:p>
      <text:p text:style-name="P15"><text:span text:style-name="T22">return</text:span> render(request, <text:span text:style-name="T13">"blog/categoria.html"</text:span>, {<text:span text:style-name="T13">'categoria'</text:span>:categoria, <text:span text:style-name="T13">"posts"</text:span>:posts}) </text:p>
      <text:p text:style-name="P236"/>
      <text:p text:style-name="P236"/>
      <text:p text:style-name="P237">Ademas modificamos la importacion de views.py agregando categoria ,quedaria la sintaxis de esta manera</text:p>
      <text:p text:style-name="P237"/>
      <text:p text:style-name="P69"><text:span text:style-name="T22">from</text:span> blog.models <text:span text:style-name="T22">import</text:span> Post , categoria</text:p>
      <text:p text:style-name="P237"/>
      <text:p text:style-name="P236"/>
      <text:p text:style-name="P238">VIDEO 17.</text:p>
      <text:p text:style-name="P229"/>
      <text:p text:style-name="P239">Funcionalidad de categorias</text:p>
      <text:p text:style-name="P239">links de categorias</text:p>
      <text:p text:style-name="P239"/>
      <text:p text:style-name="P240">PASO 80:Se modifica en la plantilla blog la seccion de categorias para que los links se puedan seleccionar y nos envien a las funcionalidades anteriores</text:p>
      <text:p text:style-name="P240"/>
      <text:p text:style-name="P70"><text:span text:style-name="T7">&lt;</text:span><text:span text:style-name="T8">a</text:span> <text:span text:style-name="T11">href</text:span>=<text:span text:style-name="T13">"{% url 'categoria' categoria.id %}"</text:span><text:span text:style-name="T7">&gt;</text:span> {{categoria.nombre}}<text:span text:style-name="T7">&lt;/</text:span><text:span text:style-name="T8">a</text:span><text:span text:style-name="T7">&gt;</text:span> <text:span text:style-name="T8">&amp;nbsp;&amp;nbsp;</text:span></text:p>
      <text:p text:style-name="P240"/>
      <text:p text:style-name="P240"/>
      <text:p text:style-name="P240"><text:span text:style-name="T66">PASO 81: Se modifica el color de la url de categorias, lo ponemos blanco y subrayado para que sea mejor visible </text:span><text:s/></text:p>
      <text:p text:style-name="P240"/>
      <text:p text:style-name="P241">para eso en <text:s/>gestion.css se crea las la sintaxis css establecida.</text:p>
      <text:p text:style-name="P241"/>
      <text:p text:style-name="P71"><text:span text:style-name="T34">.linksCategorias</text:span>{</text:p>
      <text:p text:style-name="P15"><text:soft-page-break/><text:span text:style-name="T11">color</text:span>:<text:span text:style-name="T13">white</text:span>;</text:p>
      <text:p text:style-name="P15"><text:span text:style-name="T11">text-decoration</text:span>: <text:span text:style-name="T13">underline</text:span>;</text:p>
      <text:p text:style-name="P15">}</text:p>
      <text:p text:style-name="P241"/>
      <text:p text:style-name="P241">PASO 82: Se nombra la clase en el archivo blog de la parte categoria para que se modifique la letra de los links</text:p>
      <text:p text:style-name="P241"/>
      <text:p text:style-name="P71"><text:span text:style-name="T7">&lt;</text:span><text:span text:style-name="T8">a</text:span> <text:span text:style-name="T11">href</text:span>=<text:span text:style-name="T13">"{% url 'categoria' categoria.id %}"</text:span> <text:span text:style-name="T11">class</text:span>=<text:span text:style-name="T13">"linksCategorias"</text:span><text:span text:style-name="T7">&gt;</text:span> {{categoria.nombre}}<text:span text:style-name="T7">&lt;/</text:span><text:span text:style-name="T8">a</text:span><text:span text:style-name="T7">&gt;</text:span> <text:span text:style-name="T8">&amp;nbsp;&amp;nbsp;</text:span></text:p>
      <text:p text:style-name="P15"/>
      <text:p text:style-name="P257">PASO 83: Cuando seleccionamos un link de categoria deja de alumbra el link de blog que nos indica que estamos en la pagina , para correguir esto se modifica la sintaxis de la base y quedaria de esta manera en la seccion de blog</text:p>
      <text:p text:style-name="P242"/>
      <text:p text:style-name="P242"/>
      <text:p text:style-name="P257">VIDEO 18.</text:p>
      <text:p text:style-name="P258">APP CONTACTO</text:p>
      <text:p text:style-name="P243"><text:s/></text:p>
      <text:p text:style-name="P244">PASO 84:<text:span text:style-name="T67">Creamos la app de contacto</text:span></text:p>
      <text:p text:style-name="P245">python3 manage.py startapp contacto</text:p>
      <text:p text:style-name="P245"/>
      <text:p text:style-name="P246">PASO 85: <text:span text:style-name="T68">vamos a views.py de la app walk cortamos la siguiente sintaxis y la pasamos a views.py de la app contacto</text:span></text:p>
      <text:p text:style-name="P246"/>
      <text:p text:style-name="P72"><text:span text:style-name="T8">def</text:span> <text:span text:style-name="T28">contactar</text:span>(<text:span text:style-name="T11">request</text:span>):</text:p>
      <text:p text:style-name="P15"><text:span text:style-name="T22">return</text:span> render(request,<text:span text:style-name="T13">"walkz/contactar.html"</text:span>)</text:p>
      <text:p text:style-name="P246"><text:s/></text:p>
      <text:p text:style-name="P247">PASO 86: pasamos de urls.py de app walks a urls.py de app contacto</text:p>
      <text:p text:style-name="P247"/>
      <text:p text:style-name="P73"><text:span text:style-name="T22">from</text:span> django.urls <text:span text:style-name="T22">import</text:span> path</text:p>
      <text:p text:style-name="P152"/>
      <text:p text:style-name="P15"><text:span text:style-name="T22">from</text:span> walkz <text:span text:style-name="T22">import</text:span> views</text:p>
      <text:p text:style-name="P153"/>
      <text:p text:style-name="P15">urlpatterns <text:span text:style-name="T24">=</text:span> [</text:p>
      <text:p text:style-name="P153"/>
      <text:p text:style-name="P15">path(<text:span text:style-name="T13">'contactar'</text:span>,views.contactar, <text:span text:style-name="T11">name</text:span><text:span text:style-name="T24">=</text:span><text:span text:style-name="T13">"Contactar"</text:span>),</text:p>
      <text:p text:style-name="P15">]</text:p>
      <text:p text:style-name="P247"/>
      <text:p text:style-name="P247">la parte de path debe ser eliminada de urls.py de la app walks</text:p>
      <text:p text:style-name="P247"/>
      <text:p text:style-name="P249">NO OLVIDES MOFICAR PATH PARA QUE QUEDE DESDE LA RAIZ</text:p>
      <text:p text:style-name="P17">path(<text:span text:style-name="T13">''</text:span>,views.contactar, <text:span text:style-name="T11">name</text:span><text:span text:style-name="T24">=</text:span><text:span text:style-name="T13">"Contactar"</text:span>),</text:p>
      <text:p text:style-name="P17"/>
      <text:p text:style-name="P250">NO OLVIDES MOFICAR <text:span text:style-name="T69">FROM WALKZ IMPORT VIEWS</text:span></text:p>
      <text:p text:style-name="P18"><text:span text:style-name="T22">from</text:span> . <text:span text:style-name="T22">import</text:span> views</text:p>
      <text:p text:style-name="P247"/>
      <text:p text:style-name="P248">PASO 87: <text:span text:style-name="T70">Abrimos la urls del proyecto <text:s/>y agregamos el path de la app contacto</text:span></text:p>
      <text:p text:style-name="P248"/>
      <text:p text:style-name="P74">path(<text:span text:style-name="T13">'contacto/'</text:span>, include(<text:span text:style-name="T13">'contacto.urls'</text:span>)),</text:p>
      <text:p text:style-name="P248"/>
      <text:p text:style-name="P251"><text:soft-page-break/>PASO 88: <text:span text:style-name="T71">En setting registramos la aplicacion contacto</text:span></text:p>
      <text:p text:style-name="P75"><text:span text:style-name="T13">'contacto'</text:span>,</text:p>
      <text:p text:style-name="P251"/>
      <text:p text:style-name="P252">PASO 89: <text:span text:style-name="T72">Creamos una carpeto en la app contactos se va llamar templates y una sub carpeta llamada constacto</text:span></text:p>
      <text:p text:style-name="P252"/>
      <text:p text:style-name="P253">PASO 90 :<text:span text:style-name="T73">pasamos la plantilla contac</text:span><text:span text:style-name="T74">tar</text:span><text:span text:style-name="T73"> a la carpeta que acabamos de crear</text:span></text:p>
      <text:p text:style-name="P253"/>
      <text:p text:style-name="P254">PASO 91: <text:span text:style-name="T74">modificamos la ruta ya que movimos la plantilla de lugar y moficamos en views.py de la app contacto , quedaria con la siguiente sintaxis</text:span></text:p>
      <text:p text:style-name="P244"/>
      <text:p text:style-name="P76"><text:span text:style-name="T8">def</text:span> <text:span text:style-name="T28">contactar</text:span>(<text:span text:style-name="T11">request</text:span>):</text:p>
      <text:p text:style-name="P15"><text:span text:style-name="T22">return</text:span> render(request,<text:span text:style-name="T13">"contacto/contactar.html"</text:span>)</text:p>
      <text:p text:style-name="P244"/>
      <text:p text:style-name="P255">PASO 92:</text:p>
      <text:p text:style-name="P174">se crea un nuevo archivo form.py</text:p>
      <text:p text:style-name="P174">en el archivo form se pone la siguiente sintaxis</text:p>
      <text:p text:style-name="P174"/>
      <text:p text:style-name="P28"><text:span text:style-name="T22">from</text:span> django <text:span text:style-name="T22">import</text:span> forms</text:p>
      <text:p text:style-name="P19"><text:span text:style-name="T8">class</text:span> <text:span text:style-name="T36">Formulariocontacto</text:span>(<text:span text:style-name="T36">forms.Form</text:span>):</text:p>
      <text:p text:style-name="P154"/>
      <text:p text:style-name="P19"><text:s text:c="7"/>nombre<text:span text:style-name="T24">=</text:span>forms.charField(<text:span text:style-name="T11">label</text:span><text:span text:style-name="T24">=</text:span><text:span text:style-name="T13">"Nombre"</text:span> , <text:span text:style-name="T11">required</text:span><text:span text:style-name="T24">=</text:span> <text:span text:style-name="T8">True</text:span>)</text:p>
      <text:p text:style-name="P19"><text:s text:c="7"/>email<text:span text:style-name="T24">=</text:span>forms.charField(<text:span text:style-name="T11">label</text:span><text:span text:style-name="T24">=</text:span><text:span text:style-name="T13">"Nombre"</text:span> , <text:span text:style-name="T11">required</text:span><text:span text:style-name="T24">=</text:span> <text:span text:style-name="T8">True</text:span>)</text:p>
      <text:p text:style-name="P19"><text:s text:c="7"/>mensaje<text:span text:style-name="T24">=</text:span>forms.charField(<text:span text:style-name="T11">label</text:span><text:span text:style-name="T24">=</text:span><text:span text:style-name="T13">"mensaje"</text:span>)</text:p>
      <text:p text:style-name="P171"/>
      <text:p text:style-name="P167"/>
      <text:p text:style-name="P167"/>
      <text:p text:style-name="P176">y pasala a views de la aplicacion creada de contacto</text:p>
      <text:p text:style-name="P176"/>
      <text:p text:style-name="P29"><text:span text:style-name="T8">def</text:span> <text:span text:style-name="T28">contact</text:span><text:span text:style-name="T31">ar</text:span>(<text:span text:style-name="T11">request</text:span>):</text:p>
      <text:p text:style-name="P15"><text:span text:style-name="T22">return</text:span> render(request,<text:span text:style-name="T13">"contacto/contactar.html"</text:span>)</text:p>
      <text:p text:style-name="P176"/>
      <text:p text:style-name="P175">PASO <text:span text:style-name="T75">93:</text:span> Se abre el archivo views de la aplicacion y se hace unas modificaciones para importar</text:p>
      <text:p text:style-name="P27"><text:span text:style-name="T22">from</text:span> .forms <text:span text:style-name="T22">import</text:span> Formulariocontacto</text:p>
      <text:p text:style-name="P173"/>
      <text:p text:style-name="P173"/>
      <text:p text:style-name="P173">PASO <text:span text:style-name="T76">94</text:span>: Ahi mismo se agrega una sintaxis dentro de def contacto</text:p>
      <text:p text:style-name="P27">formulario_contacto<text:span text:style-name="T24">=</text:span>Formulariocontacto()</text:p>
      <text:p text:style-name="P173"/>
      <text:p text:style-name="P173">PASO <text:span text:style-name="T77">9</text:span>5:para el siguiente paso agregamos una sintaxis <text:s/>en return que se encuentra dentro de def contacto</text:p>
      <text:p text:style-name="P173"/>
      <text:p text:style-name="P173">quedaria de la siguiente manera </text:p>
      <text:p text:style-name="P27"><text:span text:style-name="T22">return</text:span> render(request,<text:span text:style-name="T13">"walk/contacto.html"</text:span>, {<text:span text:style-name="T13">'miFormulario'</text:span>:formulario_contacto})</text:p>
      <text:p text:style-name="P27"/>
      <text:p text:style-name="P27"/>
      <text:p text:style-name="P173">PASO <text:span text:style-name="T78">9</text:span>6:</text:p>
      <text:p text:style-name="P173">en la plantilla de contacto se agrega la siguiente sintaxis para vincularlo con python</text:p>
      <text:p text:style-name="P27"><text:span text:style-name="T7">&lt;</text:span><text:span text:style-name="T8">div</text:span><text:span text:style-name="T7">&gt;&lt;</text:span><text:span text:style-name="T8">p</text:span> <text:span text:style-name="T11">class</text:span>=<text:span text:style-name="T13">""</text:span><text:span text:style-name="T7">&gt;</text:span>{{miformulario}}<text:span text:style-name="T7">&lt;/</text:span><text:span text:style-name="T8">div</text:span><text:span text:style-name="T7">&gt;&lt;/</text:span><text:span text:style-name="T8">p</text:span><text:span text:style-name="T7">&gt;</text:span></text:p>
      <text:p text:style-name="P27"/>
      <text:p text:style-name="P27"/>
      <text:p text:style-name="P168"/>
      <text:p text:style-name="P256">VIDEO 19</text:p>
      <text:p text:style-name="P173">PASO<text:span text:style-name="T79">9</text:span>7:<text:span text:style-name="T79">se conbierte en tabla con la siguiente sintaxis en la plantilla contacto</text:span></text:p>
      <text:p text:style-name="P27"><text:soft-page-break/><text:span text:style-name="T7">&lt;</text:span><text:span text:style-name="T8">table</text:span> <text:span text:style-name="T11">style</text:span>=<text:span text:style-name="T13">"color: </text:span><text:span text:style-name="T18">white</text:span><text:span text:style-name="T13">"</text:span> <text:span text:style-name="T7">&gt;</text:span> {{miFormulario}}<text:span text:style-name="T7">&lt;/</text:span><text:span text:style-name="T8">table</text:span><text:span text:style-name="T7">&gt;</text:span></text:p>
      <text:p text:style-name="P173"/>
      <text:p text:style-name="P259">PASO 98: En el archivo forms.py modificamos la seccion de mensaje para <text:s/>cambiar el espacio donde se agrega el contenido dandole una mejor estetica</text:p>
      <text:p text:style-name="P259"/>
      <text:p text:style-name="P77">mensaje<text:span text:style-name="T24">=</text:span>forms.CharField(<text:span text:style-name="T11">label</text:span><text:span text:style-name="T24">=</text:span><text:span text:style-name="T13">"Mensaje"</text:span>, <text:span text:style-name="T11">widget</text:span><text:span text:style-name="T24">=</text:span>forms.Textarea)</text:p>
      <text:p text:style-name="P15"/>
      <text:p text:style-name="P259">PASO 99: <text:span text:style-name="T80">En la plantilla contacto damos estilo css a nuestro formulario , con la siguiente sintaxis</text:span></text:p>
      <text:p text:style-name="P81"><text:span text:style-name="T34">.ContenedorFormulario</text:span><text:span text:style-name="T24">{</text:span></text:p>
      <text:p text:style-name="P15"><text:span text:style-name="T11">background-color</text:span><text:span text:style-name="T24">: 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 </text:span></text:p>
      <text:p text:style-name="P15"><text:span text:style-name="T11">width</text:span><text:span text:style-name="T24">: </text:span><text:span text:style-name="T35">50%</text:span><text:span text:style-name="T24">;</text:span></text:p>
      <text:p text:style-name="P15"><text:span text:style-name="T11">margin</text:span><text:span text:style-name="T24">: </text:span><text:span text:style-name="T35">10px</text:span><text:span text:style-name="T24"> </text:span><text:span text:style-name="T13">auto</text:span><text:span text:style-name="T24">;</text:span></text:p>
      <text:p text:style-name="P15"><text:span text:style-name="T11">border-radius</text:span><text:span text:style-name="T24">: </text:span><text:span text:style-name="T35">20px</text:span><text:span text:style-name="T24">;</text:span></text:p>
      <text:p text:style-name="P15"><text:span text:style-name="T11">padding</text:span><text:span text:style-name="T24">: </text:span><text:span text:style-name="T35">1px</text:span><text:span text:style-name="T24"> </text:span><text:span text:style-name="T35">0px</text:span><text:span text:style-name="T24">;</text:span></text:p>
      <text:p text:style-name="P172">}</text:p>
      <text:p text:style-name="P81"/>
      <text:p text:style-name="P152"/>
      <text:p text:style-name="P15"><text:span text:style-name="T7">&lt;</text:span><text:span text:style-name="T8">div</text:span> <text:span text:style-name="T11">class</text:span>=<text:span text:style-name="T13">"ContenedorFormulario"</text:span><text:span text:style-name="T7">&gt;&lt;</text:span><text:span text:style-name="T8">table</text:span> <text:span text:style-name="T11">style</text:span>=<text:span text:style-name="T13">"color: white"</text:span> <text:span text:style-name="T7">&gt;</text:span> {{miFormulario}}<text:span text:style-name="T7">&lt;/</text:span><text:span text:style-name="T8">table</text:span><text:span text:style-name="T7">&gt;&lt;/</text:span><text:span text:style-name="T8">div</text:span><text:span text:style-name="T7">&gt;</text:span></text:p>
      <text:p text:style-name="P79"/>
      <text:p text:style-name="P80"/>
      <text:p text:style-name="P260">PASO <text:span text:style-name="T81">100</text:span>: <text:span text:style-name="T82">Agregamos el boton de enviar usando la siguiente sintaxis</text:span></text:p>
      <text:p text:style-name="P78"><text:span text:style-name="T7">&lt;</text:span><text:span text:style-name="T8">div</text:span> <text:span text:style-name="T11">class</text:span>=<text:span text:style-name="T13">"ContenedorFormulario"</text:span><text:span text:style-name="T7">&gt;</text:span></text:p>
      <text:p text:style-name="P152"/>
      <text:p text:style-name="P15"><text:span text:style-name="T7">&lt;</text:span><text:span text:style-name="T8">table</text:span> <text:span text:style-name="T11">style</text:span>=<text:span text:style-name="T13">"color: white"</text:span> <text:span text:style-name="T7">&gt;</text:span> {{miFormulario.as_table}}<text:span text:style-name="T7">&lt;/</text:span><text:span text:style-name="T8">table</text:span><text:span text:style-name="T7">&gt;</text:span></text:p>
      <text:p text:style-name="P15"><text:span text:style-name="T7">&lt;</text:span><text:span text:style-name="T8">input</text:span> <text:span text:style-name="T11">type</text:span>=<text:span text:style-name="T13">"submit"</text:span> <text:span text:style-name="T11">value</text:span>=<text:span text:style-name="T13">"Enviar"</text:span><text:span text:style-name="T7">&gt;</text:span></text:p>
      <text:p text:style-name="P152"/>
      <text:p text:style-name="P15"><text:span text:style-name="T7">&lt;/</text:span><text:span text:style-name="T8">div</text:span><text:span text:style-name="T7">&gt;</text:span></text:p>
      <text:p text:style-name="P260"/>
      <text:p text:style-name="P261">PASO 101:</text:p>
      <text:p text:style-name="P261">otras modificaciones</text:p>
      <text:p text:style-name="P261"/>
      <text:p text:style-name="P82"><text:span text:style-name="T8">div</text:span> <text:span text:style-name="T11">class</text:span>=<text:span text:style-name="T13">"ContenedorFormulario"</text:span><text:span text:style-name="T7">&gt;</text:span></text:p>
      <text:p text:style-name="P15"><text:span text:style-name="T7">&lt;</text:span><text:span text:style-name="T8">form</text:span> <text:span text:style-name="T11">action</text:span>=<text:span text:style-name="T13">""</text:span> <text:span text:style-name="T11">method</text:span>=<text:span text:style-name="T13">"POST"</text:span> <text:span text:style-name="T11">style</text:span>=<text:span text:style-name="T13">"text-align: center;"</text:span><text:span text:style-name="T7">&gt;</text:span></text:p>
      <text:p text:style-name="P15"><text:span text:style-name="T7">&lt;</text:span><text:span text:style-name="T8">table</text:span> <text:span text:style-name="T11">style</text:span>=<text:span text:style-name="T13">"color: white; margin: 20px auto;"</text:span> <text:span text:style-name="T7">&gt;</text:span> {{miFormulario.as_table}}<text:span text:style-name="T7">&lt;/</text:span><text:span text:style-name="T8">table</text:span><text:span text:style-name="T7">&gt;</text:span></text:p>
      <text:p text:style-name="P15"><text:span text:style-name="T7">&lt;</text:span><text:span text:style-name="T8">input</text:span> <text:span text:style-name="T11">type</text:span>=<text:span text:style-name="T13">"submit"</text:span> <text:span text:style-name="T11">value</text:span>=<text:span text:style-name="T13">"Enviar"</text:span><text:span text:style-name="T7">&gt;</text:span></text:p>
      <text:p text:style-name="P15"><text:span text:style-name="T7">&lt;/</text:span><text:span text:style-name="T8">form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/>
      <text:p text:style-name="P261"/>
      <text:p text:style-name="P261">PASO 102: <text:span text:style-name="T83">Agregamos la siguiente sintaxis en la plantilla contactos en form</text:span></text:p>
      <text:p text:style-name="P262">esto sirve para darle seguridad a la informacion enviada</text:p>
      <text:p text:style-name="P262"/>
      <text:p text:style-name="P83"><text:span text:style-name="T7">&lt;</text:span><text:span text:style-name="T8">form</text:span> <text:span text:style-name="T11">action</text:span>=<text:span text:style-name="T13">""</text:span> <text:span text:style-name="T11">method</text:span>=<text:span text:style-name="T13">"POST"</text:span> <text:span text:style-name="T11">style</text:span>=<text:span text:style-name="T13">"text-align: center;"</text:span><text:span text:style-name="T7">&gt;</text:span></text:p>
      <text:p text:style-name="P15">{% csrf_token %}</text:p>
      <text:p text:style-name="P15"><text:span text:style-name="T7">&lt;</text:span><text:span text:style-name="T8">table</text:span> <text:span text:style-name="T11">style</text:span>=<text:span text:style-name="T13">"color: white; margin: 20px auto;"</text:span> <text:span text:style-name="T7">&gt;</text:span> {{miFormulario.as_table}}<text:span text:style-name="T7">&lt;/</text:span><text:span text:style-name="T8">table</text:span><text:span text:style-name="T7">&gt;</text:span></text:p>
      <text:p text:style-name="P15"><text:span text:style-name="T7">&lt;</text:span><text:span text:style-name="T8">input</text:span> <text:span text:style-name="T11">type</text:span>=<text:span text:style-name="T13">"submit"</text:span> <text:span text:style-name="T11">value</text:span>=<text:span text:style-name="T13">"Enviar"</text:span><text:span text:style-name="T7">&gt;</text:span></text:p>
      <text:p text:style-name="P15"><text:span text:style-name="T7">&lt;/</text:span><text:span text:style-name="T8">form</text:span><text:span text:style-name="T7">&gt;</text:span></text:p>
      <text:p text:style-name="P262"/>
      <text:p text:style-name="P262"/>
      <text:p text:style-name="P262"/>
      <text:p text:style-name="P262"/>
      <text:p text:style-name="P264"><text:soft-page-break/>VIDEO 20:</text:p>
      <text:p text:style-name="P265">APP CONTACTO</text:p>
      <text:p text:style-name="P265">ENVIO DE DATOS</text:p>
      <text:p text:style-name="P265"/>
      <text:p text:style-name="P263">PASO 103:<text:span text:style-name="T84">Se crea la siguiete sinta</text:span><text:span text:style-name="T85">x</text:span><text:span text:style-name="T84">is en la plantilla contacto html , esto para que se muestre la informacion que se a enviado <text:s/></text:span></text:p>
      <text:p text:style-name="P263"/>
      <text:p text:style-name="P84"><text:span text:style-name="T7">&lt;</text:span><text:span text:style-name="T8">p</text:span> <text:span text:style-name="T11">style</text:span>=<text:span text:style-name="T13">"color: snow;"</text:span><text:span text:style-name="T7">&gt;</text:span>{{request.POST}}<text:span text:style-name="T7">&lt;/</text:span><text:span text:style-name="T8">p</text:span><text:span text:style-name="T7">&gt;</text:span></text:p>
      <text:p text:style-name="P263"/>
      <text:p text:style-name="P263"/>
      <text:p text:style-name="P266">PASO 104: Vamos al archivo views.py de la app contacto y <text:span text:style-name="T86">modificamos</text:span> la siguiente sintaxis ,esto es para que rescate la informacion que hay en el formulario</text:p>
      <text:p text:style-name="P266"/>
      <text:p text:style-name="P267">quedaria asi.</text:p>
      <text:p text:style-name="P85"><text:span text:style-name="T8">def</text:span> <text:span text:style-name="T28">contacto</text:span>(<text:span text:style-name="T11">request</text:span>):</text:p>
      <text:p text:style-name="P15">formulario_contacto<text:span text:style-name="T24">=</text:span>FormularioContacto()</text:p>
      <text:p text:style-name="P15"><text:span text:style-name="T22">if</text:span> request.method<text:span text:style-name="T24">==</text:span><text:span text:style-name="T13">"POST"</text:span>:</text:p>
      <text:p text:style-name="P15">formulario_contacto<text:span text:style-name="T24">=</text:span>FormularioContacto(<text:span text:style-name="T11">data</text:span><text:span text:style-name="T24">=</text:span>request.POST)</text:p>
      <text:p text:style-name="P15"><text:span text:style-name="T22">if</text:span> formulario_contacto.is_valid():</text:p>
      <text:p text:style-name="P15">nombre<text:span text:style-name="T24">=</text:span>request.POST.get(<text:span text:style-name="T13">"nombre"</text:span>)</text:p>
      <text:p text:style-name="P15">email<text:span text:style-name="T24">=</text:span>request.POST.get(<text:span text:style-name="T13">"email"</text:span>)</text:p>
      <text:p text:style-name="P15">mensaje<text:span text:style-name="T24">=</text:span>request.POST.get(<text:span text:style-name="T13">"mensaje"</text:span>)</text:p>
      <text:p text:style-name="P15"><text:span text:style-name="T22">return</text:span> render(request, <text:span text:style-name="T13">"contacto/contacto.html"</text:span>, {<text:span text:style-name="T13">'miFormulario'</text:span>:formulario_contacto})</text:p>
      <text:p text:style-name="P15"/>
      <text:p text:style-name="P268">PASO 105: <text:span text:style-name="T87">Modificamos la plantilla contacto para que cuando enviemos la informacion nos avise que ya se envio</text:span></text:p>
      <text:p text:style-name="P268"/>
      <text:p text:style-name="P269">modificamos primero import render queda asi:</text:p>
      <text:p text:style-name="P86"><text:span text:style-name="T22">from</text:span> django.shortcuts <text:span text:style-name="T22">import</text:span> render, redirect</text:p>
      <text:p text:style-name="P269"/>
      <text:p text:style-name="P269">modificamos segundo <text:s/>def Contacto queda asi:</text:p>
      <text:p text:style-name="P86"><text:span text:style-name="T8">def</text:span> <text:span text:style-name="T28">contacto</text:span>(<text:span text:style-name="T11">request</text:span>):</text:p>
      <text:p text:style-name="P15">formulario_contacto<text:span text:style-name="T24">=</text:span>FormularioContacto()</text:p>
      <text:p text:style-name="P15"><text:span text:style-name="T22">if</text:span> request.method<text:span text:style-name="T24">==</text:span><text:span text:style-name="T13">"POST"</text:span>:</text:p>
      <text:p text:style-name="P15">formulario_contacto<text:span text:style-name="T24">=</text:span>FormularioContacto(<text:span text:style-name="T11">data</text:span><text:span text:style-name="T24">=</text:span>request.POST)</text:p>
      <text:p text:style-name="P15"><text:span text:style-name="T22">if</text:span> formulario_contacto.is_valid():</text:p>
      <text:p text:style-name="P15">nombre<text:span text:style-name="T24">=</text:span>request.POST.get(<text:span text:style-name="T13">"nombre"</text:span>)</text:p>
      <text:p text:style-name="P15">email<text:span text:style-name="T24">=</text:span>request.POST.get(<text:span text:style-name="T13">"email"</text:span>)</text:p>
      <text:p text:style-name="P15">mensaje<text:span text:style-name="T24">=</text:span>request.POST.get(<text:span text:style-name="T13">"mensaje"</text:span>)</text:p>
      <text:p text:style-name="P15"><text:span text:style-name="T22">return</text:span> redirect(<text:span text:style-name="T13">"/contacto/?valido"</text:span>)</text:p>
      <text:p text:style-name="P15"><text:span text:style-name="T22">return</text:span> render(request, <text:span text:style-name="T13">"contacto/contacto.html"</text:span>, {<text:span text:style-name="T13">'miFormulario'</text:span>:formulario_contacto})</text:p>
      <text:p text:style-name="P15"/>
      <text:p text:style-name="P269">Despues vamos a modificar la plantilla contacto , queda de la siguiente manera:</text:p>
      <text:p text:style-name="P86">{% if "valido" in request.GET %}</text:p>
      <text:p text:style-name="P15"><text:span text:style-name="T7">&lt;</text:span><text:span text:style-name="T8">p</text:span><text:span text:style-name="T7">&gt;</text:span>Informacion enviada correctamente gracias<text:span text:style-name="T7">&lt;/</text:span><text:span text:style-name="T8">p</text:span><text:span text:style-name="T7">&gt;</text:span></text:p>
      <text:p text:style-name="P15">{% endif %}</text:p>
      <text:p text:style-name="P269"/>
      <text:p text:style-name="P269"/>
      <text:p text:style-name="P269"/>
      <text:p text:style-name="P269"/>
      <text:p text:style-name="P269"/>
      <text:p text:style-name="P269"/>
      <text:p text:style-name="P270"><text:soft-page-break/>VIDEO 21:</text:p>
      <text:p text:style-name="P271">APP CONTACTO</text:p>
      <text:p text:style-name="P271">ENVIO DE DATOS</text:p>
      <text:p text:style-name="P271"/>
      <text:p text:style-name="P272">Para ello sse necesita los siguientes parametros.</text:p>
      <text:p text:style-name="P272">*nombre usuario</text:p>
      <text:p text:style-name="P272">*contraseña</text:p>
      <text:p text:style-name="P272">*direccion host</text:p>
      <text:p text:style-name="P272">*puerto</text:p>
      <text:p text:style-name="P272">*autenticacion</text:p>
      <text:p text:style-name="P271"/>
      <text:p text:style-name="P270">PASO 106:<text:span text:style-name="T88">En setting se agrega los datos que se menciono anteriormente quedaria la sintaxis de la siguiente manera</text:span></text:p>
      <text:p text:style-name="P270"/>
      <text:p text:style-name="P185"># configuracion de email</text:p>
      <text:p text:style-name="P152"/>
      <text:p text:style-name="P15">EMAIL_BACKEND<text:span text:style-name="T24">=</text:span><text:span text:style-name="T13">"django.core.mail.backends.smtp.EmailBackend"</text:span></text:p>
      <text:p text:style-name="P15">EMAIL_HOST<text:span text:style-name="T24">=</text:span><text:span text:style-name="T13">"smtp.gmail.com"</text:span></text:p>
      <text:p text:style-name="P15">EMAIL_USE_TLS<text:span text:style-name="T24">=</text:span><text:span text:style-name="T8">True</text:span></text:p>
      <text:p text:style-name="P15">EMAIL_PORT<text:span text:style-name="T24">=</text:span><text:span text:style-name="T35">587</text:span></text:p>
      <text:p text:style-name="P15">EMAIL_HOST_USE<text:span text:style-name="T24">=</text:span><text:span text:style-name="T13">"adolfoherazovela1@gmail.com"</text:span></text:p>
      <text:p text:style-name="P15">EMAIL_HOST_PASSWORD<text:span text:style-name="T24">=</text:span><text:span text:style-name="T13">"ultratumba19"</text:span></text:p>
      <text:p text:style-name="P15"/>
      <text:p text:style-name="P273">PASO 107: <text:span text:style-name="T89">Toca importar la clase mail para que funcione al enviar datos eso es en views.py de la app contacto</text:span></text:p>
      <text:p text:style-name="P273"/>
      <text:p text:style-name="P274">tambien se edita el def Contacto para que lea la importancion</text:p>
      <text:p text:style-name="P270"/>
      <text:p text:style-name="P86"><text:span text:style-name="T22">from</text:span> django.core.mail <text:span text:style-name="T22">import</text:span> EmailMessage</text:p>
      <text:p text:style-name="P269"/>
      <text:p text:style-name="P86"><text:span text:style-name="T8">def</text:span> <text:span text:style-name="T28">contacto</text:span>(<text:span text:style-name="T11">request</text:span>):</text:p>
      <text:p text:style-name="P15">formulario_contacto<text:span text:style-name="T24">=</text:span>FormularioContacto()</text:p>
      <text:p text:style-name="P15"><text:span text:style-name="T22">if</text:span> request.method<text:span text:style-name="T24">==</text:span><text:span text:style-name="T13">"POST"</text:span>:</text:p>
      <text:p text:style-name="P15">formulario_contacto<text:span text:style-name="T24">=</text:span>FormularioContacto(<text:span text:style-name="T11">data</text:span><text:span text:style-name="T24">=</text:span>request.POST)</text:p>
      <text:p text:style-name="P15"><text:span text:style-name="T22">if</text:span> formulario_contacto.is_valid():</text:p>
      <text:p text:style-name="P15">nombre<text:span text:style-name="T24">=</text:span>request.POST.get(<text:span text:style-name="T13">"nombre"</text:span>)</text:p>
      <text:p text:style-name="P15">email<text:span text:style-name="T24">=</text:span>request.POST.get(<text:span text:style-name="T13">"email"</text:span>)</text:p>
      <text:p text:style-name="P15">mensaje<text:span text:style-name="T24">=</text:span>request.POST.get(<text:span text:style-name="T13">"mensaje"</text:span>)</text:p>
      <text:p text:style-name="P15">email<text:span text:style-name="T24">-</text:span>EmailMessage(<text:span text:style-name="T13">"Mensaje desde la app Django"</text:span>,</text:p>
      <text:p text:style-name="P15"><text:span text:style-name="T13">"El usuario con nombre </text:span><text:span text:style-name="T11">{}</text:span><text:span text:style-name="T13"> con la direccion </text:span><text:span text:style-name="T11">{}</text:span><text:span text:style-name="T13"> escribe lo siguiente:/n/n </text:span><text:span text:style-name="T11">{}</text:span><text:span text:style-name="T13">"</text:span>.format(nombre,email,mensaje),</text:p>
      <text:p text:style-name="P15"><text:span text:style-name="T13">""</text:span>,[<text:span text:style-name="T13">"adolfoherazovela1@gmail.com"</text:span>],<text:span text:style-name="T11">replay_to</text:span><text:span text:style-name="T24">=</text:span>[email])</text:p>
      <text:p text:style-name="P15"><text:span text:style-name="T22">try</text:span>:</text:p>
      <text:p text:style-name="P15">email.send()</text:p>
      <text:p text:style-name="P15"><text:span text:style-name="T22">return</text:span> redirect(<text:span text:style-name="T13">"/contacto/?valido"</text:span>)</text:p>
      <text:p text:style-name="P15"><text:span text:style-name="T22">except</text:span>:</text:p>
      <text:p text:style-name="P15"><text:span text:style-name="T22">return</text:span> redirect(<text:span text:style-name="T13">"/contacto/?novalido"</text:span>)</text:p>
      <text:p text:style-name="P15"><text:span text:style-name="T22">return</text:span> render(request, <text:span text:style-name="T13">"contacto/contacto.html"</text:span>, {<text:span text:style-name="T13">'miFormulario'</text:span>:formulario_contacto})</text:p>
      <text:p text:style-name="P16"/>
      <text:p text:style-name="P269"/>
      <text:p text:style-name="P266"/>
      <text:p text:style-name="P275"><text:soft-page-break/>VIDEO 22.</text:p>
      <text:p text:style-name="P275">APP TIENDA</text:p>
      <text:p text:style-name="P275">crear app</text:p>
      <text:p text:style-name="P275">categoria+producto</text:p>
      <text:p text:style-name="P275">modelos</text:p>
      <text:p text:style-name="P275">registro en admon</text:p>
      <text:p text:style-name="P275">creacion de vistas</text:p>
      <text:p text:style-name="P275">creacion de urls</text:p>
      <text:p text:style-name="P275">creacion de templates</text:p>
      <text:p text:style-name="P275"/>
      <text:p text:style-name="P275">PASO 108:<text:span text:style-name="T90">crea la app tienda desde la terminal con la siguiente sintaxis</text:span></text:p>
      <text:p text:style-name="P276">python3 manage.py startapp tienda</text:p>
      <text:p text:style-name="P276"/>
      <text:p text:style-name="P276">PASO 109: Dirigete al views.py de la app tienda y agrega la siguiente sintaxis y hay asignas el recorte que hiciste de la funcion en views de la app walks</text:p>
      <text:p text:style-name="P276"/>
      <text:p text:style-name="P87"><text:span text:style-name="T8">def</text:span> <text:span text:style-name="T28">tienda</text:span>(<text:span text:style-name="T11">request</text:span>):</text:p>
      <text:p text:style-name="P15"><text:span text:style-name="T22">return</text:span> render(request,<text:span text:style-name="T13">"walkz/tienda.html"</text:span>)</text:p>
      <text:p text:style-name="P276"/>
      <text:p text:style-name="P277">PASO 110: Crea el archivo urls.py en la app tienda</text:p>
      <text:p text:style-name="P277"/>
      <text:p text:style-name="P277">y agregale la siguiente sintaxis</text:p>
      <text:p text:style-name="P88"><text:span text:style-name="T22">from</text:span> django.urls <text:span text:style-name="T22">import</text:span> path</text:p>
      <text:p text:style-name="P152"/>
      <text:p text:style-name="P15"><text:span text:style-name="T22">from</text:span> walkz <text:span text:style-name="T22">import</text:span> views</text:p>
      <text:p text:style-name="P153"/>
      <text:p text:style-name="P15">urlpatterns <text:span text:style-name="T24">=</text:span> [</text:p>
      <text:p text:style-name="P153"/>
      <text:p text:style-name="P15">path(<text:span text:style-name="T13">'tienda'</text:span>,views.tienda, <text:span text:style-name="T11">name</text:span><text:span text:style-name="T24">=</text:span><text:span text:style-name="T13">"Tienda"</text:span>),</text:p>
      <text:p text:style-name="P277"/>
      <text:p text:style-name="P278">elimina el path de tienda en la urls.py de tienda</text:p>
      <text:p text:style-name="P20">path(<text:span text:style-name="T13">'tienda'</text:span>,views.tienda, <text:span text:style-name="T11">name</text:span><text:span text:style-name="T24">=</text:span><text:span text:style-name="T13">"Tienda"</text:span>),</text:p>
      <text:p text:style-name="P90"/>
      <text:p text:style-name="P90"/>
      <text:p text:style-name="P278">Modifica la urls.py de la app tienda y queda de la siguiente manera</text:p>
      <text:p text:style-name="P89"><text:span text:style-name="T22">from</text:span> django.urls <text:span text:style-name="T22">import</text:span> path</text:p>
      <text:p text:style-name="P152"/>
      <text:p text:style-name="P15"><text:span text:style-name="T22">from</text:span> . <text:span text:style-name="T22">import</text:span> views</text:p>
      <text:p text:style-name="P153"/>
      <text:p text:style-name="P15">urlpatterns <text:span text:style-name="T24">=</text:span> [</text:p>
      <text:p text:style-name="P153"/>
      <text:p text:style-name="P15">path(<text:span text:style-name="T13">''</text:span>,views.tienda, <text:span text:style-name="T11">name</text:span><text:span text:style-name="T24">=</text:span><text:span text:style-name="T13">"Tienda"</text:span>),</text:p>
      <text:p text:style-name="P153"/>
      <text:p text:style-name="P15">]</text:p>
      <text:p text:style-name="P16"/>
      <text:p text:style-name="P278"/>
      <text:p text:style-name="P278"><text:soft-page-break/><text:span text:style-name="T91">PASO</text:span> 111: <text:span text:style-name="T91">en la urls.py PADRE ,agregamos la app tienda </text:span></text:p>
      <text:p text:style-name="P89">path(<text:span text:style-name="T13">'tienda/'</text:span>, include(<text:span text:style-name="T13">'tienda.urls'</text:span>)),</text:p>
      <text:p text:style-name="P278"/>
      <text:p text:style-name="P279">PASO 112:<text:span text:style-name="T92">Agregamos la app en setting</text:span></text:p>
      <text:p text:style-name="P91"><text:span text:style-name="T13">'tienda'</text:span>,</text:p>
      <text:p text:style-name="P279"/>
      <text:p text:style-name="P280">PASO 113: Movemos la plantilla de tienda a la carpeta que creamos en la app tienda llamada</text:p>
      <text:p text:style-name="P280">templates y su sub carpeta tienda</text:p>
      <text:p text:style-name="P280"/>
      <text:p text:style-name="P281">PASO 114: Modificamos views.py de la app tienda para que lea la url de la plantilla tienda</text:p>
      <text:p text:style-name="P92"><text:span text:style-name="T8">def</text:span> <text:span text:style-name="T28">tienda</text:span>(<text:span text:style-name="T11">request</text:span>):</text:p>
      <text:p text:style-name="P15"><text:span text:style-name="T22">return</text:span> render(request,<text:span text:style-name="T13">"tienda/tienda.html"</text:span>)</text:p>
      <text:p text:style-name="P281"/>
      <text:p text:style-name="P281"/>
      <text:p text:style-name="P281">VIDEO 23.</text:p>
      <text:p text:style-name="P282">categoria+produccion</text:p>
      <text:p text:style-name="P282">modelos</text:p>
      <text:p text:style-name="P173"/>
      <text:p text:style-name="P283">PASO 115: Creamos en models.py la siguiente sintaxis</text:p>
      <text:p text:style-name="P283"/>
      <text:p text:style-name="P93"><text:span text:style-name="T22">from</text:span> django.db <text:span text:style-name="T22">import</text:span> models</text:p>
      <text:p text:style-name="P152"/>
      <text:p text:style-name="P177"># Create your models here.</text:p>
      <text:p text:style-name="P15"><text:span text:style-name="T8">class</text:span> <text:span text:style-name="T36">CategoriaProd</text:span>(<text:span text:style-name="T36">models.Model</text:span>):</text:p>
      <text:p text:style-name="P15">nombre<text:span text:style-name="T24">=</text:span>models.CharField(<text:span text:style-name="T11">max_length</text:span><text:span text:style-name="T24">=</text:span><text:span text:style-name="T35">50</text:span>)</text:p>
      <text:p text:style-name="P15">created<text:span text:style-name="T24">=</text:span>models.CharField(<text:span text:style-name="T11">auto_now_add</text:span><text:span text:style-name="T24">=</text:span><text:span text:style-name="T8">True</text:span>)</text:p>
      <text:p text:style-name="P15">updated<text:span text:style-name="T24">=</text:span>models.CharField(<text:span text:style-name="T11">auto_now_add</text:span><text:span text:style-name="T24">=</text:span><text:span text:style-name="T8">True</text:span>)</text:p>
      <text:p text:style-name="P15"><text:span text:style-name="T8">class</text:span> <text:span text:style-name="T36">Meta</text:span>:</text:p>
      <text:p text:style-name="P15">verbose_name<text:span text:style-name="T24">=</text:span><text:span text:style-name="T13">"categoriaprod"</text:span></text:p>
      <text:p text:style-name="P15">verbose_name<text:span text:style-name="T24">=</text:span><text:span text:style-name="T13">"categoriasprod"</text:span>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nombre</text:p>
      <text:p text:style-name="P15"><text:span text:style-name="T8">class</text:span> <text:span text:style-name="T36">Producto</text:span>(<text:span text:style-name="T36">models.Model</text:span>):</text:p>
      <text:p text:style-name="P15">nombre<text:span text:style-name="T24">=</text:span>models.CharField(<text:span text:style-name="T11">max_length</text:span><text:span text:style-name="T24">=</text:span><text:span text:style-name="T35">50</text:span>)</text:p>
      <text:p text:style-name="P15">categorias<text:span text:style-name="T24">=</text:span>models.Foreignkey(CategoriaProd, <text:span text:style-name="T11">on_delete</text:span><text:span text:style-name="T24">=</text:span>models.CASCADE)</text:p>
      <text:p text:style-name="P15">imagen<text:span text:style-name="T24">=</text:span>models.ImageField(<text:span text:style-name="T11">upload_to</text:span><text:span text:style-name="T24">=</text:span><text:span text:style-name="T13">"tienda"</text:span>, <text:span text:style-name="T11">null</text:span><text:span text:style-name="T24">=</text:span><text:span text:style-name="T8">True</text:span>, <text:span text:style-name="T11">blank</text:span><text:span text:style-name="T24">=</text:span><text:span text:style-name="T8">True</text:span>)</text:p>
      <text:p text:style-name="P15">precio<text:span text:style-name="T24">=</text:span>models.FloatField()</text:p>
      <text:p text:style-name="P15">disponibilidad<text:span text:style-name="T24">=</text:span>models.BooleanField(<text:span text:style-name="T11">default</text:span><text:span text:style-name="T24">=</text:span><text:span text:style-name="T8">True</text:span>)</text:p>
      <text:p text:style-name="P15"><text:span text:style-name="T8">class</text:span> <text:span text:style-name="T36">Meta</text:span>:</text:p>
      <text:p text:style-name="P15">verbose_name<text:span text:style-name="T24">=</text:span><text:span text:style-name="T13">"producto"</text:span></text:p>
      <text:p text:style-name="P15">verbose_name<text:span text:style-name="T24">=</text:span><text:span text:style-name="T13">"productos"</text:span></text:p>
      <text:p text:style-name="P283"/>
      <text:p text:style-name="P163"/>
      <text:p text:style-name="P284">PASO 116: Vamos a emigrar la informacion de models a la lite sql para ello se usa en la terminal la siguiente sintaxis</text:p>
      <text:p text:style-name="P162"/>
      <text:p text:style-name="P285">python3 manage.py makemigrations</text:p>
      <text:p text:style-name="P285"/>
      <text:p text:style-name="P285">python3 manage.py migrate</text:p>
      <text:p text:style-name="P285"/>
      <text:p text:style-name="P285"/>
      <text:p text:style-name="P285"/>
      <text:p text:style-name="P286"><text:soft-page-break/>VIDEO 24:</text:p>
      <text:p text:style-name="P287"/>
      <text:p text:style-name="P285"/>
      <text:p text:style-name="P285">PASO 117:<text:span text:style-name="T93">La class producto quedaria de la siguiente manera</text:span></text:p>
      <text:p text:style-name="P94"><text:span text:style-name="T8">class</text:span> <text:span text:style-name="T36">Producto</text:span>(<text:span text:style-name="T36">models.Model</text:span>):</text:p>
      <text:p text:style-name="P15">nombre<text:span text:style-name="T24">=</text:span>models.CharField(<text:span text:style-name="T11">max_length</text:span><text:span text:style-name="T24">=</text:span><text:span text:style-name="T35">50</text:span>)</text:p>
      <text:p text:style-name="P15">categorias<text:span text:style-name="T24">=</text:span>models.ForeignKey(CategoriaProd, <text:span text:style-name="T11">on_delete</text:span><text:span text:style-name="T24">=</text:span>models.CASCADE)</text:p>
      <text:p text:style-name="P15">imagen<text:span text:style-name="T24">=</text:span>models.ImageField(<text:span text:style-name="T11">upload_to</text:span><text:span text:style-name="T24">=</text:span><text:span text:style-name="T13">"tienda"</text:span>, <text:span text:style-name="T11">null</text:span><text:span text:style-name="T24">=</text:span><text:span text:style-name="T8">True</text:span>, <text:span text:style-name="T11">blank</text:span><text:span text:style-name="T24">=</text:span><text:span text:style-name="T8">True</text:span>)</text:p>
      <text:p text:style-name="P15">precio<text:span text:style-name="T24">=</text:span>models.FloatField()</text:p>
      <text:p text:style-name="P15">disponibilidad<text:span text:style-name="T24">=</text:span>models.BooleanField(<text:span text:style-name="T11">default</text:span><text:span text:style-name="T24">=</text:span><text:span text:style-name="T8">True</text:span>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Field(<text:span text:style-name="T11">auto_now_add</text:span><text:span text:style-name="T24">=</text:span><text:span text:style-name="T8">True</text:span>)</text:p>
      <text:p text:style-name="P285"/>
      <text:p text:style-name="P287">PASO 118:</text:p>
      <text:p text:style-name="P287">registrar las clases al panel de administracion</text:p>
      <text:p text:style-name="P287">para eso te diriges al archivo admin de la app tienda y agrega la siguiente sintaxis</text:p>
      <text:p text:style-name="P287"/>
      <text:p text:style-name="P95"><text:span text:style-name="T22">from</text:span> django.contrib <text:span text:style-name="T22">import</text:span> admin</text:p>
      <text:p text:style-name="P15"><text:span text:style-name="T22">from</text:span> .models <text:span text:style-name="T22">import</text:span> CategoriaProd, Producto</text:p>
      <text:p text:style-name="P177"># Register your models here.</text:p>
      <text:p text:style-name="P152"/>
      <text:p text:style-name="P15"><text:span text:style-name="T8">class</text:span> <text:span text:style-name="T36">CategoriaProdAdmin</text:span>(<text:span text:style-name="T36">admin.ModelAdmin</text:span>):</text:p>
      <text:p text:style-name="P15">readonly_fields<text:span text:style-name="T24">=</text:span>(<text:span text:style-name="T13">"created"</text:span>,<text:span text:style-name="T13">"updated"</text:span>)</text:p>
      <text:p text:style-name="P15"><text:span text:style-name="T8">class</text:span> <text:span text:style-name="T36">ProductoAdmin</text:span>(<text:span text:style-name="T36">admin.ModelAdmin</text:span>):</text:p>
      <text:p text:style-name="P15">readonly_fields<text:span text:style-name="T24">=</text:span>(<text:span text:style-name="T13">"created"</text:span>,<text:span text:style-name="T13">"updated"</text:span>)</text:p>
      <text:p text:style-name="P15">admin.site.register(CategoriaProd,CategoriaProdAdmin)</text:p>
      <text:p text:style-name="P15">admin.site.register(Producto,ProductoAdmin)</text:p>
      <text:p text:style-name="P287"/>
      <text:p text:style-name="P287">PASO 119:<text:span text:style-name="T94">Modificamos el archivo views.py de la app tienda .quedaria con la siguiente sintaxis</text:span></text:p>
      <text:p text:style-name="P287"/>
      <text:p text:style-name="P288">VIDEO 24.</text:p>
      <text:p text:style-name="P288"/>
      <text:p text:style-name="P288">PASO 120:<text:span text:style-name="T95">Modificar templates tienda y quedaria de la siguiente manera</text:span></text:p>
      <text:p text:style-name="P288"/>
      <text:p text:style-name="P96">{% for producto in productos %}</text:p>
      <text:p text:style-name="P152"/>
      <text:p text:style-name="P177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{producto.imagen.url}}"</text:span> <text:span text:style-name="T11">alt</text:span>=<text:span text:style-name="T13">""</text:span> <text:span text:style-name="T11">style</text:span>=<text:span text:style-name="T13">"width:50%;"</text:span> 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3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 <text:span text:style-name="T11">style</text:span>=<text:span text:style-name="T13">"width: 100%;"</text:span><text:span text:style-name="T7">&gt;</text:span>{{producto.nombre}}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 <text:span text:style-name="T7">&gt;</text:span>{{producto.precio}}<text:span text:style-name="T7">&lt;/</text:span><text:span text:style-name="T8">span</text:span><text:span text:style-name="T7">&gt;</text:span></text:p>
      <text:p text:style-name="P15"><text:span text:style-name="T7">&lt;/</text:span><text:span text:style-name="T8">h3</text:span><text:span text:style-name="T7">&gt;</text:span></text:p>
      <text:p text:style-name="P15"><text:span text:style-name="T7">&lt;</text:span><text:span text:style-name="T8">div</text:span> <text:span text:style-name="T11">style</text:span>=<text:span text:style-name="T13">"text-align: left; font-size: 0.8en;"</text:span> <text:span text:style-name="T7">&gt;</text:span></text:p>
      <text:p text:style-name="P152"/>
      <text:p text:style-name="P15">Autor:{{post.autor}}</text:p>
      <text:p text:style-name="P152"/>
      <text:p text:style-name="P15"><text:soft-page-break/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2"/>
      <text:p text:style-name="P15">{% endfor %}</text:p>
      <text:p text:style-name="P15"/>
      <text:p text:style-name="P289">PASO 121:<text:span text:style-name="T96">Haremos una nueva actualizacion, del template para mejorar la seccion quedaria de la siguiente manera</text:span></text:p>
      <text:p text:style-name="P289"/>
      <text:p text:style-name="P290">VIDEO 26.</text:p>
      <text:p text:style-name="P97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row"</text:span><text:span text:style-name="T7">&gt;</text:span></text:p>
      <text:p text:style-name="P15">{% for producto in productos %}</text:p>
      <text:p text:style-name="P15"><text:span text:style-name="T7">&lt;</text:span><text:span text:style-name="T8">div</text:span> <text:span text:style-name="T11">class</text:span>=<text:span text:style-name="T13">"col-md-3"</text:span><text:span text:style-name="T7">&gt;</text:span></text:p>
      <text:p text:style-name="P152"/>
      <text:p text:style-name="P15"><text:span text:style-name="T7">&lt;</text:span><text:span text:style-name="T8">div</text:span> <text:span text:style-name="T11">class</text:span>=<text:span text:style-name="T13">"card"</text:span> <text:span text:style-name="T11">style</text:span>=<text:span text:style-name="T13">"width: 90%; margin: 10px 10px;"</text:span><text:span text:style-name="T7">&gt;</text:span></text:p>
      <text:p text:style-name="P152"/>
      <text:p text:style-name="P15"><text:span text:style-name="T7">&lt;</text:span><text:span text:style-name="T8">img</text:span> <text:span text:style-name="T11">src</text:span>=<text:span text:style-name="T13">"{{producto.imagen.url}}"</text:span> <text:span text:style-name="T11">class</text:span>=<text:span text:style-name="T13">"card-img-top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ard-body"</text:span> <text:span text:style-name="T11">style</text:span>=<text:span text:style-name="T13">"text-align: center;"</text:span><text:span text:style-name="T7">&gt;</text:span></text:p>
      <text:p text:style-name="P152"/>
      <text:p text:style-name="P15"><text:span text:style-name="T7">&lt;</text:span><text:span text:style-name="T8">h8</text:span> <text:span text:style-name="T11">class</text:span>=<text:span text:style-name="T13">"card-title"</text:span><text:span text:style-name="T7">&gt;</text:span>{{producto.nombre}}<text:span text:style-name="T7">&lt;/</text:span><text:span text:style-name="T8">h8</text:span><text:span text:style-name="T7">&gt;</text:span></text:p>
      <text:p text:style-name="P152"/>
      <text:p text:style-name="P15"><text:span text:style-name="T7">&lt;</text:span><text:span text:style-name="T8">p</text:span> <text:span text:style-name="T11">class</text:span>=<text:span text:style-name="T13">"card-text"</text:span><text:span text:style-name="T7">&gt;</text:span>{{producto.precio}}<text:span text:style-name="T8">&amp;nbsp;</text:span>$<text:span text:style-name="T7">&lt;/</text:span><text:span text:style-name="T8">p</text:span><text:span text:style-name="T7">&gt;</text:span></text:p>
      <text:p text:style-name="P152"/>
      <text:p text:style-name="P15"><text:span text:style-name="T7">&lt;/</text:span><text:span text:style-name="T8">div</text:span><text:span text:style-name="T7">&gt;</text:span></text:p>
      <text:p text:style-name="P153"/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2"/>
      <text:p text:style-name="P15">{% endfor %}</text:p>
      <text:p text:style-name="P15"><text:span text:style-name="T7">&lt;/</text:span><text:span text:style-name="T8">div</text:span><text:span text:style-name="T7">&gt;</text:span> </text:p>
      <text:p text:style-name="P15"><text:span text:style-name="T7">&lt;/</text:span><text:span text:style-name="T8">div</text:span><text:span text:style-name="T7">&gt;</text:span></text:p>
      <text:p text:style-name="P15">{% endblock %}</text:p>
      <text:p text:style-name="P290"/>
      <text:p text:style-name="P291">VIDEO 27.</text:p>
      <text:p text:style-name="P292">CREAR CARRO DE COMPRAS</text:p>
      <text:p text:style-name="P292"/>
      <text:p text:style-name="P293">TAREAS.</text:p>
      <text:p text:style-name="P293">Manejo de sesion</text:p>
      <text:p text:style-name="P293">Agregar productos</text:p>
      <text:p text:style-name="P293">Eliminar productos</text:p>
      <text:p text:style-name="P293">Restar productos</text:p>
      <text:p text:style-name="P293">Vaciar el carro</text:p>
      <text:p text:style-name="P293"/>
      <text:p text:style-name="P291">PASO 122:<text:span text:style-name="T97">Creamos una aplicacion para carro</text:span></text:p>
      <text:p text:style-name="P295">python3 manage.py startapp carro</text:p>
      <text:p text:style-name="P295"/>
      <text:p text:style-name="P295">PASO 123:<text:span text:style-name="T98">Registramos la aplicacion en setting</text:span></text:p>
      <text:p text:style-name="P98"><text:span text:style-name="T13">'carro'</text:span>,</text:p>
      <text:p text:style-name="P295"><text:soft-page-break/></text:p>
      <text:p text:style-name="P296">PASO 124: Creamos un archivo llamado carro.py en la app carro</text:p>
      <text:p text:style-name="P296">y creamos una clase dentro del archivo</text:p>
      <text:p text:style-name="P296"/>
      <text:p text:style-name="P99"><text:span text:style-name="T8">class</text:span> <text:span text:style-name="T36">Carro</text:span>:</text:p>
      <text:p text:style-name="P15"><text:span text:style-name="T8">def</text:span> <text:span text:style-name="T28">__init__</text:span>(<text:span text:style-name="T11">self</text:span>,<text:span text:style-name="T11">request</text:span>):</text:p>
      <text:p text:style-name="P15"><text:span text:style-name="T8">self</text:span>.request</text:p>
      <text:p text:style-name="P15"><text:span text:style-name="T8">self</text:span>.session<text:span text:style-name="T24">=</text:span>request.session</text:p>
      <text:p text:style-name="P15">carro<text:span text:style-name="T24">=</text:span><text:span text:style-name="T8">self</text:span>.session.get(<text:span text:style-name="T13">"carro"</text:span>)</text:p>
      <text:p text:style-name="P15"><text:span text:style-name="T22">if</text:span> <text:span text:style-name="T8">not</text:span> carro:</text:p>
      <text:p text:style-name="P15">carro<text:span text:style-name="T24">=</text:span><text:span text:style-name="T8">self</text:span>.session[<text:span text:style-name="T13">"carro"</text:span>]<text:span text:style-name="T24">=</text:span>{}</text:p>
      <text:p text:style-name="P15"><text:span text:style-name="T22">else</text:span>:</text:p>
      <text:p text:style-name="P15"><text:span text:style-name="T8">self</text:span>.carro<text:span text:style-name="T24">=</text:span>carro</text:p>
      <text:p text:style-name="P15"><text:span text:style-name="T8">def</text:span> <text:span text:style-name="T28">agregar</text:span>(<text:span text:style-name="T11">self</text:span>,<text:span text:style-name="T11">producto</text:span>):</text:p>
      <text:p text:style-name="P15"><text:span text:style-name="T22">if</text:span>(<text:span text:style-name="T36">str</text:span>(producto.id)<text:span text:style-name="T8">not</text:span> <text:span text:style-name="T8">in</text:span> <text:span text:style-name="T8">self</text:span>.carro.keys()):</text:p>
      <text:p text:style-name="P15"><text:span text:style-name="T8">self</text:span>.carro[producto.id]<text:span text:style-name="T24">=</text:span>{</text:p>
      <text:p text:style-name="P15"><text:span text:style-name="T13">"producto_id"</text:span>:producto.id,</text:p>
      <text:p text:style-name="P15"><text:span text:style-name="T13">"nombre"</text:span>:producto.nombre,</text:p>
      <text:p text:style-name="P15"><text:span text:style-name="T13">"precio"</text:span>:<text:span text:style-name="T36">str</text:span>(producto.precio),</text:p>
      <text:p text:style-name="P15"><text:span text:style-name="T13">"cantidad"</text:span>:<text:span text:style-name="T35">1</text:span>,</text:p>
      <text:p text:style-name="P15"><text:span text:style-name="T13">"imagen"</text:span>:producto.imagen.url</text:p>
      <text:p text:style-name="P15">}</text:p>
      <text:p text:style-name="P296"/>
      <text:p text:style-name="P297">VIDEO 28.</text:p>
      <text:p text:style-name="P294">TAREAS.</text:p>
      <text:p text:style-name="P294">Manejo de sesion<text:span text:style-name="T99">= TRUE</text:span></text:p>
      <text:p text:style-name="P294">Agregar productos</text:p>
      <text:p text:style-name="P294">Eliminar productos</text:p>
      <text:p text:style-name="P294">Restar productos</text:p>
      <text:p text:style-name="P294">Vaciar el carro</text:p>
      <text:p text:style-name="P294"/>
      <text:p text:style-name="P298">PASO 125: Seguimos modificando def</text:p>
      <text:p text:style-name="P298"/>
      <text:p text:style-name="P100"><text:span text:style-name="T8">class</text:span> <text:span text:style-name="T36">Carro</text:span>:</text:p>
      <text:p text:style-name="P15"><text:span text:style-name="T8">def</text:span> <text:span text:style-name="T28">__init__</text:span>(<text:span text:style-name="T11">self</text:span>,<text:span text:style-name="T11">request</text:span>):</text:p>
      <text:p text:style-name="P15"><text:span text:style-name="T8">self</text:span>.request</text:p>
      <text:p text:style-name="P15"><text:span text:style-name="T8">self</text:span>.session<text:span text:style-name="T24">=</text:span>request.session</text:p>
      <text:p text:style-name="P15">carro<text:span text:style-name="T24">=</text:span><text:span text:style-name="T8">self</text:span>.session.get(<text:span text:style-name="T13">"carro"</text:span>)</text:p>
      <text:p text:style-name="P15"><text:span text:style-name="T22">if</text:span> <text:span text:style-name="T8">not</text:span> carro:</text:p>
      <text:p text:style-name="P15">carro<text:span text:style-name="T24">=</text:span><text:span text:style-name="T8">self</text:span>.session[<text:span text:style-name="T13">"carro"</text:span>]<text:span text:style-name="T24">=</text:span>{}</text:p>
      <text:p text:style-name="P15"><text:span text:style-name="T22">else</text:span>:</text:p>
      <text:p text:style-name="P15"><text:span text:style-name="T8">self</text:span>.carro<text:span text:style-name="T24">=</text:span>carro</text:p>
      <text:p text:style-name="P15"><text:span text:style-name="T8">def</text:span> <text:span text:style-name="T28">agregar</text:span>(<text:span text:style-name="T11">self</text:span>,<text:span text:style-name="T11">producto</text:span>):</text:p>
      <text:p text:style-name="P15"><text:span text:style-name="T22">if</text:span>(<text:span text:style-name="T36">str</text:span>(producto.id)<text:span text:style-name="T8">not</text:span> <text:span text:style-name="T8">in</text:span> <text:span text:style-name="T8">self</text:span>.carro.keys()):</text:p>
      <text:p text:style-name="P15"><text:span text:style-name="T8">self</text:span>.carro[producto.id]<text:span text:style-name="T24">=</text:span>{</text:p>
      <text:p text:style-name="P15"><text:span text:style-name="T13">"producto_id"</text:span>:producto.id,</text:p>
      <text:p text:style-name="P15"><text:span text:style-name="T13">"nombre"</text:span>:producto.nombre,</text:p>
      <text:p text:style-name="P15"><text:span text:style-name="T13">"precio"</text:span>:<text:span text:style-name="T36">str</text:span>(producto.precio),</text:p>
      <text:p text:style-name="P15"><text:span text:style-name="T13">"cantidad"</text:span>:<text:span text:style-name="T35">1</text:span>,</text:p>
      <text:p text:style-name="P15"><text:span text:style-name="T13">"imagen"</text:span>:producto.imagen.url</text:p>
      <text:p text:style-name="P15">}</text:p>
      <text:p text:style-name="P15"><text:soft-page-break/><text:span text:style-name="T22">else</text:span>:</text:p>
      <text:p text:style-name="P15"><text:span text:style-name="T22">for</text:span> key, value <text:span text:style-name="T8">in</text:span> <text:span text:style-name="T8">self</text:span>.carro.items():</text:p>
      <text:p text:style-name="P15"><text:span text:style-name="T22">if</text:span> key<text:span text:style-name="T24">==</text:span><text:span text:style-name="T36">str</text:span>(producto.id):</text:p>
      <text:p text:style-name="P15">value[<text:span text:style-name="T13">"cantidad"</text:span>]<text:span text:style-name="T24">=</text:span>value[<text:span text:style-name="T13">"cantidad"</text:span>]<text:span text:style-name="T24">+</text:span><text:span text:style-name="T35">1</text:span></text:p>
      <text:p text:style-name="P299">break</text:p>
      <text:p text:style-name="P15"><text:span text:style-name="T8">self</text:span>.guardar_carro()</text:p>
      <text:p text:style-name="P15"><text:span text:style-name="T8">def</text:span> <text:span text:style-name="T28">guardar_carro</text:span>(<text:span text:style-name="T11">self</text:span>):</text:p>
      <text:p text:style-name="P15"><text:span text:style-name="T8">self</text:span>.session[<text:span text:style-name="T13">"carro"</text:span>]<text:span text:style-name="T24">=</text:span><text:span text:style-name="T8">self</text:span>.carro</text:p>
      <text:p text:style-name="P15"><text:span text:style-name="T8">self</text:span>.session.modified<text:span text:style-name="T24">=</text:span><text:span text:style-name="T8">True</text:span></text:p>
      <text:p text:style-name="P15"><text:span text:style-name="T8">def</text:span> <text:span text:style-name="T28">eliminar</text:span>(<text:span text:style-name="T11">self</text:span>,<text:span text:style-name="T11">producto</text:span>):</text:p>
      <text:p text:style-name="P15">producto.id<text:span text:style-name="T24">=</text:span><text:span text:style-name="T36">str</text:span>(producto.id)</text:p>
      <text:p text:style-name="P15"><text:span text:style-name="T22">if</text:span> producto.id <text:span text:style-name="T8">in</text:span> <text:span text:style-name="T8">self</text:span>.carro:</text:p>
      <text:p text:style-name="P15"><text:span text:style-name="T8">del</text:span> <text:span text:style-name="T8">self</text:span>.carro[producto.id]</text:p>
      <text:p text:style-name="P15"><text:span text:style-name="T8">self</text:span>.guardar_carro()</text:p>
      <text:p text:style-name="P15"><text:span text:style-name="T8">def</text:span> <text:span text:style-name="T28">restar_producto</text:span>(<text:span text:style-name="T11">self</text:span>, <text:span text:style-name="T11">producto</text:span>):</text:p>
      <text:p text:style-name="P15"><text:span text:style-name="T22">for</text:span> key, value <text:span text:style-name="T8">in</text:span> <text:span text:style-name="T8">self</text:span>.carro.items():</text:p>
      <text:p text:style-name="P15"><text:span text:style-name="T22">if</text:span> key<text:span text:style-name="T24">==</text:span><text:span text:style-name="T36">str</text:span>(producto.id):</text:p>
      <text:p text:style-name="P15">value[<text:span text:style-name="T13">"cantidad"</text:span>]<text:span text:style-name="T24">=</text:span>value[<text:span text:style-name="T13">"cantidad"</text:span>]<text:span text:style-name="T24">-</text:span><text:span text:style-name="T35">1</text:span></text:p>
      <text:p text:style-name="P15"><text:span text:style-name="T22">if</text:span> value[<text:span text:style-name="T13">"cantidad"</text:span>]<text:span text:style-name="T24">&lt;</text:span><text:span text:style-name="T35">1</text:span>:</text:p>
      <text:p text:style-name="P15"><text:span text:style-name="T8">self</text:span>.eliminar(producto)</text:p>
      <text:p text:style-name="P299">break</text:p>
      <text:p text:style-name="P15"><text:span text:style-name="T8">self</text:span>.guardar_carro() </text:p>
      <text:p text:style-name="P15"><text:span text:style-name="T8">def</text:span> <text:span text:style-name="T28">limpiar_carro</text:span>(<text:span text:style-name="T11">self</text:span>):</text:p>
      <text:p text:style-name="P15"><text:span text:style-name="T8">self</text:span>.session[<text:span text:style-name="T13">"carro"</text:span>]<text:span text:style-name="T24">=</text:span>{}</text:p>
      <text:p text:style-name="P15"><text:span text:style-name="T8">self</text:span>.session.modified<text:span text:style-name="T24">=</text:span><text:span text:style-name="T8">True</text:span></text:p>
      <text:p text:style-name="P298"/>
      <text:p text:style-name="P298"/>
      <text:p text:style-name="P298">VIDEO 29.</text:p>
      <text:p text:style-name="P300">CARRO DE COMPRA.</text:p>
      <text:p text:style-name="P300"/>
      <text:p text:style-name="P301">PASO 126: <text:span text:style-name="T100">Vamos a crear las vistas en views.py en la app carro</text:span></text:p>
      <text:p text:style-name="P101"><text:span text:style-name="T22">from</text:span> django.shortcuts <text:span text:style-name="T22">import</text:span> render</text:p>
      <text:p text:style-name="P152"/>
      <text:p text:style-name="P15"><text:span text:style-name="T22">from</text:span> .carro <text:span text:style-name="T22">import</text:span> carro</text:p>
      <text:p text:style-name="P152"/>
      <text:p text:style-name="P15"><text:span text:style-name="T22">from</text:span> tienda.models <text:span text:style-name="T22">import</text:span> Producto</text:p>
      <text:p text:style-name="P152"/>
      <text:p text:style-name="P15"><text:span text:style-name="T22">from</text:span> django.shortcuts <text:span text:style-name="T22">import</text:span> redirect</text:p>
      <text:p text:style-name="P152"/>
      <text:p text:style-name="P177"># Create your views here.</text:p>
      <text:p text:style-name="P152"/>
      <text:p text:style-name="P15"><text:span text:style-name="T8">def</text:span> <text:span text:style-name="T28">agregar_producto</text:span>(<text:span text:style-name="T11">request</text:span>, <text:span text:style-name="T11">producto_id</text:span>):</text:p>
      <text:p text:style-name="P15">carro<text:span text:style-name="T24">=</text:span>Carro(request)</text:p>
      <text:p text:style-name="P15">producto<text:span text:style-name="T24">=</text:span>Porducto.objects.get(<text:span text:style-name="T11">id</text:span><text:span text:style-name="T24">=</text:span>producto_id)</text:p>
      <text:p text:style-name="P15">carro.agregar(<text:span text:style-name="T11">producto</text:span><text:span text:style-name="T24">=</text:span>producto)</text:p>
      <text:p text:style-name="P15"><text:span text:style-name="T22">return</text:span> redirect(<text:span text:style-name="T13">"tienda"</text:span>)</text:p>
      <text:p text:style-name="P152"/>
      <text:p text:style-name="P15"><text:span text:style-name="T8">def</text:span> <text:span text:style-name="T28">eliminar_producto</text:span>(<text:span text:style-name="T11">request</text:span>, <text:span text:style-name="T11">producto_id</text:span>):</text:p>
      <text:p text:style-name="P15">carro<text:span text:style-name="T24">=</text:span>Carro(request)</text:p>
      <text:p text:style-name="P15">producto<text:span text:style-name="T24">=</text:span>Porducto.objects.get(<text:span text:style-name="T11">id</text:span><text:span text:style-name="T24">=</text:span>producto_id)</text:p>
      <text:p text:style-name="P15">carro.eliminar(<text:span text:style-name="T11">producto</text:span><text:span text:style-name="T24">=</text:span>producto)</text:p>
      <text:p text:style-name="P15"><text:soft-page-break/><text:span text:style-name="T22">return</text:span> redirect(<text:span text:style-name="T13">"tienda"</text:span>)</text:p>
      <text:p text:style-name="P153"/>
      <text:p text:style-name="P15"><text:span text:style-name="T8">def</text:span> <text:span text:style-name="T28">restar_producto</text:span>(<text:span text:style-name="T11">request</text:span>, <text:span text:style-name="T11">producto_id</text:span>):</text:p>
      <text:p text:style-name="P15">carro<text:span text:style-name="T24">=</text:span>Carro(request)</text:p>
      <text:p text:style-name="P15">producto<text:span text:style-name="T24">=</text:span>Porducto.objects.get(<text:span text:style-name="T11">id</text:span><text:span text:style-name="T24">=</text:span>producto_id)</text:p>
      <text:p text:style-name="P15">carro.restar(<text:span text:style-name="T11">producto</text:span><text:span text:style-name="T24">=</text:span>producto)</text:p>
      <text:p text:style-name="P15"><text:span text:style-name="T22">return</text:span> redirect(<text:span text:style-name="T13">"tienda"</text:span>)</text:p>
      <text:p text:style-name="P153"/>
      <text:p text:style-name="P15"><text:span text:style-name="T8">def</text:span> <text:span text:style-name="T28">limpiar_carro</text:span>(<text:span text:style-name="T11">request</text:span>, <text:span text:style-name="T11">producto_id</text:span>):</text:p>
      <text:p text:style-name="P15">carro<text:span text:style-name="T24">=</text:span>Carro(request)</text:p>
      <text:p text:style-name="P15">carro.limpiar_carro()</text:p>
      <text:p text:style-name="P15"><text:span text:style-name="T22">return</text:span> redirect(<text:span text:style-name="T13">"tienda"</text:span>)</text:p>
      <text:p text:style-name="P15"/>
      <text:p text:style-name="P302">PASO 127: Crear el boton </text:p>
      <text:p text:style-name="P302"/>
      <text:p text:style-name="P102"><text:span text:style-name="T7">&lt;</text:span><text:span text:style-name="T8">p</text:span> <text:span text:style-name="T11">class</text:span>=<text:span text:style-name="T13">"card-text"</text:span><text:span text:style-name="T7">&gt;</text:span>{{producto.precio}}<text:span text:style-name="T8">&amp;nbsp;</text:span>$<text:span text:style-name="T7">&lt;/</text:span><text:span text:style-name="T8">p</text:span><text:span text:style-name="T7">&gt;</text:span></text:p>
      <text:p text:style-name="P152"/>
      <text:p text:style-name="P15"><text:span text:style-name="T7">&lt;/</text:span><text:span text:style-name="T8">div</text:span><text:span text:style-name="T7">&gt;</text:span></text:p>
      <text:p text:style-name="P152"/>
      <text:p text:style-name="P15"><text:span text:style-name="T7">&lt;</text:span><text:span text:style-name="T8">div</text:span> <text:span text:style-name="T11">class</text:span>=<text:span text:style-name="T13">"card-footer text-center"</text:span><text:span text:style-name="T7">&gt;</text:span></text:p>
      <text:p text:style-name="P152"/>
      <text:p text:style-name="P15"><text:span text:style-name="T7">&lt;</text:span><text:span text:style-name="T8">a</text:span> <text:span text:style-name="T11">href</text:span>=<text:span text:style-name="T13">"#"</text:span> <text:span text:style-name="T11">class</text:span>=<text:span text:style-name="T13">"btn btn-success"</text:span><text:span text:style-name="T7">&gt;</text:span>Agregar al carro<text:span text:style-name="T7">&lt;/</text:span><text:span text:style-name="T8">a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302"/>
      <text:p text:style-name="P303">PASO 128: <text:span text:style-name="T101">Con las siguiente sintaxis vamos a mostrar la tienda</text:span></text:p>
      <text:p text:style-name="P304">solo en la app tienda, para ello configuramos el template</text:p>
      <text:p text:style-name="P103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2"/>
      <text:p text:style-name="P15"><text:span text:style-name="T7">&lt;</text:span><text:span text:style-name="T8">div</text:span> <text:span text:style-name="T11">style</text:span>=<text:span text:style-name="T13">"float:right ;"</text:span><text:span text:style-name="T7">&gt;</text:span></text:p>
      <text:p text:style-name="P152"/>
      <text:p text:style-name="P15"><text:span text:style-name="T7">&lt;</text:span><text:span text:style-name="T8">p</text:span> <text:span text:style-name="T11">style</text:span>=<text:span text:style-name="T13">"color: white"</text:span><text:span text:style-name="T7">&gt;</text:span>texto de prueba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 </text:p>
      <text:p text:style-name="P304"/>
      <text:p text:style-name="P305">VIDEO 30</text:p>
      <text:p text:style-name="P306">configuracion precios carro</text:p>
      <text:p text:style-name="P306"/>
      <text:p text:style-name="P305">PASO 129:<text:span text:style-name="T102">Sumar los precios que se van agregando al carro</text:span></text:p>
      <text:p text:style-name="P307">en la app carro creamos el archivo context_processor.py en la app carro</text:p>
      <text:p text:style-name="P307"/>
      <text:p text:style-name="P308">creamos la siguiente funcion en el archivo que acabamos de crear</text:p>
      <text:p text:style-name="P308"/>
      <text:p text:style-name="P146"><text:span text:style-name="T8">def</text:span> <text:span text:style-name="T28">importe_total_carro</text:span>(<text:span text:style-name="T11">request</text:span>):</text:p>
      <text:p text:style-name="P15">total<text:span text:style-name="T24">=</text:span><text:span text:style-name="T35">0</text:span></text:p>
      <text:p text:style-name="P15"><text:span text:style-name="T22">if</text:span> request.user.is_authe<text:span text:style-name="T104">n</text:span>ticated:</text:p>
      <text:p text:style-name="P15"><text:span text:style-name="T22">for</text:span> key, value <text:span text:style-name="T8">in</text:span> request.session[<text:span text:style-name="T13">"carro"</text:span>].item():</text:p>
      <text:p text:style-name="P15">total<text:span text:style-name="T24">=</text:span>total<text:span text:style-name="T24">+</text:span>(<text:span text:style-name="T36">float</text:span>(value[<text:span text:style-name="T13">"precio"</text:span>])<text:span text:style-name="T24">*</text:span>value[<text:span text:style-name="T13">"cantidad"</text:span>])</text:p>
      <text:p text:style-name="P15"><text:span text:style-name="T22">return</text:span> {<text:span text:style-name="T13">"importe_total_carro"</text:span>:total}</text:p>
      <text:p text:style-name="P309"/>
      <text:p text:style-name="P309"/>
      <text:p text:style-name="P309"/>
      <text:p text:style-name="P311"><text:soft-page-break/>PASO 130:<text:span text:style-name="T103">Nos dirigimos a setting.py en la seccion templates agregamos el archivo context_processor.py utilizando la siguiente sintaxis</text:span></text:p>
      <text:p text:style-name="P311"/>
      <text:p text:style-name="P147"><text:span text:style-name="T13">'carro.context_processor.importe_total_carro'</text:span>,</text:p>
      <text:p text:style-name="P310"/>
      <text:p text:style-name="P311"/>
      <text:p text:style-name="P312">VIDEO 31</text:p>
      <text:p text:style-name="P312"/>
      <text:p text:style-name="P313">PASO 131:<text:span text:style-name="T105">Cre la carpeta carro y luego la sub carpeta widget en la carpeta templates y luego crea una plantilla llamada widget.py y guardala en la sub carpeta widget</text:span></text:p>
      <text:p text:style-name="P313"/>
      <text:p text:style-name="P312">PASO 132: Edita la plantilla tienda agregandole la siguiente sintaxis</text:p>
      <text:p text:style-name="P312"/>
      <text:p text:style-name="P148">{% include "carro/widget/widget.html" %}</text:p>
      <text:p text:style-name="P312"/>
      <text:p text:style-name="P314">PASO 133:<text:span text:style-name="T106">Usa la siguiente sintaxis para la plantilla widget.html</text:span></text:p>
      <text:p text:style-name="P314"/>
      <text:p text:style-name="P149"><text:span text:style-name="T7">&lt;</text:span><text:span text:style-name="T8">table</text:span> <text:span text:style-name="T11">class</text:span>=<text:span text:style-name="T13">"table table-bordered"</text:span> <text:span text:style-name="T11">style</text:span>=<text:span text:style-name="T13">"color: white;"</text:span><text:span text:style-name="T7">&gt;</text:span></text:p>
      <text:p text:style-name="P152"/>
      <text:p text:style-name="P15"><text:span text:style-name="T7">&lt;</text:span><text:span text:style-name="T8">thead</text:span><text:span text:style-name="T7">&gt;</text:span></text:p>
      <text:p text:style-name="P15"><text:span text:style-name="T7">&lt;</text:span><text:span text:style-name="T8">tr</text:span><text:span text:style-name="T7">&gt;</text:span></text:p>
      <text:p text:style-name="P152"/>
      <text:p text:style-name="P15"><text:span text:style-name="T7">&lt;</text:span><text:span text:style-name="T8">th</text:span> <text:span text:style-name="T11">colspan</text:span>=<text:span text:style-name="T13">"3"</text:span> <text:span text:style-name="T11">class</text:span>=<text:span text:style-name="T13">"text-center"</text:span><text:span text:style-name="T7">&gt;</text:span></text:p>
      <text:p text:style-name="P152"/>
      <text:p text:style-name="P15">Carro compras</text:p>
      <text:p text:style-name="P152"/>
      <text:p text:style-name="P15"><text:span text:style-name="T7">&lt;/</text:span><text:span text:style-name="T8">th</text:span><text:span text:style-name="T7">&gt;</text:span></text:p>
      <text:p text:style-name="P152"/>
      <text:p text:style-name="P15"><text:span text:style-name="T7">&lt;/</text:span><text:span text:style-name="T8">tr</text:span><text:span text:style-name="T7">&gt;</text:span></text:p>
      <text:p text:style-name="P152"/>
      <text:p text:style-name="P15"><text:span text:style-name="T7">&lt;</text:span><text:span text:style-name="T8">tr</text:span><text:span text:style-name="T7">&gt;</text:span></text:p>
      <text:p text:style-name="P15"><text:span text:style-name="T7">&lt;</text:span><text:span text:style-name="T8">th</text:span><text:span text:style-name="T7">&gt;</text:span>Producto<text:span text:style-name="T7">&lt;/</text:span><text:span text:style-name="T8">th</text:span><text:span text:style-name="T7">&gt;</text:span></text:p>
      <text:p text:style-name="P15"><text:span text:style-name="T7">&lt;</text:span><text:span text:style-name="T8">th</text:span><text:span text:style-name="T7">&gt;</text:span>Cantidad<text:span text:style-name="T7">&lt;/</text:span><text:span text:style-name="T8">th</text:span><text:span text:style-name="T7">&gt;</text:span></text:p>
      <text:p text:style-name="P15"><text:span text:style-name="T7">&lt;</text:span><text:span text:style-name="T8">th</text:span><text:span text:style-name="T7">&gt;</text:span>Suma<text:span text:style-name="T7">&lt;/</text:span><text:span text:style-name="T8">th</text:span><text:span text:style-name="T7">&gt;</text:span></text:p>
      <text:p text:style-name="P15"><text:span text:style-name="T7">&lt;/</text:span><text:span text:style-name="T8">tr</text:span><text:span text:style-name="T7">&gt;</text:span></text:p>
      <text:p text:style-name="P152"/>
      <text:p text:style-name="P15"><text:span text:style-name="T7">&lt;/</text:span><text:span text:style-name="T8">thead</text:span><text:span text:style-name="T7">&gt;</text:span></text:p>
      <text:p text:style-name="P152"/>
      <text:p text:style-name="P15"><text:span text:style-name="T7">&lt;</text:span><text:span text:style-name="T8">tbody</text:span><text:span text:style-name="T7">&gt;</text:span></text:p>
      <text:p text:style-name="P15">{% if request.session.carro.items %}</text:p>
      <text:p text:style-name="P15">{% for key, value in request.session.carro.items %}</text:p>
      <text:p text:style-name="P152"/>
      <text:p text:style-name="P15">{% endfor %}</text:p>
      <text:p text:style-name="P152"/>
      <text:p text:style-name="P15">{% else %}</text:p>
      <text:p text:style-name="P15"><text:span text:style-name="T7">&lt;</text:span><text:span text:style-name="T8">tr</text:span><text:span text:style-name="T7">&gt;</text:span></text:p>
      <text:p text:style-name="P152"/>
      <text:p text:style-name="P15"><text:span text:style-name="T7">&lt;</text:span><text:span text:style-name="T8">td</text:span> <text:span text:style-name="T11">colspan</text:span>=<text:span text:style-name="T13">"3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alert alert-danger text-center"</text:span><text:span text:style-name="T7">&gt;</text:span></text:p>
      <text:p text:style-name="P152"/>
      <text:p text:style-name="P15">Sin productos</text:p>
      <text:p text:style-name="P15"><text:span text:style-name="T7">&lt;/</text:span><text:span text:style-name="T8">div</text:span><text:span text:style-name="T7">&gt;</text:span></text:p>
      <text:p text:style-name="P152"><text:soft-page-break/></text:p>
      <text:p text:style-name="P15"><text:span text:style-name="T7">&lt;/</text:span><text:span text:style-name="T8">td</text:span><text:span text:style-name="T7">&gt;</text:span></text:p>
      <text:p text:style-name="P152"/>
      <text:p text:style-name="P15"><text:span text:style-name="T7">&lt;/</text:span><text:span text:style-name="T8">tr</text:span><text:span text:style-name="T7">&gt;</text:span></text:p>
      <text:p text:style-name="P15">{% endif %}</text:p>
      <text:p text:style-name="P15"><text:span text:style-name="T7">&lt;/</text:span><text:span text:style-name="T8">tbody</text:span><text:span text:style-name="T7">&gt;</text:span></text:p>
      <text:p text:style-name="P16"><text:line-break/></text:p>
      <text:p text:style-name="P15"><text:span text:style-name="T7">&lt;/</text:span><text:span text:style-name="T8">table</text:span><text:span text:style-name="T7">&gt;</text:span></text:p>
      <text:p text:style-name="P314"/>
      <text:p text:style-name="P315">PASO 134: <text:span text:style-name="T107">creamos la urls.py en la app carro y la </text:span>Editamos al archivo urls.py de la app carro</text:p>
      <text:p text:style-name="P147"><text:span text:style-name="T22">from</text:span> django.urls <text:span text:style-name="T22">import</text:span> path</text:p>
      <text:p text:style-name="P152"/>
      <text:p text:style-name="P15"><text:span text:style-name="T22">from</text:span> .<text:span text:style-name="T22">import</text:span> views</text:p>
      <text:p text:style-name="P152"/>
      <text:p text:style-name="P15">app_name<text:span text:style-name="T24">=</text:span><text:span text:style-name="T13">"carro"</text:span></text:p>
      <text:p text:style-name="P152"/>
      <text:p text:style-name="P15">urlpatterns <text:span text:style-name="T24">=</text:span> [</text:p>
      <text:p text:style-name="P15">path(<text:span text:style-name="T13">"agregar/&lt;int:producto_id&gt;/"</text:span>, views.agregar_producto, <text:span text:style-name="T11">name</text:span><text:span text:style-name="T24">=</text:span><text:span text:style-name="T13">"agregar"</text:span>),</text:p>
      <text:p text:style-name="P15">path(<text:span text:style-name="T13">"eliminar/&lt;int:producto_id&gt;/"</text:span>, views.eliminar_producto, <text:span text:style-name="T11">name</text:span><text:span text:style-name="T24">=</text:span><text:span text:style-name="T13">"eliminar"</text:span>),</text:p>
      <text:p text:style-name="P15">path(<text:span text:style-name="T13">"restar/&lt;int:producto_id&gt;/"</text:span>, views.restar_producto, <text:span text:style-name="T11">name</text:span><text:span text:style-name="T24">=</text:span><text:span text:style-name="T13">"restar"</text:span>),</text:p>
      <text:p text:style-name="P15">path(<text:span text:style-name="T13">"limpiar/"</text:span>, views.limpiar_carro, <text:span text:style-name="T11">name</text:span><text:span text:style-name="T24">=</text:span><text:span text:style-name="T13">"limpiar"</text:span>),</text:p>
      <text:p text:style-name="P311"/>
      <text:p text:style-name="P316">PASO 135: Agregamos en urls.py <text:span text:style-name="T108">PADRE </text:span>agregamos la app carro</text:p>
      <text:p text:style-name="P150">path(<text:span text:style-name="T13">'carro/'</text:span>, include(<text:span text:style-name="T13">'carro.urls'</text:span>)),</text:p>
      <text:p text:style-name="P316"/>
      <text:p text:style-name="P319">PASO 136:<text:span text:style-name="T109">Modificamos una seccion de la plantilla tienda</text:span></text:p>
      <text:p text:style-name="P319"/>
      <text:p text:style-name="P104"><text:span text:style-name="T7">&lt;</text:span><text:span text:style-name="T8">a</text:span> <text:span text:style-name="T11">href</text:span>=<text:span text:style-name="T13">"{% url 'carro:agregar' producto.id %}"</text:span> <text:span text:style-name="T11">class</text:span>=<text:span text:style-name="T13">"btn btn-success"</text:span><text:span text:style-name="T7">&gt;</text:span>Agregar al carro<text:span text:style-name="T7">&lt;/</text:span><text:span text:style-name="T8">a</text:span><text:span text:style-name="T7">&gt;</text:span></text:p>
      <text:p text:style-name="P319"/>
      <text:p text:style-name="P319"/>
      <text:p text:style-name="P320">PASO 137:Modificamos el for de la plantilla widget</text:p>
      <text:p text:style-name="P320"/>
      <text:p text:style-name="P105">{% for key, value in request.session.carro.items %}</text:p>
      <text:p text:style-name="P15"><text:span text:style-name="T7">&lt;</text:span><text:span text:style-name="T8">tr</text:span> <text:span text:style-name="T11">class</text:span>=<text:span text:style-name="T13">"text-center"</text:span><text:span text:style-name="T7">&gt;</text:span></text:p>
      <text:p text:style-name="P152"/>
      <text:p text:style-name="P15"><text:span text:style-name="T7">&lt;</text:span><text:span text:style-name="T8">td</text:span><text:span text:style-name="T7">&gt;</text:span>{{value.nombre}}<text:span text:style-name="T7">&lt;/</text:span><text:span text:style-name="T8">td</text:span><text:span text:style-name="T7">&gt;</text:span></text:p>
      <text:p text:style-name="P15"><text:span text:style-name="T7">&lt;</text:span><text:span text:style-name="T8">td</text:span><text:span text:style-name="T7">&gt;</text:span>{{value.cantidad}}<text:span text:style-name="T7">&lt;/</text:span><text:span text:style-name="T8">td</text:span><text:span text:style-name="T7">&gt;</text:span></text:p>
      <text:p text:style-name="P152"/>
      <text:p text:style-name="P15"><text:span text:style-name="T7">&lt;/</text:span><text:span text:style-name="T8">tr</text:span><text:span text:style-name="T7">&gt;</text:span></text:p>
      <text:p text:style-name="P15">{% endfor %}</text:p>
      <text:p text:style-name="P320"/>
      <text:p text:style-name="P320"/>
      <text:p text:style-name="P321">VIDEO 32</text:p>
      <text:p text:style-name="P321"/>
      <text:p text:style-name="P322">PASO 138:<text:span text:style-name="T110">Le damos apariencia mofidicando el template widget</text:span></text:p>
      <text:p text:style-name="P322"/>
      <text:p text:style-name="P106">{% for key, value in request.session.carro.items %}</text:p>
      <text:p text:style-name="P15"><text:span text:style-name="T7">&lt;</text:span><text:span text:style-name="T8">tr</text:span> <text:span text:style-name="T11">class</text:span>=<text:span text:style-name="T13">"text-center"</text:span><text:span text:style-name="T7">&gt;</text:span></text:p>
      <text:p text:style-name="P152"/>
      <text:p text:style-name="P15"><text:soft-page-break/><text:span text:style-name="T7">&lt;</text:span><text:span text:style-name="T8">td</text:span><text:span text:style-name="T7">&gt;</text:span>{{value.nombre}}<text:span text:style-name="T7">&lt;/</text:span><text:span text:style-name="T8">td</text:span><text:span text:style-name="T7">&gt;</text:span></text:p>
      <text:p text:style-name="P15"><text:span text:style-name="T7">&lt;</text:span><text:span text:style-name="T8">td</text:span><text:span text:style-name="T7">&gt;</text:span>{{value.cantidad}}<text:span text:style-name="T7">&lt;/</text:span><text:span text:style-name="T8">td</text:span><text:span text:style-name="T7">&gt;</text:span></text:p>
      <text:p text:style-name="P15"><text:span text:style-name="T7">&lt;</text:span><text:span text:style-name="T8">td</text:span><text:span text:style-name="T7">&gt;</text:span></text:p>
      <text:p text:style-name="P15"><text:span text:style-name="T7">&lt;</text:span><text:span text:style-name="T8">a</text:span> <text:span text:style-name="T11">href</text:span>=<text:span text:style-name="T13">"{% url 'carro:agregar value.producto_id' %}"</text:span> <text:span text:style-name="T11">class</text:span>=<text:span text:style-name="T13">"btn btn-sm btn-success"</text:span><text:span text:style-name="T7">&gt;</text:span>+<text:span text:style-name="T7">&lt;/</text:span><text:span text:style-name="T8">a</text:span><text:span text:style-name="T7">&gt;</text:span></text:p>
      <text:p text:style-name="P15"><text:span text:style-name="T7">&lt;</text:span><text:span text:style-name="T8">a</text:span> <text:span text:style-name="T11">href</text:span>=<text:span text:style-name="T13">"{% url 'carro:restar value.producto_id' %}"</text:span> <text:span text:style-name="T11">class</text:span>=<text:span text:style-name="T13">"btn btn-sm btn-success"</text:span><text:span text:style-name="T7">&gt;</text:span>-<text:span text:style-name="T7">&lt;/</text:span><text:span text:style-name="T8">a</text:span><text:span text:style-name="T7">&gt;&lt;</text:span><text:span text:style-name="T8">br</text:span><text:span text:style-name="T7">/&gt;</text:span></text:p>
      <text:p text:style-name="P15">{{value.precio}} $</text:p>
      <text:p text:style-name="P152"/>
      <text:p text:style-name="P15"><text:span text:style-name="T7">&lt;/</text:span><text:span text:style-name="T8">td</text:span><text:span text:style-name="T7">&gt;</text:span></text:p>
      <text:p text:style-name="P322"/>
      <text:p text:style-name="P323">PASO 139:<text:span text:style-name="T111">EN WIDGET PLANTILLA ,Creamos la seccion foot pie de pagina </text:span></text:p>
      <text:p text:style-name="P107"><text:span text:style-name="T7">&lt;</text:span><text:span text:style-name="T8">tfoot</text:span><text:span text:style-name="T7">&gt;</text:span></text:p>
      <text:p text:style-name="P15"><text:span text:style-name="T7">&lt;</text:span><text:span text:style-name="T8">tr</text:span><text:span text:style-name="T7">&gt;</text:span></text:p>
      <text:p text:style-name="P15"><text:span text:style-name="T7">&lt;</text:span><text:span text:style-name="T8">td</text:span> <text:span text:style-name="T11">colspan</text:span>=<text:span text:style-name="T13">"3"</text:span><text:span text:style-name="T7">&gt;</text:span></text:p>
      <text:p text:style-name="P15">Total:</text:p>
      <text:p text:style-name="P15"><text:span text:style-name="T7">&lt;/</text:span><text:span text:style-name="T8">td</text:span><text:span text:style-name="T7">&gt;</text:span></text:p>
      <text:p text:style-name="P153"/>
      <text:p text:style-name="P15"><text:span text:style-name="T7">&lt;/</text:span><text:span text:style-name="T8">tr</text:span><text:span text:style-name="T7">&gt;</text:span></text:p>
      <text:p text:style-name="P15"><text:span text:style-name="T7">&lt;/</text:span><text:span text:style-name="T8">tfoot</text:span><text:span text:style-name="T7">&gt;</text:span></text:p>
      <text:p text:style-name="P15"/>
      <text:p text:style-name="P324">Luego cortamos la siguiente sintaxis de la plantilla tienda y la pegamos en la plantilla widget</text:p>
      <text:p text:style-name="P324"/>
      <text:p text:style-name="P108"><text:span text:style-name="T7">&lt;</text:span><text:span text:style-name="T8">p</text:span> <text:span text:style-name="T11">style</text:span>=<text:span text:style-name="T13">"color: white"</text:span><text:span text:style-name="T7">&gt;</text:span>Total: {{importe_total_carro}} $ <text:span text:style-name="T7">&lt;/</text:span><text:span text:style-name="T8">p</text:span><text:span text:style-name="T7">&gt;</text:span></text:p>
      <text:p text:style-name="P324">luego de cortar queda asi en widget</text:p>
      <text:p text:style-name="P108"><text:span text:style-name="T7">&lt;</text:span><text:span text:style-name="T8">tfoot</text:span><text:span text:style-name="T7">&gt;</text:span></text:p>
      <text:p text:style-name="P15"><text:span text:style-name="T7">&lt;</text:span><text:span text:style-name="T8">tr</text:span><text:span text:style-name="T7">&gt;</text:span></text:p>
      <text:p text:style-name="P15"><text:span text:style-name="T7">&lt;</text:span><text:span text:style-name="T8">td</text:span> <text:span text:style-name="T11">colspan</text:span>=<text:span text:style-name="T13">"3"</text:span><text:span text:style-name="T7">&gt;</text:span></text:p>
      <text:p text:style-name="P15">Total: {{importe_total_carro}} $ </text:p>
      <text:p text:style-name="P15"><text:span text:style-name="T7">&lt;/</text:span><text:span text:style-name="T8">td</text:span><text:span text:style-name="T7">&gt;</text:span></text:p>
      <text:p text:style-name="P153"/>
      <text:p text:style-name="P15"><text:span text:style-name="T7">&lt;/</text:span><text:span text:style-name="T8">tr</text:span><text:span text:style-name="T7">&gt;</text:span></text:p>
      <text:p text:style-name="P15"><text:span text:style-name="T7">&lt;/</text:span><text:span text:style-name="T8">tfoot</text:span><text:span text:style-name="T7">&gt;</text:span></text:p>
      <text:p text:style-name="P324"/>
      <text:p text:style-name="P324"/>
      <text:p text:style-name="P326">VIDEO 33.</text:p>
      <text:p text:style-name="P326"/>
      <text:p text:style-name="P324"/>
      <text:p text:style-name="P325">PASO 140:<text:span text:style-name="T112">Modificar el def agregar carro</text:span></text:p>
      <text:p text:style-name="P109"><text:span text:style-name="T8">def</text:span> <text:span text:style-name="T28">agregar</text:span>(<text:span text:style-name="T11">self</text:span>, <text:span text:style-name="T11">producto</text:span>):</text:p>
      <text:p text:style-name="P15"><text:span text:style-name="T22">if</text:span>(<text:span text:style-name="T36">str</text:span>(producto.id) <text:span text:style-name="T8">not</text:span> <text:span text:style-name="T8">in</text:span> <text:span text:style-name="T8">self</text:span>.carro.keys()):</text:p>
      <text:p text:style-name="P15"><text:span text:style-name="T8">self</text:span>.carro[producto.id]<text:span text:style-name="T24">=</text:span>{</text:p>
      <text:p text:style-name="P15"><text:span text:style-name="T13">"producto_id"</text:span>:producto.id,</text:p>
      <text:p text:style-name="P15"><text:span text:style-name="T13">"nombre"</text:span>:producto.nombre,</text:p>
      <text:p text:style-name="P15"><text:span text:style-name="T13">"precio"</text:span>:<text:span text:style-name="T36">str</text:span>(producto.precio),</text:p>
      <text:p text:style-name="P15"><text:span text:style-name="T13">"cantidad"</text:span>:<text:span text:style-name="T35">1</text:span>,</text:p>
      <text:p text:style-name="P15"><text:span text:style-name="T13">"imagen"</text:span>:producto.imagen.url</text:p>
      <text:p text:style-name="P15">}</text:p>
      <text:p text:style-name="P325"/>
      <text:p text:style-name="P325"/>
      <text:p text:style-name="P109"><text:soft-page-break/><text:span text:style-name="T8">def</text:span> <text:span text:style-name="T28">restar_producto</text:span>(<text:span text:style-name="T11">self</text:span>, <text:span text:style-name="T11">producto</text:span>):</text:p>
      <text:p text:style-name="P15"><text:span text:style-name="T22">for</text:span> key, value <text:span text:style-name="T8">in</text:span> <text:span text:style-name="T8">self</text:span>.carro.items():</text:p>
      <text:p text:style-name="P15"><text:span text:style-name="T22">if</text:span> key<text:span text:style-name="T24">==</text:span><text:span text:style-name="T36">str</text:span>(producto.id):</text:p>
      <text:p text:style-name="P15">value[<text:span text:style-name="T13">"cantidad"</text:span>]<text:span text:style-name="T24">=</text:span>value[<text:span text:style-name="T13">"cantidad"</text:span>]<text:span text:style-name="T24">-</text:span><text:span text:style-name="T35">1</text:span></text:p>
      <text:p text:style-name="P15">value[<text:span text:style-name="T13">"precio"</text:span>]<text:span text:style-name="T24">=</text:span><text:span text:style-name="T36">float</text:span>(value[<text:span text:style-name="T13">"precio"</text:span>])<text:span text:style-name="T24">-</text:span>producto.precio</text:p>
      <text:p text:style-name="P15"><text:span text:style-name="T22">if</text:span> value[<text:span text:style-name="T13">"cantidad"</text:span>]<text:span text:style-name="T24">&lt;</text:span><text:span text:style-name="T35">1</text:span>:</text:p>
      <text:p text:style-name="P15"><text:span text:style-name="T8">self</text:span>.eliminar(producto)</text:p>
      <text:p text:style-name="P299">break</text:p>
      <text:p text:style-name="P15"><text:span text:style-name="T8">self</text:span>.guardar_carro() </text:p>
      <text:p text:style-name="P325"/>
      <text:p text:style-name="P325"/>
      <text:p text:style-name="P327">PASO 141:EDITAMOS COTEXT-PROCESSOR</text:p>
      <text:p text:style-name="P327"/>
      <text:p text:style-name="P110"><text:span text:style-name="T8">def</text:span> <text:span text:style-name="T28">importe_total_carro</text:span>(<text:span text:style-name="T11">request</text:span>):</text:p>
      <text:p text:style-name="P15">total<text:span text:style-name="T24">=</text:span><text:span text:style-name="T35">0</text:span></text:p>
      <text:p text:style-name="P177">#if request.user.is_authenticated:</text:p>
      <text:p text:style-name="P15"><text:span text:style-name="T22">for</text:span> key, value <text:span text:style-name="T8">in</text:span> request.session[<text:span text:style-name="T13">"carro"</text:span>].items():</text:p>
      <text:p text:style-name="P15">total<text:span text:style-name="T24">=</text:span>total<text:span text:style-name="T24">+</text:span><text:span text:style-name="T36">float</text:span>(value[<text:span text:style-name="T13">"precio"</text:span>])</text:p>
      <text:p text:style-name="P15"><text:span text:style-name="T22">return</text:span> {<text:span text:style-name="T13">"importe_total_carro"</text:span>:total}</text:p>
      <text:p text:style-name="P327"/>
      <text:p text:style-name="P329">VIDEO34</text:p>
      <text:p text:style-name="P328"><text:span text:style-name="T113">PASO</text:span> 142:<text:span text:style-name="T114">CREAR UN SISTEMA DE AUTENTICACION</text:span></text:p>
      <text:p text:style-name="P330">en el terminal creamos la app autenticacion</text:p>
      <text:p text:style-name="P330"/>
      <text:p text:style-name="P330">PASO 143:<text:span text:style-name="T115">Crear la funcion autenticacion en el views.py de la app autenticacion</text:span></text:p>
      <text:p text:style-name="P330"/>
      <text:p text:style-name="P331">PASO 144: Crea un archivo urls.py en la app autenticacion y agrega la siguiente sintaxis</text:p>
      <text:p text:style-name="P111"><text:span text:style-name="T22">from</text:span> django.urls <text:span text:style-name="T22">import</text:span> path</text:p>
      <text:p text:style-name="P152"/>
      <text:p text:style-name="P15"><text:span text:style-name="T22">from</text:span> . <text:span text:style-name="T22">import</text:span> views</text:p>
      <text:p text:style-name="P152"/>
      <text:p text:style-name="P15">urlpatterns <text:span text:style-name="T24">=</text:span> [</text:p>
      <text:p text:style-name="P15">path(<text:span text:style-name="T13">''</text:span>,views.autenticacion, <text:span text:style-name="T11">name</text:span><text:span text:style-name="T24">=</text:span>Autenticacion)</text:p>
      <text:p text:style-name="P15">]</text:p>
      <text:p text:style-name="P331"/>
      <text:p text:style-name="P331">PASO 145: Vamos a urls.py PADRE y agregamos la app </text:p>
      <text:p text:style-name="P331"/>
      <text:p text:style-name="P331">luego lo hacemos en setting</text:p>
      <text:p text:style-name="P331"/>
      <text:p text:style-name="P111">path(<text:span text:style-name="T13">'autenticacion/'</text:span>, include(<text:span text:style-name="T13">'autenticacion.urls'</text:span>)),</text:p>
      <text:p text:style-name="P331"/>
      <text:p text:style-name="P190">'autenticacion'</text:p>
      <text:p text:style-name="P331"/>
      <text:p text:style-name="P331">PASO 146:<text:span text:style-name="T116">Creamos el archivo html</text:span></text:p>
      <text:p text:style-name="P332">para eso la carpeta templates sub carpeta registro </text:p>
      <text:p text:style-name="P332">y luego la plantilla <text:span text:style-name="T117">registro</text:span>.py todo dentro de la app autenticacion</text:p>
      <text:p text:style-name="P332"/>
      <text:p text:style-name="P333">PASO 147 Editamos el def de autenticacion y quedaria con el siguiente return</text:p>
      <text:p text:style-name="P333"/>
      <text:p text:style-name="P112"><text:span text:style-name="T22">from</text:span> django.shortcuts <text:span text:style-name="T22">import</text:span> render</text:p>
      <text:p text:style-name="P152"/>
      <text:p text:style-name="P177"># Create your views here.</text:p>
      <text:p text:style-name="P15"><text:soft-page-break/><text:span text:style-name="T8">def</text:span> <text:span text:style-name="T28">autenticacion</text:span>(<text:span text:style-name="T11">request</text:span>):</text:p>
      <text:p text:style-name="P15"><text:span text:style-name="T22">return</text:span> render(request, <text:span text:style-name="T13">"</text:span><text:span text:style-name="T19">registro/</text:span><text:span text:style-name="T13">registro.html"</text:span>)</text:p>
      <text:p text:style-name="P333"/>
      <text:p text:style-name="P335">VIDEO 35</text:p>
      <text:p text:style-name="P334">PASO 148: <text:span text:style-name="T118">modificar la sintaxis views.py de la app autenticacion</text:span></text:p>
      <text:p text:style-name="P113"><text:span text:style-name="T8">lass</text:span> <text:span text:style-name="T36">vRegistro</text:span>(<text:span text:style-name="T36">Views</text:span>):</text:p>
      <text:p text:style-name="P15"><text:span text:style-name="T8">def</text:span> <text:span text:style-name="T28">get</text:span>(<text:span text:style-name="T11">self</text:span>, <text:span text:style-name="T11">request</text:span>):</text:p>
      <text:p text:style-name="P299">pass</text:p>
      <text:p text:style-name="P15"><text:span text:style-name="T8">def</text:span> <text:span text:style-name="T28">post</text:span>(<text:span text:style-name="T11">self</text:span>,<text:span text:style-name="T11">request</text:span>):</text:p>
      <text:p text:style-name="P299">pass</text:p>
      <text:p text:style-name="P334"/>
      <text:p text:style-name="P336">PASO 149: <text:span text:style-name="T119">Editamos la urls.py de la app autenticacion </text:span></text:p>
      <text:p text:style-name="P336"/>
      <text:p text:style-name="P114"><text:span text:style-name="T22">from</text:span> django.urls <text:span text:style-name="T22">import</text:span> path</text:p>
      <text:p text:style-name="P152"/>
      <text:p text:style-name="P15"><text:span text:style-name="T22">from</text:span> .views <text:span text:style-name="T22">import</text:span> VRegistro</text:p>
      <text:p text:style-name="P152"/>
      <text:p text:style-name="P15">urlpatterns <text:span text:style-name="T24">=</text:span> [</text:p>
      <text:p text:style-name="P15">path(<text:span text:style-name="T13">''</text:span>,VRegistro.as_view, <text:span text:style-name="T11">name</text:span><text:span text:style-name="T24">=</text:span><text:span text:style-name="T13">"Autenticacion"</text:span>),</text:p>
      <text:p text:style-name="P15">]</text:p>
      <text:p text:style-name="P336"/>
      <text:p text:style-name="P337">PASO 150: Editamos la plantilla registro</text:p>
      <text:p text:style-name="P337"/>
      <text:p text:style-name="P115">{% extends "walkz/base.html" %}</text:p>
      <text:p text:style-name="P152"/>
      <text:p text:style-name="P15">{% load static %}</text:p>
      <text:p text:style-name="P152"/>
      <text:p text:style-name="P15">{% block content %}</text:p>
      <text:p text:style-name="P152"/>
      <text:p text:style-name="P15"><text:span text:style-name="T7">&lt;</text:span><text:span text:style-name="T8">style</text:span><text:span text:style-name="T7">&gt;</text:span></text:p>
      <text:p text:style-name="P15"><text:span text:style-name="T34">.cta</text:span><text:span text:style-name="T24"> {</text:span></text:p>
      <text:p text:style-name="P15"><text:span text:style-name="T11">padding-top</text:span><text:span text:style-name="T24">: </text:span><text:span text:style-name="T35">5rem</text:span><text:span text:style-name="T24">;</text:span></text:p>
      <text:p text:style-name="P15"><text:span text:style-name="T11">padding-bottom</text:span><text:span text:style-name="T24">: </text:span><text:span text:style-name="T35">5rem</text:span><text:span text:style-name="T24">;</text:span></text:p>
      <text:p text:style-name="P15"><text:span text:style-name="T11">background</text:span><text:span text:style-name="T24">: </text:span><text:span text:style-name="T28">linear-gradient</text:span><text:span text:style-name="T24">(</text:span><text:span text:style-name="T28">rgb</text:span><text:span text:style-name="T24">(</text:span><text:span text:style-name="T35">36</text:span><text:span text:style-name="T24">, </text:span><text:span text:style-name="T35">0</text:span><text:span text:style-name="T24">, </text:span><text:span text:style-name="T35">94</text:span><text:span text:style-name="T24">), </text:span><text:span text:style-name="T28">rgba</text:span><text:span text:style-name="T24">(</text:span><text:span text:style-name="T35">101</text:span><text:span text:style-name="T24">, </text:span><text:span text:style-name="T35">93</text:span><text:span text:style-name="T24">, </text:span><text:span text:style-name="T35">156</text:span><text:span text:style-name="T24">, </text:span><text:span text:style-name="T35">0.65</text:span><text:span text:style-name="T24">));</text:span></text:p>
      <text:p text:style-name="P172">}</text:p>
      <text:p text:style-name="P15"><text:span text:style-name="T34">.cta</text:span><text:span text:style-name="T24"> </text:span><text:span text:style-name="T34">.cta-inner:before</text:span><text:span text:style-name="T24"> {</text:span></text:p>
      <text:p text:style-name="P15"><text:span text:style-name="T11">border-radius</text:span><text:span text:style-name="T24">: </text:span><text:span text:style-name="T35">0.5rem</text:span><text:span text:style-name="T24">;</text:span></text:p>
      <text:p text:style-name="P15"><text:span text:style-name="T11">content</text:span><text:span text:style-name="T24">: </text:span><text:span text:style-name="T13">''</text:span><text:span text:style-name="T24">;</text:span></text:p>
      <text:p text:style-name="P15"><text:span text:style-name="T11">position</text:span><text:span text:style-name="T24">: </text:span><text:span text:style-name="T13">absolute</text:span><text:span text:style-name="T24">;</text:span></text:p>
      <text:p text:style-name="P15"><text:span text:style-name="T11">top</text:span><text:span text:style-name="T24">: </text:span><text:span text:style-name="T35">-0.5rem</text:span><text:span text:style-name="T24">;</text:span></text:p>
      <text:p text:style-name="P15"><text:span text:style-name="T11">bottom</text:span><text:span text:style-name="T24">: </text:span><text:span text:style-name="T35">-0.5rem</text:span><text:span text:style-name="T24">;</text:span></text:p>
      <text:p text:style-name="P15"><text:span text:style-name="T11">left</text:span><text:span text:style-name="T24">: </text:span><text:span text:style-name="T35">-0.5rem</text:span><text:span text:style-name="T24">;</text:span></text:p>
      <text:p text:style-name="P15"><text:span text:style-name="T11">right</text:span><text:span text:style-name="T24">: </text:span><text:span text:style-name="T35">-0.5rem</text:span><text:span text:style-name="T24">;</text:span></text:p>
      <text:p text:style-name="P15"><text:span text:style-name="T11">border</text:span><text:span text:style-name="T24">: </text:span><text:span text:style-name="T35">0.25rem</text:span><text:span text:style-name="T24"> </text:span><text:span text:style-name="T13">solid</text:span><text:span text:style-name="T24"> </text:span><text:span text:style-name="T28">rgba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72">}</text:p>
      <text:p text:style-name="P15"><text:span text:style-name="T34">.footer</text:span><text:span text:style-name="T24"> {</text:span></text:p>
      <text:p text:style-name="P15"><text:span text:style-name="T11">background-color</text:span><text:span text:style-name="T24">: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72">}</text:p>
      <text:p text:style-name="P15"><text:span text:style-name="T34">.cta</text:span><text:span text:style-name="T24"> </text:span><text:span text:style-name="T34">.cta-inner</text:span><text:span text:style-name="T24"> {</text:span></text:p>
      <text:p text:style-name="P15"><text:span text:style-name="T11">position</text:span><text:span text:style-name="T24">: </text:span><text:span text:style-name="T13">relative</text:span><text:span text:style-name="T24">;</text:span></text:p>
      <text:p text:style-name="P15"><text:span text:style-name="T11">padding</text:span><text:span text:style-name="T24">: </text:span><text:span text:style-name="T35">3rem</text:span><text:span text:style-name="T24">;</text:span></text:p>
      <text:p text:style-name="P15"><text:soft-page-break/><text:span text:style-name="T11">margin</text:span><text:span text:style-name="T24">: </text:span><text:span text:style-name="T35">0.5rem</text:span><text:span text:style-name="T24">;</text:span></text:p>
      <text:p text:style-name="P15"><text:span text:style-name="T11">background-color</text:span><text:span text:style-name="T24">: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5"><text:span text:style-name="T11">color</text:span><text:span text:style-name="T24">: </text:span><text:span text:style-name="T13">cornsilk</text:span><text:span text:style-name="T24">;</text:span></text:p>
      <text:p text:style-name="P172">}</text:p>
      <text:p text:style-name="P15"><text:span text:style-name="T34">.intro</text:span><text:span text:style-name="T24"> </text:span><text:span text:style-name="T34">.intro-text</text:span><text:span text:style-name="T24"> {</text:span></text:p>
      <text:p text:style-name="P15"><text:span text:style-name="T11">left</text:span><text:span text:style-name="T24">: </text:span><text:span text:style-name="T35">600</text:span><text:span text:style-name="T24">;</text:span></text:p>
      <text:p text:style-name="P15"><text:span text:style-name="T11">width</text:span><text:span text:style-name="T24">: </text:span><text:span text:style-name="T35">40%</text:span><text:span text:style-name="T24">;</text:span></text:p>
      <text:p text:style-name="P15"><text:span text:style-name="T11">margin-top</text:span><text:span text:style-name="T24">: </text:span><text:span text:style-name="T35">3rem</text:span><text:span text:style-name="T24">;</text:span></text:p>
      <text:p text:style-name="P15"><text:span text:style-name="T11">background-color</text:span><text:span text:style-name="T24">: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5"><text:span text:style-name="T11">color</text:span><text:span text:style-name="T24">: </text:span><text:span text:style-name="T13">cornsilk</text:span><text:span text:style-name="T24">;</text:span></text:p>
      <text:p text:style-name="P15"><text:span text:style-name="T11">position</text:span><text:span text:style-name="T24">: </text:span><text:span text:style-name="T13">absolute</text:span><text:span text:style-name="T24">;</text:span></text:p>
      <text:p text:style-name="P172">}</text:p>
      <text:p text:style-name="P15"><text:span text:style-name="T34">#mainNav</text:span><text:span text:style-name="T24"> {</text:span></text:p>
      <text:p text:style-name="P15"><text:span text:style-name="T11">background-color</text:span><text:span text:style-name="T24">: 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5"><text:span text:style-name="T11">font-family</text:span><text:span text:style-name="T24">: </text:span><text:span text:style-name="T13">'Raleway'</text:span><text:span text:style-name="T24">;</text:span></text:p>
      <text:p text:style-name="P172">}</text:p>
      <text:p text:style-name="P15"><text:span text:style-name="T34">body</text:span><text:span text:style-name="T24"> {</text:span></text:p>
      <text:p text:style-name="P15"><text:span text:style-name="T11">font-family</text:span><text:span text:style-name="T24">: </text:span><text:span text:style-name="T13">'Lora'</text:span><text:span text:style-name="T24">;</text:span></text:p>
      <text:p text:style-name="P15"><text:span text:style-name="T11">background</text:span><text:span text:style-name="T24">: </text:span><text:span text:style-name="T28">linear-gradient</text:span><text:span text:style-name="T24">(</text:span><text:span text:style-name="T28">rgb</text:span><text:span text:style-name="T24">(</text:span><text:span text:style-name="T35">36</text:span><text:span text:style-name="T24">, </text:span><text:span text:style-name="T35">0</text:span><text:span text:style-name="T24">, </text:span><text:span text:style-name="T35">94</text:span><text:span text:style-name="T24">), </text:span><text:span text:style-name="T28">rgba</text:span><text:span text:style-name="T24">(</text:span><text:span text:style-name="T35">134</text:span><text:span text:style-name="T24">, </text:span><text:span text:style-name="T35">122</text:span><text:span text:style-name="T24">, </text:span><text:span text:style-name="T35">209</text:span><text:span text:style-name="T24">, </text:span><text:span text:style-name="T35">0.65</text:span><text:span text:style-name="T24">)), </text:span><text:span text:style-name="T28">url</text:span><text:span text:style-name="T24">(</text:span><text:span text:style-name="T13">"../img/bg_main.jpg"</text:span><text:span text:style-name="T24">);</text:span></text:p>
      <text:p text:style-name="P15"><text:span text:style-name="T11">background-attachment</text:span><text:span text:style-name="T24">: </text:span><text:span text:style-name="T13">fixed</text:span><text:span text:style-name="T24">;</text:span></text:p>
      <text:p text:style-name="P15"><text:span text:style-name="T11">background-position</text:span><text:span text:style-name="T24">: </text:span><text:span text:style-name="T13">center</text:span><text:span text:style-name="T24">;</text:span></text:p>
      <text:p text:style-name="P15"><text:span text:style-name="T11">background-size</text:span><text:span text:style-name="T24">: </text:span><text:span text:style-name="T13">cover</text:span><text:span text:style-name="T24">;</text:span></text:p>
      <text:p text:style-name="P172">}</text:p>
      <text:p text:style-name="P152"/>
      <text:p text:style-name="P15"><text:span text:style-name="T7">&lt;/</text:span><text:span text:style-name="T8">style</text:span><text:span text:style-name="T7">&gt;</text:span></text:p>
      <text:p text:style-name="P152"/>
      <text:p text:style-name="P15"><text:span text:style-name="T7">&lt;</text:span><text:span text:style-name="T8">form</text:span> <text:span text:style-name="T11">method</text:span>=<text:span text:style-name="T13">"post"</text:span> <text:span text:style-name="T11">action</text:span>=<text:span text:style-name="T13">""</text:span> <text:span text:style-name="T11">style</text:span>=<text:span text:style-name="T13">"color: white;"</text:span><text:span text:style-name="T7">&gt;</text:span></text:p>
      <text:p text:style-name="P152"/>
      <text:p text:style-name="P15">{% csrf_token %}</text:p>
      <text:p text:style-name="P15">{{form}}</text:p>
      <text:p text:style-name="P152"/>
      <text:p text:style-name="P15"><text:span text:style-name="T7">&lt;</text:span><text:span text:style-name="T8">button</text:span> <text:span text:style-name="T11">type</text:span>=<text:span text:style-name="T13">"submit"</text:span> <text:span text:style-name="T11">class</text:span>=<text:span text:style-name="T13">"btn btn-success"</text:span><text:span text:style-name="T7">&gt;</text:span>Registrate<text:span text:style-name="T7">&lt;/</text:span><text:span text:style-name="T8">button</text:span><text:span text:style-name="T7">&gt;</text:span></text:p>
      <text:p text:style-name="P152"/>
      <text:p text:style-name="P15"><text:span text:style-name="T7">&lt;/</text:span><text:span text:style-name="T8">form</text:span><text:span text:style-name="T7">&gt;</text:span></text:p>
      <text:p text:style-name="P152"/>
      <text:p text:style-name="P15">{% endblock %}</text:p>
      <text:p text:style-name="P337"/>
      <text:p text:style-name="P338">VIDEO 36.</text:p>
      <text:p text:style-name="P338"/>
      <text:p text:style-name="P338">PASO 151:<text:span text:style-name="T120">Intallamos un pip para que nos ayude a que el formulario quede mejor , en la terminal hacemos eso</text:span></text:p>
      <text:p text:style-name="P338"/>
      <text:p text:style-name="P338">$pip install django-crispy-forms</text:p>
      <text:p text:style-name="P338"/>
      <text:p text:style-name="P339">PASO 152: Editamos la plantilla de formulario</text:p>
      <text:p text:style-name="P116">{% load crispy_forms_tags %}</text:p>
      <text:p text:style-name="P116">{{form|crispy}}</text:p>
      <text:p text:style-name="P339"/>
      <text:p text:style-name="P340">PASO 153. Vamos al archivo settings y agregamos lo que acabamos de installar</text:p>
      <text:p text:style-name="P151"><text:span text:style-name="T13">'crispy_forms'</text:span>,</text:p>
      <text:p text:style-name="P317"><text:soft-page-break/></text:p>
      <text:p text:style-name="P341"><text:span text:style-name="T121">PASO 154:</text:span><text:span text:style-name="T122">Agregamos la siguiente sintaxis al final de setting</text:span></text:p>
      <text:p text:style-name="P117"><text:span text:style-name="T122">CRISPY_TEMPLATE_PACK </text:span><text:span text:style-name="T26">=</text:span><text:span text:style-name="T20">'bootstrap4'</text:span></text:p>
      <text:p text:style-name="P318"/>
      <text:p text:style-name="P344"><text:span text:style-name="T122">V</text:span><text:span text:style-name="T121">IDEO 37</text:span></text:p>
      <text:p text:style-name="P342">PASO 155:<text:span text:style-name="T123">modficamos def post de las vistas de la app autenticacion</text:span></text:p>
      <text:p text:style-name="P118"><text:span text:style-name="T22">from</text:span> django.shortcuts <text:span text:style-name="T22">import</text:span> render</text:p>
      <text:p text:style-name="P152"/>
      <text:p text:style-name="P15"><text:span text:style-name="T22">from</text:span> django.views.generic <text:span text:style-name="T22">import</text:span> View</text:p>
      <text:p text:style-name="P15"><text:span text:style-name="T22">from</text:span> django.contrib.auth <text:span text:style-name="T22">import</text:span> login</text:p>
      <text:p text:style-name="P153"/>
      <text:p text:style-name="P15"><text:span text:style-name="T22">from</text:span> django.contrib.auth.forms <text:span text:style-name="T22">import</text:span> UserCreationForm</text:p>
      <text:p text:style-name="P153"/>
      <text:p text:style-name="P177"># Create your views here.</text:p>
      <text:p text:style-name="P15"><text:span text:style-name="T8">class</text:span> <text:span text:style-name="T36">VRegistro</text:span>(<text:span text:style-name="T36">View</text:span>):</text:p>
      <text:p text:style-name="P15"><text:span text:style-name="T8">def</text:span> <text:span text:style-name="T28">get</text:span>(<text:span text:style-name="T11">self</text:span>, <text:span text:style-name="T11">request</text:span>):</text:p>
      <text:p text:style-name="P15">form<text:span text:style-name="T24">=</text:span>UserCreationForm()</text:p>
      <text:p text:style-name="P15"><text:span text:style-name="T22">return</text:span> render(request,<text:span text:style-name="T13">"registro/registro.html"</text:span>,{<text:span text:style-name="T13">"form"</text:span>:form})</text:p>
      <text:p text:style-name="P15"><text:span text:style-name="T8">def</text:span> <text:span text:style-name="T28">post</text:span>(<text:span text:style-name="T11">self</text:span>,<text:span text:style-name="T11">request</text:span>):</text:p>
      <text:p text:style-name="P15">form<text:span text:style-name="T24">=</text:span>UserCreationForm(request.POST)</text:p>
      <text:p text:style-name="P15"><text:span text:style-name="T22">if</text:span> form.is_valid():</text:p>
      <text:p text:style-name="P15">usuario<text:span text:style-name="T24">=</text:span>form.save()</text:p>
      <text:p text:style-name="P15">login(request, usuario)</text:p>
      <text:p text:style-name="P15"><text:span text:style-name="T22">return</text:span> redirect(<text:span text:style-name="T13">'Home'</text:span>)</text:p>
      <text:p text:style-name="P152"/>
      <text:p text:style-name="P15"><text:span text:style-name="T22">else</text:span>:</text:p>
      <text:p text:style-name="P299">pass</text:p>
      <text:p text:style-name="P342"/>
      <text:p text:style-name="P342"/>
      <text:p text:style-name="P346">VIDEO 38 No me cargaba el formulario porqwe el problema era de version de bootstrapp ademas la instalacion habia cambiado respecto al video por eso busque por internet y explicaban como hacerlo</text:p>
      <text:p text:style-name="P346"/>
      <text:p text:style-name="P346"/>
      <text:p text:style-name="P345">PASO 156: <text:span text:style-name="T124">ponerr un aviso usando la plantilla html base</text:span></text:p>
      <text:p text:style-name="P347">se agrega lo siguiente</text:p>
      <text:p text:style-name="P347"/>
      <text:p text:style-name="P347"/>
      <text:p text:style-name="P161"/>
      <text:p text:style-name="P119"><text:span text:style-name="T7">&lt;</text:span><text:span text:style-name="T8">div</text:span> <text:span text:style-name="T11">style</text:span> =<text:span text:style-name="T13">"text-align: right;margin-right:100px;color: white; "</text:span><text:span text:style-name="T7">&gt;</text:span>texto de ejemplo<text:span text:style-name="T7">&lt;/</text:span><text:span text:style-name="T8">div</text:span><text:span text:style-name="T7">&gt;</text:span></text:p>
      <text:p text:style-name="P16"/>
      <text:p text:style-name="P348">modificamos y queda</text:p>
      <text:p text:style-name="P348"/>
      <text:p text:style-name="P120"><text:span text:style-name="T7">&lt;</text:span><text:span text:style-name="T8">div</text:span> <text:span text:style-name="T11">style</text:span> =<text:span text:style-name="T13">"text-align: right;margin-right:100px;color: white; "</text:span><text:span text:style-name="T7">&gt;</text:span></text:p>
      <text:p text:style-name="P15">{% if user.is_authenticated %}</text:p>
      <text:p text:style-name="P152"/>
      <text:p text:style-name="P15">Autenticado</text:p>
      <text:p text:style-name="P15">{% else %}</text:p>
      <text:p text:style-name="P152"/>
      <text:p text:style-name="P15">No Autenticado</text:p>
      <text:p text:style-name="P152"><text:soft-page-break/></text:p>
      <text:p text:style-name="P15">{% endif %}</text:p>
      <text:p text:style-name="P15"><text:span text:style-name="T7">&lt;/</text:span><text:span text:style-name="T8">div</text:span><text:span text:style-name="T7">&gt;</text:span></text:p>
      <text:p text:style-name="P15"/>
      <text:p text:style-name="P348"/>
      <text:p text:style-name="P348">PASO 157:</text:p>
      <text:p text:style-name="P120"><text:span text:style-name="T7">&lt;</text:span><text:span text:style-name="T8">div</text:span> <text:span text:style-name="T11">style</text:span> =<text:span text:style-name="T13">"text-align: right;margin-right:100px;color: white; "</text:span><text:span text:style-name="T7">&gt;</text:span></text:p>
      <text:p text:style-name="P15">{% if user.is_authenticated %}</text:p>
      <text:p text:style-name="P152"/>
      <text:p text:style-name="P15">Hola {{user.username}}</text:p>
      <text:p text:style-name="P15">{% else %}</text:p>
      <text:p text:style-name="P152"/>
      <text:p text:style-name="P15"><text:span text:style-name="T7">&lt;</text:span><text:span text:style-name="T8">a</text:span> <text:span text:style-name="T11">href</text:span>=<text:span text:style-name="T13">"#"</text:span><text:span text:style-name="T7">&gt;</text:span>Login<text:span text:style-name="T7">&lt;/</text:span><text:span text:style-name="T8">a</text:span><text:span text:style-name="T7">&gt;</text:span>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Autenticacion"</text:span><text:span text:style-name="T7">&gt;</text:span> Registrate <text:span text:style-name="T7">&lt;/</text:span><text:span text:style-name="T8">a</text:span><text:span text:style-name="T7">&gt;</text:span></text:p>
      <text:p text:style-name="P152"/>
      <text:p text:style-name="P15">{% endif %}</text:p>
      <text:p text:style-name="P15"><text:span text:style-name="T7">&lt;/</text:span><text:span text:style-name="T8">div</text:span><text:span text:style-name="T7">&gt;</text:span></text:p>
      <text:p text:style-name="P348"/>
      <text:p text:style-name="P349">PASO 158: <text:span text:style-name="T125">Creamos la vista para cerrar sesion rn rl modo administrador en la app autenticacion en views.py</text:span></text:p>
      <text:p text:style-name="P349"/>
      <text:p text:style-name="P121"><text:span text:style-name="T22">from</text:span> django.contrib.auth <text:span text:style-name="T22">import</text:span> login, logout</text:p>
      <text:p text:style-name="P349"/>
      <text:p text:style-name="P121"><text:span text:style-name="T8">def</text:span> <text:span text:style-name="T28">cerrar_sesion</text:span>(<text:span text:style-name="T11">request</text:span>):</text:p>
      <text:p text:style-name="P15">logout(request)</text:p>
      <text:p text:style-name="P15"><text:span text:style-name="T22">return</text:span> redirect(<text:span text:style-name="T13">'Home'</text:span>)</text:p>
      <text:p text:style-name="P349"/>
      <text:p text:style-name="P349"/>
      <text:p text:style-name="P349"><text:span text:style-name="T126">PASO 159:</text:span><text:span text:style-name="T125"> </text:span><text:span text:style-name="T127">vamos a urls.py de la app autenticacion</text:span></text:p>
      <text:p text:style-name="P349"/>
      <text:p text:style-name="P121"><text:span text:style-name="T22">from</text:span> django.urls <text:span text:style-name="T22">import</text:span> path</text:p>
      <text:p text:style-name="P152"/>
      <text:p text:style-name="P15"><text:span text:style-name="T22">from</text:span> .views <text:span text:style-name="T22">import</text:span> VRegistro, cerrar_sesion</text:p>
      <text:p text:style-name="P152"/>
      <text:p text:style-name="P15">urlpatterns <text:span text:style-name="T24">=</text:span> [</text:p>
      <text:p text:style-name="P15">path(<text:span text:style-name="T13">''</text:span>,VRegistro.as_view(), <text:span text:style-name="T11">name</text:span><text:span text:style-name="T24">=</text:span><text:span text:style-name="T13">"Autenticacion"</text:span>),</text:p>
      <text:p text:style-name="P15">path(<text:span text:style-name="T13">'</text:span><text:span text:style-name="T21">cerrar_sesion</text:span><text:span text:style-name="T13">'</text:span>,cerrar_sesion(), <text:span text:style-name="T11">name</text:span><text:span text:style-name="T24">=</text:span><text:span text:style-name="T13">"cerrar_sesion"</text:span>),</text:p>
      <text:p text:style-name="P349"/>
      <text:p text:style-name="P349"/>
      <text:p text:style-name="P350">PASO 160 Vamos a plantilla base y modificamos la sintaxis de la siguiente manera</text:p>
      <text:p text:style-name="P350"/>
      <text:p text:style-name="P122">Hola {{user.username}} 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{% url 'cerrar_sesion' %}"</text:span> <text:span text:style-name="T11">style</text:span>=<text:span text:style-name="T13">"color: white;"</text:span><text:span text:style-name="T7">&gt;</text:span>Cerrar sesion<text:span text:style-name="T7">&lt;/</text:span><text:span text:style-name="T8">a</text:span><text:span text:style-name="T7">&gt;</text:span></text:p>
      <text:p text:style-name="P350"/>
      <text:p text:style-name="P350"/>
      <text:p text:style-name="P122"><text:span text:style-name="T7">&lt;</text:span><text:span text:style-name="T8">div</text:span> <text:span text:style-name="T11">style</text:span> =<text:span text:style-name="T13">"text-align: right;margin-right:100px;color: white; "</text:span><text:span text:style-name="T7">&gt;</text:span></text:p>
      <text:p text:style-name="P15">{% if user.is_authenticated %}</text:p>
      <text:p text:style-name="P152"/>
      <text:p text:style-name="P15">Hola {{user.username}} 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{% url 'cerrar_sesion' %}"</text:span> <text:span text:style-name="T11">style</text:span>=<text:span text:style-name="T13">"color: white;"</text:span><text:span text:style-name="T7">&gt;</text:span>Cerrar sesion<text:span text:style-name="T7">&lt;/</text:span><text:span text:style-name="T8">a</text:span><text:span text:style-name="T7">&gt;</text:span></text:p>
      <text:p text:style-name="P15">{% else %}</text:p>
      <text:p text:style-name="P152"/>
      <text:p text:style-name="P15"><text:span text:style-name="T7">&lt;</text:span><text:span text:style-name="T8">a</text:span> <text:span text:style-name="T11">href</text:span>=<text:span text:style-name="T13">"#"</text:span> <text:span text:style-name="T11">style</text:span>=<text:span text:style-name="T13">"color: white;"</text:span><text:span text:style-name="T7">&gt;</text:span>Login<text:span text:style-name="T7">&lt;/</text:span><text:span text:style-name="T8">a</text:span><text:span text:style-name="T7">&gt;</text:span>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{% Autenticacion </text:span><text:soft-page-break/><text:span text:style-name="T13">%}"</text:span> <text:span text:style-name="T11">style</text:span>=<text:span text:style-name="T13">"color: white;"</text:span><text:span text:style-name="T7">&gt;</text:span> Registrate <text:span text:style-name="T7">&lt;/</text:span><text:span text:style-name="T8">a</text:span><text:span text:style-name="T7">&gt;</text:span></text:p>
      <text:p text:style-name="P152"/>
      <text:p text:style-name="P15">{% endif %}</text:p>
      <text:p text:style-name="P15"><text:span text:style-name="T7">&lt;/</text:span><text:span text:style-name="T8">div</text:span><text:span text:style-name="T7">&gt;</text:span></text:p>
      <text:p text:style-name="P350"/>
      <text:p text:style-name="P350"/>
      <text:p text:style-name="P351">VIDEO 39</text:p>
      <text:p text:style-name="P351"/>
      <text:p text:style-name="P352">PASO 161:<text:span text:style-name="T128">en views de la app autenticacion se crea otro def para el login</text:span></text:p>
      <text:p text:style-name="P123"><text:span text:style-name="T8">def</text:span> <text:span text:style-name="T28">logear</text:span>(<text:span text:style-name="T11">request</text:span>):</text:p>
      <text:p text:style-name="P352"/>
      <text:p text:style-name="P353">y importamos lo siguiente</text:p>
      <text:p text:style-name="P353"/>
      <text:p text:style-name="P124"><text:span text:style-name="T22">from</text:span> django.contrib.auth.forms <text:span text:style-name="T22">import</text:span> UserCreationForm, AuthenticationForm</text:p>
      <text:p text:style-name="P124"/>
      <text:p text:style-name="P353"/>
      <text:p text:style-name="P124"><text:span text:style-name="T8">def</text:span> <text:span text:style-name="T28">logear</text:span>(<text:span text:style-name="T11">request</text:span>):</text:p>
      <text:p text:style-name="P15">form<text:span text:style-name="T24">=</text:span>AuthenticationForm()</text:p>
      <text:p text:style-name="P353"/>
      <text:p text:style-name="P345"/>
      <text:p text:style-name="P354">modificado</text:p>
      <text:p text:style-name="P125"><text:span text:style-name="T8">def</text:span> <text:span text:style-name="T28">logear</text:span>(<text:span text:style-name="T11">request</text:span>):</text:p>
      <text:p text:style-name="P15">form<text:span text:style-name="T24">=</text:span>AuthenticationForm()</text:p>
      <text:p text:style-name="P15"><text:span text:style-name="T22">return</text:span> render(request,<text:span text:style-name="T13">"login.html"</text:span>,{<text:span text:style-name="T13">"form"</text:span>:form})</text:p>
      <text:p text:style-name="P354"/>
      <text:p text:style-name="P354">PASO 162:<text:span text:style-name="T129">Crear la plantilla para login</text:span></text:p>
      <text:p text:style-name="P354"/>
      <text:p text:style-name="P355">se crea la la sub carpeta login dentro de la carpeta templates y dentro de login se crea la plantilla login.html de la app autenticacion</text:p>
      <text:p text:style-name="P355"/>
      <text:p text:style-name="P356"><text:span text:style-name="T130">PASO 163:</text:span><text:span text:style-name="T131">copeamos todo lo de la plantilla registro y modificamos lo establecido en la plantilla login</text:span></text:p>
      <text:p text:style-name="P126"><text:span text:style-name="T7">&lt;</text:span><text:span text:style-name="T8">button</text:span> <text:span text:style-name="T11">type</text:span>=<text:span text:style-name="T13">"submit"</text:span> <text:span text:style-name="T11">class</text:span>=<text:span text:style-name="T13">"btn btn-success"</text:span><text:span text:style-name="T7">&gt;</text:span>Login<text:span text:style-name="T7">&lt;/</text:span><text:span text:style-name="T8">button</text:span><text:span text:style-name="T7">&gt;</text:span></text:p>
      <text:p text:style-name="P126"/>
      <text:p text:style-name="P133"/>
      <text:p text:style-name="P357"><text:span text:style-name="T130">PASO 16</text:span><text:span text:style-name="T132">4</text:span><text:span text:style-name="T130">:</text:span><text:span text:style-name="T133">Configuramos urls.py de la app autenticar agregamos en import la vis vista que hicimos logear y luego hacemos el path para logear</text:span></text:p>
      <text:p text:style-name="P357"/>
      <text:p text:style-name="P127"><text:span text:style-name="T22">from</text:span> django.urls <text:span text:style-name="T22">import</text:span> path</text:p>
      <text:p text:style-name="P152"/>
      <text:p text:style-name="P15"><text:span text:style-name="T22">from</text:span> .views <text:span text:style-name="T22">import</text:span> VRegistro, cerrar_sesion, logear</text:p>
      <text:p text:style-name="P152"/>
      <text:p text:style-name="P15">urlpatterns <text:span text:style-name="T24">=</text:span> [</text:p>
      <text:p text:style-name="P15">path(<text:span text:style-name="T13">''</text:span>,VRegistro.as_view(), <text:span text:style-name="T11">name</text:span><text:span text:style-name="T24">=</text:span><text:span text:style-name="T13">"Autenticacion"</text:span>),</text:p>
      <text:p text:style-name="P15">path(<text:span text:style-name="T13">'cerrar_sesion'</text:span>,cerrar_sesion, <text:span text:style-name="T11">name</text:span><text:span text:style-name="T24">=</text:span><text:span text:style-name="T13">"cerrar_sesion"</text:span>),</text:p>
      <text:p text:style-name="P15">path(<text:span text:style-name="T13">'logear'</text:span>,logear, <text:span text:style-name="T11">name</text:span><text:span text:style-name="T24">=</text:span><text:span text:style-name="T13">"logear"</text:span>),</text:p>
      <text:p text:style-name="P15">]</text:p>
      <text:p text:style-name="P357"/>
      <text:p text:style-name="P388">PASO 165:</text:p>
      <text:p text:style-name="P389">modificar def logear para darle funcionamiento al formulario</text:p>
      <text:p text:style-name="P358"/>
      <text:p text:style-name="P128"><text:span text:style-name="T22">from</text:span> django.contrib.auth <text:span text:style-name="T22">import</text:span> login, logout,authenticate</text:p>
      <text:p text:style-name="P358"/>
      <text:p text:style-name="P128"><text:soft-page-break/><text:span text:style-name="T8">def</text:span> <text:span text:style-name="T28">logear</text:span>(<text:span text:style-name="T11">request</text:span>):</text:p>
      <text:p text:style-name="P15"><text:span text:style-name="T22">if</text:span> request.method<text:span text:style-name="T24">==</text:span><text:span text:style-name="T13">"POST"</text:span>:</text:p>
      <text:p text:style-name="P15">form<text:span text:style-name="T24">=</text:span>AuthenticationForm(request, <text:span text:style-name="T11">data</text:span><text:span text:style-name="T24">=</text:span>request.POST)</text:p>
      <text:p text:style-name="P15"><text:span text:style-name="T22">if</text:span> form.is_valid():</text:p>
      <text:p text:style-name="P15">nombre_usuario<text:span text:style-name="T24">=</text:span>form.cleaned_data.get(<text:span text:style-name="T13">"username"</text:span>)</text:p>
      <text:p text:style-name="P15">contra<text:span text:style-name="T24">=</text:span>form.cleaned_data.get(<text:span text:style-name="T13">"password"</text:span>) </text:p>
      <text:p text:style-name="P15">usuario<text:span text:style-name="T24">=</text:span>authenticate(<text:span text:style-name="T11">username</text:span><text:span text:style-name="T24">=</text:span>nombre_usuario, <text:span text:style-name="T11">password</text:span><text:span text:style-name="T24">=</text:span>contra)</text:p>
      <text:p text:style-name="P15"><text:span text:style-name="T22">if</text:span> usuario <text:span text:style-name="T8">is</text:span> <text:span text:style-name="T8">not</text:span> <text:span text:style-name="T8">None</text:span>:</text:p>
      <text:p text:style-name="P15">login(request, usuario)</text:p>
      <text:p text:style-name="P15"><text:span text:style-name="T22">return</text:span> redirect(<text:span text:style-name="T13">"Home"</text:span>) </text:p>
      <text:p text:style-name="P15"><text:span text:style-name="T22">else</text:span>:</text:p>
      <text:p text:style-name="P15">messages.error(request,<text:span text:style-name="T13">"usuario no valido"</text:span>)</text:p>
      <text:p text:style-name="P15"><text:span text:style-name="T22">else</text:span>:</text:p>
      <text:p text:style-name="P15">messages.error(request,<text:span text:style-name="T13">"informacion incorrecta"</text:span>)</text:p>
      <text:p text:style-name="P15">form<text:span text:style-name="T24">=</text:span>AuthenticationForm()</text:p>
      <text:p text:style-name="P15"><text:span text:style-name="T22">return</text:span> render(request,<text:span text:style-name="T13">"login/login.html"</text:span>,{<text:span text:style-name="T13">"form"</text:span>:form})</text:p>
      <text:p text:style-name="P358"/>
      <text:p text:style-name="P358"/>
      <text:p text:style-name="P359"><text:span text:style-name="T134">PASO 166:</text:span><text:span text:style-name="T135">Vamos a ir a la plantilla base , y modificarla para que cuando uno le de login esta lo diriga a la url de login</text:span></text:p>
      <text:p text:style-name="P359"/>
      <text:p text:style-name="P129"><text:span text:style-name="T7">&lt;</text:span><text:span text:style-name="T8">a</text:span> <text:span text:style-name="T11">href</text:span>=<text:span text:style-name="T13">"{% url 'logear' %}"</text:span> <text:span text:style-name="T11">style</text:span>=<text:span text:style-name="T13">"color: white;"</text:span><text:span text:style-name="T7">&gt;</text:span>Login<text:span text:style-name="T7">&lt;/</text:span><text:span text:style-name="T8">a</text:span><text:span text:style-name="T7">&gt;</text:span>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{% url 'Autenticacion' %}"</text:span> <text:span text:style-name="T11">style</text:span>=<text:span text:style-name="T13">"color: white;"</text:span><text:span text:style-name="T7">&gt;</text:span> Registrate <text:span text:style-name="T7">&lt;/</text:span><text:span text:style-name="T8">a</text:span><text:span text:style-name="T7">&gt;</text:span></text:p>
      <text:p text:style-name="P359"/>
      <text:p text:style-name="P359"/>
      <text:p text:style-name="P359"/>
      <text:p text:style-name="P359"/>
      <text:p text:style-name="P390">VIDEO 40.</text:p>
      <text:p text:style-name="P359"/>
      <text:p text:style-name="P360"><text:span text:style-name="T136">PASO 167:</text:span><text:span text:style-name="T137">En setting vamos a importar la constantes para que nos indique los metodos de error de usuario</text:span></text:p>
      <text:p text:style-name="P360"/>
      <text:p text:style-name="P130"><text:span text:style-name="T22">import</text:span> os</text:p>
      <text:p text:style-name="P152"/>
      <text:p text:style-name="P15"><text:span text:style-name="T22">from</text:span> django.contrib.messages <text:span text:style-name="T22">import</text:span> constants <text:span text:style-name="T8">as</text:span> mensajes_de_error</text:p>
      <text:p text:style-name="P360"/>
      <text:p text:style-name="P391">al final de setting se agrega otra cuestion</text:p>
      <text:p text:style-name="P361"/>
      <text:p text:style-name="P131">MESSAGE_TAGS<text:span text:style-name="T24">=</text:span>{</text:p>
      <text:p text:style-name="P15"><text:span text:style-name="T11">mensajes_de_error.DEBUG</text:span>: <text:span text:style-name="T13">'debug'</text:span>,</text:p>
      <text:p text:style-name="P15"><text:span text:style-name="T11">mensajes_de_error.INFO</text:span>: <text:span text:style-name="T13">'info'</text:span>,</text:p>
      <text:p text:style-name="P15"><text:span text:style-name="T11">mensajes_de_error.SUCCESS</text:span>: <text:span text:style-name="T13">'success'</text:span>,</text:p>
      <text:p text:style-name="P15"><text:span text:style-name="T11">mensajes_de_error.WARNING</text:span>: <text:span text:style-name="T13">'warning'</text:span>,</text:p>
      <text:p text:style-name="P15"><text:span text:style-name="T11">mensajes_de_error.ERROR</text:span>: <text:span text:style-name="T13">'danger'</text:span>,</text:p>
      <text:p text:style-name="P15">}</text:p>
      <text:p text:style-name="P15"/>
      <text:p text:style-name="P361"/>
      <text:p text:style-name="P362"><text:span text:style-name="T138">PASO 168:</text:span><text:span text:style-name="T139">Editamos la plantilla login</text:span></text:p>
      <text:p text:style-name="P362"/>
      <text:p text:style-name="P132"><text:span text:style-name="T7">&lt;</text:span><text:span text:style-name="T8">form</text:span> <text:span text:style-name="T11">method</text:span>=<text:span text:style-name="T13">"post"</text:span> <text:span text:style-name="T11">action</text:span>=<text:span text:style-name="T13">""</text:span> <text:span text:style-name="T11">style</text:span>=<text:span text:style-name="T13">"color: white;"</text:span><text:span text:style-name="T7">&gt;</text:span></text:p>
      <text:p text:style-name="P152"/>
      <text:p text:style-name="P15">{% csrf_token %}</text:p>
      <text:p text:style-name="P152"><text:soft-page-break/></text:p>
      <text:p text:style-name="P15"><text:span text:style-name="T7">&lt;</text:span><text:span text:style-name="T8">div</text:span> <text:span text:style-name="T11">style</text:span>=<text:span text:style-name="T13">"width: 75%; margin: auto;"</text:span><text:span text:style-name="T7">&gt;</text:span></text:p>
      <text:p text:style-name="P152"/>
      <text:p text:style-name="P15">{% if messages %}</text:p>
      <text:p text:style-name="P152"/>
      <text:p text:style-name="P15">{% for mensajes in messages %}</text:p>
      <text:p text:style-name="P152"/>
      <text:p text:style-name="P15"><text:span text:style-name="T7">&lt;</text:span><text:span text:style-name="T8">span</text:span> <text:span text:style-name="T11">class</text:span>=<text:span text:style-name="T13">"alert alert-{{mensaje.tags}}"</text:span><text:span text:style-name="T7">&gt;</text:span>{{mensaje}}<text:span text:style-name="T7">&lt;/</text:span><text:span text:style-name="T8">span</text:span><text:span text:style-name="T7">&gt;</text:span></text:p>
      <text:p text:style-name="P152"/>
      <text:p text:style-name="P15">{% end for %}</text:p>
      <text:p text:style-name="P152"/>
      <text:p text:style-name="P15">{% end if %}</text:p>
      <text:p text:style-name="P152"/>
      <text:p text:style-name="P15">{{form|crispy}}</text:p>
      <text:p text:style-name="P152"/>
      <text:p text:style-name="P15"><text:span text:style-name="T7">&lt;</text:span><text:span text:style-name="T8">button</text:span> <text:span text:style-name="T11">type</text:span>=<text:span text:style-name="T13">"submit"</text:span> <text:span text:style-name="T11">class</text:span>=<text:span text:style-name="T13">"btn btn-success"</text:span><text:span text:style-name="T7">&gt;</text:span>Login<text:span text:style-name="T7">&lt;/</text:span><text:span text:style-name="T8">button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form</text:span><text:span text:style-name="T7">&gt;</text:span></text:p>
      <text:p text:style-name="P15"/>
      <text:p text:style-name="P362"/>
      <text:p text:style-name="P363">VIDEO 41.</text:p>
      <text:p text:style-name="P363"/>
      <text:p text:style-name="P362"><text:span text:style-name="T140">PASO 169:</text:span><text:span text:style-name="T137"> </text:span><text:s/><text:span text:style-name="T141">Correguir errores de carro</text:span></text:p>
      <text:p text:style-name="P364">quitar los comentarios</text:p>
      <text:p text:style-name="P364"/>
      <text:p text:style-name="P134"><text:span text:style-name="T8">class</text:span> <text:span text:style-name="T36">Carro</text:span>:</text:p>
      <text:p text:style-name="P15"><text:span text:style-name="T8">def</text:span> <text:span text:style-name="T28">__init__</text:span>(<text:span text:style-name="T11">self</text:span>, <text:span text:style-name="T11">request</text:span>):</text:p>
      <text:p text:style-name="P15"><text:span text:style-name="T8">self</text:span>.request<text:span text:style-name="T24">=</text:span>request</text:p>
      <text:p text:style-name="P15"><text:span text:style-name="T8">self</text:span>.session<text:span text:style-name="T24">=</text:span>request.session</text:p>
      <text:p text:style-name="P15">carro<text:span text:style-name="T24">=</text:span><text:span text:style-name="T8">self</text:span>.session.get(<text:span text:style-name="T13">"carro"</text:span>)</text:p>
      <text:p text:style-name="P15"><text:span text:style-name="T22">if</text:span> <text:span text:style-name="T8">not</text:span> carro:</text:p>
      <text:p text:style-name="P15">carro<text:span text:style-name="T24">=</text:span><text:span text:style-name="T8">self</text:span>.session[<text:span text:style-name="T13">"carro"</text:span>]<text:span text:style-name="T24">=</text:span>{}</text:p>
      <text:p text:style-name="P15"><text:span text:style-name="T8">self</text:span>.carro<text:span text:style-name="T24">=</text:span>carro</text:p>
      <text:p text:style-name="P364"/>
      <text:p text:style-name="P364">Ahora correguiremos en el archivo proccessor</text:p>
      <text:p text:style-name="P364"/>
      <text:p text:style-name="P134"><text:span text:style-name="T8">def</text:span> <text:span text:style-name="T28">importe_total_carro</text:span>(<text:span text:style-name="T11">request</text:span>):</text:p>
      <text:p text:style-name="P15">total<text:span text:style-name="T24">=</text:span><text:span text:style-name="T35">0</text:span></text:p>
      <text:p text:style-name="P15"><text:span text:style-name="T22">if</text:span> request.user.is_authenticated:</text:p>
      <text:p text:style-name="P15"><text:span text:style-name="T22">for</text:span> key, value <text:span text:style-name="T8">in</text:span> request.session[<text:span text:style-name="T13">"carro"</text:span>].items():</text:p>
      <text:p text:style-name="P15">total<text:span text:style-name="T24">=</text:span>total<text:span text:style-name="T24">+</text:span><text:span text:style-name="T36">float</text:span>(value[<text:span text:style-name="T13">"precio"</text:span>])</text:p>
      <text:p text:style-name="P15"><text:span text:style-name="T22">else</text:span>:</text:p>
      <text:p text:style-name="P15">total<text:span text:style-name="T24">=</text:span><text:span text:style-name="T13">"Debes hacer login"</text:span></text:p>
      <text:p text:style-name="P15"><text:span text:style-name="T22">return</text:span> {<text:span text:style-name="T13">"importe_total_carro"</text:span>:total}</text:p>
      <text:p text:style-name="P15"/>
      <text:p text:style-name="P364"/>
      <text:p text:style-name="P365">arreglo temporal</text:p>
      <text:p text:style-name="P343"/>
      <text:p text:style-name="P365">PASO 170:</text:p>
      <text:p text:style-name="P366">Vamos a mejorar la cuestion del arreglo temporal</text:p>
      <text:p text:style-name="P366"/>
      <text:p text:style-name="P366"><text:soft-page-break/>para ello nos dirijimos a la plantilla de tienda para hacer la siguiente modificacion </text:p>
      <text:p text:style-name="P135"><text:span text:style-name="T7">&lt;</text:span><text:span text:style-name="T8">div</text:span> <text:span text:style-name="T11">style</text:span>=<text:span text:style-name="T13">"float:right;"</text:span><text:span text:style-name="T7">&gt;</text:span></text:p>
      <text:p text:style-name="P152"/>
      <text:p text:style-name="P15">{% if request.user.is_authenticated %}</text:p>
      <text:p text:style-name="P152"/>
      <text:p text:style-name="P15">{% include "carro/widget/widget.html" %}</text:p>
      <text:p text:style-name="P152"/>
      <text:p text:style-name="P15">{% else %}</text:p>
      <text:p text:style-name="P152"/>
      <text:p text:style-name="P15">Login para ver Carro</text:p>
      <text:p text:style-name="P152"/>
      <text:p text:style-name="P15">{% endif %}</text:p>
      <text:p text:style-name="P15"><text:span text:style-name="T7">&lt;/</text:span><text:span text:style-name="T8">div</text:span><text:span text:style-name="T7">&gt;</text:span> </text:p>
      <text:p text:style-name="P366"/>
      <text:p text:style-name="P366"/>
      <text:p text:style-name="P367">PASO 171</text:p>
      <text:p text:style-name="P368">vamos a urls.py de la app walkz y hacemos la siguiente modificacion</text:p>
      <text:p text:style-name="P368"/>
      <text:p text:style-name="P136"><text:span text:style-name="T22">from</text:span> django.shortcuts <text:span text:style-name="T22">import</text:span> render, HttpResponse</text:p>
      <text:p text:style-name="P152"/>
      <text:p text:style-name="P15"><text:span text:style-name="T22">from</text:span> carro.carro <text:span text:style-name="T22">import</text:span> Carro</text:p>
      <text:p text:style-name="P177"># Create your views here.</text:p>
      <text:p text:style-name="P15"><text:span text:style-name="T8">def</text:span> <text:span text:style-name="T28">home</text:span>(<text:span text:style-name="T11">request</text:span>):</text:p>
      <text:p text:style-name="P15">carro<text:span text:style-name="T24">=</text:span>Carro(request)</text:p>
      <text:p text:style-name="P15"><text:span text:style-name="T22">return</text:span> render(request,<text:span text:style-name="T13">"walkz/home.html"</text:span>)</text:p>
      <text:p text:style-name="P16"/>
      <text:p text:style-name="P368">VIDEO 42</text:p>
      <text:p text:style-name="P369">PASO 172: <text:span text:style-name="T142">crear app pedidos</text:span></text:p>
      <text:p text:style-name="P369">$python3 manage.py startapp pedidos</text:p>
      <text:p text:style-name="P369"/>
      <text:p text:style-name="P370">PASO 173:<text:span text:style-name="T143">Agregamos la siguiente sintaxis en models pedido</text:span></text:p>
      <text:p text:style-name="P370"/>
      <text:p text:style-name="P137"><text:span text:style-name="T22">from</text:span> django.db <text:span text:style-name="T22">import</text:span> models</text:p>
      <text:p text:style-name="P152"/>
      <text:p text:style-name="P15"><text:span text:style-name="T22">from</text:span> django.contrib.auth <text:span text:style-name="T22">import</text:span> get_user_model</text:p>
      <text:p text:style-name="P152"/>
      <text:p text:style-name="P15"><text:span text:style-name="T22">from</text:span> tienda.models <text:span text:style-name="T22">import</text:span> Producto</text:p>
      <text:p text:style-name="P152"/>
      <text:p text:style-name="P15"><text:span text:style-name="T22">from</text:span> django.db.models <text:span text:style-name="T22">import</text:span> F, Sum, FloatField</text:p>
      <text:p text:style-name="P177"># Create your models here.</text:p>
      <text:p text:style-name="P152"/>
      <text:p text:style-name="P15">User<text:span text:style-name="T24">=</text:span>get_user_model()</text:p>
      <text:p text:style-name="P152"/>
      <text:p text:style-name="P15"><text:span text:style-name="T8">class</text:span> <text:span text:style-name="T36">Pedido</text:span>(<text:span text:style-name="T36">models.Model</text:span>):</text:p>
      <text:p text:style-name="P15">user<text:span text:style-name="T24">=</text:span>models.ForeignKey(User,<text:span text:style-name="T11">on_delete</text:span><text:span text:style-name="T24">=</text:span>models.CASCADE)</text:p>
      <text:p text:style-name="P15">created_at<text:span text:style-name="T24">=</text:span>models.DateTimeField(<text:span text:style-name="T11">auto_now_add</text:span><text:span text:style-name="T24">=</text:span><text:span text:style-name="T8">True</text:span>)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id</text:p>
      <text:p text:style-name="P371">@property</text:p>
      <text:p text:style-name="P15"><text:span text:style-name="T8">def</text:span> <text:span text:style-name="T28">total</text:span>(<text:span text:style-name="T11">self</text:span>):</text:p>
      <text:p text:style-name="P15"><text:soft-page-break/><text:span text:style-name="T22">return</text:span> <text:span text:style-name="T8">self</text:span>.lineapedido_set.aggregate(</text:p>
      <text:p text:style-name="P15"><text:span text:style-name="T11">total</text:span><text:span text:style-name="T24">=</text:span>Sum(F(<text:span text:style-name="T13">"precio"</text:span>)<text:span text:style-name="T24">*</text:span>F(<text:span text:style-name="T13">"cantidad"</text:span>),<text:span text:style-name="T11">output_field</text:span><text:span text:style-name="T24">=</text:span>FloatField())</text:p>
      <text:p text:style-name="P15">)[<text:span text:style-name="T13">"total"</text:span>]</text:p>
      <text:p text:style-name="P15"><text:span text:style-name="T8">class</text:span> <text:span text:style-name="T36">Meta</text:span>:</text:p>
      <text:p text:style-name="P15">db_table<text:span text:style-name="T24">=</text:span> <text:span text:style-name="T13">'pedidos'</text:span></text:p>
      <text:p text:style-name="P15">verbose_name<text:span text:style-name="T24">=</text:span> <text:span text:style-name="T13">'pedido'</text:span></text:p>
      <text:p text:style-name="P15">verbose_name_plural<text:span text:style-name="T24">=</text:span> <text:span text:style-name="T13">'pedidos'</text:span></text:p>
      <text:p text:style-name="P15">orderign<text:span text:style-name="T24">=</text:span>[<text:span text:style-name="T13">'id'</text:span>]</text:p>
      <text:p text:style-name="P15"><text:span text:style-name="T8">class</text:span> <text:span text:style-name="T36">LineaPedido</text:span>(<text:span text:style-name="T36">models.Model</text:span>):</text:p>
      <text:p text:style-name="P15">user<text:span text:style-name="T24">=</text:span>models.ForeignKey(User, <text:span text:style-name="T11">on_delete</text:span><text:span text:style-name="T24">=</text:span>models.CASCADE)</text:p>
      <text:p text:style-name="P15">producto_id<text:span text:style-name="T24">=</text:span>models.ForeignKey(Producto, <text:span text:style-name="T11">on_delete</text:span><text:span text:style-name="T24">=</text:span>models.CASCADE)</text:p>
      <text:p text:style-name="P15">pedido_id<text:span text:style-name="T24">=</text:span>models.ForeignKey(Pedido, <text:span text:style-name="T11">on_delete</text:span><text:span text:style-name="T24">=</text:span>models.CASCADE)</text:p>
      <text:p text:style-name="P15">cantidad<text:span text:style-name="T24">=</text:span>models.ImageField(<text:span text:style-name="T11">default</text:span><text:span text:style-name="T24">=</text:span><text:span text:style-name="T35">1</text:span>)</text:p>
      <text:p text:style-name="P15">created_at<text:span text:style-name="T24">=</text:span>models.DateTimeField(<text:span text:style-name="T11">auto_now_add</text:span><text:span text:style-name="T24">=</text:span><text:span text:style-name="T8">True</text:span>)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f<text:span text:style-name="T13">'</text:span><text:span text:style-name="T11">{self.cantidad}</text:span><text:span text:style-name="T13"> unidades de </text:span><text:span text:style-name="T11">{self.producto_id.nombre}</text:span><text:span text:style-name="T13">'</text:span> </text:p>
      <text:p text:style-name="P15"><text:span text:style-name="T8">class</text:span> <text:span text:style-name="T36">Meta</text:span>:</text:p>
      <text:p text:style-name="P15">db_table<text:span text:style-name="T24">=</text:span> <text:span text:style-name="T13">'lineapedidos'</text:span></text:p>
      <text:p text:style-name="P15">verbose_name<text:span text:style-name="T24">=</text:span> <text:span text:style-name="T13">'Linea Pedido'</text:span></text:p>
      <text:p text:style-name="P15">verbose_name_plural<text:span text:style-name="T24">=</text:span> <text:span text:style-name="T13">'Lineas Pedidos'</text:span></text:p>
      <text:p text:style-name="P15">orderign<text:span text:style-name="T24">=</text:span>[<text:span text:style-name="T13">'id'</text:span>]</text:p>
      <text:p text:style-name="P370"/>
      <text:p text:style-name="P372">PASO 174 : Luego migramos toda la informacion</text:p>
      <text:p text:style-name="P372"/>
      <text:p text:style-name="P374">V<text:span text:style-name="T144">I</text:span>DE<text:span text:style-name="T144">O</text:span> 43</text:p>
      <text:p text:style-name="P374"/>
      <text:p text:style-name="P375">PASO 175: Agregamos setting</text:p>
      <text:p text:style-name="P191">'pedidos'</text:p>
      <text:p text:style-name="P373"/>
      <text:p text:style-name="P373"/>
      <text:p text:style-name="P375">PASO 176:<text:span text:style-name="T145">configuramos admin de la app pedidos</text:span></text:p>
      <text:p text:style-name="P138"><text:span text:style-name="T22">from</text:span> django.contrib <text:span text:style-name="T22">import</text:span> admin</text:p>
      <text:p text:style-name="P152"/>
      <text:p text:style-name="P15"><text:span text:style-name="T22">from</text:span> models <text:span text:style-name="T22">import</text:span> Pedido, LineaPedido</text:p>
      <text:p text:style-name="P152"/>
      <text:p text:style-name="P177"># Register your models here.</text:p>
      <text:p text:style-name="P152"/>
      <text:p text:style-name="P15">admin.site.register(Pedido,LineaPedido)</text:p>
      <text:p text:style-name="P375"/>
      <text:p text:style-name="P376">PASO 177: <text:span text:style-name="T146">BOTON COMPRAR</text:span></text:p>
      <text:p text:style-name="P377">Para eso se configura widget.html</text:p>
      <text:p text:style-name="P377"/>
      <text:p text:style-name="P139"><text:span text:style-name="T7">&lt;</text:span><text:span text:style-name="T8">tfoot</text:span><text:span text:style-name="T7">&gt;</text:span></text:p>
      <text:p text:style-name="P15"><text:span text:style-name="T7">&lt;</text:span><text:span text:style-name="T8">tr</text:span><text:span text:style-name="T7">&gt;</text:span></text:p>
      <text:p text:style-name="P15"><text:span text:style-name="T7">&lt;</text:span><text:span text:style-name="T8">td</text:span> <text:span text:style-name="T11">colspan</text:span>=<text:span text:style-name="T13">"3"</text:span><text:span text:style-name="T7">&gt;</text:span></text:p>
      <text:p text:style-name="P15">Total: {{importe_total_carro}} $ </text:p>
      <text:p text:style-name="P15"><text:span text:style-name="T7">&lt;/</text:span><text:span text:style-name="T8">td</text:span><text:span text:style-name="T7">&gt;</text:span></text:p>
      <text:p text:style-name="P152"/>
      <text:p text:style-name="P15"><text:span text:style-name="T7">&lt;/</text:span><text:span text:style-name="T8">tr</text:span><text:span text:style-name="T7">&gt;</text:span></text:p>
      <text:p text:style-name="P15">{% if request.session.carro.items %}</text:p>
      <text:p text:style-name="P15"><text:span text:style-name="T7">&lt;</text:span><text:span text:style-name="T8">tr</text:span><text:span text:style-name="T7">&gt;</text:span></text:p>
      <text:p text:style-name="P15"><text:soft-page-break/><text:span text:style-name="T7">&lt;</text:span><text:span text:style-name="T8">td</text:span> <text:span text:style-name="T11">colspan</text:span>=<text:span text:style-name="T13">"3"</text:span> <text:span text:style-name="T11">style</text:span>=<text:span text:style-name="T13">"text-align: center"</text:span><text:span text:style-name="T7">&gt;</text:span></text:p>
      <text:p text:style-name="P15"><text:span text:style-name="T7">&lt;</text:span><text:span text:style-name="T8">a</text:span> <text:span text:style-name="T11">href</text:span>=<text:span text:style-name="T13">"#"</text:span> <text:span text:style-name="T11">class</text:span>=<text:span text:style-name="T13">"btn btn-success"</text:span><text:span text:style-name="T7">&gt;</text:span> Hacer Pedido<text:span text:style-name="T7">&lt;/</text:span><text:span text:style-name="T8">a</text:span><text:span text:style-name="T7">&gt;</text:span></text:p>
      <text:p text:style-name="P152"/>
      <text:p text:style-name="P15"><text:span text:style-name="T7">&lt;/</text:span><text:span text:style-name="T8">td</text:span><text:span text:style-name="T7">&gt;</text:span></text:p>
      <text:p text:style-name="P152"/>
      <text:p text:style-name="P15"><text:span text:style-name="T7">&lt;/</text:span><text:span text:style-name="T8">tr</text:span><text:span text:style-name="T7">&gt;</text:span></text:p>
      <text:p text:style-name="P15">{% endif %}</text:p>
      <text:p text:style-name="P15"><text:span text:style-name="T7">&lt;/</text:span><text:span text:style-name="T8">tfoot</text:span><text:span text:style-name="T7">&gt;</text:span></text:p>
      <text:p text:style-name="P15"/>
      <text:p text:style-name="P377"/>
      <text:p text:style-name="P378">VIDEO 44.</text:p>
      <text:p text:style-name="P378"/>
      <text:p text:style-name="P378">PASO 178: <text:span text:style-name="T147">editar la vista de la app pedidos </text:span><text:span text:style-name="T148">para procesar pedidos</text:span></text:p>
      <text:p text:style-name="P378"/>
      <text:p text:style-name="P140"><text:span text:style-name="T22">from</text:span> django.shortcuts <text:span text:style-name="T22">import</text:span> render</text:p>
      <text:p text:style-name="P15"><text:span text:style-name="T22">from</text:span> django.contrib.auth.decorators <text:span text:style-name="T22">import</text:span> login_required</text:p>
      <text:p text:style-name="P15"><text:span text:style-name="T22">from</text:span> carro.carro <text:span text:style-name="T22">import</text:span> Carro</text:p>
      <text:p text:style-name="P152"/>
      <text:p text:style-name="P15"><text:span text:style-name="T22">from</text:span> pedidos.models <text:span text:style-name="T22">import</text:span> Pedido</text:p>
      <text:p text:style-name="P177"># Create your views here.</text:p>
      <text:p text:style-name="P15">@<text:span text:style-name="T28">login_required</text:span>(<text:span text:style-name="T11">login_url</text:span><text:span text:style-name="T24">=</text:span><text:span text:style-name="T13">"/autenticacion/logear"</text:span>)</text:p>
      <text:p text:style-name="P15"><text:span text:style-name="T8">def</text:span> <text:span text:style-name="T28">procesar_pedido</text:span>(<text:span text:style-name="T11">request</text:span>):</text:p>
      <text:p text:style-name="P15">pedido<text:span text:style-name="T24">=</text:span>Pedido.objects.create(<text:span text:style-name="T11">user</text:span><text:span text:style-name="T24">=</text:span>request.user)</text:p>
      <text:p text:style-name="P15">carro<text:span text:style-name="T24">=</text:span>Carro(request)</text:p>
      <text:p text:style-name="P378"/>
      <text:p text:style-name="P375"/>
      <text:p text:style-name="P379">PASO 179: <text:span text:style-name="T149">Crear lista de items en views</text:span></text:p>
      <text:p text:style-name="P141"><text:span text:style-name="T22">from</text:span> django.shortcuts <text:span text:style-name="T22">import</text:span> render</text:p>
      <text:p text:style-name="P15"><text:span text:style-name="T22">from</text:span> django.contrib.auth.decorators <text:span text:style-name="T22">import</text:span> login_required</text:p>
      <text:p text:style-name="P15"><text:span text:style-name="T22">from</text:span> carro.carro <text:span text:style-name="T22">import</text:span> Carro</text:p>
      <text:p text:style-name="P15"><text:span text:style-name="T22">from</text:span> django.contrib <text:span text:style-name="T22">import</text:span> messages</text:p>
      <text:p text:style-name="P152"/>
      <text:p text:style-name="P15"><text:span text:style-name="T22">from</text:span> pedidos.models <text:span text:style-name="T22">import</text:span> Pedido</text:p>
      <text:p text:style-name="P177"># Create your views here.</text:p>
      <text:p text:style-name="P15">@<text:span text:style-name="T28">login_required</text:span>(<text:span text:style-name="T11">login_url</text:span><text:span text:style-name="T24">=</text:span><text:span text:style-name="T13">"/autenticacion/logear"</text:span>)</text:p>
      <text:p text:style-name="P15"><text:span text:style-name="T8">def</text:span> <text:span text:style-name="T28">procesar_pedido</text:span>(<text:span text:style-name="T11">request</text:span>):</text:p>
      <text:p text:style-name="P15">pedido<text:span text:style-name="T24">=</text:span>Pedido.objects.create(<text:span text:style-name="T11">user</text:span><text:span text:style-name="T24">=</text:span>request.user)</text:p>
      <text:p text:style-name="P15">carro<text:span text:style-name="T24">=</text:span>Carro(request)</text:p>
      <text:p text:style-name="P15">lineas_pedido<text:span text:style-name="T24">=</text:span><text:span text:style-name="T36">list</text:span>()</text:p>
      <text:p text:style-name="P15"><text:span text:style-name="T22">for</text:span> key, value <text:span text:style-name="T8">in</text:span> carro.carro.items():</text:p>
      <text:p text:style-name="P15">lineas_pedido.append(LineaPedido(</text:p>
      <text:p text:style-name="P15"><text:span text:style-name="T11">producto_id</text:span><text:span text:style-name="T24">=</text:span>key,</text:p>
      <text:p text:style-name="P15"><text:span text:style-name="T11">cantidad</text:span><text:span text:style-name="T24">=</text:span>value[<text:span text:style-name="T13">"cantidad"</text:span>],</text:p>
      <text:p text:style-name="P15"><text:span text:style-name="T11">user</text:span><text:span text:style-name="T24">=</text:span>request.user,</text:p>
      <text:p text:style-name="P15"><text:span text:style-name="T11">pedido</text:span><text:span text:style-name="T24">=</text:span>pedido</text:p>
      <text:p text:style-name="P15">))</text:p>
      <text:p text:style-name="P15">LineaPedido.objects.bulk_create(lineas_pedido)</text:p>
      <text:p text:style-name="P15">messages.success(request, <text:span text:style-name="T13">"El pedido se a creado correctamente"</text:span>)</text:p>
      <text:p text:style-name="P15"/>
      <text:p text:style-name="P379"/>
      <text:p text:style-name="P380"/>
      <text:p text:style-name="P380"><text:soft-page-break/>PASO 180 Enviarle email al usuario</text:p>
      <text:p text:style-name="P142">enviar_mail(</text:p>
      <text:p text:style-name="P15"><text:span text:style-name="T11">pedido</text:span><text:span text:style-name="T24">=</text:span>pedido,</text:p>
      <text:p text:style-name="P15"><text:span text:style-name="T11">lineas_pedido</text:span><text:span text:style-name="T24">=</text:span>lineas_pedido,</text:p>
      <text:p text:style-name="P15"><text:span text:style-name="T11">nombreusuario</text:span><text:span text:style-name="T24">=</text:span>request,username,</text:p>
      <text:p text:style-name="P15"><text:span text:style-name="T11">emailusuario</text:span><text:span text:style-name="T24">=</text:span>request.usermail</text:p>
      <text:p text:style-name="P15">)</text:p>
      <text:p text:style-name="P15">messages.success(request, <text:span text:style-name="T13">"El pedido se a creado correctamente"</text:span>)</text:p>
      <text:p text:style-name="P15"><text:span text:style-name="T22">return</text:span> redirect(<text:span text:style-name="T13">"../tienda"</text:span>)</text:p>
      <text:p text:style-name="P15"/>
      <text:p text:style-name="P381">falta editar</text:p>
      <text:p text:style-name="P381"/>
      <text:p text:style-name="P382">VIDEO 45</text:p>
      <text:p text:style-name="P383">Configuramos la urls.py de pedidos</text:p>
      <text:p text:style-name="P143"><text:span text:style-name="T22">from</text:span> django.urls <text:span text:style-name="T22">import</text:span> path</text:p>
      <text:p text:style-name="P15"><text:span text:style-name="T22">from</text:span> .<text:span text:style-name="T22">import</text:span> views</text:p>
      <text:p text:style-name="P152"/>
      <text:p text:style-name="P15">urlpatterns<text:span text:style-name="T24">=</text:span>[</text:p>
      <text:p text:style-name="P15">path(<text:span text:style-name="T13">''</text:span>,views.procesar_pedido, <text:span text:style-name="T11">name</text:span><text:span text:style-name="T24">=</text:span><text:span text:style-name="T13">"procesar_pedido"</text:span>)</text:p>
      <text:p text:style-name="P15">]</text:p>
      <text:p text:style-name="P383"/>
      <text:p text:style-name="P383"/>
      <text:p text:style-name="P383">PASO 181:<text:span text:style-name="T150">Lo agregamos a la urls.py PADRE quedaria asi:</text:span></text:p>
      <text:p text:style-name="P143">path(<text:span text:style-name="T13">'pedidos/'</text:span>, include(<text:span text:style-name="T13">'pedidos.urls'</text:span>)),</text:p>
      <text:p text:style-name="P383"/>
      <text:p text:style-name="P384">PASO 182:<text:span text:style-name="T151">Continuamos con el archivo de views</text:span></text:p>
      <text:p text:style-name="P144"><text:span text:style-name="T22">rom</text:span> django.shortcuts <text:span text:style-name="T22">import</text:span> render</text:p>
      <text:p text:style-name="P15"><text:span text:style-name="T22">from</text:span> django.contrib.auth.decorators <text:span text:style-name="T22">import</text:span> login_required</text:p>
      <text:p text:style-name="P15"><text:span text:style-name="T22">from</text:span> carro.carro <text:span text:style-name="T22">import</text:span> Carro</text:p>
      <text:p text:style-name="P15"><text:span text:style-name="T22">from</text:span> django.contrib <text:span text:style-name="T22">import</text:span> messages</text:p>
      <text:p text:style-name="P15"><text:span text:style-name="T22">from</text:span> django.template.loader <text:span text:style-name="T22">import</text:span> render_to_string</text:p>
      <text:p text:style-name="P15"><text:span text:style-name="T22">from</text:span> django.utils.html <text:span text:style-name="T22">import</text:span> strip_tags</text:p>
      <text:p text:style-name="P15"><text:span text:style-name="T22">from</text:span> django.core.mail <text:span text:style-name="T22">import</text:span> send_mail</text:p>
      <text:p text:style-name="P152"/>
      <text:p text:style-name="P15"><text:span text:style-name="T22">from</text:span> pedidos.models <text:span text:style-name="T22">import</text:span> Pedido, LineaPedido</text:p>
      <text:p text:style-name="P177"># Create your views here.</text:p>
      <text:p text:style-name="P15">@<text:span text:style-name="T28">login_required</text:span>(<text:span text:style-name="T11">login_url</text:span><text:span text:style-name="T24">=</text:span><text:span text:style-name="T13">"/autenticacion/logear"</text:span>)</text:p>
      <text:p text:style-name="P15"><text:span text:style-name="T8">def</text:span> <text:span text:style-name="T28">procesar_pedido</text:span>(<text:span text:style-name="T11">request</text:span>):</text:p>
      <text:p text:style-name="P15">pedido<text:span text:style-name="T24">=</text:span>Pedido.objects.create(<text:span text:style-name="T11">user</text:span><text:span text:style-name="T24">=</text:span>request.user)</text:p>
      <text:p text:style-name="P15">carro<text:span text:style-name="T24">=</text:span>Carro(request)</text:p>
      <text:p text:style-name="P15">lineas_pedido<text:span text:style-name="T24">=</text:span><text:span text:style-name="T36">list</text:span>()</text:p>
      <text:p text:style-name="P15"><text:span text:style-name="T22">for</text:span> key, value <text:span text:style-name="T8">in</text:span> carro.carro.items():</text:p>
      <text:p text:style-name="P15">lineas_pedido.append(LineaPedido(</text:p>
      <text:p text:style-name="P15"><text:span text:style-name="T11">producto_id</text:span><text:span text:style-name="T24">=</text:span>key,</text:p>
      <text:p text:style-name="P15"><text:span text:style-name="T11">cantidad</text:span><text:span text:style-name="T24">=</text:span>value[<text:span text:style-name="T13">"cantidad"</text:span>],</text:p>
      <text:p text:style-name="P15"><text:span text:style-name="T11">user</text:span><text:span text:style-name="T24">=</text:span>request.user,</text:p>
      <text:p text:style-name="P15"><text:span text:style-name="T11">pedido</text:span><text:span text:style-name="T24">=</text:span>pedido</text:p>
      <text:p text:style-name="P15">))</text:p>
      <text:p text:style-name="P15">LineaPedido.objects.bulk_create(lineas_pedido)</text:p>
      <text:p text:style-name="P15">enviar_mail(</text:p>
      <text:p text:style-name="P15"><text:span text:style-name="T11">pedido</text:span><text:span text:style-name="T24">=</text:span>pedido,</text:p>
      <text:p text:style-name="P15"><text:span text:style-name="T11">lineas_pedido</text:span><text:span text:style-name="T24">=</text:span>lineas_pedido,</text:p>
      <text:p text:style-name="P15"><text:soft-page-break/><text:span text:style-name="T11">nombreusuario</text:span><text:span text:style-name="T24">=</text:span>request.username,</text:p>
      <text:p text:style-name="P15"><text:span text:style-name="T11">emailusuario</text:span><text:span text:style-name="T24">=</text:span>request.usermail</text:p>
      <text:p text:style-name="P15">)</text:p>
      <text:p text:style-name="P15">messages.success(request, <text:span text:style-name="T13">"El pedido se a creado correctamente"</text:span>)</text:p>
      <text:p text:style-name="P15"><text:span text:style-name="T22">return</text:span> redirect(<text:span text:style-name="T13">"../tienda"</text:span>)</text:p>
      <text:p text:style-name="P152"/>
      <text:p text:style-name="P15"><text:span text:style-name="T8">def</text:span> <text:span text:style-name="T28">enviar_mail</text:span>(**<text:span text:style-name="T11">kwargs</text:span>):</text:p>
      <text:p text:style-name="P15">asunto<text:span text:style-name="T24">=</text:span><text:span text:style-name="T13">"Gracias por el pedido"</text:span></text:p>
      <text:p text:style-name="P15">mensaje<text:span text:style-name="T24">=</text:span>render_to_string(<text:span text:style-name="T13">"emails/pedido.html"</text:span>,{</text:p>
      <text:p text:style-name="P15"><text:span text:style-name="T13">"pedido"</text:span>: kwargs.get(<text:span text:style-name="T13">"pedido"</text:span>),</text:p>
      <text:p text:style-name="P15"><text:span text:style-name="T13">"lineas_pedido"</text:span>: kwargs.get(<text:span text:style-name="T13">"lineas_pedido"</text:span>),</text:p>
      <text:p text:style-name="P15"><text:span text:style-name="T13">"nombreusuario"</text:span>: kwargs.get(<text:span text:style-name="T13">"nombreusuario"</text:span>)</text:p>
      <text:p text:style-name="P15">})</text:p>
      <text:p text:style-name="P152"/>
      <text:p text:style-name="P15">mensaje_texto<text:span text:style-name="T24">=</text:span>strip_tags(mensaje)</text:p>
      <text:p text:style-name="P15">from_email<text:span text:style-name="T24">=</text:span><text:span text:style-name="T13">"adolfoherazovela@gmail.com"</text:span></text:p>
      <text:p text:style-name="P15">to<text:span text:style-name="T24">=</text:span>kwargs.get(<text:span text:style-name="T13">"emailusuario"</text:span>)</text:p>
      <text:p text:style-name="P15">send_mail(asunto,mensaje_texto,from_email,[to],<text:span text:style-name="T11">html_message</text:span><text:span text:style-name="T24">=</text:span>mensaje)</text:p>
      <text:p text:style-name="P384"/>
      <text:p text:style-name="P385">PASO 183: Creamos una nueva plantilla <text:span text:style-name="T152">en la app tienda </text:span></text:p>
      <text:p text:style-name="P386">se crea una sub carpeta llamada emails y luego el archivo llamado pedido.html</text:p>
      <text:p text:style-name="P386"/>
      <text:p text:style-name="P386">y modificamos la plantilla creada de la siguiente manera</text:p>
      <text:p text:style-name="P386"/>
      <text:p text:style-name="P387">fin</text:p>
      <text:p text:style-name="P380"/>
      <text:p text:style-name="P393">para actualizar un archivo de git se hace lo siguiente en la terminal de proyecto.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5.1$Linux_X86_64 LibreOffice_project/40$Build-1</meta:generator>
    <dc:date>2023-04-24T13:55:57.065235398</dc:date>
    <meta:editing-duration>P4DT18H46M32S</meta:editing-duration>
    <meta:editing-cycles>321</meta:editing-cycles>
    <meta:document-statistic meta:table-count="0" meta:image-count="0" meta:object-count="0" meta:page-count="54" meta:paragraph-count="1783" meta:word-count="9529" meta:character-count="73966" meta:non-whitespace-character-count="65607"/>
  </office:meta>
</office:document-meta>
</file>